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ackground-color="#e8a202"/>
    </style:style>
    <style:style style:name="ce1" style:family="table-cell" style:parent-style-name="Default">
      <style:table-cell-properties fo:background-color="#e8a202"/>
    </style:style>
    <style:style style:name="ce7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 style:data-style-name="N61">
      <style:table-cell-properties fo:background-color="#ffffd7"/>
    </style:style>
    <style:style style:name="ce4" style:family="table-cell" style:parent-style-name="Default" style:data-style-name="N61"/>
    <style:style style:name="ce11" style:family="table-cell" style:parent-style-name="Default">
      <style:table-cell-properties fo:background-color="#e8f2a1"/>
    </style:style>
    <style:style style:name="ce1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 table:style-name="ce5" office:value-type="string" calcext:value-type="string">
            <text:p>feature</text:p>
          </table:table-cell>
          <table:table-cell table:style-name="ce7" office:value-type="string" calcext:value-type="string">
            <text:p>85bpm</text:p>
          </table:table-cell>
          <table:table-cell/>
          <table:table-cell table:style-name="ce7" office:value-type="string" calcext:value-type="string">
            <text:p>85bpm</text:p>
          </table:table-cell>
          <table:table-cell/>
          <table:table-cell table:style-name="ce7" office:value-type="string" calcext:value-type="string">
            <text:p>130bpm</text:p>
          </table:table-cell>
          <table:table-cell/>
          <table:table-cell table:style-name="ce7" office:value-type="string" calcext:value-type="string">
            <text:p>120bpm</text:p>
          </table:table-cell>
          <table:table-cell/>
          <table:table-cell table:style-name="ce7" office:value-type="string" calcext:value-type="string">
            <text:p>70bpm</text:p>
          </table:table-cell>
          <table:table-cell/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variance</text:p>
          </table:table-cell>
        </table:table-row>
        <table:table-row table:style-name="ro1">
          <table:table-cell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3]+[.D3]+[.F3]+[.H3]+[.J3])/5" office:value-type="float" office:value="-1" calcext:value-type="float">
            <text:p>-1</text:p>
          </table:table-cell>
          <table:table-cell table:formula="of:=STDEV([.C3];[.E3];[.G3];[.I3];[.K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4]+[.D4]+[.F4]+[.H4]+[.J4])/5" office:value-type="float" office:value="-1" calcext:value-type="float">
            <text:p>-1</text:p>
          </table:table-cell>
          <table:table-cell table:formula="of:=STDEV([.C4];[.E4];[.G4];[.I4];[.K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.1694564819" calcext:value-type="float">
            <text:p>248.1694564819</text:p>
          </table:table-cell>
          <table:table-cell office:value-type="float" office:value="52.1411674636598" calcext:value-type="float">
            <text:p>52.1411674636598</text:p>
          </table:table-cell>
          <table:table-cell office:value-type="float" office:value="211.200696672714" calcext:value-type="float">
            <text:p>211.200696672714</text:p>
          </table:table-cell>
          <table:table-cell office:value-type="float" office:value="28.1731282411772" calcext:value-type="float">
            <text:p>28.1731282411772</text:p>
          </table:table-cell>
          <table:table-cell office:value-type="float" office:value="280.056950160571" calcext:value-type="float">
            <text:p>280.056950160571</text:p>
          </table:table-cell>
          <table:table-cell office:value-type="float" office:value="60.5893139547505" calcext:value-type="float">
            <text:p>60.5893139547505</text:p>
          </table:table-cell>
          <table:table-cell office:value-type="float" office:value="415.057106381333" calcext:value-type="float">
            <text:p>415.057106381333</text:p>
          </table:table-cell>
          <table:table-cell office:value-type="float" office:value="76.532458153996" calcext:value-type="float">
            <text:p>76.532458153996</text:p>
          </table:table-cell>
          <table:table-cell office:value-type="float" office:value="223.339053344687" calcext:value-type="float">
            <text:p>223.339053344687</text:p>
          </table:table-cell>
          <table:table-cell office:value-type="float" office:value="107.209222142993" calcext:value-type="float">
            <text:p>107.209222142993</text:p>
          </table:table-cell>
          <table:table-cell table:formula="of:=([.B5]+[.D5]+[.F5]+[.H5]+[.J5])/5" office:value-type="float" office:value="275.564652608241" calcext:value-type="float">
            <text:p>275.564652608241</text:p>
          </table:table-cell>
          <table:table-cell table:formula="of:=STDEV([.C5];[.E5];[.G5];[.I5];[.K5])" office:value-type="float" office:value="29.3922314152711" calcext:value-type="float">
            <text:p>29.3922314152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.34964489936" calcext:value-type="float">
            <text:p>-16.34964489936</text:p>
          </table:table-cell>
          <table:table-cell office:value-type="float" office:value="1.62917001813208" calcext:value-type="float">
            <text:p>1.62917001813208</text:p>
          </table:table-cell>
          <table:table-cell office:value-type="float" office:value="-8.08206312997047" calcext:value-type="float">
            <text:p>-8.08206312997047</text:p>
          </table:table-cell>
          <table:table-cell office:value-type="float" office:value="0.867978306564739" calcext:value-type="float">
            <text:p>0.867978306564739</text:p>
          </table:table-cell>
          <table:table-cell office:value-type="float" office:value="-13.0448014395621" calcext:value-type="float">
            <text:p>-13.0448014395621</text:p>
          </table:table-cell>
          <table:table-cell office:value-type="float" office:value="1.24310923160073" calcext:value-type="float">
            <text:p>1.24310923160073</text:p>
          </table:table-cell>
          <table:table-cell office:value-type="float" office:value="-11.4933893112867" calcext:value-type="float">
            <text:p>-11.4933893112867</text:p>
          </table:table-cell>
          <table:table-cell office:value-type="float" office:value="1.43863438742021" calcext:value-type="float">
            <text:p>1.43863438742021</text:p>
          </table:table-cell>
          <table:table-cell office:value-type="float" office:value="-9.22331174215093" calcext:value-type="float">
            <text:p>-9.22331174215093</text:p>
          </table:table-cell>
          <table:table-cell office:value-type="float" office:value="3.24644171357917" calcext:value-type="float">
            <text:p>3.24644171357917</text:p>
          </table:table-cell>
          <table:table-cell table:formula="of:=([.B6]+[.D6]+[.F6]+[.H6]+[.J6])/5" office:value-type="float" office:value="-11.638642104466" calcext:value-type="float">
            <text:p>-11.638642104466</text:p>
          </table:table-cell>
          <table:table-cell table:formula="of:=STDEV([.C6];[.E6];[.G6];[.I6];[.K6])" office:value-type="float" office:value="0.917156625571271" calcext:value-type="float">
            <text:p>0.917156625571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184020042405" calcext:value-type="float">
            <text:p>4.2184020042405</text:p>
          </table:table-cell>
          <table:table-cell office:value-type="float" office:value="1.40422629636168" calcext:value-type="float">
            <text:p>1.40422629636168</text:p>
          </table:table-cell>
          <table:table-cell office:value-type="float" office:value="3.66455749103" calcext:value-type="float">
            <text:p>3.66455749103</text:p>
          </table:table-cell>
          <table:table-cell office:value-type="float" office:value="0.401613140837036" calcext:value-type="float">
            <text:p>0.401613140837036</text:p>
          </table:table-cell>
          <table:table-cell office:value-type="float" office:value="4.25560942717929" calcext:value-type="float">
            <text:p>4.25560942717929</text:p>
          </table:table-cell>
          <table:table-cell office:value-type="float" office:value="0.678058442301861" calcext:value-type="float">
            <text:p>0.678058442301861</text:p>
          </table:table-cell>
          <table:table-cell office:value-type="float" office:value="4.34738498642381" calcext:value-type="float">
            <text:p>4.34738498642381</text:p>
          </table:table-cell>
          <table:table-cell office:value-type="float" office:value="0.967890234667398" calcext:value-type="float">
            <text:p>0.967890234667398</text:p>
          </table:table-cell>
          <table:table-cell office:value-type="float" office:value="6.55828183492133" calcext:value-type="float">
            <text:p>6.55828183492133</text:p>
          </table:table-cell>
          <table:table-cell office:value-type="float" office:value="3.34197955525291" calcext:value-type="float">
            <text:p>3.34197955525291</text:p>
          </table:table-cell>
          <table:table-cell table:formula="of:=([.B7]+[.D7]+[.F7]+[.H7]+[.J7])/5" office:value-type="float" office:value="4.60884714875899" calcext:value-type="float">
            <text:p>4.60884714875899</text:p>
          </table:table-cell>
          <table:table-cell table:formula="of:=STDEV([.C7];[.E7];[.G7];[.I7];[.K7])" office:value-type="float" office:value="1.16913332027861" calcext:value-type="float">
            <text:p>1.16913332027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38666251301" calcext:value-type="float">
            <text:p>0.8238666251301</text:p>
          </table:table-cell>
          <table:table-cell office:value-type="float" office:value="0.119304751418577" calcext:value-type="float">
            <text:p>0.119304751418577</text:p>
          </table:table-cell>
          <table:table-cell office:value-type="float" office:value="0.923418053558905" calcext:value-type="float">
            <text:p>0.923418053558905</text:p>
          </table:table-cell>
          <table:table-cell office:value-type="float" office:value="0.0197177318015468" calcext:value-type="float">
            <text:p>0.019717731801547</text:p>
          </table:table-cell>
          <table:table-cell office:value-type="float" office:value="0.790533689516" calcext:value-type="float">
            <text:p>0.790533689516</text:p>
          </table:table-cell>
          <table:table-cell office:value-type="float" office:value="0.161946098222864" calcext:value-type="float">
            <text:p>0.161946098222864</text:p>
          </table:table-cell>
          <table:table-cell office:value-type="float" office:value="0.861606704337238" calcext:value-type="float">
            <text:p>0.861606704337238</text:p>
          </table:table-cell>
          <table:table-cell office:value-type="float" office:value="0.160724625511788" calcext:value-type="float">
            <text:p>0.160724625511788</text:p>
          </table:table-cell>
          <table:table-cell office:value-type="float" office:value="0.695214173694447" calcext:value-type="float">
            <text:p>0.695214173694447</text:p>
          </table:table-cell>
          <table:table-cell office:value-type="float" office:value="0.325216588635491" calcext:value-type="float">
            <text:p>0.325216588635491</text:p>
          </table:table-cell>
          <table:table-cell table:formula="of:=([.B8]+[.D8]+[.F8]+[.H8]+[.J8])/5" office:value-type="float" office:value="0.818927849247338" calcext:value-type="float">
            <text:p>0.818927849247338</text:p>
          </table:table-cell>
          <table:table-cell table:formula="of:=STDEV([.C8];[.E8];[.G8];[.I8];[.K8])" office:value-type="float" office:value="0.110229057963954" calcext:value-type="float">
            <text:p>0.110229057963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.5269794010095" calcext:value-type="float">
            <text:p>-14.5269794010095</text:p>
          </table:table-cell>
          <table:table-cell office:value-type="float" office:value="0.85557745774812" calcext:value-type="float">
            <text:p>0.855577457748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9]+[.D9]+[.F9]+[.H9]+[.J9])/5" office:value-type="float" office:value="-3.7053958802019" calcext:value-type="float">
            <text:p>-3.7053958802019</text:p>
          </table:table-cell>
          <table:table-cell table:formula="of:=STDEV([.C9];[.E9];[.G9];[.I9];[.K9])" office:value-type="float" office:value="0.38262587110825" calcext:value-type="float">
            <text:p>0.38262587110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.26483195168619" calcext:value-type="float">
            <text:p>2.26483195168619</text:p>
          </table:table-cell>
          <table:table-cell office:value-type="float" office:value="0.491121072999644" calcext:value-type="float">
            <text:p>0.49112107299964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10]+[.D10]+[.F10]+[.H10]+[.J10])/5" office:value-type="float" office:value="-0.347033609662762" calcext:value-type="float">
            <text:p>-0.347033609662762</text:p>
          </table:table-cell>
          <table:table-cell table:formula="of:=STDEV([.C10];[.E10];[.G10];[.I10];[.K10])" office:value-type="float" office:value="0.219636020881968" calcext:value-type="float">
            <text:p>0.219636020881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.99916725157" calcext:value-type="float">
            <text:p>107.99916725157</text:p>
          </table:table-cell>
          <table:table-cell office:value-type="float" office:value="34.2075144164436" calcext:value-type="float">
            <text:p>34.2075144164436</text:p>
          </table:table-cell>
          <table:table-cell office:value-type="float" office:value="103.414628528419" calcext:value-type="float">
            <text:p>103.414628528419</text:p>
          </table:table-cell>
          <table:table-cell office:value-type="float" office:value="31.3975982217138" calcext:value-type="float">
            <text:p>31.3975982217138</text:p>
          </table:table-cell>
          <table:table-cell office:value-type="float" office:value="131.085587092786" calcext:value-type="float">
            <text:p>131.085587092786</text:p>
          </table:table-cell>
          <table:table-cell office:value-type="float" office:value="3.72779743289999" calcext:value-type="float">
            <text:p>3.72779743289999</text:p>
          </table:table-cell>
          <table:table-cell office:value-type="float" office:value="121.581435793905" calcext:value-type="float">
            <text:p>121.581435793905</text:p>
          </table:table-cell>
          <table:table-cell office:value-type="float" office:value="1.82207545128015" calcext:value-type="float">
            <text:p>1.82207545128015</text:p>
          </table:table-cell>
          <table:table-cell office:value-type="float" office:value="89.9669011433934" calcext:value-type="float">
            <text:p>89.9669011433934</text:p>
          </table:table-cell>
          <table:table-cell office:value-type="float" office:value="23.4477784686475" calcext:value-type="float">
            <text:p>23.4477784686475</text:p>
          </table:table-cell>
          <table:table-cell table:formula="of:=([.B11]+[.D11]+[.F11]+[.H11]+[.J11])/5" office:value-type="float" office:value="110.809543962015" calcext:value-type="float">
            <text:p>110.809543962015</text:p>
          </table:table-cell>
          <table:table-cell table:formula="of:=STDEV([.C11];[.E11];[.G11];[.I11];[.K11])" office:value-type="float" office:value="15.2728629721331" calcext:value-type="float">
            <text:p>15.27286297213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390596985805" calcext:value-type="float">
            <text:p>1.15390596985805</text:p>
          </table:table-cell>
          <table:table-cell office:value-type="float" office:value="0.10683798269863" calcext:value-type="float">
            <text:p>0.10683798269863</text:p>
          </table:table-cell>
          <table:table-cell office:value-type="float" office:value="1.23014056682714" calcext:value-type="float">
            <text:p>1.23014056682714</text:p>
          </table:table-cell>
          <table:table-cell office:value-type="float" office:value="0.0669147899768191" calcext:value-type="float">
            <text:p>0.066914789976819</text:p>
          </table:table-cell>
          <table:table-cell office:value-type="float" office:value="1.36354311874929" calcext:value-type="float">
            <text:p>1.36354311874929</text:p>
          </table:table-cell>
          <table:table-cell office:value-type="float" office:value="0.15662709660208" calcext:value-type="float">
            <text:p>0.15662709660208</text:p>
          </table:table-cell>
          <table:table-cell office:value-type="float" office:value="1.5545646945629" calcext:value-type="float">
            <text:p>1.5545646945629</text:p>
          </table:table-cell>
          <table:table-cell office:value-type="float" office:value="0.332319958538865" calcext:value-type="float">
            <text:p>0.332319958538865</text:p>
          </table:table-cell>
          <table:table-cell office:value-type="float" office:value="1.26896891593993" calcext:value-type="float">
            <text:p>1.26896891593993</text:p>
          </table:table-cell>
          <table:table-cell office:value-type="float" office:value="0.233653447665065" calcext:value-type="float">
            <text:p>0.233653447665065</text:p>
          </table:table-cell>
          <table:table-cell table:formula="of:=([.B12]+[.D12]+[.F12]+[.H12]+[.J12])/5" office:value-type="float" office:value="1.31422465318746" calcext:value-type="float">
            <text:p>1.31422465318746</text:p>
          </table:table-cell>
          <table:table-cell table:formula="of:=STDEV([.C12];[.E12];[.G12];[.I12];[.K12])" office:value-type="float" office:value="0.105788279845321" calcext:value-type="float">
            <text:p>0.105788279845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05945783852" calcext:value-type="float">
            <text:p>0.8305945783852</text:p>
          </table:table-cell>
          <table:table-cell office:value-type="float" office:value="0.0518911403450695" calcext:value-type="float">
            <text:p>0.05189114034507</text:p>
          </table:table-cell>
          <table:table-cell office:value-type="float" office:value="0.837616656507714" calcext:value-type="float">
            <text:p>0.837616656507714</text:p>
          </table:table-cell>
          <table:table-cell office:value-type="float" office:value="0.0295081411916395" calcext:value-type="float">
            <text:p>0.02950814119164</text:p>
          </table:table-cell>
          <table:table-cell office:value-type="float" office:value="0.920457903827928" calcext:value-type="float">
            <text:p>0.920457903827928</text:p>
          </table:table-cell>
          <table:table-cell office:value-type="float" office:value="0.0460558526228482" calcext:value-type="float">
            <text:p>0.046055852622848</text:p>
          </table:table-cell>
          <table:table-cell office:value-type="float" office:value="0.868129818212429" calcext:value-type="float">
            <text:p>0.868129818212429</text:p>
          </table:table-cell>
          <table:table-cell office:value-type="float" office:value="0.0828843282993118" calcext:value-type="float">
            <text:p>0.082884328299312</text:p>
          </table:table-cell>
          <table:table-cell office:value-type="float" office:value="0.8838449199994" calcext:value-type="float">
            <text:p>0.8838449199994</text:p>
          </table:table-cell>
          <table:table-cell office:value-type="float" office:value="0.0625354232086287" calcext:value-type="float">
            <text:p>0.062535423208629</text:p>
          </table:table-cell>
          <table:table-cell table:formula="of:=([.B13]+[.D13]+[.F13]+[.H13]+[.J13])/5" office:value-type="float" office:value="0.868128775386534" calcext:value-type="float">
            <text:p>0.868128775386534</text:p>
          </table:table-cell>
          <table:table-cell table:formula="of:=STDEV([.C13];[.E13];[.G13];[.I13];[.K13])" office:value-type="float" office:value="0.0198299822971136" calcext:value-type="float">
            <text:p>0.019829982297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212913185355" calcext:value-type="float">
            <text:p>0.47212913185355</text:p>
          </table:table-cell>
          <table:table-cell office:value-type="float" office:value="0.110739908902527" calcext:value-type="float">
            <text:p>0.110739908902527</text:p>
          </table:table-cell>
          <table:table-cell office:value-type="float" office:value="0.644548213197905" calcext:value-type="float">
            <text:p>0.644548213197905</text:p>
          </table:table-cell>
          <table:table-cell office:value-type="float" office:value="0.0932749604945362" calcext:value-type="float">
            <text:p>0.093274960494536</text:p>
          </table:table-cell>
          <table:table-cell office:value-type="float" office:value="0.542692422866857" calcext:value-type="float">
            <text:p>0.542692422866857</text:p>
          </table:table-cell>
          <table:table-cell office:value-type="float" office:value="0.0601902795276934" calcext:value-type="float">
            <text:p>0.060190279527693</text:p>
          </table:table-cell>
          <table:table-cell office:value-type="float" office:value="0.535813121568619" calcext:value-type="float">
            <text:p>0.535813121568619</text:p>
          </table:table-cell>
          <table:table-cell office:value-type="float" office:value="0.059385716570844" calcext:value-type="float">
            <text:p>0.059385716570844</text:p>
          </table:table-cell>
          <table:table-cell office:value-type="float" office:value="0.4928532620272" calcext:value-type="float">
            <text:p>0.4928532620272</text:p>
          </table:table-cell>
          <table:table-cell office:value-type="float" office:value="0.0880527072129129" calcext:value-type="float">
            <text:p>0.088052707212913</text:p>
          </table:table-cell>
          <table:table-cell table:formula="of:=([.B14]+[.D14]+[.F14]+[.H14]+[.J14])/5" office:value-type="float" office:value="0.537607230302826" calcext:value-type="float">
            <text:p>0.537607230302826</text:p>
          </table:table-cell>
          <table:table-cell table:formula="of:=STDEV([.C14];[.E14];[.G14];[.I14];[.K14])" office:value-type="float" office:value="0.0222276394289231" calcext:value-type="float">
            <text:p>0.022227639428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7.9526592436333" calcext:value-type="float">
            <text:p>-47.9526592436333</text:p>
          </table:table-cell>
          <table:table-cell office:value-type="float" office:value="3.47231142345736" calcext:value-type="float">
            <text:p>3.472311423457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15]+[.D15]+[.F15]+[.H15]+[.J15])/5" office:value-type="float" office:value="-10.3905318487267" calcext:value-type="float">
            <text:p>-10.3905318487267</text:p>
          </table:table-cell>
          <table:table-cell table:formula="of:=STDEV([.C15];[.E15];[.G15];[.I15];[.K15])" office:value-type="float" office:value="1.55286487637994" calcext:value-type="float">
            <text:p>1.55286487637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.7049331210857" calcext:value-type="float">
            <text:p>-14.7049331210857</text:p>
          </table:table-cell>
          <table:table-cell office:value-type="float" office:value="0.824967200510703" calcext:value-type="float">
            <text:p>0.8249672005107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16]+[.D16]+[.F16]+[.H16]+[.J16])/5" office:value-type="float" office:value="-3.74098662421714" calcext:value-type="float">
            <text:p>-3.74098662421714</text:p>
          </table:table-cell>
          <table:table-cell table:formula="of:=STDEV([.C16];[.E16];[.G16];[.I16];[.K16])" office:value-type="float" office:value="0.368936547909926" calcext:value-type="float">
            <text:p>0.368936547909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5.835519154881" calcext:value-type="float">
            <text:p>-15.835519154881</text:p>
          </table:table-cell>
          <table:table-cell office:value-type="float" office:value="0.807444352696582" calcext:value-type="float">
            <text:p>0.80744435269658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17]+[.D17]+[.F17]+[.H17]+[.J17])/5" office:value-type="float" office:value="-3.9671038309762" calcext:value-type="float">
            <text:p>-3.9671038309762</text:p>
          </table:table-cell>
          <table:table-cell table:formula="of:=STDEV([.C17];[.E17];[.G17];[.I17];[.K17])" office:value-type="float" office:value="0.361100092135575" calcext:value-type="float">
            <text:p>0.3611000921355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.778850237529" calcext:value-type="float">
            <text:p>-10.778850237529</text:p>
          </table:table-cell>
          <table:table-cell office:value-type="float" office:value="1.04231376054613" calcext:value-type="float">
            <text:p>1.042313760546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18]+[.D18]+[.F18]+[.H18]+[.J18])/5" office:value-type="float" office:value="-2.9557700475058" calcext:value-type="float">
            <text:p>-2.9557700475058</text:p>
          </table:table-cell>
          <table:table-cell table:formula="of:=STDEV([.C18];[.E18];[.G18];[.I18];[.K18])" office:value-type="float" office:value="0.466136884492917" calcext:value-type="float">
            <text:p>0.466136884492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7.6102765401238" calcext:value-type="float">
            <text:p>27.6102765401238</text:p>
          </table:table-cell>
          <table:table-cell office:value-type="float" office:value="6.80674664422239" calcext:value-type="float">
            <text:p>6.8067466442223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19]+[.D19]+[.F19]+[.H19]+[.J19])/5" office:value-type="float" office:value="4.72205530802476" calcext:value-type="float">
            <text:p>4.72205530802476</text:p>
          </table:table-cell>
          <table:table-cell table:formula="of:=STDEV([.C19];[.E19];[.G19];[.I19];[.K19])" office:value-type="float" office:value="3.04406964041997" calcext:value-type="float">
            <text:p>3.044069640419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9.8813605535619" calcext:value-type="float">
            <text:p>-39.8813605535619</text:p>
          </table:table-cell>
          <table:table-cell office:value-type="float" office:value="6.99240937921062" calcext:value-type="float">
            <text:p>6.992409379210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0]+[.D20]+[.F20]+[.H20]+[.J20])/5" office:value-type="float" office:value="-8.77627211071238" calcext:value-type="float">
            <text:p>-8.77627211071238</text:p>
          </table:table-cell>
          <table:table-cell table:formula="of:=STDEV([.C20];[.E20];[.G20];[.I20];[.K20])" office:value-type="float" office:value="3.12710053968441" calcext:value-type="float">
            <text:p>3.127100539684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.6061587560857" calcext:value-type="float">
            <text:p>-14.6061587560857</text:p>
          </table:table-cell>
          <table:table-cell office:value-type="float" office:value="0.876122491803513" calcext:value-type="float">
            <text:p>0.8761224918035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1]+[.D21]+[.F21]+[.H21]+[.J21])/5" office:value-type="float" office:value="-3.72123175121714" calcext:value-type="float">
            <text:p>-3.72123175121714</text:p>
          </table:table-cell>
          <table:table-cell table:formula="of:=STDEV([.C21];[.E21];[.G21];[.I21];[.K21])" office:value-type="float" office:value="0.391813889657831" calcext:value-type="float">
            <text:p>0.391813889657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5.0444145656905" calcext:value-type="float">
            <text:p>-15.0444145656905</text:p>
          </table:table-cell>
          <table:table-cell office:value-type="float" office:value="0.800601279671555" calcext:value-type="float">
            <text:p>0.8006012796715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2]+[.D22]+[.F22]+[.H22]+[.J22])/5" office:value-type="float" office:value="-3.8088829131381" calcext:value-type="float">
            <text:p>-3.8088829131381</text:p>
          </table:table-cell>
          <table:table-cell table:formula="of:=STDEV([.C22];[.E22];[.G22];[.I22];[.K22])" office:value-type="float" office:value="0.358039776843784" calcext:value-type="float">
            <text:p>0.358039776843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2.6557636715095" calcext:value-type="float">
            <text:p>-12.6557636715095</text:p>
          </table:table-cell>
          <table:table-cell office:value-type="float" office:value="0.887018883546162" calcext:value-type="float">
            <text:p>0.8870188835461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3]+[.D23]+[.F23]+[.H23]+[.J23])/5" office:value-type="float" office:value="-3.3311527343019" calcext:value-type="float">
            <text:p>-3.3311527343019</text:p>
          </table:table-cell>
          <table:table-cell table:formula="of:=STDEV([.C23];[.E23];[.G23];[.I23];[.K23])" office:value-type="float" office:value="0.396686904187038" calcext:value-type="float">
            <text:p>0.3966869041870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.01698645524" calcext:value-type="float">
            <text:p>10.01698645524</text:p>
          </table:table-cell>
          <table:table-cell office:value-type="float" office:value="4.38817498361037" calcext:value-type="float">
            <text:p>4.388174983610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4]+[.D24]+[.F24]+[.H24]+[.J24])/5" office:value-type="float" office:value="1.203397291048" calcext:value-type="float">
            <text:p>1.203397291048</text:p>
          </table:table-cell>
          <table:table-cell table:formula="of:=STDEV([.C24];[.E24];[.G24];[.I24];[.K24])" office:value-type="float" office:value="1.96245151210336" calcext:value-type="float">
            <text:p>1.962451512103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06883770227" calcext:value-type="float">
            <text:p>2.006883770227</text:p>
          </table:table-cell>
          <table:table-cell office:value-type="float" office:value="0.212485768632779" calcext:value-type="float">
            <text:p>0.212485768632779</text:p>
          </table:table-cell>
          <table:table-cell office:value-type="float" office:value="2.33449375061714" calcext:value-type="float">
            <text:p>2.33449375061714</text:p>
          </table:table-cell>
          <table:table-cell office:value-type="float" office:value="0.351962908521172" calcext:value-type="float">
            <text:p>0.351962908521172</text:p>
          </table:table-cell>
          <table:table-cell office:value-type="float" office:value="2.29423083577714" calcext:value-type="float">
            <text:p>2.29423083577714</text:p>
          </table:table-cell>
          <table:table-cell office:value-type="float" office:value="0.21687606092161" calcext:value-type="float">
            <text:p>0.21687606092161</text:p>
          </table:table-cell>
          <table:table-cell office:value-type="float" office:value="2.36150558789571" calcext:value-type="float">
            <text:p>2.36150558789571</text:p>
          </table:table-cell>
          <table:table-cell office:value-type="float" office:value="0.4317715726564" calcext:value-type="float">
            <text:p>0.4317715726564</text:p>
          </table:table-cell>
          <table:table-cell office:value-type="float" office:value="2.80649426778133" calcext:value-type="float">
            <text:p>2.80649426778133</text:p>
          </table:table-cell>
          <table:table-cell office:value-type="float" office:value="0.432572170293762" calcext:value-type="float">
            <text:p>0.432572170293762</text:p>
          </table:table-cell>
          <table:table-cell table:formula="of:=([.B25]+[.D25]+[.F25]+[.H25]+[.J25])/5" office:value-type="float" office:value="2.36072164245966" calcext:value-type="float">
            <text:p>2.36072164245966</text:p>
          </table:table-cell>
          <table:table-cell table:formula="of:=STDEV([.C25];[.E25];[.G25];[.I25];[.K25])" office:value-type="float" office:value="0.109503128066683" calcext:value-type="float">
            <text:p>0.1095031280666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596748352055" calcext:value-type="float">
            <text:p>13.596748352055</text:p>
          </table:table-cell>
          <table:table-cell office:value-type="float" office:value="1.64095054486293" calcext:value-type="float">
            <text:p>1.64095054486293</text:p>
          </table:table-cell>
          <table:table-cell office:value-type="float" office:value="13.6952292124476" calcext:value-type="float">
            <text:p>13.6952292124476</text:p>
          </table:table-cell>
          <table:table-cell office:value-type="float" office:value="1.65218759183572" calcext:value-type="float">
            <text:p>1.65218759183572</text:p>
          </table:table-cell>
          <table:table-cell office:value-type="float" office:value="13.0353301593143" calcext:value-type="float">
            <text:p>13.0353301593143</text:p>
          </table:table-cell>
          <table:table-cell office:value-type="float" office:value="1.73444784429705" calcext:value-type="float">
            <text:p>1.73444784429705</text:p>
          </table:table-cell>
          <table:table-cell office:value-type="float" office:value="14.6294028418381" calcext:value-type="float">
            <text:p>14.6294028418381</text:p>
          </table:table-cell>
          <table:table-cell office:value-type="float" office:value="2.05243070268089" calcext:value-type="float">
            <text:p>2.05243070268089</text:p>
          </table:table-cell>
          <table:table-cell office:value-type="float" office:value="15.2715474446867" calcext:value-type="float">
            <text:p>15.2715474446867</text:p>
          </table:table-cell>
          <table:table-cell office:value-type="float" office:value="2.78918948216178" calcext:value-type="float">
            <text:p>2.78918948216178</text:p>
          </table:table-cell>
          <table:table-cell table:formula="of:=([.B26]+[.D26]+[.F26]+[.H26]+[.J26])/5" office:value-type="float" office:value="14.0456516020683" calcext:value-type="float">
            <text:p>14.0456516020683</text:p>
          </table:table-cell>
          <table:table-cell table:formula="of:=STDEV([.C26];[.E26];[.G26];[.I26];[.K26])" office:value-type="float" office:value="0.485426498512699" calcext:value-type="float">
            <text:p>0.4854264985126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742460775375" calcext:value-type="float">
            <text:p>13.742460775375</text:p>
          </table:table-cell>
          <table:table-cell office:value-type="float" office:value="1.1418244287703" calcext:value-type="float">
            <text:p>1.1418244287703</text:p>
          </table:table-cell>
          <table:table-cell office:value-type="float" office:value="14.4533191408429" calcext:value-type="float">
            <text:p>14.4533191408429</text:p>
          </table:table-cell>
          <table:table-cell office:value-type="float" office:value="1.31547040155323" calcext:value-type="float">
            <text:p>1.31547040155323</text:p>
          </table:table-cell>
          <table:table-cell office:value-type="float" office:value="13.7899085453643" calcext:value-type="float">
            <text:p>13.7899085453643</text:p>
          </table:table-cell>
          <table:table-cell office:value-type="float" office:value="1.23559139208059" calcext:value-type="float">
            <text:p>1.23559139208059</text:p>
          </table:table-cell>
          <table:table-cell office:value-type="float" office:value="15.0240945361905" calcext:value-type="float">
            <text:p>15.0240945361905</text:p>
          </table:table-cell>
          <table:table-cell office:value-type="float" office:value="1.38734729198507" calcext:value-type="float">
            <text:p>1.38734729198507</text:p>
          </table:table-cell>
          <table:table-cell office:value-type="float" office:value="15.2251227696667" calcext:value-type="float">
            <text:p>15.2251227696667</text:p>
          </table:table-cell>
          <table:table-cell office:value-type="float" office:value="2.08013645830435" calcext:value-type="float">
            <text:p>2.08013645830435</text:p>
          </table:table-cell>
          <table:table-cell table:formula="of:=([.B27]+[.D27]+[.F27]+[.H27]+[.J27])/5" office:value-type="float" office:value="14.4469811534879" calcext:value-type="float">
            <text:p>14.4469811534879</text:p>
          </table:table-cell>
          <table:table-cell table:formula="of:=STDEV([.C27];[.E27];[.G27];[.I27];[.K27])" office:value-type="float" office:value="0.37364155826738" calcext:value-type="float">
            <text:p>0.373641558267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46668596267" calcext:value-type="float">
            <text:p>26.46668596267</text:p>
          </table:table-cell>
          <table:table-cell office:value-type="float" office:value="0.247136725065091" calcext:value-type="float">
            <text:p>0.247136725065091</text:p>
          </table:table-cell>
          <table:table-cell office:value-type="float" office:value="26.6065062568286" calcext:value-type="float">
            <text:p>26.6065062568286</text:p>
          </table:table-cell>
          <table:table-cell office:value-type="float" office:value="0.180064952478692" calcext:value-type="float">
            <text:p>0.180064952478692</text:p>
          </table:table-cell>
          <table:table-cell office:value-type="float" office:value="26.7735114778857" calcext:value-type="float">
            <text:p>26.7735114778857</text:p>
          </table:table-cell>
          <table:table-cell office:value-type="float" office:value="0.0868244567993143" calcext:value-type="float">
            <text:p>0.086824456799314</text:p>
          </table:table-cell>
          <table:table-cell office:value-type="float" office:value="26.6164122081905" calcext:value-type="float">
            <text:p>26.6164122081905</text:p>
          </table:table-cell>
          <table:table-cell office:value-type="float" office:value="0.267056516928376" calcext:value-type="float">
            <text:p>0.267056516928376</text:p>
          </table:table-cell>
          <table:table-cell office:value-type="float" office:value="26.4957707722933" calcext:value-type="float">
            <text:p>26.4957707722933</text:p>
          </table:table-cell>
          <table:table-cell office:value-type="float" office:value="0.368827544051358" calcext:value-type="float">
            <text:p>0.368827544051358</text:p>
          </table:table-cell>
          <table:table-cell table:formula="of:=([.B28]+[.D28]+[.F28]+[.H28]+[.J28])/5" office:value-type="float" office:value="26.5917773355736" calcext:value-type="float">
            <text:p>26.5917773355736</text:p>
          </table:table-cell>
          <table:table-cell table:formula="of:=STDEV([.C28];[.E28];[.G28];[.I28];[.K28])" office:value-type="float" office:value="0.104800624173883" calcext:value-type="float">
            <text:p>0.1048006241738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33812828064" calcext:value-type="float">
            <text:p>37.33812828064</text:p>
          </table:table-cell>
          <table:table-cell office:value-type="float" office:value="5.8534175343152" calcext:value-type="float">
            <text:p>5.8534175343152</text:p>
          </table:table-cell>
          <table:table-cell office:value-type="float" office:value="30.0304865155905" calcext:value-type="float">
            <text:p>30.0304865155905</text:p>
          </table:table-cell>
          <table:table-cell office:value-type="float" office:value="2.9894099255266" calcext:value-type="float">
            <text:p>2.9894099255266</text:p>
          </table:table-cell>
          <table:table-cell office:value-type="float" office:value="39.0392258507928" calcext:value-type="float">
            <text:p>39.0392258507928</text:p>
          </table:table-cell>
          <table:table-cell office:value-type="float" office:value="6.63616322143563" calcext:value-type="float">
            <text:p>6.63616322143563</text:p>
          </table:table-cell>
          <table:table-cell office:value-type="float" office:value="37.1195457095143" calcext:value-type="float">
            <text:p>37.1195457095143</text:p>
          </table:table-cell>
          <table:table-cell office:value-type="float" office:value="6.54646230940635" calcext:value-type="float">
            <text:p>6.54646230940635</text:p>
          </table:table-cell>
          <table:table-cell office:value-type="float" office:value="26.85127188364" calcext:value-type="float">
            <text:p>26.85127188364</text:p>
          </table:table-cell>
          <table:table-cell office:value-type="float" office:value="5.56705387266472" calcext:value-type="float">
            <text:p>5.56705387266472</text:p>
          </table:table-cell>
          <table:table-cell table:formula="of:=([.B29]+[.D29]+[.F29]+[.H29]+[.J29])/5" office:value-type="float" office:value="34.0757316480355" calcext:value-type="float">
            <text:p>34.0757316480355</text:p>
          </table:table-cell>
          <table:table-cell table:formula="of:=STDEV([.C29];[.E29];[.G29];[.I29];[.K29])" office:value-type="float" office:value="1.48464654246751" calcext:value-type="float">
            <text:p>1.484646542467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093243121165" calcext:value-type="float">
            <text:p>0.014093243121165</text:p>
          </table:table-cell>
          <table:table-cell office:value-type="float" office:value="0.00397775411265396" calcext:value-type="float">
            <text:p>0.003977754112654</text:p>
          </table:table-cell>
          <table:table-cell office:value-type="float" office:value="0.0220093430419095" calcext:value-type="float">
            <text:p>0.02200934304191</text:p>
          </table:table-cell>
          <table:table-cell office:value-type="float" office:value="0.00697079650268549" calcext:value-type="float">
            <text:p>0.006970796502685</text:p>
          </table:table-cell>
          <table:table-cell office:value-type="float" office:value="0.0266566175435143" calcext:value-type="float">
            <text:p>0.026656617543514</text:p>
          </table:table-cell>
          <table:table-cell office:value-type="float" office:value="0.00780108541713051" calcext:value-type="float">
            <text:p>0.007801085417131</text:p>
          </table:table-cell>
          <table:table-cell office:value-type="float" office:value="0.0273449817849857" calcext:value-type="float">
            <text:p>0.027344981784986</text:p>
          </table:table-cell>
          <table:table-cell office:value-type="float" office:value="0.0115924699528502" calcext:value-type="float">
            <text:p>0.01159246995285</text:p>
          </table:table-cell>
          <table:table-cell office:value-type="float" office:value="0.0296727420762267" calcext:value-type="float">
            <text:p>0.029672742076227</text:p>
          </table:table-cell>
          <table:table-cell office:value-type="float" office:value="0.0074866149531335" calcext:value-type="float">
            <text:p>0.007486614953134</text:p>
          </table:table-cell>
          <table:table-cell table:formula="of:=([.B30]+[.D30]+[.F30]+[.H30]+[.J30])/5" office:value-type="float" office:value="0.0239553855135602" calcext:value-type="float">
            <text:p>0.02395538551356</text:p>
          </table:table-cell>
          <table:table-cell table:formula="of:=STDEV([.C30];[.E30];[.G30];[.I30];[.K30])" office:value-type="float" office:value="0.00271587015725579" calcext:value-type="float">
            <text:p>0.0027158701572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640228353435" calcext:value-type="float">
            <text:p>0.15640228353435</text:p>
          </table:table-cell>
          <table:table-cell office:value-type="float" office:value="0.0298913468054343" calcext:value-type="float">
            <text:p>0.029891346805434</text:p>
          </table:table-cell>
          <table:table-cell office:value-type="float" office:value="0.283122384832" calcext:value-type="float">
            <text:p>0.283122384832</text:p>
          </table:table-cell>
          <table:table-cell office:value-type="float" office:value="0.047190771506533" calcext:value-type="float">
            <text:p>0.047190771506533</text:p>
          </table:table-cell>
          <table:table-cell office:value-type="float" office:value="0.196374141744143" calcext:value-type="float">
            <text:p>0.196374141744143</text:p>
          </table:table-cell>
          <table:table-cell office:value-type="float" office:value="0.030565764485921" calcext:value-type="float">
            <text:p>0.030565764485921</text:p>
          </table:table-cell>
          <table:table-cell office:value-type="float" office:value="0.257663577085476" calcext:value-type="float">
            <text:p>0.257663577085476</text:p>
          </table:table-cell>
          <table:table-cell office:value-type="float" office:value="0.0684659365028259" calcext:value-type="float">
            <text:p>0.068465936502826</text:p>
          </table:table-cell>
          <table:table-cell office:value-type="float" office:value="0.269899967312867" calcext:value-type="float">
            <text:p>0.269899967312867</text:p>
          </table:table-cell>
          <table:table-cell office:value-type="float" office:value="0.0566476574677779" calcext:value-type="float">
            <text:p>0.056647657467778</text:p>
          </table:table-cell>
          <table:table-cell table:formula="of:=([.B31]+[.D31]+[.F31]+[.H31]+[.J31])/5" office:value-type="float" office:value="0.232692470901767" calcext:value-type="float">
            <text:p>0.232692470901767</text:p>
          </table:table-cell>
          <table:table-cell table:formula="of:=STDEV([.C31];[.E31];[.G31];[.I31];[.K31])" office:value-type="float" office:value="0.0167009582969" calcext:value-type="float">
            <text:p>0.01670095829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726379409432" calcext:value-type="float">
            <text:p>0.1726379409432</text:p>
          </table:table-cell>
          <table:table-cell office:value-type="float" office:value="0.0316742949391987" calcext:value-type="float">
            <text:p>0.031674294939199</text:p>
          </table:table-cell>
          <table:table-cell office:value-type="float" office:value="0.28307586837381" calcext:value-type="float">
            <text:p>0.28307586837381</text:p>
          </table:table-cell>
          <table:table-cell office:value-type="float" office:value="0.0385339287139364" calcext:value-type="float">
            <text:p>0.038533928713936</text:p>
          </table:table-cell>
          <table:table-cell office:value-type="float" office:value="0.216726768229786" calcext:value-type="float">
            <text:p>0.216726768229786</text:p>
          </table:table-cell>
          <table:table-cell office:value-type="float" office:value="0.0254474714317065" calcext:value-type="float">
            <text:p>0.025447471431707</text:p>
          </table:table-cell>
          <table:table-cell office:value-type="float" office:value="0.277316905203381" calcext:value-type="float">
            <text:p>0.277316905203381</text:p>
          </table:table-cell>
          <table:table-cell office:value-type="float" office:value="0.0676870214354091" calcext:value-type="float">
            <text:p>0.067687021435409</text:p>
          </table:table-cell>
          <table:table-cell office:value-type="float" office:value="0.287227176626533" calcext:value-type="float">
            <text:p>0.287227176626533</text:p>
          </table:table-cell>
          <table:table-cell office:value-type="float" office:value="0.0591815900705074" calcext:value-type="float">
            <text:p>0.059181590070507</text:p>
          </table:table-cell>
          <table:table-cell table:formula="of:=([.B32]+[.D32]+[.F32]+[.H32]+[.J32])/5" office:value-type="float" office:value="0.247396931875342" calcext:value-type="float">
            <text:p>0.247396931875342</text:p>
          </table:table-cell>
          <table:table-cell table:formula="of:=STDEV([.C32];[.E32];[.G32];[.I32];[.K32])" office:value-type="float" office:value="0.0181402762770111" calcext:value-type="float">
            <text:p>0.018140276277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2750242799515" calcext:value-type="float">
            <text:p>0.62750242799515</text:p>
          </table:table-cell>
          <table:table-cell office:value-type="float" office:value="0.162231827397339" calcext:value-type="float">
            <text:p>0.162231827397339</text:p>
          </table:table-cell>
          <table:table-cell office:value-type="float" office:value="0.59986703168781" calcext:value-type="float">
            <text:p>0.59986703168781</text:p>
          </table:table-cell>
          <table:table-cell office:value-type="float" office:value="0.0340167929116671" calcext:value-type="float">
            <text:p>0.034016792911667</text:p>
          </table:table-cell>
          <table:table-cell office:value-type="float" office:value="0.718384014708643" calcext:value-type="float">
            <text:p>0.718384014708643</text:p>
          </table:table-cell>
          <table:table-cell office:value-type="float" office:value="0.0848651478459466" calcext:value-type="float">
            <text:p>0.084865147845947</text:p>
          </table:table-cell>
          <table:table-cell office:value-type="float" office:value="0.757644184998048" calcext:value-type="float">
            <text:p>0.757644184998048</text:p>
          </table:table-cell>
          <table:table-cell office:value-type="float" office:value="0.13484999571387" calcext:value-type="float">
            <text:p>0.13484999571387</text:p>
          </table:table-cell>
          <table:table-cell office:value-type="float" office:value="0.7325661818186" calcext:value-type="float">
            <text:p>0.7325661818186</text:p>
          </table:table-cell>
          <table:table-cell office:value-type="float" office:value="0.0858361307945022" calcext:value-type="float">
            <text:p>0.085836130794502</text:p>
          </table:table-cell>
          <table:table-cell table:formula="of:=([.B33]+[.D33]+[.F33]+[.H33]+[.J33])/5" office:value-type="float" office:value="0.68719276824165" calcext:value-type="float">
            <text:p>0.68719276824165</text:p>
          </table:table-cell>
          <table:table-cell table:formula="of:=STDEV([.C33];[.E33];[.G33];[.I33];[.K33])" office:value-type="float" office:value="0.0496742820193872" calcext:value-type="float">
            <text:p>0.0496742820193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9595391165938" calcext:value-type="float">
            <text:p>0.009595391165938</text:p>
          </table:table-cell>
          <table:table-cell office:value-type="float" office:value="0.00538258863975953" calcext:value-type="float">
            <text:p>0.00538258863976</text:p>
          </table:table-cell>
          <table:table-cell office:value-type="float" office:value="0.00906065625271571" calcext:value-type="float">
            <text:p>0.009060656252716</text:p>
          </table:table-cell>
          <table:table-cell office:value-type="float" office:value="0.00172719173272109" calcext:value-type="float">
            <text:p>0.001727191732721</text:p>
          </table:table-cell>
          <table:table-cell office:value-type="float" office:value="0.0125072597126943" calcext:value-type="float">
            <text:p>0.012507259712694</text:p>
          </table:table-cell>
          <table:table-cell office:value-type="float" office:value="0.00359272922912428" calcext:value-type="float">
            <text:p>0.003592729229124</text:p>
          </table:table-cell>
          <table:table-cell office:value-type="float" office:value="0.0173431282774305" calcext:value-type="float">
            <text:p>0.017343128277431</text:p>
          </table:table-cell>
          <table:table-cell office:value-type="float" office:value="0.00803495241627441" calcext:value-type="float">
            <text:p>0.008034952416274</text:p>
          </table:table-cell>
          <table:table-cell office:value-type="float" office:value="0.0160302557672093" calcext:value-type="float">
            <text:p>0.016030255767209</text:p>
          </table:table-cell>
          <table:table-cell office:value-type="float" office:value="0.00627026917075907" calcext:value-type="float">
            <text:p>0.006270269170759</text:p>
          </table:table-cell>
          <table:table-cell table:formula="of:=([.B34]+[.D34]+[.F34]+[.H34]+[.J34])/5" office:value-type="float" office:value="0.0129073382351976" calcext:value-type="float">
            <text:p>0.012907338235198</text:p>
          </table:table-cell>
          <table:table-cell table:formula="of:=STDEV([.C34];[.E34];[.G34];[.I34];[.K34])" office:value-type="float" office:value="0.0024322092336587" calcext:value-type="float">
            <text:p>0.002432209233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9072860121725" calcext:value-type="float">
            <text:p>-1.9072860121725</text:p>
          </table:table-cell>
          <table:table-cell office:value-type="float" office:value="0.0266292723094192" calcext:value-type="float">
            <text:p>0.026629272309419</text:p>
          </table:table-cell>
          <table:table-cell office:value-type="float" office:value="-1.87235088007857" calcext:value-type="float">
            <text:p>-1.87235088007857</text:p>
          </table:table-cell>
          <table:table-cell office:value-type="float" office:value="0.0530150955343669" calcext:value-type="float">
            <text:p>0.053015095534367</text:p>
          </table:table-cell>
          <table:table-cell office:value-type="float" office:value="-1.94380728687571" calcext:value-type="float">
            <text:p>-1.94380728687571</text:p>
          </table:table-cell>
          <table:table-cell office:value-type="float" office:value="0.0300939912768504" calcext:value-type="float">
            <text:p>0.03009399127685</text:p>
          </table:table-cell>
          <table:table-cell office:value-type="float" office:value="-1.92674815654714" calcext:value-type="float">
            <text:p>-1.92674815654714</text:p>
          </table:table-cell>
          <table:table-cell office:value-type="float" office:value="0.0685165191807834" calcext:value-type="float">
            <text:p>0.068516519180783</text:p>
          </table:table-cell>
          <table:table-cell office:value-type="float" office:value="-1.87773078282733" calcext:value-type="float">
            <text:p>-1.87773078282733</text:p>
          </table:table-cell>
          <table:table-cell office:value-type="float" office:value="0.123147692776952" calcext:value-type="float">
            <text:p>0.123147692776952</text:p>
          </table:table-cell>
          <table:table-cell table:formula="of:=([.B35]+[.D35]+[.F35]+[.H35]+[.J35])/5" office:value-type="float" office:value="-1.90558462370025" calcext:value-type="float">
            <text:p>-1.90558462370025</text:p>
          </table:table-cell>
          <table:table-cell table:formula="of:=STDEV([.C35];[.E35];[.G35];[.I35];[.K35])" office:value-type="float" office:value="0.0391041317370205" calcext:value-type="float">
            <text:p>0.0391041317370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512089145179" calcext:value-type="float">
            <text:p>5.512089145179</text:p>
          </table:table-cell>
          <table:table-cell office:value-type="float" office:value="3.23546679591197" calcext:value-type="float">
            <text:p>3.23546679591197</text:p>
          </table:table-cell>
          <table:table-cell office:value-type="float" office:value="6.00365244774295" calcext:value-type="float">
            <text:p>6.00365244774295</text:p>
          </table:table-cell>
          <table:table-cell office:value-type="float" office:value="4.02021632196214" calcext:value-type="float">
            <text:p>4.02021632196214</text:p>
          </table:table-cell>
          <table:table-cell office:value-type="float" office:value="5.813517808915" calcext:value-type="float">
            <text:p>5.813517808915</text:p>
          </table:table-cell>
          <table:table-cell office:value-type="float" office:value="3.74163376455881" calcext:value-type="float">
            <text:p>3.74163376455881</text:p>
          </table:table-cell>
          <table:table-cell office:value-type="float" office:value="13.0485237666481" calcext:value-type="float">
            <text:p>13.0485237666481</text:p>
          </table:table-cell>
          <table:table-cell office:value-type="float" office:value="6.61035591899495" calcext:value-type="float">
            <text:p>6.61035591899495</text:p>
          </table:table-cell>
          <table:table-cell office:value-type="float" office:value="15.774924405424" calcext:value-type="float">
            <text:p>15.774924405424</text:p>
          </table:table-cell>
          <table:table-cell office:value-type="float" office:value="13.6651050043377" calcext:value-type="float">
            <text:p>13.6651050043377</text:p>
          </table:table-cell>
          <table:table-cell table:formula="of:=([.B36]+[.D36]+[.F36]+[.H36]+[.J36])/5" office:value-type="float" office:value="9.23054151478181" calcext:value-type="float">
            <text:p>9.23054151478181</text:p>
          </table:table-cell>
          <table:table-cell table:formula="of:=STDEV([.C36];[.E36];[.G36];[.I36];[.K36])" office:value-type="float" office:value="4.34352338857857" calcext:value-type="float">
            <text:p>4.343523388578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.110301923751" calcext:value-type="float">
            <text:p>27.110301923751</text:p>
          </table:table-cell>
          <table:table-cell office:value-type="float" office:value="17.8790973805608" calcext:value-type="float">
            <text:p>17.8790973805608</text:p>
          </table:table-cell>
          <table:table-cell office:value-type="float" office:value="31.0866110665524" calcext:value-type="float">
            <text:p>31.0866110665524</text:p>
          </table:table-cell>
          <table:table-cell office:value-type="float" office:value="15.1623277372408" calcext:value-type="float">
            <text:p>15.1623277372408</text:p>
          </table:table-cell>
          <table:table-cell office:value-type="float" office:value="35.7369116374571" calcext:value-type="float">
            <text:p>35.7369116374571</text:p>
          </table:table-cell>
          <table:table-cell office:value-type="float" office:value="17.5411947426525" calcext:value-type="float">
            <text:p>17.5411947426525</text:p>
          </table:table-cell>
          <table:table-cell office:value-type="float" office:value="59.3001357033191" calcext:value-type="float">
            <text:p>59.3001357033191</text:p>
          </table:table-cell>
          <table:table-cell office:value-type="float" office:value="29.8012046849306" calcext:value-type="float">
            <text:p>29.8012046849306</text:p>
          </table:table-cell>
          <table:table-cell office:value-type="float" office:value="44.3802035014" calcext:value-type="float">
            <text:p>44.3802035014</text:p>
          </table:table-cell>
          <table:table-cell office:value-type="float" office:value="31.5281944812524" calcext:value-type="float">
            <text:p>31.5281944812524</text:p>
          </table:table-cell>
          <table:table-cell table:formula="of:=([.B37]+[.D37]+[.F37]+[.H37]+[.J37])/5" office:value-type="float" office:value="39.5228327664959" calcext:value-type="float">
            <text:p>39.5228327664959</text:p>
          </table:table-cell>
          <table:table-cell table:formula="of:=STDEV([.C37];[.E37];[.G37];[.I37];[.K37])" office:value-type="float" office:value="7.6571970386014" calcext:value-type="float">
            <text:p>7.6571970386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21.4658630371" calcext:value-type="float">
            <text:p>3021.4658630371</text:p>
          </table:table-cell>
          <table:table-cell office:value-type="float" office:value="6899.40755677007" calcext:value-type="float">
            <text:p>6899.40755677007</text:p>
          </table:table-cell>
          <table:table-cell office:value-type="float" office:value="2542.53055826824" calcext:value-type="float">
            <text:p>2542.53055826824</text:p>
          </table:table-cell>
          <table:table-cell office:value-type="float" office:value="1385.03011822859" calcext:value-type="float">
            <text:p>1385.03011822859</text:p>
          </table:table-cell>
          <table:table-cell office:value-type="float" office:value="4148.59381975514" calcext:value-type="float">
            <text:p>4148.59381975514</text:p>
          </table:table-cell>
          <table:table-cell office:value-type="float" office:value="2422.78432392812" calcext:value-type="float">
            <text:p>2422.78432392812</text:p>
          </table:table-cell>
          <table:table-cell office:value-type="float" office:value="3017.29237583671" calcext:value-type="float">
            <text:p>3017.29237583671</text:p>
          </table:table-cell>
          <table:table-cell office:value-type="float" office:value="1743.12613667148" calcext:value-type="float">
            <text:p>1743.12613667148</text:p>
          </table:table-cell>
          <table:table-cell office:value-type="float" office:value="2219.08233642193" calcext:value-type="float">
            <text:p>2219.08233642193</text:p>
          </table:table-cell>
          <table:table-cell office:value-type="float" office:value="2639.51235429" calcext:value-type="float">
            <text:p>2639.51235429</text:p>
          </table:table-cell>
          <table:table-cell table:formula="of:=([.B38]+[.D38]+[.F38]+[.H38]+[.J38])/5" office:value-type="float" office:value="2989.79299066382" calcext:value-type="float">
            <text:p>2989.79299066382</text:p>
          </table:table-cell>
          <table:table-cell table:formula="of:=STDEV([.C38];[.E38];[.G38];[.I38];[.K38])" office:value-type="float" office:value="2227.93364011514" calcext:value-type="float">
            <text:p>2227.933640115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025.853630825" calcext:value-type="float">
            <text:p>27025.853630825</text:p>
          </table:table-cell>
          <table:table-cell office:value-type="float" office:value="81015.3788948575" calcext:value-type="float">
            <text:p>81015.3788948575</text:p>
          </table:table-cell>
          <table:table-cell office:value-type="float" office:value="10705.5132359143" calcext:value-type="float">
            <text:p>10705.5132359143</text:p>
          </table:table-cell>
          <table:table-cell office:value-type="float" office:value="8992.86333912081" calcext:value-type="float">
            <text:p>8992.86333912081</text:p>
          </table:table-cell>
          <table:table-cell office:value-type="float" office:value="22076.5635288693" calcext:value-type="float">
            <text:p>22076.5635288693</text:p>
          </table:table-cell>
          <table:table-cell office:value-type="float" office:value="23755.7047735389" calcext:value-type="float">
            <text:p>23755.7047735389</text:p>
          </table:table-cell>
          <table:table-cell office:value-type="float" office:value="30431.4551420567" calcext:value-type="float">
            <text:p>30431.4551420567</text:p>
          </table:table-cell>
          <table:table-cell office:value-type="float" office:value="23465.8893521336" calcext:value-type="float">
            <text:p>23465.8893521336</text:p>
          </table:table-cell>
          <table:table-cell office:value-type="float" office:value="12977.8738810297" calcext:value-type="float">
            <text:p>12977.8738810297</text:p>
          </table:table-cell>
          <table:table-cell office:value-type="float" office:value="17109.4807452839" calcext:value-type="float">
            <text:p>17109.4807452839</text:p>
          </table:table-cell>
          <table:table-cell table:formula="of:=([.B39]+[.D39]+[.F39]+[.H39]+[.J39])/5" office:value-type="float" office:value="20643.451883739" calcext:value-type="float">
            <text:p>20643.451883739</text:p>
          </table:table-cell>
          <table:table-cell table:formula="of:=STDEV([.C39];[.E39];[.G39];[.I39];[.K39])" office:value-type="float" office:value="28670.3420426809" calcext:value-type="float">
            <text:p>28670.34204268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.8425365805625" calcext:value-type="float">
            <text:p>-4.8425365805625</text:p>
          </table:table-cell>
          <table:table-cell office:value-type="float" office:value="2.5979932663356" calcext:value-type="float">
            <text:p>2.5979932663356</text:p>
          </table:table-cell>
          <table:table-cell office:value-type="float" office:value="-2.38125087533667" calcext:value-type="float">
            <text:p>-2.38125087533667</text:p>
          </table:table-cell>
          <table:table-cell office:value-type="float" office:value="1.03500360261202" calcext:value-type="float">
            <text:p>1.03500360261202</text:p>
          </table:table-cell>
          <table:table-cell office:value-type="float" office:value="-9.75554878371572" calcext:value-type="float">
            <text:p>-9.75554878371572</text:p>
          </table:table-cell>
          <table:table-cell office:value-type="float" office:value="6.96863495171025" calcext:value-type="float">
            <text:p>6.96863495171025</text:p>
          </table:table-cell>
          <table:table-cell office:value-type="float" office:value="-6.74956406866143" calcext:value-type="float">
            <text:p>-6.74956406866143</text:p>
          </table:table-cell>
          <table:table-cell office:value-type="float" office:value="6.48250584933215" calcext:value-type="float">
            <text:p>6.48250584933215</text:p>
          </table:table-cell>
          <table:table-cell office:value-type="float" office:value="-11.5231763919227" calcext:value-type="float">
            <text:p>-11.5231763919227</text:p>
          </table:table-cell>
          <table:table-cell office:value-type="float" office:value="10.0552508724536" calcext:value-type="float">
            <text:p>10.0552508724536</text:p>
          </table:table-cell>
          <table:table-cell table:formula="of:=([.B40]+[.D40]+[.F40]+[.H40]+[.J40])/5" office:value-type="float" office:value="-7.05041534003981" calcext:value-type="float">
            <text:p>-7.05041534003981</text:p>
          </table:table-cell>
          <table:table-cell table:formula="of:=STDEV([.C40];[.E40];[.G40];[.I40];[.K40])" office:value-type="float" office:value="3.61262870575579" calcext:value-type="float">
            <text:p>3.612628705755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1653865516185" calcext:value-type="float">
            <text:p>2.1653865516185</text:p>
          </table:table-cell>
          <table:table-cell office:value-type="float" office:value="0.521794446719988" calcext:value-type="float">
            <text:p>0.521794446719988</text:p>
          </table:table-cell>
          <table:table-cell office:value-type="float" office:value="1.86358598584233" calcext:value-type="float">
            <text:p>1.86358598584233</text:p>
          </table:table-cell>
          <table:table-cell office:value-type="float" office:value="0.610564055176113" calcext:value-type="float">
            <text:p>0.610564055176113</text:p>
          </table:table-cell>
          <table:table-cell office:value-type="float" office:value="2.00676439489571" calcext:value-type="float">
            <text:p>2.00676439489571</text:p>
          </table:table-cell>
          <table:table-cell office:value-type="float" office:value="0.51295476869279" calcext:value-type="float">
            <text:p>0.51295476869279</text:p>
          </table:table-cell>
          <table:table-cell office:value-type="float" office:value="2.77594402858286" calcext:value-type="float">
            <text:p>2.77594402858286</text:p>
          </table:table-cell>
          <table:table-cell office:value-type="float" office:value="0.654455928147856" calcext:value-type="float">
            <text:p>0.654455928147856</text:p>
          </table:table-cell>
          <table:table-cell office:value-type="float" office:value="2.67370701335952" calcext:value-type="float">
            <text:p>2.67370701335952</text:p>
          </table:table-cell>
          <table:table-cell office:value-type="float" office:value="1.14411855133741" calcext:value-type="float">
            <text:p>1.14411855133741</text:p>
          </table:table-cell>
          <table:table-cell table:formula="of:=([.B41]+[.D41]+[.F41]+[.H41]+[.J41])/5" office:value-type="float" office:value="2.29707759485978" calcext:value-type="float">
            <text:p>2.29707759485978</text:p>
          </table:table-cell>
          <table:table-cell table:formula="of:=STDEV([.C41];[.E41];[.G41];[.I41];[.K41])" office:value-type="float" office:value="0.261451601260018" calcext:value-type="float">
            <text:p>0.261451601260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9815782308575" calcext:value-type="float">
            <text:p>2.9815782308575</text:p>
          </table:table-cell>
          <table:table-cell office:value-type="float" office:value="0.833125890785131" calcext:value-type="float">
            <text:p>0.833125890785131</text:p>
          </table:table-cell>
          <table:table-cell office:value-type="float" office:value="2.76728711809476" calcext:value-type="float">
            <text:p>2.76728711809476</text:p>
          </table:table-cell>
          <table:table-cell office:value-type="float" office:value="0.77722899730106" calcext:value-type="float">
            <text:p>0.77722899730106</text:p>
          </table:table-cell>
          <table:table-cell office:value-type="float" office:value="2.88624611922714" calcext:value-type="float">
            <text:p>2.88624611922714</text:p>
          </table:table-cell>
          <table:table-cell office:value-type="float" office:value="0.608877575688972" calcext:value-type="float">
            <text:p>0.608877575688972</text:p>
          </table:table-cell>
          <table:table-cell office:value-type="float" office:value="3.88812714531333" calcext:value-type="float">
            <text:p>3.88812714531333</text:p>
          </table:table-cell>
          <table:table-cell office:value-type="float" office:value="0.911301210454338" calcext:value-type="float">
            <text:p>0.911301210454338</text:p>
          </table:table-cell>
          <table:table-cell office:value-type="float" office:value="3.3082175513114" calcext:value-type="float">
            <text:p>3.3082175513114</text:p>
          </table:table-cell>
          <table:table-cell office:value-type="float" office:value="1.49841197895581" calcext:value-type="float">
            <text:p>1.49841197895581</text:p>
          </table:table-cell>
          <table:table-cell table:formula="of:=([.B42]+[.D42]+[.F42]+[.H42]+[.J42])/5" office:value-type="float" office:value="3.16629123296083" calcext:value-type="float">
            <text:p>3.16629123296083</text:p>
          </table:table-cell>
          <table:table-cell table:formula="of:=STDEV([.C42];[.E42];[.G42];[.I42];[.K42])" office:value-type="float" office:value="0.338820140024239" calcext:value-type="float">
            <text:p>0.3388201400242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.61397304536" calcext:value-type="float">
            <text:p>34.61397304536</text:p>
          </table:table-cell>
          <table:table-cell office:value-type="float" office:value="30.619309071204" calcext:value-type="float">
            <text:p>30.619309071204</text:p>
          </table:table-cell>
          <table:table-cell office:value-type="float" office:value="38.1949676332048" calcext:value-type="float">
            <text:p>38.1949676332048</text:p>
          </table:table-cell>
          <table:table-cell office:value-type="float" office:value="11.7703323486232" calcext:value-type="float">
            <text:p>11.7703323486232</text:p>
          </table:table-cell>
          <table:table-cell office:value-type="float" office:value="48.2589138576071" calcext:value-type="float">
            <text:p>48.2589138576071</text:p>
          </table:table-cell>
          <table:table-cell office:value-type="float" office:value="13.4177932052597" calcext:value-type="float">
            <text:p>13.4177932052597</text:p>
          </table:table-cell>
          <table:table-cell office:value-type="float" office:value="40.2046882084476" calcext:value-type="float">
            <text:p>40.2046882084476</text:p>
          </table:table-cell>
          <table:table-cell office:value-type="float" office:value="12.2817370234926" calcext:value-type="float">
            <text:p>12.2817370234926</text:p>
          </table:table-cell>
          <table:table-cell office:value-type="float" office:value="32.4200417836467" calcext:value-type="float">
            <text:p>32.4200417836467</text:p>
          </table:table-cell>
          <table:table-cell office:value-type="float" office:value="17.9822030478915" calcext:value-type="float">
            <text:p>17.9822030478915</text:p>
          </table:table-cell>
          <table:table-cell table:formula="of:=([.B43]+[.D43]+[.F43]+[.H43]+[.J43])/5" office:value-type="float" office:value="38.7385169056532" calcext:value-type="float">
            <text:p>38.7385169056532</text:p>
          </table:table-cell>
          <table:table-cell table:formula="of:=STDEV([.C43];[.E43];[.G43];[.I43];[.K43])" office:value-type="float" office:value="7.88454767941447" calcext:value-type="float">
            <text:p>7.884547679414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60527651906" calcext:value-type="float">
            <text:p>11.60527651906</text:p>
          </table:table-cell>
          <table:table-cell office:value-type="float" office:value="7.84718127670582" calcext:value-type="float">
            <text:p>7.84718127670582</text:p>
          </table:table-cell>
          <table:table-cell office:value-type="float" office:value="10.4433806623767" calcext:value-type="float">
            <text:p>10.4433806623767</text:p>
          </table:table-cell>
          <table:table-cell office:value-type="float" office:value="4.59268480396232" calcext:value-type="float">
            <text:p>4.59268480396232</text:p>
          </table:table-cell>
          <table:table-cell office:value-type="float" office:value="15.5679023947079" calcext:value-type="float">
            <text:p>15.5679023947079</text:p>
          </table:table-cell>
          <table:table-cell office:value-type="float" office:value="7.34345573080646" calcext:value-type="float">
            <text:p>7.34345573080646</text:p>
          </table:table-cell>
          <table:table-cell office:value-type="float" office:value="19.0714096114757" calcext:value-type="float">
            <text:p>19.0714096114757</text:p>
          </table:table-cell>
          <table:table-cell office:value-type="float" office:value="10.4432642972618" calcext:value-type="float">
            <text:p>10.4432642972618</text:p>
          </table:table-cell>
          <table:table-cell office:value-type="float" office:value="11.9773216724447" calcext:value-type="float">
            <text:p>11.9773216724447</text:p>
          </table:table-cell>
          <table:table-cell office:value-type="float" office:value="8.36188247997643" calcext:value-type="float">
            <text:p>8.36188247997643</text:p>
          </table:table-cell>
          <table:table-cell table:formula="of:=([.B44]+[.D44]+[.F44]+[.H44]+[.J44])/5" office:value-type="float" office:value="13.733058172013" calcext:value-type="float">
            <text:p>13.733058172013</text:p>
          </table:table-cell>
          <table:table-cell table:formula="of:=STDEV([.C44];[.E44];[.G44];[.I44];[.K44])" office:value-type="float" office:value="2.10749946354249" calcext:value-type="float">
            <text:p>2.107499463542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59044219926005" calcext:value-type="float">
            <text:p>0.259044219926005</text:p>
          </table:table-cell>
          <table:table-cell office:value-type="float" office:value="0.273926155398453" calcext:value-type="float">
            <text:p>0.273926155398453</text:p>
          </table:table-cell>
          <table:table-cell office:value-type="float" office:value="0.0770127916974762" calcext:value-type="float">
            <text:p>0.077012791697476</text:p>
          </table:table-cell>
          <table:table-cell office:value-type="float" office:value="0.0341518318990979" calcext:value-type="float">
            <text:p>0.034151831899098</text:p>
          </table:table-cell>
          <table:table-cell office:value-type="float" office:value="0.0427040404507214" calcext:value-type="float">
            <text:p>0.042704040450721</text:p>
          </table:table-cell>
          <table:table-cell office:value-type="float" office:value="0.0317948370775545" calcext:value-type="float">
            <text:p>0.031794837077555</text:p>
          </table:table-cell>
          <table:table-cell office:value-type="float" office:value="0.0550365183014257" calcext:value-type="float">
            <text:p>0.055036518301426</text:p>
          </table:table-cell>
          <table:table-cell office:value-type="float" office:value="0.0485907426927765" calcext:value-type="float">
            <text:p>0.048590742692777</text:p>
          </table:table-cell>
          <table:table-cell office:value-type="float" office:value="0.0634859692305667" calcext:value-type="float">
            <text:p>0.063485969230567</text:p>
          </table:table-cell>
          <table:table-cell office:value-type="float" office:value="0.0524930636611245" calcext:value-type="float">
            <text:p>0.052493063661125</text:p>
          </table:table-cell>
          <table:table-cell table:formula="of:=([.B45]+[.D45]+[.F45]+[.H45]+[.J45])/5" office:value-type="float" office:value="0.099456707921239" calcext:value-type="float">
            <text:p>0.099456707921239</text:p>
          </table:table-cell>
          <table:table-cell table:formula="of:=STDEV([.C45];[.E45];[.G45];[.I45];[.K45])" office:value-type="float" office:value="0.104212319172712" calcext:value-type="float">
            <text:p>0.1042123191727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4979109525665" calcext:value-type="float">
            <text:p>17.4979109525665</text:p>
          </table:table-cell>
          <table:table-cell office:value-type="float" office:value="5.71308498252973" calcext:value-type="float">
            <text:p>5.71308498252973</text:p>
          </table:table-cell>
          <table:table-cell office:value-type="float" office:value="7.33195745376905" calcext:value-type="float">
            <text:p>7.33195745376905</text:p>
          </table:table-cell>
          <table:table-cell office:value-type="float" office:value="4.20985569267078" calcext:value-type="float">
            <text:p>4.20985569267078</text:p>
          </table:table-cell>
          <table:table-cell office:value-type="float" office:value="13.8313089779307" calcext:value-type="float">
            <text:p>13.8313089779307</text:p>
          </table:table-cell>
          <table:table-cell office:value-type="float" office:value="3.83953317131623" calcext:value-type="float">
            <text:p>3.83953317131623</text:p>
          </table:table-cell>
          <table:table-cell office:value-type="float" office:value="6.76596440586952" calcext:value-type="float">
            <text:p>6.76596440586952</text:p>
          </table:table-cell>
          <table:table-cell office:value-type="float" office:value="3.34891174620939" calcext:value-type="float">
            <text:p>3.34891174620939</text:p>
          </table:table-cell>
          <table:table-cell office:value-type="float" office:value="5.00167254606733" calcext:value-type="float">
            <text:p>5.00167254606733</text:p>
          </table:table-cell>
          <table:table-cell office:value-type="float" office:value="2.21759093398898" calcext:value-type="float">
            <text:p>2.21759093398898</text:p>
          </table:table-cell>
          <table:table-cell table:formula="of:=([.B46]+[.D46]+[.F46]+[.H46]+[.J46])/5" office:value-type="float" office:value="10.0857628672406" calcext:value-type="float">
            <text:p>10.0857628672406</text:p>
          </table:table-cell>
          <table:table-cell table:formula="of:=STDEV([.C46];[.E46];[.G46];[.I46];[.K46])" office:value-type="float" office:value="1.27625356656755" calcext:value-type="float">
            <text:p>1.276253566567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.760637331015" calcext:value-type="float">
            <text:p>23.760637331015</text:p>
          </table:table-cell>
          <table:table-cell office:value-type="float" office:value="4.95028603106828" calcext:value-type="float">
            <text:p>4.95028603106828</text:p>
          </table:table-cell>
          <table:table-cell office:value-type="float" office:value="11.1001783325543" calcext:value-type="float">
            <text:p>11.1001783325543</text:p>
          </table:table-cell>
          <table:table-cell office:value-type="float" office:value="3.66290809937183" calcext:value-type="float">
            <text:p>3.66290809937183</text:p>
          </table:table-cell>
          <table:table-cell office:value-type="float" office:value="20.6020146778643" calcext:value-type="float">
            <text:p>20.6020146778643</text:p>
          </table:table-cell>
          <table:table-cell office:value-type="float" office:value="2.35484380040235" calcext:value-type="float">
            <text:p>2.35484380040235</text:p>
          </table:table-cell>
          <table:table-cell office:value-type="float" office:value="13.6082833835086" calcext:value-type="float">
            <text:p>13.6082833835086</text:p>
          </table:table-cell>
          <table:table-cell office:value-type="float" office:value="4.39000807833304" calcext:value-type="float">
            <text:p>4.39000807833304</text:p>
          </table:table-cell>
          <table:table-cell office:value-type="float" office:value="9.53634624481667" calcext:value-type="float">
            <text:p>9.53634624481667</text:p>
          </table:table-cell>
          <table:table-cell office:value-type="float" office:value="2.79783072841837" calcext:value-type="float">
            <text:p>2.79783072841837</text:p>
          </table:table-cell>
          <table:table-cell table:formula="of:=([.B47]+[.D47]+[.F47]+[.H47]+[.J47])/5" office:value-type="float" office:value="15.7214919939518" calcext:value-type="float">
            <text:p>15.7214919939518</text:p>
          </table:table-cell>
          <table:table-cell table:formula="of:=STDEV([.C47];[.E47];[.G47];[.I47];[.K47])" office:value-type="float" office:value="1.07707619840681" calcext:value-type="float">
            <text:p>1.077076198406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8.840480041375" calcext:value-type="float">
            <text:p>118.840480041375</text:p>
          </table:table-cell>
          <table:table-cell office:value-type="float" office:value="10.047444432793" calcext:value-type="float">
            <text:p>10.047444432793</text:p>
          </table:table-cell>
          <table:table-cell office:value-type="float" office:value="102.447687784857" calcext:value-type="float">
            <text:p>102.447687784857</text:p>
          </table:table-cell>
          <table:table-cell office:value-type="float" office:value="17.9154850510946" calcext:value-type="float">
            <text:p>17.9154850510946</text:p>
          </table:table-cell>
          <table:table-cell office:value-type="float" office:value="126.947685241643" calcext:value-type="float">
            <text:p>126.947685241643</text:p>
          </table:table-cell>
          <table:table-cell office:value-type="float" office:value="10.8630399681623" calcext:value-type="float">
            <text:p>10.8630399681623</text:p>
          </table:table-cell>
          <table:table-cell office:value-type="float" office:value="118.303212120433" calcext:value-type="float">
            <text:p>118.303212120433</text:p>
          </table:table-cell>
          <table:table-cell office:value-type="float" office:value="12.8185314858546" calcext:value-type="float">
            <text:p>12.8185314858546</text:p>
          </table:table-cell>
          <table:table-cell office:value-type="float" office:value="124.170220438627" calcext:value-type="float">
            <text:p>124.170220438627</text:p>
          </table:table-cell>
          <table:table-cell office:value-type="float" office:value="22.2595061684587" calcext:value-type="float">
            <text:p>22.2595061684587</text:p>
          </table:table-cell>
          <table:table-cell table:formula="of:=([.B48]+[.D48]+[.F48]+[.H48]+[.J48])/5" office:value-type="float" office:value="118.141857125387" calcext:value-type="float">
            <text:p>118.141857125387</text:p>
          </table:table-cell>
          <table:table-cell table:formula="of:=STDEV([.C48];[.E48];[.G48];[.I48];[.K48])" office:value-type="float" office:value="5.18076472728614" calcext:value-type="float">
            <text:p>5.180764727286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3.4546821595" calcext:value-type="float">
            <text:p>423.4546821595</text:p>
          </table:table-cell>
          <table:table-cell office:value-type="float" office:value="122.208815418609" calcext:value-type="float">
            <text:p>122.208815418609</text:p>
          </table:table-cell>
          <table:table-cell office:value-type="float" office:value="201.916661580462" calcext:value-type="float">
            <text:p>201.916661580462</text:p>
          </table:table-cell>
          <table:table-cell office:value-type="float" office:value="109.570357685163" calcext:value-type="float">
            <text:p>109.570357685163</text:p>
          </table:table-cell>
          <table:table-cell office:value-type="float" office:value="434.167447771214" calcext:value-type="float">
            <text:p>434.167447771214</text:p>
          </table:table-cell>
          <table:table-cell office:value-type="float" office:value="102.442184474749" calcext:value-type="float">
            <text:p>102.442184474749</text:p>
          </table:table-cell>
          <table:table-cell office:value-type="float" office:value="346.330943697981" calcext:value-type="float">
            <text:p>346.330943697981</text:p>
          </table:table-cell>
          <table:table-cell office:value-type="float" office:value="156.069045699424" calcext:value-type="float">
            <text:p>156.069045699424</text:p>
          </table:table-cell>
          <table:table-cell office:value-type="float" office:value="177.712873585967" calcext:value-type="float">
            <text:p>177.712873585967</text:p>
          </table:table-cell>
          <table:table-cell office:value-type="float" office:value="102.765281905252" calcext:value-type="float">
            <text:p>102.765281905252</text:p>
          </table:table-cell>
          <table:table-cell table:formula="of:=([.B49]+[.D49]+[.F49]+[.H49]+[.J49])/5" office:value-type="float" office:value="316.716521759025" calcext:value-type="float">
            <text:p>316.716521759025</text:p>
          </table:table-cell>
          <table:table-cell table:formula="of:=STDEV([.C49];[.E49];[.G49];[.I49];[.K49])" office:value-type="float" office:value="22.4181848852961" calcext:value-type="float">
            <text:p>22.41818488529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8061063466596" calcext:value-type="float">
            <text:p>0.18061063466596</text:p>
          </table:table-cell>
          <table:table-cell office:value-type="float" office:value="0.0892493368907653" calcext:value-type="float">
            <text:p>0.089249336890765</text:p>
          </table:table-cell>
          <table:table-cell office:value-type="float" office:value="0.116887911799381" calcext:value-type="float">
            <text:p>0.116887911799381</text:p>
          </table:table-cell>
          <table:table-cell office:value-type="float" office:value="0.0664473676876418" calcext:value-type="float">
            <text:p>0.066447367687642</text:p>
          </table:table-cell>
          <table:table-cell office:value-type="float" office:value="0.121844111010486" calcext:value-type="float">
            <text:p>0.121844111010486</text:p>
          </table:table-cell>
          <table:table-cell office:value-type="float" office:value="0.0504047347917676" calcext:value-type="float">
            <text:p>0.050404734791768</text:p>
          </table:table-cell>
          <table:table-cell office:value-type="float" office:value="0.114356141138304" calcext:value-type="float">
            <text:p>0.114356141138304</text:p>
          </table:table-cell>
          <table:table-cell office:value-type="float" office:value="0.0614984238297144" calcext:value-type="float">
            <text:p>0.061498423829714</text:p>
          </table:table-cell>
          <table:table-cell office:value-type="float" office:value="0.126944234222213" calcext:value-type="float">
            <text:p>0.126944234222213</text:p>
          </table:table-cell>
          <table:table-cell office:value-type="float" office:value="0.0543376093098641" calcext:value-type="float">
            <text:p>0.054337609309864</text:p>
          </table:table-cell>
          <table:table-cell table:formula="of:=([.B50]+[.D50]+[.F50]+[.H50]+[.J50])/5" office:value-type="float" office:value="0.132128606567269" calcext:value-type="float">
            <text:p>0.132128606567269</text:p>
          </table:table-cell>
          <table:table-cell table:formula="of:=STDEV([.C50];[.E50];[.G50];[.I50];[.K50])" office:value-type="float" office:value="0.0152251336229227" calcext:value-type="float">
            <text:p>0.0152251336229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039589077235" calcext:value-type="float">
            <text:p>0.48039589077235</text:p>
          </table:table-cell>
          <table:table-cell office:value-type="float" office:value="0.00700883645275642" calcext:value-type="float">
            <text:p>0.007008836452756</text:p>
          </table:table-cell>
          <table:table-cell office:value-type="float" office:value="0.406229954390286" calcext:value-type="float">
            <text:p>0.406229954390286</text:p>
          </table:table-cell>
          <table:table-cell office:value-type="float" office:value="0.035075418939729" calcext:value-type="float">
            <text:p>0.035075418939729</text:p>
          </table:table-cell>
          <table:table-cell office:value-type="float" office:value="0.462572406445286" calcext:value-type="float">
            <text:p>0.462572406445286</text:p>
          </table:table-cell>
          <table:table-cell office:value-type="float" office:value="0.00916077639487056" calcext:value-type="float">
            <text:p>0.009160776394871</text:p>
          </table:table-cell>
          <table:table-cell office:value-type="float" office:value="0.452694396177952" calcext:value-type="float">
            <text:p>0.452694396177952</text:p>
          </table:table-cell>
          <table:table-cell office:value-type="float" office:value="0.0221703712938457" calcext:value-type="float">
            <text:p>0.022170371293846</text:p>
          </table:table-cell>
          <table:table-cell office:value-type="float" office:value="0.440251382191867" calcext:value-type="float">
            <text:p>0.440251382191867</text:p>
          </table:table-cell>
          <table:table-cell office:value-type="float" office:value="0.0240156049280445" calcext:value-type="float">
            <text:p>0.024015604928045</text:p>
          </table:table-cell>
          <table:table-cell table:formula="of:=([.B51]+[.D51]+[.F51]+[.H51]+[.J51])/5" office:value-type="float" office:value="0.448428805995548" calcext:value-type="float">
            <text:p>0.448428805995548</text:p>
          </table:table-cell>
          <table:table-cell table:formula="of:=STDEV([.C51];[.E51];[.G51];[.I51];[.K51])" office:value-type="float" office:value="0.0115438620639188" calcext:value-type="float">
            <text:p>0.0115438620639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03041121363" calcext:value-type="float">
            <text:p>0.4703041121363</text:p>
          </table:table-cell>
          <table:table-cell office:value-type="float" office:value="0.0113277682489553" calcext:value-type="float">
            <text:p>0.011327768248955</text:p>
          </table:table-cell>
          <table:table-cell office:value-type="float" office:value="0.397618221385095" calcext:value-type="float">
            <text:p>0.397618221385095</text:p>
          </table:table-cell>
          <table:table-cell office:value-type="float" office:value="0.0330178832666137" calcext:value-type="float">
            <text:p>0.033017883266614</text:p>
          </table:table-cell>
          <table:table-cell office:value-type="float" office:value="0.448596100722214" calcext:value-type="float">
            <text:p>0.448596100722214</text:p>
          </table:table-cell>
          <table:table-cell office:value-type="float" office:value="0.0112650840738254" calcext:value-type="float">
            <text:p>0.011265084073825</text:p>
          </table:table-cell>
          <table:table-cell office:value-type="float" office:value="0.438142672890667" calcext:value-type="float">
            <text:p>0.438142672890667</text:p>
          </table:table-cell>
          <table:table-cell office:value-type="float" office:value="0.024948352887808" calcext:value-type="float">
            <text:p>0.024948352887808</text:p>
          </table:table-cell>
          <table:table-cell office:value-type="float" office:value="0.424333516756667" calcext:value-type="float">
            <text:p>0.424333516756667</text:p>
          </table:table-cell>
          <table:table-cell office:value-type="float" office:value="0.0282036646823469" calcext:value-type="float">
            <text:p>0.028203664682347</text:p>
          </table:table-cell>
          <table:table-cell table:formula="of:=([.B52]+[.D52]+[.F52]+[.H52]+[.J52])/5" office:value-type="float" office:value="0.435798924778189" calcext:value-type="float">
            <text:p>0.435798924778189</text:p>
          </table:table-cell>
          <table:table-cell table:formula="of:=STDEV([.C52];[.E52];[.G52];[.I52];[.K52])" office:value-type="float" office:value="0.00996745687801022" calcext:value-type="float">
            <text:p>0.00996745687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00000923872" calcext:value-type="float">
            <text:p>0.5000000923872</text:p>
          </table:table-cell>
          <table:table-cell table:style-name="ce4" office:value-type="float" office:value="0.0000000852887967541022" calcext:value-type="float">
            <text:p>8.53E-08</text:p>
          </table:table-cell>
          <table:table-cell office:value-type="float" office:value="0.499936441580476" calcext:value-type="float">
            <text:p>0.499936441580476</text:p>
          </table:table-cell>
          <table:table-cell table:style-name="ce4" office:value-type="float" office:value="0.0000899114926382263" calcext:value-type="float">
            <text:p>8.99E-05</text:p>
          </table:table-cell>
          <table:table-cell office:value-type="float" office:value="0.500000036188714" calcext:value-type="float">
            <text:p>0.500000036188714</text:p>
          </table:table-cell>
          <table:table-cell table:style-name="ce4" office:value-type="float" office:value="0.0000000714000314092314" calcext:value-type="float">
            <text:p>7.14E-08</text:p>
          </table:table-cell>
          <table:table-cell office:value-type="float" office:value="0.499999775773048" calcext:value-type="float">
            <text:p>0.499999775773048</text:p>
          </table:table-cell>
          <table:table-cell table:style-name="ce4" office:value-type="float" office:value="0.00000159821294128324" calcext:value-type="float">
            <text:p>1.60E-06</text:p>
          </table:table-cell>
          <table:table-cell office:value-type="float" office:value="0.499986209471933" calcext:value-type="float">
            <text:p>0.499986209471933</text:p>
          </table:table-cell>
          <table:table-cell table:style-name="ce4" office:value-type="float" office:value="0.0000335794594349148" calcext:value-type="float">
            <text:p>3.36E-05</text:p>
          </table:table-cell>
          <table:table-cell table:formula="of:=([.B53]+[.D53]+[.F53]+[.H53]+[.J53])/5" office:value-type="float" office:value="0.499984511080274" calcext:value-type="float">
            <text:p>0.499984511080274</text:p>
          </table:table-cell>
          <table:table-cell table:formula="of:=STDEV([.C53];[.E53];[.G53];[.I53];[.K53])" office:value-type="float" office:value="0.0000389772962125779" calcext:value-type="float">
            <text:p>3.89772962125779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12379772181105" calcext:value-type="float">
            <text:p>0.001123797721811</text:p>
          </table:table-cell>
          <table:table-cell table:style-name="ce4" office:value-type="float" office:value="0.000917259646794512" calcext:value-type="float">
            <text:p>9.17E-04</text:p>
          </table:table-cell>
          <table:table-cell office:value-type="float" office:value="0.00461204720306238" calcext:value-type="float">
            <text:p>0.004612047203062</text:p>
          </table:table-cell>
          <table:table-cell office:value-type="float" office:value="0.00220912006172086" calcext:value-type="float">
            <text:p>0.002209120061721</text:p>
          </table:table-cell>
          <table:table-cell office:value-type="float" office:value="0.00248428641186429" calcext:value-type="float">
            <text:p>0.002484286411864</text:p>
          </table:table-cell>
          <table:table-cell office:value-type="float" office:value="0.00123218186176095" calcext:value-type="float">
            <text:p>0.001232181861761</text:p>
          </table:table-cell>
          <table:table-cell office:value-type="float" office:value="0.00324064594072476" calcext:value-type="float">
            <text:p>0.003240645940725</text:p>
          </table:table-cell>
          <table:table-cell office:value-type="float" office:value="0.00275398461412408" calcext:value-type="float">
            <text:p>0.002753984614124</text:p>
          </table:table-cell>
          <table:table-cell office:value-type="float" office:value="0.004072911447532" calcext:value-type="float">
            <text:p>0.004072911447532</text:p>
          </table:table-cell>
          <table:table-cell office:value-type="float" office:value="0.00294754845834193" calcext:value-type="float">
            <text:p>0.002947548458342</text:p>
          </table:table-cell>
          <table:table-cell table:formula="of:=([.B54]+[.D54]+[.F54]+[.H54]+[.J54])/5" office:value-type="float" office:value="0.0031067377449989" calcext:value-type="float">
            <text:p>0.003106737744999</text:p>
          </table:table-cell>
          <table:table-cell table:formula="of:=STDEV([.C54];[.E54];[.G54];[.I54];[.K54])" office:value-type="float" office:value="0.000904325877671775" calcext:value-type="float">
            <text:p>0.0009043258776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128843021393" calcext:value-type="float">
            <text:p>2.128843021393</text:p>
          </table:table-cell>
          <table:table-cell office:value-type="float" office:value="0.121408193874743" calcext:value-type="float">
            <text:p>0.121408193874743</text:p>
          </table:table-cell>
          <table:table-cell office:value-type="float" office:value="2.20486132303952" calcext:value-type="float">
            <text:p>2.20486132303952</text:p>
          </table:table-cell>
          <table:table-cell office:value-type="float" office:value="0.0966855447694516" calcext:value-type="float">
            <text:p>0.096685544769452</text:p>
          </table:table-cell>
          <table:table-cell office:value-type="float" office:value="2.31348741054643" calcext:value-type="float">
            <text:p>2.31348741054643</text:p>
          </table:table-cell>
          <table:table-cell office:value-type="float" office:value="0.145220322484963" calcext:value-type="float">
            <text:p>0.145220322484963</text:p>
          </table:table-cell>
          <table:table-cell office:value-type="float" office:value="2.28565649191524" calcext:value-type="float">
            <text:p>2.28565649191524</text:p>
          </table:table-cell>
          <table:table-cell office:value-type="float" office:value="0.22642695459757" calcext:value-type="float">
            <text:p>0.22642695459757</text:p>
          </table:table-cell>
          <table:table-cell office:value-type="float" office:value="2.384548656146" calcext:value-type="float">
            <text:p>2.384548656146</text:p>
          </table:table-cell>
          <table:table-cell office:value-type="float" office:value="0.2963125619444" calcext:value-type="float">
            <text:p>0.2963125619444</text:p>
          </table:table-cell>
          <table:table-cell table:formula="of:=([.B55]+[.D55]+[.F55]+[.H55]+[.J55])/5" office:value-type="float" office:value="2.26347938060804" calcext:value-type="float">
            <text:p>2.26347938060804</text:p>
          </table:table-cell>
          <table:table-cell table:formula="of:=STDEV([.C55];[.E55];[.G55];[.I55];[.K55])" office:value-type="float" office:value="0.0825062085596478" calcext:value-type="float">
            <text:p>0.0825062085596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751959204675" calcext:value-type="float">
            <text:p>6.751959204675</text:p>
          </table:table-cell>
          <table:table-cell office:value-type="float" office:value="1.3443681607995" calcext:value-type="float">
            <text:p>1.3443681607995</text:p>
          </table:table-cell>
          <table:table-cell office:value-type="float" office:value="11.90622193473" calcext:value-type="float">
            <text:p>11.90622193473</text:p>
          </table:table-cell>
          <table:table-cell office:value-type="float" office:value="1.39713572425829" calcext:value-type="float">
            <text:p>1.39713572425829</text:p>
          </table:table-cell>
          <table:table-cell office:value-type="float" office:value="9.01086606297786" calcext:value-type="float">
            <text:p>9.01086606297786</text:p>
          </table:table-cell>
          <table:table-cell office:value-type="float" office:value="0.752923112945601" calcext:value-type="float">
            <text:p>0.752923112945601</text:p>
          </table:table-cell>
          <table:table-cell office:value-type="float" office:value="9.21746921539286" calcext:value-type="float">
            <text:p>9.21746921539286</text:p>
          </table:table-cell>
          <table:table-cell office:value-type="float" office:value="1.52605042479337" calcext:value-type="float">
            <text:p>1.52605042479337</text:p>
          </table:table-cell>
          <table:table-cell office:value-type="float" office:value="12.0782214482673" calcext:value-type="float">
            <text:p>12.0782214482673</text:p>
          </table:table-cell>
          <table:table-cell office:value-type="float" office:value="3.40262151619324" calcext:value-type="float">
            <text:p>3.40262151619324</text:p>
          </table:table-cell>
          <table:table-cell table:formula="of:=([.B56]+[.D56]+[.F56]+[.H56]+[.J56])/5" office:value-type="float" office:value="9.7929475732086" calcext:value-type="float">
            <text:p>9.7929475732086</text:p>
          </table:table-cell>
          <table:table-cell table:formula="of:=STDEV([.C56];[.E56];[.G56];[.I56];[.K56])" office:value-type="float" office:value="1.00537942241327" calcext:value-type="float">
            <text:p>1.005379422413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033562564851" calcext:value-type="float">
            <text:p>8.033562564851</text:p>
          </table:table-cell>
          <table:table-cell office:value-type="float" office:value="1.42469838435889" calcext:value-type="float">
            <text:p>1.42469838435889</text:p>
          </table:table-cell>
          <table:table-cell office:value-type="float" office:value="12.6557427360905" calcext:value-type="float">
            <text:p>12.6557427360905</text:p>
          </table:table-cell>
          <table:table-cell office:value-type="float" office:value="1.45313465482604" calcext:value-type="float">
            <text:p>1.45313465482604</text:p>
          </table:table-cell>
          <table:table-cell office:value-type="float" office:value="10.2695910590107" calcext:value-type="float">
            <text:p>10.2695910590107</text:p>
          </table:table-cell>
          <table:table-cell office:value-type="float" office:value="0.755088576682808" calcext:value-type="float">
            <text:p>0.755088576682808</text:p>
          </table:table-cell>
          <table:table-cell office:value-type="float" office:value="10.4493176142376" calcext:value-type="float">
            <text:p>10.4493176142376</text:p>
          </table:table-cell>
          <table:table-cell office:value-type="float" office:value="1.39465816312648" calcext:value-type="float">
            <text:p>1.39465816312648</text:p>
          </table:table-cell>
          <table:table-cell office:value-type="float" office:value="12.795660718282" calcext:value-type="float">
            <text:p>12.795660718282</text:p>
          </table:table-cell>
          <table:table-cell office:value-type="float" office:value="3.01026288966439" calcext:value-type="float">
            <text:p>3.01026288966439</text:p>
          </table:table-cell>
          <table:table-cell table:formula="of:=([.B57]+[.D57]+[.F57]+[.H57]+[.J57])/5" office:value-type="float" office:value="10.8407749384944" calcext:value-type="float">
            <text:p>10.8407749384944</text:p>
          </table:table-cell>
          <table:table-cell table:formula="of:=STDEV([.C57];[.E57];[.G57];[.I57];[.K57])" office:value-type="float" office:value="0.836196100465112" calcext:value-type="float">
            <text:p>0.836196100465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023888683315" calcext:value-type="float">
            <text:p>30.023888683315</text:p>
          </table:table-cell>
          <table:table-cell office:value-type="float" office:value="2.26100600257646" calcext:value-type="float">
            <text:p>2.26100600257646</text:p>
          </table:table-cell>
          <table:table-cell office:value-type="float" office:value="31.5033702850333" calcext:value-type="float">
            <text:p>31.5033702850333</text:p>
          </table:table-cell>
          <table:table-cell office:value-type="float" office:value="2.08300061112291" calcext:value-type="float">
            <text:p>2.08300061112291</text:p>
          </table:table-cell>
          <table:table-cell office:value-type="float" office:value="32.3086151395643" calcext:value-type="float">
            <text:p>32.3086151395643</text:p>
          </table:table-cell>
          <table:table-cell office:value-type="float" office:value="1.66562122961798" calcext:value-type="float">
            <text:p>1.66562122961798</text:p>
          </table:table-cell>
          <table:table-cell office:value-type="float" office:value="31.0459708259286" calcext:value-type="float">
            <text:p>31.0459708259286</text:p>
          </table:table-cell>
          <table:table-cell office:value-type="float" office:value="1.79100862700708" calcext:value-type="float">
            <text:p>1.79100862700708</text:p>
          </table:table-cell>
          <table:table-cell office:value-type="float" office:value="30.88637491862" calcext:value-type="float">
            <text:p>30.88637491862</text:p>
          </table:table-cell>
          <table:table-cell office:value-type="float" office:value="2.8605503797256" calcext:value-type="float">
            <text:p>2.8605503797256</text:p>
          </table:table-cell>
          <table:table-cell table:formula="of:=([.B58]+[.D58]+[.F58]+[.H58]+[.J58])/5" office:value-type="float" office:value="31.1536439704922" calcext:value-type="float">
            <text:p>31.1536439704922</text:p>
          </table:table-cell>
          <table:table-cell table:formula="of:=STDEV([.C58];[.E58];[.G58];[.I58];[.K58])" office:value-type="float" office:value="0.470003493818247" calcext:value-type="float">
            <text:p>0.4700034938182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.913303494452" calcext:value-type="float">
            <text:p>20.913303494452</text:p>
          </table:table-cell>
          <table:table-cell office:value-type="float" office:value="8.90014173488375" calcext:value-type="float">
            <text:p>8.90014173488375</text:p>
          </table:table-cell>
          <table:table-cell office:value-type="float" office:value="29.4145658583857" calcext:value-type="float">
            <text:p>29.4145658583857</text:p>
          </table:table-cell>
          <table:table-cell office:value-type="float" office:value="11.6922631025353" calcext:value-type="float">
            <text:p>11.6922631025353</text:p>
          </table:table-cell>
          <table:table-cell office:value-type="float" office:value="28.5194947379071" calcext:value-type="float">
            <text:p>28.5194947379071</text:p>
          </table:table-cell>
          <table:table-cell office:value-type="float" office:value="6.95279315853446" calcext:value-type="float">
            <text:p>6.95279315853446</text:p>
          </table:table-cell>
          <table:table-cell office:value-type="float" office:value="27.1849941526143" calcext:value-type="float">
            <text:p>27.1849941526143</text:p>
          </table:table-cell>
          <table:table-cell office:value-type="float" office:value="7.72925382586645" calcext:value-type="float">
            <text:p>7.72925382586645</text:p>
          </table:table-cell>
          <table:table-cell office:value-type="float" office:value="31.6804499308333" calcext:value-type="float">
            <text:p>31.6804499308333</text:p>
          </table:table-cell>
          <table:table-cell office:value-type="float" office:value="15.5893924835091" calcext:value-type="float">
            <text:p>15.5893924835091</text:p>
          </table:table-cell>
          <table:table-cell table:formula="of:=([.B59]+[.D59]+[.F59]+[.H59]+[.J59])/5" office:value-type="float" office:value="27.5425616348385" calcext:value-type="float">
            <text:p>27.5425616348385</text:p>
          </table:table-cell>
          <table:table-cell table:formula="of:=STDEV([.C59];[.E59];[.G59];[.I59];[.K59])" office:value-type="float" office:value="3.52162119170637" calcext:value-type="float">
            <text:p>3.521621191706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3314655255535" calcext:value-type="float">
            <text:p>0.033314655255535</text:p>
          </table:table-cell>
          <table:table-cell office:value-type="float" office:value="0.0053743690784235" calcext:value-type="float">
            <text:p>0.005374369078424</text:p>
          </table:table-cell>
          <table:table-cell office:value-type="float" office:value="0.036288732308" calcext:value-type="float">
            <text:p>0.036288732308</text:p>
          </table:table-cell>
          <table:table-cell office:value-type="float" office:value="0.00439421945327703" calcext:value-type="float">
            <text:p>0.004394219453277</text:p>
          </table:table-cell>
          <table:table-cell office:value-type="float" office:value="0.0367051211318786" calcext:value-type="float">
            <text:p>0.036705121131879</text:p>
          </table:table-cell>
          <table:table-cell office:value-type="float" office:value="0.00756407361841513" calcext:value-type="float">
            <text:p>0.007564073618415</text:p>
          </table:table-cell>
          <table:table-cell office:value-type="float" office:value="0.0444624677655286" calcext:value-type="float">
            <text:p>0.044462467765529</text:p>
          </table:table-cell>
          <table:table-cell office:value-type="float" office:value="0.0102197978438963" calcext:value-type="float">
            <text:p>0.010219797843896</text:p>
          </table:table-cell>
          <table:table-cell office:value-type="float" office:value="0.0273527188847467" calcext:value-type="float">
            <text:p>0.027352718884747</text:p>
          </table:table-cell>
          <table:table-cell office:value-type="float" office:value="0.0102170059494975" calcext:value-type="float">
            <text:p>0.010217005949498</text:p>
          </table:table-cell>
          <table:table-cell table:formula="of:=([.B60]+[.D60]+[.F60]+[.H60]+[.J60])/5" office:value-type="float" office:value="0.0356247390691378" calcext:value-type="float">
            <text:p>0.035624739069138</text:p>
          </table:table-cell>
          <table:table-cell table:formula="of:=STDEV([.C60];[.E60];[.G60];[.I60];[.K60])" office:value-type="float" office:value="0.00268947877431982" calcext:value-type="float">
            <text:p>0.00268947877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5020322799695" calcext:value-type="float">
            <text:p>0.115020322799695</text:p>
          </table:table-cell>
          <table:table-cell office:value-type="float" office:value="0.0171557399320834" calcext:value-type="float">
            <text:p>0.017155739932083</text:p>
          </table:table-cell>
          <table:table-cell office:value-type="float" office:value="0.229632400331095" calcext:value-type="float">
            <text:p>0.229632400331095</text:p>
          </table:table-cell>
          <table:table-cell office:value-type="float" office:value="0.0363036430957091" calcext:value-type="float">
            <text:p>0.036303643095709</text:p>
          </table:table-cell>
          <table:table-cell office:value-type="float" office:value="0.170197916882357" calcext:value-type="float">
            <text:p>0.170197916882357</text:p>
          </table:table-cell>
          <table:table-cell office:value-type="float" office:value="0.0139701323994204" calcext:value-type="float">
            <text:p>0.01397013239942</text:p>
          </table:table-cell>
          <table:table-cell office:value-type="float" office:value="0.179746604036667" calcext:value-type="float">
            <text:p>0.179746604036667</text:p>
          </table:table-cell>
          <table:table-cell office:value-type="float" office:value="0.0445248736647246" calcext:value-type="float">
            <text:p>0.044524873664725</text:p>
          </table:table-cell>
          <table:table-cell office:value-type="float" office:value="0.208368407686467" calcext:value-type="float">
            <text:p>0.208368407686467</text:p>
          </table:table-cell>
          <table:table-cell office:value-type="float" office:value="0.0307634957281068" calcext:value-type="float">
            <text:p>0.030763495728107</text:p>
          </table:table-cell>
          <table:table-cell table:formula="of:=([.B61]+[.D61]+[.F61]+[.H61]+[.J61])/5" office:value-type="float" office:value="0.180593130347256" calcext:value-type="float">
            <text:p>0.180593130347256</text:p>
          </table:table-cell>
          <table:table-cell table:formula="of:=STDEV([.C61];[.E61];[.G61];[.I61];[.K61])" office:value-type="float" office:value="0.0128706704241338" calcext:value-type="float">
            <text:p>0.0128706704241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37871851399575" calcext:value-type="float">
            <text:p>0.137871851399575</text:p>
          </table:table-cell>
          <table:table-cell office:value-type="float" office:value="0.0234714930684894" calcext:value-type="float">
            <text:p>0.023471493068489</text:p>
          </table:table-cell>
          <table:table-cell office:value-type="float" office:value="0.226289602972238" calcext:value-type="float">
            <text:p>0.226289602972238</text:p>
          </table:table-cell>
          <table:table-cell office:value-type="float" office:value="0.0323514391881355" calcext:value-type="float">
            <text:p>0.032351439188136</text:p>
          </table:table-cell>
          <table:table-cell office:value-type="float" office:value="0.184731008751143" calcext:value-type="float">
            <text:p>0.184731008751143</text:p>
          </table:table-cell>
          <table:table-cell office:value-type="float" office:value="0.0176992722123014" calcext:value-type="float">
            <text:p>0.017699272212301</text:p>
          </table:table-cell>
          <table:table-cell office:value-type="float" office:value="0.193007095938667" calcext:value-type="float">
            <text:p>0.193007095938667</text:p>
          </table:table-cell>
          <table:table-cell office:value-type="float" office:value="0.0430234877474768" calcext:value-type="float">
            <text:p>0.043023487747477</text:p>
          </table:table-cell>
          <table:table-cell office:value-type="float" office:value="0.221688581506467" calcext:value-type="float">
            <text:p>0.221688581506467</text:p>
          </table:table-cell>
          <table:table-cell office:value-type="float" office:value="0.0350990880357366" calcext:value-type="float">
            <text:p>0.035099088035737</text:p>
          </table:table-cell>
          <table:table-cell table:formula="of:=([.B62]+[.D62]+[.F62]+[.H62]+[.J62])/5" office:value-type="float" office:value="0.192717628113618" calcext:value-type="float">
            <text:p>0.192717628113618</text:p>
          </table:table-cell>
          <table:table-cell table:formula="of:=STDEV([.C62];[.E62];[.G62];[.I62];[.K62])" office:value-type="float" office:value="0.00993138264048172" calcext:value-type="float">
            <text:p>0.009931382640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6078594029" calcext:value-type="float">
            <text:p>0.496078594029</text:p>
          </table:table-cell>
          <table:table-cell office:value-type="float" office:value="0.104284388841417" calcext:value-type="float">
            <text:p>0.104284388841417</text:p>
          </table:table-cell>
          <table:table-cell office:value-type="float" office:value="0.419636303470333" calcext:value-type="float">
            <text:p>0.419636303470333</text:p>
          </table:table-cell>
          <table:table-cell office:value-type="float" office:value="0.0382609036070928" calcext:value-type="float">
            <text:p>0.038260903607093</text:p>
          </table:table-cell>
          <table:table-cell office:value-type="float" office:value="0.5607100405865" calcext:value-type="float">
            <text:p>0.5607100405865</text:p>
          </table:table-cell>
          <table:table-cell office:value-type="float" office:value="0.0604616194869106" calcext:value-type="float">
            <text:p>0.060461619486911</text:p>
          </table:table-cell>
          <table:table-cell office:value-type="float" office:value="0.516719426427524" calcext:value-type="float">
            <text:p>0.516719426427524</text:p>
          </table:table-cell>
          <table:table-cell office:value-type="float" office:value="0.0863933775586074" calcext:value-type="float">
            <text:p>0.086393377558607</text:p>
          </table:table-cell>
          <table:table-cell office:value-type="float" office:value="0.519313945372933" calcext:value-type="float">
            <text:p>0.519313945372933</text:p>
          </table:table-cell>
          <table:table-cell office:value-type="float" office:value="0.0751921916328445" calcext:value-type="float">
            <text:p>0.075192191632845</text:p>
          </table:table-cell>
          <table:table-cell table:formula="of:=([.B63]+[.D63]+[.F63]+[.H63]+[.J63])/5" office:value-type="float" office:value="0.502491661977258" calcext:value-type="float">
            <text:p>0.502491661977258</text:p>
          </table:table-cell>
          <table:table-cell table:formula="of:=STDEV([.C63];[.E63];[.G63];[.I63];[.K63])" office:value-type="float" office:value="0.0251340597671955" calcext:value-type="float">
            <text:p>0.0251340597671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60605385166155" calcext:value-type="float">
            <text:p>0.006060538516616</text:p>
          </table:table-cell>
          <table:table-cell office:value-type="float" office:value="0.00381183620843531" calcext:value-type="float">
            <text:p>0.003811836208435</text:p>
          </table:table-cell>
          <table:table-cell office:value-type="float" office:value="0.00398807066847619" calcext:value-type="float">
            <text:p>0.003988070668476</text:p>
          </table:table-cell>
          <table:table-cell office:value-type="float" office:value="0.00143142922472121" calcext:value-type="float">
            <text:p>0.001431429224721</text:p>
          </table:table-cell>
          <table:table-cell office:value-type="float" office:value="0.00685291863712357" calcext:value-type="float">
            <text:p>0.006852918637124</text:p>
          </table:table-cell>
          <table:table-cell office:value-type="float" office:value="0.00286272132591119" calcext:value-type="float">
            <text:p>0.002862721325911</text:p>
          </table:table-cell>
          <table:table-cell office:value-type="float" office:value="0.0069398173530181" calcext:value-type="float">
            <text:p>0.006939817353018</text:p>
          </table:table-cell>
          <table:table-cell office:value-type="float" office:value="0.00396275241060877" calcext:value-type="float">
            <text:p>0.003962752410609</text:p>
          </table:table-cell>
          <table:table-cell office:value-type="float" office:value="0.00748963764247733" calcext:value-type="float">
            <text:p>0.007489637642477</text:p>
          </table:table-cell>
          <table:table-cell office:value-type="float" office:value="0.00384645366656171" calcext:value-type="float">
            <text:p>0.003846453666562</text:p>
          </table:table-cell>
          <table:table-cell table:formula="of:=([.B64]+[.D64]+[.F64]+[.H64]+[.J64])/5" office:value-type="float" office:value="0.00626619656354214" calcext:value-type="float">
            <text:p>0.006266196563542</text:p>
          </table:table-cell>
          <table:table-cell table:formula="of:=STDEV([.C64];[.E64];[.G64];[.I64];[.K64])" office:value-type="float" office:value="0.0010740342370024" calcext:value-type="float">
            <text:p>0.0010740342370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.872102677822" calcext:value-type="float">
            <text:p>-1.872102677822</text:p>
          </table:table-cell>
          <table:table-cell office:value-type="float" office:value="0.0260202977432644" calcext:value-type="float">
            <text:p>0.026020297743264</text:p>
          </table:table-cell>
          <table:table-cell office:value-type="float" office:value="-1.85072477658524" calcext:value-type="float">
            <text:p>-1.85072477658524</text:p>
          </table:table-cell>
          <table:table-cell office:value-type="float" office:value="0.0704688509931845" calcext:value-type="float">
            <text:p>0.070468850993185</text:p>
          </table:table-cell>
          <table:table-cell office:value-type="float" office:value="-1.91283019099857" calcext:value-type="float">
            <text:p>-1.91283019099857</text:p>
          </table:table-cell>
          <table:table-cell office:value-type="float" office:value="0.0189378106868172" calcext:value-type="float">
            <text:p>0.018937810686817</text:p>
          </table:table-cell>
          <table:table-cell office:value-type="float" office:value="-1.89108678840476" calcext:value-type="float">
            <text:p>-1.89108678840476</text:p>
          </table:table-cell>
          <table:table-cell office:value-type="float" office:value="0.0552985348293279" calcext:value-type="float">
            <text:p>0.055298534829328</text:p>
          </table:table-cell>
          <table:table-cell office:value-type="float" office:value="-1.850247279802" calcext:value-type="float">
            <text:p>-1.850247279802</text:p>
          </table:table-cell>
          <table:table-cell office:value-type="float" office:value="0.163506636367489" calcext:value-type="float">
            <text:p>0.163506636367489</text:p>
          </table:table-cell>
          <table:table-cell table:formula="of:=([.B65]+[.D65]+[.F65]+[.H65]+[.J65])/5" office:value-type="float" office:value="-1.87539834272251" calcext:value-type="float">
            <text:p>-1.87539834272251</text:p>
          </table:table-cell>
          <table:table-cell table:formula="of:=STDEV([.C65];[.E65];[.G65];[.I65];[.K65])" office:value-type="float" office:value="0.0579906893200756" calcext:value-type="float">
            <text:p>0.0579906893200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7373742461213" calcext:value-type="float">
            <text:p>-0.07373742461213</text:p>
          </table:table-cell>
          <table:table-cell office:value-type="float" office:value="0.334489146780542" calcext:value-type="float">
            <text:p>0.334489146780542</text:p>
          </table:table-cell>
          <table:table-cell office:value-type="float" office:value="2.00999207156091" calcext:value-type="float">
            <text:p>2.00999207156091</text:p>
          </table:table-cell>
          <table:table-cell office:value-type="float" office:value="1.37031263968491" calcext:value-type="float">
            <text:p>1.37031263968491</text:p>
          </table:table-cell>
          <table:table-cell office:value-type="float" office:value="0.331033553395956" calcext:value-type="float">
            <text:p>0.331033553395956</text:p>
          </table:table-cell>
          <table:table-cell office:value-type="float" office:value="0.500378486778127" calcext:value-type="float">
            <text:p>0.500378486778127</text:p>
          </table:table-cell>
          <table:table-cell office:value-type="float" office:value="0.958345583506781" calcext:value-type="float">
            <text:p>0.958345583506781</text:p>
          </table:table-cell>
          <table:table-cell office:value-type="float" office:value="0.793428556249468" calcext:value-type="float">
            <text:p>0.793428556249468</text:p>
          </table:table-cell>
          <table:table-cell office:value-type="float" office:value="2.8149698813728" calcext:value-type="float">
            <text:p>2.8149698813728</text:p>
          </table:table-cell>
          <table:table-cell office:value-type="float" office:value="3.37294047423378" calcext:value-type="float">
            <text:p>3.37294047423378</text:p>
          </table:table-cell>
          <table:table-cell table:formula="of:=([.B66]+[.D66]+[.F66]+[.H66]+[.J66])/5" office:value-type="float" office:value="1.20812073304486" calcext:value-type="float">
            <text:p>1.20812073304486</text:p>
          </table:table-cell>
          <table:table-cell table:formula="of:=STDEV([.C66];[.E66];[.G66];[.I66];[.K66])" office:value-type="float" office:value="1.23763348375607" calcext:value-type="float">
            <text:p>1.237633483756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7747838422615" calcext:value-type="float">
            <text:p>1.37747838422615</text:p>
          </table:table-cell>
          <table:table-cell office:value-type="float" office:value="1.41103436441442" calcext:value-type="float">
            <text:p>1.41103436441442</text:p>
          </table:table-cell>
          <table:table-cell office:value-type="float" office:value="4.62616675240286" calcext:value-type="float">
            <text:p>4.62616675240286</text:p>
          </table:table-cell>
          <table:table-cell office:value-type="float" office:value="2.90944929861962" calcext:value-type="float">
            <text:p>2.90944929861962</text:p>
          </table:table-cell>
          <table:table-cell office:value-type="float" office:value="2.83200014488971" calcext:value-type="float">
            <text:p>2.83200014488971</text:p>
          </table:table-cell>
          <table:table-cell office:value-type="float" office:value="1.45432148401447" calcext:value-type="float">
            <text:p>1.45432148401447</text:p>
          </table:table-cell>
          <table:table-cell office:value-type="float" office:value="5.90229410784572" calcext:value-type="float">
            <text:p>5.90229410784572</text:p>
          </table:table-cell>
          <table:table-cell office:value-type="float" office:value="4.78892102105599" calcext:value-type="float">
            <text:p>4.78892102105599</text:p>
          </table:table-cell>
          <table:table-cell office:value-type="float" office:value="7.90791187286467" calcext:value-type="float">
            <text:p>7.90791187286467</text:p>
          </table:table-cell>
          <table:table-cell office:value-type="float" office:value="6.88807878347579" calcext:value-type="float">
            <text:p>6.88807878347579</text:p>
          </table:table-cell>
          <table:table-cell table:formula="of:=([.B67]+[.D67]+[.F67]+[.H67]+[.J67])/5" office:value-type="float" office:value="4.52917025244582" calcext:value-type="float">
            <text:p>4.52917025244582</text:p>
          </table:table-cell>
          <table:table-cell table:formula="of:=STDEV([.C67];[.E67];[.G67];[.I67];[.K67])" office:value-type="float" office:value="2.34719294250299" calcext:value-type="float">
            <text:p>2.347192942502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7.67602729792" calcext:value-type="float">
            <text:p>137.67602729792</text:p>
          </table:table-cell>
          <table:table-cell office:value-type="float" office:value="172.894211501697" calcext:value-type="float">
            <text:p>172.894211501697</text:p>
          </table:table-cell>
          <table:table-cell office:value-type="float" office:value="171.930521283857" calcext:value-type="float">
            <text:p>171.930521283857</text:p>
          </table:table-cell>
          <table:table-cell office:value-type="float" office:value="78.9907774725089" calcext:value-type="float">
            <text:p>78.9907774725089</text:p>
          </table:table-cell>
          <table:table-cell office:value-type="float" office:value="241.0479354859" calcext:value-type="float">
            <text:p>241.0479354859</text:p>
          </table:table-cell>
          <table:table-cell office:value-type="float" office:value="130.337032396766" calcext:value-type="float">
            <text:p>130.337032396766</text:p>
          </table:table-cell>
          <table:table-cell office:value-type="float" office:value="290.326926640086" calcext:value-type="float">
            <text:p>290.326926640086</text:p>
          </table:table-cell>
          <table:table-cell office:value-type="float" office:value="152.815555211214" calcext:value-type="float">
            <text:p>152.815555211214</text:p>
          </table:table-cell>
          <table:table-cell office:value-type="float" office:value="196.8087188721" calcext:value-type="float">
            <text:p>196.8087188721</text:p>
          </table:table-cell>
          <table:table-cell office:value-type="float" office:value="103.461446601809" calcext:value-type="float">
            <text:p>103.461446601809</text:p>
          </table:table-cell>
          <table:table-cell table:formula="of:=([.B68]+[.D68]+[.F68]+[.H68]+[.J68])/5" office:value-type="float" office:value="207.558025915973" calcext:value-type="float">
            <text:p>207.558025915973</text:p>
          </table:table-cell>
          <table:table-cell table:formula="of:=STDEV([.C68];[.E68];[.G68];[.I68];[.K68])" office:value-type="float" office:value="37.5511572277341" calcext:value-type="float">
            <text:p>37.55115722773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.5936851978395" calcext:value-type="float">
            <text:p>83.5936851978395</text:p>
          </table:table-cell>
          <table:table-cell office:value-type="float" office:value="176.472582113271" calcext:value-type="float">
            <text:p>176.472582113271</text:p>
          </table:table-cell>
          <table:table-cell office:value-type="float" office:value="126.855081921562" calcext:value-type="float">
            <text:p>126.855081921562</text:p>
          </table:table-cell>
          <table:table-cell office:value-type="float" office:value="166.459748174085" calcext:value-type="float">
            <text:p>166.459748174085</text:p>
          </table:table-cell>
          <table:table-cell office:value-type="float" office:value="122.379581792029" calcext:value-type="float">
            <text:p>122.379581792029</text:p>
          </table:table-cell>
          <table:table-cell office:value-type="float" office:value="97.3172967949294" calcext:value-type="float">
            <text:p>97.3172967949294</text:p>
          </table:table-cell>
          <table:table-cell office:value-type="float" office:value="580.957232112153" calcext:value-type="float">
            <text:p>580.957232112153</text:p>
          </table:table-cell>
          <table:table-cell office:value-type="float" office:value="993.552767115093" calcext:value-type="float">
            <text:p>993.552767115093</text:p>
          </table:table-cell>
          <table:table-cell office:value-type="float" office:value="353.423961066937" calcext:value-type="float">
            <text:p>353.423961066937</text:p>
          </table:table-cell>
          <table:table-cell office:value-type="float" office:value="417.621694618249" calcext:value-type="float">
            <text:p>417.621694618249</text:p>
          </table:table-cell>
          <table:table-cell table:formula="of:=([.B69]+[.D69]+[.F69]+[.H69]+[.J69])/5" office:value-type="float" office:value="253.441908418104" calcext:value-type="float">
            <text:p>253.441908418104</text:p>
          </table:table-cell>
          <table:table-cell table:formula="of:=STDEV([.C69];[.E69];[.G69];[.I69];[.K69])" office:value-type="float" office:value="368.891185102022" calcext:value-type="float">
            <text:p>368.8911851020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.844041621684" calcext:value-type="float">
            <text:p>-3.844041621684</text:p>
          </table:table-cell>
          <table:table-cell office:value-type="float" office:value="1.63332334233781" calcext:value-type="float">
            <text:p>1.63332334233781</text:p>
          </table:table-cell>
          <table:table-cell office:value-type="float" office:value="-3.67439099720476" calcext:value-type="float">
            <text:p>-3.67439099720476</text:p>
          </table:table-cell>
          <table:table-cell office:value-type="float" office:value="1.34376521187141" calcext:value-type="float">
            <text:p>1.34376521187141</text:p>
          </table:table-cell>
          <table:table-cell office:value-type="float" office:value="-5.18272897175286" calcext:value-type="float">
            <text:p>-5.18272897175286</text:p>
          </table:table-cell>
          <table:table-cell office:value-type="float" office:value="1.51979657431116" calcext:value-type="float">
            <text:p>1.51979657431116</text:p>
          </table:table-cell>
          <table:table-cell office:value-type="float" office:value="-4.86183235758857" calcext:value-type="float">
            <text:p>-4.86183235758857</text:p>
          </table:table-cell>
          <table:table-cell office:value-type="float" office:value="1.75215201833326" calcext:value-type="float">
            <text:p>1.75215201833326</text:p>
          </table:table-cell>
          <table:table-cell office:value-type="float" office:value="-4.75041402180934" calcext:value-type="float">
            <text:p>-4.75041402180934</text:p>
          </table:table-cell>
          <table:table-cell office:value-type="float" office:value="2.11899011711541" calcext:value-type="float">
            <text:p>2.11899011711541</text:p>
          </table:table-cell>
          <table:table-cell table:formula="of:=([.B70]+[.D70]+[.F70]+[.H70]+[.J70])/5" office:value-type="float" office:value="-4.46268159400791" calcext:value-type="float">
            <text:p>-4.46268159400791</text:p>
          </table:table-cell>
          <table:table-cell table:formula="of:=STDEV([.C70];[.E70];[.G70];[.I70];[.K70])" office:value-type="float" office:value="0.290951656734213" calcext:value-type="float">
            <text:p>0.2909516567342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4086164385076" calcext:value-type="float">
            <text:p>0.14086164385076</text:p>
          </table:table-cell>
          <table:table-cell office:value-type="float" office:value="0.293560598313225" calcext:value-type="float">
            <text:p>0.293560598313225</text:p>
          </table:table-cell>
          <table:table-cell office:value-type="float" office:value="0.545568079238773" calcext:value-type="float">
            <text:p>0.545568079238773</text:p>
          </table:table-cell>
          <table:table-cell office:value-type="float" office:value="0.56926759258259" calcext:value-type="float">
            <text:p>0.56926759258259</text:p>
          </table:table-cell>
          <table:table-cell office:value-type="float" office:value="0.400541910635422" calcext:value-type="float">
            <text:p>0.400541910635422</text:p>
          </table:table-cell>
          <table:table-cell office:value-type="float" office:value="0.280579716557888" calcext:value-type="float">
            <text:p>0.280579716557888</text:p>
          </table:table-cell>
          <table:table-cell office:value-type="float" office:value="0.719341260336381" calcext:value-type="float">
            <text:p>0.719341260336381</text:p>
          </table:table-cell>
          <table:table-cell office:value-type="float" office:value="0.313030380884744" calcext:value-type="float">
            <text:p>0.313030380884744</text:p>
          </table:table-cell>
          <table:table-cell office:value-type="float" office:value="1.0351225654284" calcext:value-type="float">
            <text:p>1.0351225654284</text:p>
          </table:table-cell>
          <table:table-cell office:value-type="float" office:value="0.325885155490648" calcext:value-type="float">
            <text:p>0.325885155490648</text:p>
          </table:table-cell>
          <table:table-cell table:formula="of:=([.B71]+[.D71]+[.F71]+[.H71]+[.J71])/5" office:value-type="float" office:value="0.568287091897947" calcext:value-type="float">
            <text:p>0.568287091897947</text:p>
          </table:table-cell>
          <table:table-cell table:formula="of:=STDEV([.C71];[.E71];[.G71];[.I71];[.K71])" office:value-type="float" office:value="0.120231211039347" calcext:value-type="float">
            <text:p>0.120231211039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41980761196403" calcext:value-type="float">
            <text:p>0.241980761196403</text:p>
          </table:table-cell>
          <table:table-cell office:value-type="float" office:value="0.335265104014552" calcext:value-type="float">
            <text:p>0.335265104014552</text:p>
          </table:table-cell>
          <table:table-cell office:value-type="float" office:value="0.724268665714795" calcext:value-type="float">
            <text:p>0.724268665714795</text:p>
          </table:table-cell>
          <table:table-cell office:value-type="float" office:value="0.505710359611614" calcext:value-type="float">
            <text:p>0.505710359611614</text:p>
          </table:table-cell>
          <table:table-cell office:value-type="float" office:value="0.524997758014021" calcext:value-type="float">
            <text:p>0.524997758014021</text:p>
          </table:table-cell>
          <table:table-cell office:value-type="float" office:value="0.271065753823402" calcext:value-type="float">
            <text:p>0.271065753823402</text:p>
          </table:table-cell>
          <table:table-cell office:value-type="float" office:value="0.936455237013762" calcext:value-type="float">
            <text:p>0.936455237013762</text:p>
          </table:table-cell>
          <table:table-cell office:value-type="float" office:value="0.398421275426308" calcext:value-type="float">
            <text:p>0.398421275426308</text:p>
          </table:table-cell>
          <table:table-cell office:value-type="float" office:value="1.19877955913513" calcext:value-type="float">
            <text:p>1.19877955913513</text:p>
          </table:table-cell>
          <table:table-cell office:value-type="float" office:value="0.37646889949611" calcext:value-type="float">
            <text:p>0.37646889949611</text:p>
          </table:table-cell>
          <table:table-cell table:formula="of:=([.B72]+[.D72]+[.F72]+[.H72]+[.J72])/5" office:value-type="float" office:value="0.725296396214822" calcext:value-type="float">
            <text:p>0.725296396214822</text:p>
          </table:table-cell>
          <table:table-cell table:formula="of:=STDEV([.C72];[.E72];[.G72];[.I72];[.K72])" office:value-type="float" office:value="0.0865861273250619" calcext:value-type="float">
            <text:p>0.0865861273250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2348464488985" calcext:value-type="float">
            <text:p>8.2348464488985</text:p>
          </table:table-cell>
          <table:table-cell office:value-type="float" office:value="3.99868206342379" calcext:value-type="float">
            <text:p>3.99868206342379</text:p>
          </table:table-cell>
          <table:table-cell office:value-type="float" office:value="10.1937491553119" calcext:value-type="float">
            <text:p>10.1937491553119</text:p>
          </table:table-cell>
          <table:table-cell office:value-type="float" office:value="1.9681249666652" calcext:value-type="float">
            <text:p>1.9681249666652</text:p>
          </table:table-cell>
          <table:table-cell office:value-type="float" office:value="11.8924725055614" calcext:value-type="float">
            <text:p>11.8924725055614</text:p>
          </table:table-cell>
          <table:table-cell office:value-type="float" office:value="3.18415613815178" calcext:value-type="float">
            <text:p>3.18415613815178</text:p>
          </table:table-cell>
          <table:table-cell office:value-type="float" office:value="13.0923795472995" calcext:value-type="float">
            <text:p>13.0923795472995</text:p>
          </table:table-cell>
          <table:table-cell office:value-type="float" office:value="3.68716996577143" calcext:value-type="float">
            <text:p>3.68716996577143</text:p>
          </table:table-cell>
          <table:table-cell office:value-type="float" office:value="10.7267880439867" calcext:value-type="float">
            <text:p>10.7267880439867</text:p>
          </table:table-cell>
          <table:table-cell office:value-type="float" office:value="2.78708580364317" calcext:value-type="float">
            <text:p>2.78708580364317</text:p>
          </table:table-cell>
          <table:table-cell table:formula="of:=([.B73]+[.D73]+[.F73]+[.H73]+[.J73])/5" office:value-type="float" office:value="10.8280471402116" calcext:value-type="float">
            <text:p>10.8280471402116</text:p>
          </table:table-cell>
          <table:table-cell table:formula="of:=STDEV([.C73];[.E73];[.G73];[.I73];[.K73])" office:value-type="float" office:value="0.796147081937608" calcext:value-type="float">
            <text:p>0.7961470819376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860435038801" calcext:value-type="float">
            <text:p>1.1860435038801</text:p>
          </table:table-cell>
          <table:table-cell office:value-type="float" office:value="0.63830619883569" calcext:value-type="float">
            <text:p>0.63830619883569</text:p>
          </table:table-cell>
          <table:table-cell office:value-type="float" office:value="1.82474017426971" calcext:value-type="float">
            <text:p>1.82474017426971</text:p>
          </table:table-cell>
          <table:table-cell office:value-type="float" office:value="0.723758343044539" calcext:value-type="float">
            <text:p>0.723758343044539</text:p>
          </table:table-cell>
          <table:table-cell office:value-type="float" office:value="2.02259144612736" calcext:value-type="float">
            <text:p>2.02259144612736</text:p>
          </table:table-cell>
          <table:table-cell office:value-type="float" office:value="0.65500480345289" calcext:value-type="float">
            <text:p>0.65500480345289</text:p>
          </table:table-cell>
          <table:table-cell office:value-type="float" office:value="3.11408134869138" calcext:value-type="float">
            <text:p>3.11408134869138</text:p>
          </table:table-cell>
          <table:table-cell office:value-type="float" office:value="2.10815381606846" calcext:value-type="float">
            <text:p>2.10815381606846</text:p>
          </table:table-cell>
          <table:table-cell office:value-type="float" office:value="2.783601929744" calcext:value-type="float">
            <text:p>2.783601929744</text:p>
          </table:table-cell>
          <table:table-cell office:value-type="float" office:value="1.69969993554375" calcext:value-type="float">
            <text:p>1.69969993554375</text:p>
          </table:table-cell>
          <table:table-cell table:formula="of:=([.B74]+[.D74]+[.F74]+[.H74]+[.J74])/5" office:value-type="float" office:value="2.18621168054251" calcext:value-type="float">
            <text:p>2.18621168054251</text:p>
          </table:table-cell>
          <table:table-cell table:formula="of:=STDEV([.C74];[.E74];[.G74];[.I74];[.K74])" office:value-type="float" office:value="0.690586490088499" calcext:value-type="float">
            <text:p>0.6905864900884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62824107855525" calcext:value-type="float">
            <text:p>1.62824107855525</text:p>
          </table:table-cell>
          <table:table-cell office:value-type="float" office:value="0.853523381668124" calcext:value-type="float">
            <text:p>0.853523381668124</text:p>
          </table:table-cell>
          <table:table-cell office:value-type="float" office:value="1.25258484482676" calcext:value-type="float">
            <text:p>1.25258484482676</text:p>
          </table:table-cell>
          <table:table-cell office:value-type="float" office:value="0.627131467340182" calcext:value-type="float">
            <text:p>0.627131467340182</text:p>
          </table:table-cell>
          <table:table-cell office:value-type="float" office:value="0.655268143330571" calcext:value-type="float">
            <text:p>0.655268143330571</text:p>
          </table:table-cell>
          <table:table-cell office:value-type="float" office:value="0.301531946920136" calcext:value-type="float">
            <text:p>0.301531946920136</text:p>
          </table:table-cell>
          <table:table-cell office:value-type="float" office:value="0.937780666209191" calcext:value-type="float">
            <text:p>0.937780666209191</text:p>
          </table:table-cell>
          <table:table-cell office:value-type="float" office:value="0.715167406111339" calcext:value-type="float">
            <text:p>0.715167406111339</text:p>
          </table:table-cell>
          <table:table-cell office:value-type="float" office:value="0.909380473693333" calcext:value-type="float">
            <text:p>0.909380473693333</text:p>
          </table:table-cell>
          <table:table-cell office:value-type="float" office:value="0.842773797593142" calcext:value-type="float">
            <text:p>0.842773797593142</text:p>
          </table:table-cell>
          <table:table-cell table:formula="of:=([.B75]+[.D75]+[.F75]+[.H75]+[.J75])/5" office:value-type="float" office:value="1.07665104132302" calcext:value-type="float">
            <text:p>1.07665104132302</text:p>
          </table:table-cell>
          <table:table-cell table:formula="of:=STDEV([.C75];[.E75];[.G75];[.I75];[.K75])" office:value-type="float" office:value="0.225365612551643" calcext:value-type="float">
            <text:p>0.2253656125516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.6931339264" calcext:value-type="float">
            <text:p>46.6931339264</text:p>
          </table:table-cell>
          <table:table-cell office:value-type="float" office:value="8.03706807331934" calcext:value-type="float">
            <text:p>8.03706807331934</text:p>
          </table:table-cell>
          <table:table-cell office:value-type="float" office:value="18.8996969404619" calcext:value-type="float">
            <text:p>18.8996969404619</text:p>
          </table:table-cell>
          <table:table-cell office:value-type="float" office:value="7.18342533089117" calcext:value-type="float">
            <text:p>7.18342533089117</text:p>
          </table:table-cell>
          <table:table-cell office:value-type="float" office:value="37.4094567980143" calcext:value-type="float">
            <text:p>37.4094567980143</text:p>
          </table:table-cell>
          <table:table-cell office:value-type="float" office:value="2.87755393660606" calcext:value-type="float">
            <text:p>2.87755393660606</text:p>
          </table:table-cell>
          <table:table-cell office:value-type="float" office:value="33.6690352757809" calcext:value-type="float">
            <text:p>33.6690352757809</text:p>
          </table:table-cell>
          <table:table-cell office:value-type="float" office:value="12.2404586968797" calcext:value-type="float">
            <text:p>12.2404586968797</text:p>
          </table:table-cell>
          <table:table-cell office:value-type="float" office:value="23.5932881673113" calcext:value-type="float">
            <text:p>23.5932881673113</text:p>
          </table:table-cell>
          <table:table-cell office:value-type="float" office:value="7.85328813174371" calcext:value-type="float">
            <text:p>7.85328813174371</text:p>
          </table:table-cell>
          <table:table-cell table:formula="of:=([.B76]+[.D76]+[.F76]+[.H76]+[.J76])/5" office:value-type="float" office:value="32.0529222215937" calcext:value-type="float">
            <text:p>32.0529222215937</text:p>
          </table:table-cell>
          <table:table-cell table:formula="of:=STDEV([.C76];[.E76];[.G76];[.I76];[.K76])" office:value-type="float" office:value="3.32628601340014" calcext:value-type="float">
            <text:p>3.326286013400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.88438034057" calcext:value-type="float">
            <text:p>52.88438034057</text:p>
          </table:table-cell>
          <table:table-cell office:value-type="float" office:value="8.51934193510118" calcext:value-type="float">
            <text:p>8.51934193510118</text:p>
          </table:table-cell>
          <table:table-cell office:value-type="float" office:value="25.514236177719" calcext:value-type="float">
            <text:p>25.514236177719</text:p>
          </table:table-cell>
          <table:table-cell office:value-type="float" office:value="7.95762918144458" calcext:value-type="float">
            <text:p>7.95762918144458</text:p>
          </table:table-cell>
          <table:table-cell office:value-type="float" office:value="45.2125249590143" calcext:value-type="float">
            <text:p>45.2125249590143</text:p>
          </table:table-cell>
          <table:table-cell office:value-type="float" office:value="2.81103512589237" calcext:value-type="float">
            <text:p>2.81103512589237</text:p>
          </table:table-cell>
          <table:table-cell office:value-type="float" office:value="42.2725365048429" calcext:value-type="float">
            <text:p>42.2725365048429</text:p>
          </table:table-cell>
          <table:table-cell office:value-type="float" office:value="11.5236044301445" calcext:value-type="float">
            <text:p>11.5236044301445</text:p>
          </table:table-cell>
          <table:table-cell office:value-type="float" office:value="31.32052199047" calcext:value-type="float">
            <text:p>31.32052199047</text:p>
          </table:table-cell>
          <table:table-cell office:value-type="float" office:value="8.89642379737582" calcext:value-type="float">
            <text:p>8.89642379737582</text:p>
          </table:table-cell>
          <table:table-cell table:formula="of:=([.B77]+[.D77]+[.F77]+[.H77]+[.J77])/5" office:value-type="float" office:value="39.4408399945232" calcext:value-type="float">
            <text:p>39.4408399945232</text:p>
          </table:table-cell>
          <table:table-cell table:formula="of:=STDEV([.C77];[.E77];[.G77];[.I77];[.K77])" office:value-type="float" office:value="3.17801757496051" calcext:value-type="float">
            <text:p>3.178017574960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.029045105" calcext:value-type="float">
            <text:p>194.029045105</text:p>
          </table:table-cell>
          <table:table-cell office:value-type="float" office:value="15.2825081742536" calcext:value-type="float">
            <text:p>15.2825081742536</text:p>
          </table:table-cell>
          <table:table-cell office:value-type="float" office:value="154.963824317524" calcext:value-type="float">
            <text:p>154.963824317524</text:p>
          </table:table-cell>
          <table:table-cell office:value-type="float" office:value="12.5867720039817" calcext:value-type="float">
            <text:p>12.5867720039817</text:p>
          </table:table-cell>
          <table:table-cell office:value-type="float" office:value="194.872964041571" calcext:value-type="float">
            <text:p>194.872964041571</text:p>
          </table:table-cell>
          <table:table-cell office:value-type="float" office:value="16.07089291068" calcext:value-type="float">
            <text:p>16.07089291068</text:p>
          </table:table-cell>
          <table:table-cell office:value-type="float" office:value="191.514319283667" calcext:value-type="float">
            <text:p>191.514319283667</text:p>
          </table:table-cell>
          <table:table-cell office:value-type="float" office:value="19.5696102099858" calcext:value-type="float">
            <text:p>19.5696102099858</text:p>
          </table:table-cell>
          <table:table-cell office:value-type="float" office:value="184.557767741013" calcext:value-type="float">
            <text:p>184.557767741013</text:p>
          </table:table-cell>
          <table:table-cell office:value-type="float" office:value="37.4997605164976" calcext:value-type="float">
            <text:p>37.4997605164976</text:p>
          </table:table-cell>
          <table:table-cell table:formula="of:=([.B78]+[.D78]+[.F78]+[.H78]+[.J78])/5" office:value-type="float" office:value="183.987584097755" calcext:value-type="float">
            <text:p>183.987584097755</text:p>
          </table:table-cell>
          <table:table-cell table:formula="of:=STDEV([.C78];[.E78];[.G78];[.I78];[.K78])" office:value-type="float" office:value="9.98588477213403" calcext:value-type="float">
            <text:p>9.985884772134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90.22513275145" calcext:value-type="float">
            <text:p>1090.22513275145</text:p>
          </table:table-cell>
          <table:table-cell office:value-type="float" office:value="428.648843232074" calcext:value-type="float">
            <text:p>428.648843232074</text:p>
          </table:table-cell>
          <table:table-cell office:value-type="float" office:value="467.275815691286" calcext:value-type="float">
            <text:p>467.275815691286</text:p>
          </table:table-cell>
          <table:table-cell office:value-type="float" office:value="323.412874712812" calcext:value-type="float">
            <text:p>323.412874712812</text:p>
          </table:table-cell>
          <table:table-cell office:value-type="float" office:value="1020.21664864714" calcext:value-type="float">
            <text:p>1020.21664864714</text:p>
          </table:table-cell>
          <table:table-cell office:value-type="float" office:value="226.560825638992" calcext:value-type="float">
            <text:p>226.560825638992</text:p>
          </table:table-cell>
          <table:table-cell office:value-type="float" office:value="1073.6452578589" calcext:value-type="float">
            <text:p>1073.6452578589</text:p>
          </table:table-cell>
          <table:table-cell office:value-type="float" office:value="502.656650317339" calcext:value-type="float">
            <text:p>502.656650317339</text:p>
          </table:table-cell>
          <table:table-cell office:value-type="float" office:value="750.7690012614" calcext:value-type="float">
            <text:p>750.7690012614</text:p>
          </table:table-cell>
          <table:table-cell office:value-type="float" office:value="404.157241538437" calcext:value-type="float">
            <text:p>404.157241538437</text:p>
          </table:table-cell>
          <table:table-cell table:formula="of:=([.B79]+[.D79]+[.F79]+[.H79]+[.J79])/5" office:value-type="float" office:value="880.426371242035" calcext:value-type="float">
            <text:p>880.426371242035</text:p>
          </table:table-cell>
          <table:table-cell table:formula="of:=STDEV([.C79];[.E79];[.G79];[.I79];[.K79])" office:value-type="float" office:value="105.709743670996" calcext:value-type="float">
            <text:p>105.7097436709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0.000119150801766297" calcext:value-type="float">
            <text:p>1.19E-04</text:p>
          </table:table-cell>
          <table:table-cell table:style-name="ce4" office:value-type="float" office:value="0.000508485401810215" calcext:value-type="float">
            <text:p>5.08E-04</text:p>
          </table:table-cell>
          <table:table-cell table:style-name="ce3" office:value-type="float" office:value="0.00031843078508244" calcext:value-type="float">
            <text:p>3.18E-04</text:p>
          </table:table-cell>
          <table:table-cell table:style-name="ce4" office:value-type="float" office:value="0.000881645375144948" calcext:value-type="float">
            <text:p>8.82E-04</text:p>
          </table:table-cell>
          <table:table-cell table:style-name="ce3" office:value-type="float" office:value="0.0000000000864392119164517" calcext:value-type="float">
            <text:p>8.64E-11</text:p>
          </table:table-cell>
          <table:table-cell table:style-name="ce4" office:value-type="float" office:value="0.000000000311660583622942" calcext:value-type="float">
            <text:p>3.12E-10</text:p>
          </table:table-cell>
          <table:table-cell table:style-name="ce3" office:value-type="float" office:value="1.12511894351524E-016" calcext:value-type="float">
            <text:p>1.13E-16</text:p>
          </table:table-cell>
          <table:table-cell table:style-name="ce4" office:value-type="float" office:value="4.12559824855197E-018" calcext:value-type="float">
            <text:p>4.13E-18</text:p>
          </table:table-cell>
          <table:table-cell table:style-name="ce3" office:value-type="float" office:value="0.0000115292420707938" calcext:value-type="float">
            <text:p>1.15E-05</text:p>
          </table:table-cell>
          <table:table-cell table:style-name="ce4" office:value-type="float" office:value="0.000017858509245477" calcext:value-type="float">
            <text:p>1.79E-05</text:p>
          </table:table-cell>
          <table:table-cell table:formula="of:=([.B80]+[.D80]+[.F80]+[.H80]+[.J80])/5" office:value-type="float" office:value="0.000089822183071771" calcext:value-type="float">
            <text:p>8.9822183071771E-05</text:p>
          </table:table-cell>
          <table:table-cell table:formula="of:=STDEV([.C80];[.E80];[.G80];[.I80];[.K80])" office:value-type="float" office:value="0.000399902474418469" calcext:value-type="float">
            <text:p>0.0003999024744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.0769778966905" calcext:value-type="float">
            <text:p>17.0769778966905</text:p>
          </table:table-cell>
          <table:table-cell office:value-type="float" office:value="7.30367825250186" calcext:value-type="float">
            <text:p>7.30367825250186</text:p>
          </table:table-cell>
          <table:table-cell office:value-type="float" office:value="9.83006118592333" calcext:value-type="float">
            <text:p>9.83006118592333</text:p>
          </table:table-cell>
          <table:table-cell office:value-type="float" office:value="2.48321044158153" calcext:value-type="float">
            <text:p>2.48321044158153</text:p>
          </table:table-cell>
          <table:table-cell office:value-type="float" office:value="11.9777710437679" calcext:value-type="float">
            <text:p>11.9777710437679</text:p>
          </table:table-cell>
          <table:table-cell office:value-type="float" office:value="4.02606947457985" calcext:value-type="float">
            <text:p>4.02606947457985</text:p>
          </table:table-cell>
          <table:table-cell office:value-type="float" office:value="9.71125448318047" calcext:value-type="float">
            <text:p>9.71125448318047</text:p>
          </table:table-cell>
          <table:table-cell office:value-type="float" office:value="3.18206482884536" calcext:value-type="float">
            <text:p>3.18206482884536</text:p>
          </table:table-cell>
          <table:table-cell office:value-type="float" office:value="6.94847249984573" calcext:value-type="float">
            <text:p>6.94847249984573</text:p>
          </table:table-cell>
          <table:table-cell office:value-type="float" office:value="3.7091814986563" calcext:value-type="float">
            <text:p>3.7091814986563</text:p>
          </table:table-cell>
          <table:table-cell table:formula="of:=([.B81]+[.D81]+[.F81]+[.H81]+[.J81])/5" office:value-type="float" office:value="11.1089074218816" calcext:value-type="float">
            <text:p>11.1089074218816</text:p>
          </table:table-cell>
          <table:table-cell table:formula="of:=STDEV([.C81];[.E81];[.G81];[.I81];[.K81])" office:value-type="float" office:value="1.86212464194383" calcext:value-type="float">
            <text:p>1.862124641943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.68029460907" calcext:value-type="float">
            <text:p>29.68029460907</text:p>
          </table:table-cell>
          <table:table-cell office:value-type="float" office:value="6.42065550274477" calcext:value-type="float">
            <text:p>6.42065550274477</text:p>
          </table:table-cell>
          <table:table-cell office:value-type="float" office:value="15.2909651256762" calcext:value-type="float">
            <text:p>15.2909651256762</text:p>
          </table:table-cell>
          <table:table-cell office:value-type="float" office:value="3.20974316905683" calcext:value-type="float">
            <text:p>3.20974316905683</text:p>
          </table:table-cell>
          <table:table-cell office:value-type="float" office:value="27.0503281184571" calcext:value-type="float">
            <text:p>27.0503281184571</text:p>
          </table:table-cell>
          <table:table-cell office:value-type="float" office:value="6.32039095280936" calcext:value-type="float">
            <text:p>6.32039095280936</text:p>
          </table:table-cell>
          <table:table-cell office:value-type="float" office:value="20.1132745742905" calcext:value-type="float">
            <text:p>20.1132745742905</text:p>
          </table:table-cell>
          <table:table-cell office:value-type="float" office:value="7.52636580244596" calcext:value-type="float">
            <text:p>7.52636580244596</text:p>
          </table:table-cell>
          <table:table-cell office:value-type="float" office:value="13.262245718646" calcext:value-type="float">
            <text:p>13.262245718646</text:p>
          </table:table-cell>
          <table:table-cell office:value-type="float" office:value="3.48449908938965" calcext:value-type="float">
            <text:p>3.48449908938965</text:p>
          </table:table-cell>
          <table:table-cell table:formula="of:=([.B82]+[.D82]+[.F82]+[.H82]+[.J82])/5" office:value-type="float" office:value="21.079421629228" calcext:value-type="float">
            <text:p>21.079421629228</text:p>
          </table:table-cell>
          <table:table-cell table:formula="of:=STDEV([.C82];[.E82];[.G82];[.I82];[.K82])" office:value-type="float" office:value="1.92849444748544" calcext:value-type="float">
            <text:p>1.928494447485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6.39325180055" calcext:value-type="float">
            <text:p>276.39325180055</text:p>
          </table:table-cell>
          <table:table-cell office:value-type="float" office:value="83.623001999062" calcext:value-type="float">
            <text:p>83.623001999062</text:p>
          </table:table-cell>
          <table:table-cell office:value-type="float" office:value="187.208967299619" calcext:value-type="float">
            <text:p>187.208967299619</text:p>
          </table:table-cell>
          <table:table-cell office:value-type="float" office:value="53.8049208265787" calcext:value-type="float">
            <text:p>53.8049208265787</text:p>
          </table:table-cell>
          <table:table-cell office:value-type="float" office:value="323.373768397786" calcext:value-type="float">
            <text:p>323.373768397786</text:p>
          </table:table-cell>
          <table:table-cell office:value-type="float" office:value="119.306001213359" calcext:value-type="float">
            <text:p>119.306001213359</text:p>
          </table:table-cell>
          <table:table-cell office:value-type="float" office:value="321.916268485" calcext:value-type="float">
            <text:p>321.916268485</text:p>
          </table:table-cell>
          <table:table-cell office:value-type="float" office:value="136.266933022661" calcext:value-type="float">
            <text:p>136.266933022661</text:p>
          </table:table-cell>
          <table:table-cell office:value-type="float" office:value="212.044050598067" calcext:value-type="float">
            <text:p>212.044050598067</text:p>
          </table:table-cell>
          <table:table-cell office:value-type="float" office:value="91.690314515119" calcext:value-type="float">
            <text:p>91.690314515119</text:p>
          </table:table-cell>
          <table:table-cell table:formula="of:=([.B83]+[.D83]+[.F83]+[.H83]+[.J83])/5" office:value-type="float" office:value="264.187261316204" calcext:value-type="float">
            <text:p>264.187261316204</text:p>
          </table:table-cell>
          <table:table-cell table:formula="of:=STDEV([.C83];[.E83];[.G83];[.I83];[.K83])" office:value-type="float" office:value="32.0639296733928" calcext:value-type="float">
            <text:p>32.06392967339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0.2007629393" calcext:value-type="float">
            <text:p>1450.2007629393</text:p>
          </table:table-cell>
          <table:table-cell office:value-type="float" office:value="818.682221184592" calcext:value-type="float">
            <text:p>818.682221184592</text:p>
          </table:table-cell>
          <table:table-cell office:value-type="float" office:value="324.307360694524" calcext:value-type="float">
            <text:p>324.307360694524</text:p>
          </table:table-cell>
          <table:table-cell office:value-type="float" office:value="155.48652510373" calcext:value-type="float">
            <text:p>155.48652510373</text:p>
          </table:table-cell>
          <table:table-cell office:value-type="float" office:value="1704.8819710875" calcext:value-type="float">
            <text:p>1704.8819710875</text:p>
          </table:table-cell>
          <table:table-cell office:value-type="float" office:value="864.525886402683" calcext:value-type="float">
            <text:p>864.525886402683</text:p>
          </table:table-cell>
          <table:table-cell office:value-type="float" office:value="1275.49247923429" calcext:value-type="float">
            <text:p>1275.49247923429</text:p>
          </table:table-cell>
          <table:table-cell office:value-type="float" office:value="1256.08670030419" calcext:value-type="float">
            <text:p>1256.08670030419</text:p>
          </table:table-cell>
          <table:table-cell office:value-type="float" office:value="415.614925130133" calcext:value-type="float">
            <text:p>415.614925130133</text:p>
          </table:table-cell>
          <table:table-cell office:value-type="float" office:value="210.287200667409" calcext:value-type="float">
            <text:p>210.287200667409</text:p>
          </table:table-cell>
          <table:table-cell table:formula="of:=([.B84]+[.D84]+[.F84]+[.H84]+[.J84])/5" office:value-type="float" office:value="1034.09949981715" calcext:value-type="float">
            <text:p>1034.09949981715</text:p>
          </table:table-cell>
          <table:table-cell table:formula="of:=STDEV([.C84];[.E84];[.G84];[.I84];[.K84])" office:value-type="float" office:value="468.801810479968" calcext:value-type="float">
            <text:p>468.8018104799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127015322447" calcext:value-type="float">
            <text:p>2.127015322447</text:p>
          </table:table-cell>
          <table:table-cell office:value-type="float" office:value="0.522895135806154" calcext:value-type="float">
            <text:p>0.522895135806154</text:p>
          </table:table-cell>
          <table:table-cell office:value-type="float" office:value="2.83838211354714" calcext:value-type="float">
            <text:p>2.83838211354714</text:p>
          </table:table-cell>
          <table:table-cell office:value-type="float" office:value="0.500587508098688" calcext:value-type="float">
            <text:p>0.500587508098688</text:p>
          </table:table-cell>
          <table:table-cell office:value-type="float" office:value="1.88124018056" calcext:value-type="float">
            <text:p>1.88124018056</text:p>
          </table:table-cell>
          <table:table-cell office:value-type="float" office:value="0.327002005218095" calcext:value-type="float">
            <text:p>0.327002005218095</text:p>
          </table:table-cell>
          <table:table-cell office:value-type="float" office:value="1.64702229272714" calcext:value-type="float">
            <text:p>1.64702229272714</text:p>
          </table:table-cell>
          <table:table-cell office:value-type="float" office:value="0.306917559860284" calcext:value-type="float">
            <text:p>0.306917559860284</text:p>
          </table:table-cell>
          <table:table-cell office:value-type="float" office:value="2.84525732994067" calcext:value-type="float">
            <text:p>2.84525732994067</text:p>
          </table:table-cell>
          <table:table-cell office:value-type="float" office:value="0.736589828343222" calcext:value-type="float">
            <text:p>0.736589828343222</text:p>
          </table:table-cell>
          <table:table-cell table:formula="of:=([.B85]+[.D85]+[.F85]+[.H85]+[.J85])/5" office:value-type="float" office:value="2.26778344784439" calcext:value-type="float">
            <text:p>2.26778344784439</text:p>
          </table:table-cell>
          <table:table-cell table:formula="of:=STDEV([.C85];[.E85];[.G85];[.I85];[.K85])" office:value-type="float" office:value="0.174256188228461" calcext:value-type="float">
            <text:p>0.1742561882284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.54393086434" calcext:value-type="float">
            <text:p>20.54393086434</text:p>
          </table:table-cell>
          <table:table-cell office:value-type="float" office:value="2.32967069364738" calcext:value-type="float">
            <text:p>2.32967069364738</text:p>
          </table:table-cell>
          <table:table-cell office:value-type="float" office:value="18.7136460258857" calcext:value-type="float">
            <text:p>18.7136460258857</text:p>
          </table:table-cell>
          <table:table-cell office:value-type="float" office:value="1.65000569846635" calcext:value-type="float">
            <text:p>1.65000569846635</text:p>
          </table:table-cell>
          <table:table-cell office:value-type="float" office:value="17.9511993272" calcext:value-type="float">
            <text:p>17.9511993272</text:p>
          </table:table-cell>
          <table:table-cell office:value-type="float" office:value="2.1878104208399" calcext:value-type="float">
            <text:p>2.1878104208399</text:p>
          </table:table-cell>
          <table:table-cell office:value-type="float" office:value="19.8940916515429" calcext:value-type="float">
            <text:p>19.8940916515429</text:p>
          </table:table-cell>
          <table:table-cell office:value-type="float" office:value="2.90256876538868" calcext:value-type="float">
            <text:p>2.90256876538868</text:p>
          </table:table-cell>
          <table:table-cell office:value-type="float" office:value="20.9710373560533" calcext:value-type="float">
            <text:p>20.9710373560533</text:p>
          </table:table-cell>
          <table:table-cell office:value-type="float" office:value="3.61090039563215" calcext:value-type="float">
            <text:p>3.61090039563215</text:p>
          </table:table-cell>
          <table:table-cell table:formula="of:=([.B86]+[.D86]+[.F86]+[.H86]+[.J86])/5" office:value-type="float" office:value="19.6147810450044" calcext:value-type="float">
            <text:p>19.6147810450044</text:p>
          </table:table-cell>
          <table:table-cell table:formula="of:=STDEV([.C86];[.E86];[.G86];[.I86];[.K86])" office:value-type="float" office:value="0.748093745054259" calcext:value-type="float">
            <text:p>0.7480937450542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.659392929085" calcext:value-type="float">
            <text:p>20.659392929085</text:p>
          </table:table-cell>
          <table:table-cell office:value-type="float" office:value="1.46045395778684" calcext:value-type="float">
            <text:p>1.46045395778684</text:p>
          </table:table-cell>
          <table:table-cell office:value-type="float" office:value="18.8107546851619" calcext:value-type="float">
            <text:p>18.8107546851619</text:p>
          </table:table-cell>
          <table:table-cell office:value-type="float" office:value="1.41189698143376" calcext:value-type="float">
            <text:p>1.41189698143376</text:p>
          </table:table-cell>
          <table:table-cell office:value-type="float" office:value="18.6254704339" calcext:value-type="float">
            <text:p>18.6254704339</text:p>
          </table:table-cell>
          <table:table-cell office:value-type="float" office:value="1.73963574435282" calcext:value-type="float">
            <text:p>1.73963574435282</text:p>
          </table:table-cell>
          <table:table-cell office:value-type="float" office:value="20.5011131649952" calcext:value-type="float">
            <text:p>20.5011131649952</text:p>
          </table:table-cell>
          <table:table-cell office:value-type="float" office:value="2.30474024315814" calcext:value-type="float">
            <text:p>2.30474024315814</text:p>
          </table:table-cell>
          <table:table-cell office:value-type="float" office:value="21.6237608591667" calcext:value-type="float">
            <text:p>21.6237608591667</text:p>
          </table:table-cell>
          <table:table-cell office:value-type="float" office:value="2.79862489625792" calcext:value-type="float">
            <text:p>2.79862489625792</text:p>
          </table:table-cell>
          <table:table-cell table:formula="of:=([.B87]+[.D87]+[.F87]+[.H87]+[.J87])/5" office:value-type="float" office:value="20.0440984144618" calcext:value-type="float">
            <text:p>20.0440984144618</text:p>
          </table:table-cell>
          <table:table-cell table:formula="of:=STDEV([.C87];[.E87];[.G87];[.I87];[.K87])" office:value-type="float" office:value="0.595656793279757" calcext:value-type="float">
            <text:p>0.5956567932797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.30754241944" calcext:value-type="float">
            <text:p>38.30754241944</text:p>
          </table:table-cell>
          <table:table-cell office:value-type="float" office:value="1.18612558729203" calcext:value-type="float">
            <text:p>1.18612558729203</text:p>
          </table:table-cell>
          <table:table-cell office:value-type="float" office:value="38.8035040355905" calcext:value-type="float">
            <text:p>38.8035040355905</text:p>
          </table:table-cell>
          <table:table-cell office:value-type="float" office:value="1.37930957618198" calcext:value-type="float">
            <text:p>1.37930957618198</text:p>
          </table:table-cell>
          <table:table-cell office:value-type="float" office:value="38.2930502210357" calcext:value-type="float">
            <text:p>38.2930502210357</text:p>
          </table:table-cell>
          <table:table-cell office:value-type="float" office:value="0.951630322243134" calcext:value-type="float">
            <text:p>0.951630322243134</text:p>
          </table:table-cell>
          <table:table-cell office:value-type="float" office:value="37.5032103402238" calcext:value-type="float">
            <text:p>37.5032103402238</text:p>
          </table:table-cell>
          <table:table-cell office:value-type="float" office:value="1.46140523500613" calcext:value-type="float">
            <text:p>1.46140523500613</text:p>
          </table:table-cell>
          <table:table-cell office:value-type="float" office:value="38.4715891520267" calcext:value-type="float">
            <text:p>38.4715891520267</text:p>
          </table:table-cell>
          <table:table-cell office:value-type="float" office:value="1.3067399171214" calcext:value-type="float">
            <text:p>1.3067399171214</text:p>
          </table:table-cell>
          <table:table-cell table:formula="of:=([.B88]+[.D88]+[.F88]+[.H88]+[.J88])/5" office:value-type="float" office:value="38.2757792336633" calcext:value-type="float">
            <text:p>38.2757792336633</text:p>
          </table:table-cell>
          <table:table-cell table:formula="of:=STDEV([.C88];[.E88];[.G88];[.I88];[.K88])" office:value-type="float" office:value="0.198424422309441" calcext:value-type="float">
            <text:p>0.1984244223094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.17314891816" calcext:value-type="float">
            <text:p>83.17314891816</text:p>
          </table:table-cell>
          <table:table-cell office:value-type="float" office:value="20.6611865383887" calcext:value-type="float">
            <text:p>20.6611865383887</text:p>
          </table:table-cell>
          <table:table-cell office:value-type="float" office:value="40.0900431133524" calcext:value-type="float">
            <text:p>40.0900431133524</text:p>
          </table:table-cell>
          <table:table-cell office:value-type="float" office:value="7.26502230275276" calcext:value-type="float">
            <text:p>7.26502230275276</text:p>
          </table:table-cell>
          <table:table-cell office:value-type="float" office:value="68.4763390677286" calcext:value-type="float">
            <text:p>68.4763390677286</text:p>
          </table:table-cell>
          <table:table-cell office:value-type="float" office:value="17.2846535068769" calcext:value-type="float">
            <text:p>17.2846535068769</text:p>
          </table:table-cell>
          <table:table-cell office:value-type="float" office:value="66.4592662992857" calcext:value-type="float">
            <text:p>66.4592662992857</text:p>
          </table:table-cell>
          <table:table-cell office:value-type="float" office:value="15.9050770624338" calcext:value-type="float">
            <text:p>15.9050770624338</text:p>
          </table:table-cell>
          <table:table-cell office:value-type="float" office:value="63.1964996338067" calcext:value-type="float">
            <text:p>63.1964996338067</text:p>
          </table:table-cell>
          <table:table-cell office:value-type="float" office:value="19.0735088599997" calcext:value-type="float">
            <text:p>19.0735088599997</text:p>
          </table:table-cell>
          <table:table-cell table:formula="of:=([.B89]+[.D89]+[.F89]+[.H89]+[.J89])/5" office:value-type="float" office:value="64.2790594064667" calcext:value-type="float">
            <text:p>64.2790594064667</text:p>
          </table:table-cell>
          <table:table-cell table:formula="of:=STDEV([.C89];[.E89];[.G89];[.I89];[.K89])" office:value-type="float" office:value="5.22314844937733" calcext:value-type="float">
            <text:p>5.223148449377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868633961699606" calcext:value-type="float">
            <text:p>0.008686339616996</text:p>
          </table:table-cell>
          <table:table-cell office:value-type="float" office:value="0.00638858842784101" calcext:value-type="float">
            <text:p>0.006388588427841</text:p>
          </table:table-cell>
          <table:table-cell office:value-type="float" office:value="0.0363215555747329" calcext:value-type="float">
            <text:p>0.036321555574733</text:p>
          </table:table-cell>
          <table:table-cell office:value-type="float" office:value="0.0239839675290683" calcext:value-type="float">
            <text:p>0.023983967529068</text:p>
          </table:table-cell>
          <table:table-cell office:value-type="float" office:value="0.00559660740067557" calcext:value-type="float">
            <text:p>0.005596607400676</text:p>
          </table:table-cell>
          <table:table-cell office:value-type="float" office:value="0.0027599317707982" calcext:value-type="float">
            <text:p>0.002759931770798</text:p>
          </table:table-cell>
          <table:table-cell office:value-type="float" office:value="0.00372639105639968" calcext:value-type="float">
            <text:p>0.0037263910564</text:p>
          </table:table-cell>
          <table:table-cell office:value-type="float" office:value="0.00185055838204155" calcext:value-type="float">
            <text:p>0.001850558382042</text:p>
          </table:table-cell>
          <table:table-cell office:value-type="float" office:value="0.0212903223931753" calcext:value-type="float">
            <text:p>0.021290322393175</text:p>
          </table:table-cell>
          <table:table-cell office:value-type="float" office:value="0.0123039802512518" calcext:value-type="float">
            <text:p>0.012303980251252</text:p>
          </table:table-cell>
          <table:table-cell table:formula="of:=([.B90]+[.D90]+[.F90]+[.H90]+[.J90])/5" office:value-type="float" office:value="0.0151242432083959" calcext:value-type="float">
            <text:p>0.015124243208396</text:p>
          </table:table-cell>
          <table:table-cell table:formula="of:=STDEV([.C90];[.E90];[.G90];[.I90];[.K90])" office:value-type="float" office:value="0.00910030092703736" calcext:value-type="float">
            <text:p>0.009100300927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389933802188" calcext:value-type="float">
            <text:p>0.2389933802188</text:p>
          </table:table-cell>
          <table:table-cell office:value-type="float" office:value="0.0368877301400512" calcext:value-type="float">
            <text:p>0.036887730140051</text:p>
          </table:table-cell>
          <table:table-cell office:value-type="float" office:value="0.377101224093238" calcext:value-type="float">
            <text:p>0.377101224093238</text:p>
          </table:table-cell>
          <table:table-cell office:value-type="float" office:value="0.0604214524087316" calcext:value-type="float">
            <text:p>0.060421452408732</text:p>
          </table:table-cell>
          <table:table-cell office:value-type="float" office:value="0.254451681460714" calcext:value-type="float">
            <text:p>0.254451681460714</text:p>
          </table:table-cell>
          <table:table-cell office:value-type="float" office:value="0.0417450198099501" calcext:value-type="float">
            <text:p>0.04174501980995</text:p>
          </table:table-cell>
          <table:table-cell office:value-type="float" office:value="0.350017700876524" calcext:value-type="float">
            <text:p>0.350017700876524</text:p>
          </table:table-cell>
          <table:table-cell office:value-type="float" office:value="0.0811099669003839" calcext:value-type="float">
            <text:p>0.081109966900384</text:p>
          </table:table-cell>
          <table:table-cell office:value-type="float" office:value="0.367169682184933" calcext:value-type="float">
            <text:p>0.367169682184933</text:p>
          </table:table-cell>
          <table:table-cell office:value-type="float" office:value="0.0699088440845287" calcext:value-type="float">
            <text:p>0.069908844084529</text:p>
          </table:table-cell>
          <table:table-cell table:formula="of:=([.B91]+[.D91]+[.F91]+[.H91]+[.J91])/5" office:value-type="float" office:value="0.317546733766842" calcext:value-type="float">
            <text:p>0.317546733766842</text:p>
          </table:table-cell>
          <table:table-cell table:formula="of:=STDEV([.C91];[.E91];[.G91];[.I91];[.K91])" office:value-type="float" office:value="0.0186527868076244" calcext:value-type="float">
            <text:p>0.0186527868076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4976634979235" calcext:value-type="float">
            <text:p>0.24976634979235</text:p>
          </table:table-cell>
          <table:table-cell office:value-type="float" office:value="0.0375275649169379" calcext:value-type="float">
            <text:p>0.037527564916938</text:p>
          </table:table-cell>
          <table:table-cell office:value-type="float" office:value="0.375844790821857" calcext:value-type="float">
            <text:p>0.375844790821857</text:p>
          </table:table-cell>
          <table:table-cell office:value-type="float" office:value="0.049309870200669" calcext:value-type="float">
            <text:p>0.049309870200669</text:p>
          </table:table-cell>
          <table:table-cell office:value-type="float" office:value="0.274036607572071" calcext:value-type="float">
            <text:p>0.274036607572071</text:p>
          </table:table-cell>
          <table:table-cell office:value-type="float" office:value="0.0343864754578922" calcext:value-type="float">
            <text:p>0.034386475457892</text:p>
          </table:table-cell>
          <table:table-cell office:value-type="float" office:value="0.364946389482143" calcext:value-type="float">
            <text:p>0.364946389482143</text:p>
          </table:table-cell>
          <table:table-cell office:value-type="float" office:value="0.0809451840566248" calcext:value-type="float">
            <text:p>0.080945184056625</text:p>
          </table:table-cell>
          <table:table-cell office:value-type="float" office:value="0.382551352183" calcext:value-type="float">
            <text:p>0.382551352183</text:p>
          </table:table-cell>
          <table:table-cell office:value-type="float" office:value="0.0734412252214386" calcext:value-type="float">
            <text:p>0.073441225221439</text:p>
          </table:table-cell>
          <table:table-cell table:formula="of:=([.B92]+[.D92]+[.F92]+[.H92]+[.J92])/5" office:value-type="float" office:value="0.329429097970284" calcext:value-type="float">
            <text:p>0.329429097970284</text:p>
          </table:table-cell>
          <table:table-cell table:formula="of:=STDEV([.C92];[.E92];[.G92];[.I92];[.K92])" office:value-type="float" office:value="0.0210697521594842" calcext:value-type="float">
            <text:p>0.0210697521594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562549233435" calcext:value-type="float">
            <text:p>0.75562549233435</text:p>
          </table:table-cell>
          <table:table-cell office:value-type="float" office:value="0.146857767381773" calcext:value-type="float">
            <text:p>0.146857767381773</text:p>
          </table:table-cell>
          <table:table-cell office:value-type="float" office:value="0.746438293229952" calcext:value-type="float">
            <text:p>0.746438293229952</text:p>
          </table:table-cell>
          <table:table-cell office:value-type="float" office:value="0.0352805294440374" calcext:value-type="float">
            <text:p>0.035280529444037</text:p>
          </table:table-cell>
          <table:table-cell office:value-type="float" office:value="0.860030783074143" calcext:value-type="float">
            <text:p>0.860030783074143</text:p>
          </table:table-cell>
          <table:table-cell office:value-type="float" office:value="0.0908254171331483" calcext:value-type="float">
            <text:p>0.090825417133148</text:p>
          </table:table-cell>
          <table:table-cell office:value-type="float" office:value="0.882147266751238" calcext:value-type="float">
            <text:p>0.882147266751238</text:p>
          </table:table-cell>
          <table:table-cell office:value-type="float" office:value="0.118918363697536" calcext:value-type="float">
            <text:p>0.118918363697536</text:p>
          </table:table-cell>
          <table:table-cell office:value-type="float" office:value="0.8873889247576" calcext:value-type="float">
            <text:p>0.8873889247576</text:p>
          </table:table-cell>
          <table:table-cell office:value-type="float" office:value="0.0906546173571936" calcext:value-type="float">
            <text:p>0.090654617357194</text:p>
          </table:table-cell>
          <table:table-cell table:formula="of:=([.B93]+[.D93]+[.F93]+[.H93]+[.J93])/5" office:value-type="float" office:value="0.826326152029457" calcext:value-type="float">
            <text:p>0.826326152029457</text:p>
          </table:table-cell>
          <table:table-cell table:formula="of:=STDEV([.C93];[.E93];[.G93];[.I93];[.K93])" office:value-type="float" office:value="0.0413904592308207" calcext:value-type="float">
            <text:p>0.0413904592308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5161218191486" calcext:value-type="float">
            <text:p>0.015161218191486</text:p>
          </table:table-cell>
          <table:table-cell office:value-type="float" office:value="0.00716215751425797" calcext:value-type="float">
            <text:p>0.007162157514258</text:p>
          </table:table-cell>
          <table:table-cell office:value-type="float" office:value="0.0142277534164148" calcext:value-type="float">
            <text:p>0.014227753416415</text:p>
          </table:table-cell>
          <table:table-cell office:value-type="float" office:value="0.00264268065740614" calcext:value-type="float">
            <text:p>0.002642680657406</text:p>
          </table:table-cell>
          <table:table-cell office:value-type="float" office:value="0.02053064393945" calcext:value-type="float">
            <text:p>0.02053064393945</text:p>
          </table:table-cell>
          <table:table-cell office:value-type="float" office:value="0.00474321982660111" calcext:value-type="float">
            <text:p>0.004743219826601</text:p>
          </table:table-cell>
          <table:table-cell office:value-type="float" office:value="0.0263099725846" calcext:value-type="float">
            <text:p>0.0263099725846</text:p>
          </table:table-cell>
          <table:table-cell office:value-type="float" office:value="0.011473313000594" calcext:value-type="float">
            <text:p>0.011473313000594</text:p>
          </table:table-cell>
          <table:table-cell office:value-type="float" office:value="0.022629811055956" calcext:value-type="float">
            <text:p>0.022629811055956</text:p>
          </table:table-cell>
          <table:table-cell office:value-type="float" office:value="0.00869047175078684" calcext:value-type="float">
            <text:p>0.008690471750787</text:p>
          </table:table-cell>
          <table:table-cell table:formula="of:=([.B94]+[.D94]+[.F94]+[.H94]+[.J94])/5" office:value-type="float" office:value="0.0197718798375814" calcext:value-type="float">
            <text:p>0.019771879837581</text:p>
          </table:table-cell>
          <table:table-cell table:formula="of:=STDEV([.C94];[.E94];[.G94];[.I94];[.K94])" office:value-type="float" office:value="0.00342626621430401" calcext:value-type="float">
            <text:p>0.0034262662143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.775896477699" calcext:value-type="float">
            <text:p>-1.775896477699</text:p>
          </table:table-cell>
          <table:table-cell office:value-type="float" office:value="0.0734693882145535" calcext:value-type="float">
            <text:p>0.073469388214554</text:p>
          </table:table-cell>
          <table:table-cell office:value-type="float" office:value="-1.73893598147762" calcext:value-type="float">
            <text:p>-1.73893598147762</text:p>
          </table:table-cell>
          <table:table-cell office:value-type="float" office:value="0.117792680438569" calcext:value-type="float">
            <text:p>0.117792680438569</text:p>
          </table:table-cell>
          <table:table-cell office:value-type="float" office:value="-1.87887147494714" calcext:value-type="float">
            <text:p>-1.87887147494714</text:p>
          </table:table-cell>
          <table:table-cell office:value-type="float" office:value="0.0496548797827103" calcext:value-type="float">
            <text:p>0.04965487978271</text:p>
          </table:table-cell>
          <table:table-cell office:value-type="float" office:value="-1.85886671429476" calcext:value-type="float">
            <text:p>-1.85886671429476</text:p>
          </table:table-cell>
          <table:table-cell office:value-type="float" office:value="0.103160507691986" calcext:value-type="float">
            <text:p>0.103160507691986</text:p>
          </table:table-cell>
          <table:table-cell office:value-type="float" office:value="-1.784205444654" calcext:value-type="float">
            <text:p>-1.784205444654</text:p>
          </table:table-cell>
          <table:table-cell office:value-type="float" office:value="0.0999397313803035" calcext:value-type="float">
            <text:p>0.099939731380304</text:p>
          </table:table-cell>
          <table:table-cell table:formula="of:=([.B95]+[.D95]+[.F95]+[.H95]+[.J95])/5" office:value-type="float" office:value="-1.8073552186145" calcext:value-type="float">
            <text:p>-1.8073552186145</text:p>
          </table:table-cell>
          <table:table-cell table:formula="of:=STDEV([.C95];[.E95];[.G95];[.I95];[.K95])" office:value-type="float" office:value="0.0271028658580137" calcext:value-type="float">
            <text:p>0.0271028658580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.7844166517285" calcext:value-type="float">
            <text:p>21.7844166517285</text:p>
          </table:table-cell>
          <table:table-cell office:value-type="float" office:value="11.251510270214" calcext:value-type="float">
            <text:p>11.251510270214</text:p>
          </table:table-cell>
          <table:table-cell office:value-type="float" office:value="11.2717610994919" calcext:value-type="float">
            <text:p>11.2717610994919</text:p>
          </table:table-cell>
          <table:table-cell office:value-type="float" office:value="6.90523247467547" calcext:value-type="float">
            <text:p>6.90523247467547</text:p>
          </table:table-cell>
          <table:table-cell office:value-type="float" office:value="16.0277743339593" calcext:value-type="float">
            <text:p>16.0277743339593</text:p>
          </table:table-cell>
          <table:table-cell office:value-type="float" office:value="6.87433940051845" calcext:value-type="float">
            <text:p>6.87433940051845</text:p>
          </table:table-cell>
          <table:table-cell office:value-type="float" office:value="28.4776248023486" calcext:value-type="float">
            <text:p>28.4776248023486</text:p>
          </table:table-cell>
          <table:table-cell office:value-type="float" office:value="13.9763897730007" calcext:value-type="float">
            <text:p>13.9763897730007</text:p>
          </table:table-cell>
          <table:table-cell office:value-type="float" office:value="25.7533365567593" calcext:value-type="float">
            <text:p>25.7533365567593</text:p>
          </table:table-cell>
          <table:table-cell office:value-type="float" office:value="19.8662818418675" calcext:value-type="float">
            <text:p>19.8662818418675</text:p>
          </table:table-cell>
          <table:table-cell table:formula="of:=([.B96]+[.D96]+[.F96]+[.H96]+[.J96])/5" office:value-type="float" office:value="20.6629826888575" calcext:value-type="float">
            <text:p>20.6629826888575</text:p>
          </table:table-cell>
          <table:table-cell table:formula="of:=STDEV([.C96];[.E96];[.G96];[.I96];[.K96])" office:value-type="float" office:value="5.43875238510156" calcext:value-type="float">
            <text:p>5.438752385101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.84646959303" calcext:value-type="float">
            <text:p>89.84646959303</text:p>
          </table:table-cell>
          <table:table-cell office:value-type="float" office:value="46.7716683277792" calcext:value-type="float">
            <text:p>46.7716683277792</text:p>
          </table:table-cell>
          <table:table-cell office:value-type="float" office:value="37.1264445895238" calcext:value-type="float">
            <text:p>37.1264445895238</text:p>
          </table:table-cell>
          <table:table-cell office:value-type="float" office:value="19.5980028837129" calcext:value-type="float">
            <text:p>19.5980028837129</text:p>
          </table:table-cell>
          <table:table-cell office:value-type="float" office:value="64.8018624441714" calcext:value-type="float">
            <text:p>64.8018624441714</text:p>
          </table:table-cell>
          <table:table-cell office:value-type="float" office:value="22.6544095319145" calcext:value-type="float">
            <text:p>22.6544095319145</text:p>
          </table:table-cell>
          <table:table-cell office:value-type="float" office:value="93.5987347194286" calcext:value-type="float">
            <text:p>93.5987347194286</text:p>
          </table:table-cell>
          <table:table-cell office:value-type="float" office:value="60.2717494875022" calcext:value-type="float">
            <text:p>60.2717494875022</text:p>
          </table:table-cell>
          <table:table-cell office:value-type="float" office:value="78.7148862202467" calcext:value-type="float">
            <text:p>78.7148862202467</text:p>
          </table:table-cell>
          <table:table-cell office:value-type="float" office:value="52.5035140108348" calcext:value-type="float">
            <text:p>52.5035140108348</text:p>
          </table:table-cell>
          <table:table-cell table:formula="of:=([.B97]+[.D97]+[.F97]+[.H97]+[.J97])/5" office:value-type="float" office:value="72.8176795132801" calcext:value-type="float">
            <text:p>72.8176795132801</text:p>
          </table:table-cell>
          <table:table-cell table:formula="of:=STDEV([.C97];[.E97];[.G97];[.I97];[.K97])" office:value-type="float" office:value="18.2318447292375" calcext:value-type="float">
            <text:p>18.23184472923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78.6494323971" calcext:value-type="float">
            <text:p>10378.6494323971</text:p>
          </table:table-cell>
          <table:table-cell office:value-type="float" office:value="24052.9753240129" calcext:value-type="float">
            <text:p>24052.9753240129</text:p>
          </table:table-cell>
          <table:table-cell office:value-type="float" office:value="1351.70564487986" calcext:value-type="float">
            <text:p>1351.70564487986</text:p>
          </table:table-cell>
          <table:table-cell office:value-type="float" office:value="453.698921867523" calcext:value-type="float">
            <text:p>453.698921867523</text:p>
          </table:table-cell>
          <table:table-cell office:value-type="float" office:value="2967.35181971964" calcext:value-type="float">
            <text:p>2967.35181971964</text:p>
          </table:table-cell>
          <table:table-cell office:value-type="float" office:value="2146.50534370883" calcext:value-type="float">
            <text:p>2146.50534370883</text:p>
          </table:table-cell>
          <table:table-cell office:value-type="float" office:value="2414.86740257576" calcext:value-type="float">
            <text:p>2414.86740257576</text:p>
          </table:table-cell>
          <table:table-cell office:value-type="float" office:value="1425.78283785816" calcext:value-type="float">
            <text:p>1425.78283785816</text:p>
          </table:table-cell>
          <table:table-cell office:value-type="float" office:value="4592.4291503906" calcext:value-type="float">
            <text:p>4592.4291503906</text:p>
          </table:table-cell>
          <table:table-cell office:value-type="float" office:value="7137.9542283293" calcext:value-type="float">
            <text:p>7137.9542283293</text:p>
          </table:table-cell>
          <table:table-cell table:formula="of:=([.B98]+[.D98]+[.F98]+[.H98]+[.J98])/5" office:value-type="float" office:value="4341.00068999259" calcext:value-type="float">
            <text:p>4341.00068999259</text:p>
          </table:table-cell>
          <table:table-cell table:formula="of:=STDEV([.C98];[.E98];[.G98];[.I98];[.K98])" office:value-type="float" office:value="9852.61327463833" calcext:value-type="float">
            <text:p>9852.613274638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3990.81640625" calcext:value-type="float">
            <text:p>213990.81640625</text:p>
          </table:table-cell>
          <table:table-cell office:value-type="float" office:value="614148.79802626" calcext:value-type="float">
            <text:p>614148.79802626</text:p>
          </table:table-cell>
          <table:table-cell office:value-type="float" office:value="6589.47895158809" calcext:value-type="float">
            <text:p>6589.47895158809</text:p>
          </table:table-cell>
          <table:table-cell office:value-type="float" office:value="7761.77060883468" calcext:value-type="float">
            <text:p>7761.77060883468</text:p>
          </table:table-cell>
          <table:table-cell office:value-type="float" office:value="28416.8529575986" calcext:value-type="float">
            <text:p>28416.8529575986</text:p>
          </table:table-cell>
          <table:table-cell office:value-type="float" office:value="29075.7731379687" calcext:value-type="float">
            <text:p>29075.7731379687</text:p>
          </table:table-cell>
          <table:table-cell office:value-type="float" office:value="46872.2976132295" calcext:value-type="float">
            <text:p>46872.2976132295</text:p>
          </table:table-cell>
          <table:table-cell office:value-type="float" office:value="74422.1799463769" calcext:value-type="float">
            <text:p>74422.1799463769</text:p>
          </table:table-cell>
          <table:table-cell office:value-type="float" office:value="48548.104443326" calcext:value-type="float">
            <text:p>48548.104443326</text:p>
          </table:table-cell>
          <table:table-cell office:value-type="float" office:value="71155.0122161183" calcext:value-type="float">
            <text:p>71155.0122161183</text:p>
          </table:table-cell>
          <table:table-cell table:formula="of:=([.B99]+[.D99]+[.F99]+[.H99]+[.J99])/5" office:value-type="float" office:value="68883.5100743985" calcext:value-type="float">
            <text:p>68883.5100743985</text:p>
          </table:table-cell>
          <table:table-cell table:formula="of:=STDEV([.C99];[.E99];[.G99];[.I99];[.K99])" office:value-type="float" office:value="255823.863085483" calcext:value-type="float">
            <text:p>255823.8630854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.36263300776355" calcext:value-type="float">
            <text:p>-2.36263300776355</text:p>
          </table:table-cell>
          <table:table-cell office:value-type="float" office:value="0.942860002617906" calcext:value-type="float">
            <text:p>0.942860002617906</text:p>
          </table:table-cell>
          <table:table-cell office:value-type="float" office:value="-1.86399454445981" calcext:value-type="float">
            <text:p>-1.86399454445981</text:p>
          </table:table-cell>
          <table:table-cell office:value-type="float" office:value="1.18852251527877" calcext:value-type="float">
            <text:p>1.18852251527877</text:p>
          </table:table-cell>
          <table:table-cell office:value-type="float" office:value="-4.07562312058071" calcext:value-type="float">
            <text:p>-4.07562312058071</text:p>
          </table:table-cell>
          <table:table-cell office:value-type="float" office:value="1.10894029389605" calcext:value-type="float">
            <text:p>1.10894029389605</text:p>
          </table:table-cell>
          <table:table-cell office:value-type="float" office:value="-3.18644760336195" calcext:value-type="float">
            <text:p>-3.18644760336195</text:p>
          </table:table-cell>
          <table:table-cell office:value-type="float" office:value="1.59136500274165" calcext:value-type="float">
            <text:p>1.59136500274165</text:p>
          </table:table-cell>
          <table:table-cell office:value-type="float" office:value="-3.4238635420806" calcext:value-type="float">
            <text:p>-3.4238635420806</text:p>
          </table:table-cell>
          <table:table-cell office:value-type="float" office:value="2.49530499758943" calcext:value-type="float">
            <text:p>2.49530499758943</text:p>
          </table:table-cell>
          <table:table-cell table:formula="of:=([.B100]+[.D100]+[.F100]+[.H100]+[.J100])/5" office:value-type="float" office:value="-2.98251236364932" calcext:value-type="float">
            <text:p>-2.98251236364932</text:p>
          </table:table-cell>
          <table:table-cell table:formula="of:=STDEV([.C100];[.E100];[.G100];[.I100];[.K100])" office:value-type="float" office:value="0.62316614928332" calcext:value-type="float">
            <text:p>0.623166149283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9060462474815" calcext:value-type="float">
            <text:p>3.9060462474815</text:p>
          </table:table-cell>
          <table:table-cell office:value-type="float" office:value="0.979078767658344" calcext:value-type="float">
            <text:p>0.979078767658344</text:p>
          </table:table-cell>
          <table:table-cell office:value-type="float" office:value="2.56586024874762" calcext:value-type="float">
            <text:p>2.56586024874762</text:p>
          </table:table-cell>
          <table:table-cell office:value-type="float" office:value="0.705197841338834" calcext:value-type="float">
            <text:p>0.705197841338834</text:p>
          </table:table-cell>
          <table:table-cell office:value-type="float" office:value="3.15699917929429" calcext:value-type="float">
            <text:p>3.15699917929429</text:p>
          </table:table-cell>
          <table:table-cell office:value-type="float" office:value="0.534350136162724" calcext:value-type="float">
            <text:p>0.534350136162724</text:p>
          </table:table-cell>
          <table:table-cell office:value-type="float" office:value="3.90763587043476" calcext:value-type="float">
            <text:p>3.90763587043476</text:p>
          </table:table-cell>
          <table:table-cell office:value-type="float" office:value="0.953459820319148" calcext:value-type="float">
            <text:p>0.953459820319148</text:p>
          </table:table-cell>
          <table:table-cell office:value-type="float" office:value="3.3313705782098" calcext:value-type="float">
            <text:p>3.3313705782098</text:p>
          </table:table-cell>
          <table:table-cell office:value-type="float" office:value="1.29713213697161" calcext:value-type="float">
            <text:p>1.29713213697161</text:p>
          </table:table-cell>
          <table:table-cell table:formula="of:=([.B101]+[.D101]+[.F101]+[.H101]+[.J101])/5" office:value-type="float" office:value="3.37358242483359" calcext:value-type="float">
            <text:p>3.37358242483359</text:p>
          </table:table-cell>
          <table:table-cell table:formula="of:=STDEV([.C101];[.E101];[.G101];[.I101];[.K101])" office:value-type="float" office:value="0.290810739307397" calcext:value-type="float">
            <text:p>0.2908107393073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4459663271895" calcext:value-type="float">
            <text:p>5.4459663271895</text:p>
          </table:table-cell>
          <table:table-cell office:value-type="float" office:value="1.2877031310584" calcext:value-type="float">
            <text:p>1.2877031310584</text:p>
          </table:table-cell>
          <table:table-cell office:value-type="float" office:value="3.25366801307238" calcext:value-type="float">
            <text:p>3.25366801307238</text:p>
          </table:table-cell>
          <table:table-cell office:value-type="float" office:value="0.844234759991375" calcext:value-type="float">
            <text:p>0.844234759991375</text:p>
          </table:table-cell>
          <table:table-cell office:value-type="float" office:value="4.423901081085" calcext:value-type="float">
            <text:p>4.423901081085</text:p>
          </table:table-cell>
          <table:table-cell office:value-type="float" office:value="0.62396675289078" calcext:value-type="float">
            <text:p>0.62396675289078</text:p>
          </table:table-cell>
          <table:table-cell office:value-type="float" office:value="5.19209447361095" calcext:value-type="float">
            <text:p>5.19209447361095</text:p>
          </table:table-cell>
          <table:table-cell office:value-type="float" office:value="1.40455231172648" calcext:value-type="float">
            <text:p>1.40455231172648</text:p>
          </table:table-cell>
          <table:table-cell office:value-type="float" office:value="4.42114498615353" calcext:value-type="float">
            <text:p>4.42114498615353</text:p>
          </table:table-cell>
          <table:table-cell office:value-type="float" office:value="1.72650796373735" calcext:value-type="float">
            <text:p>1.72650796373735</text:p>
          </table:table-cell>
          <table:table-cell table:formula="of:=([.B102]+[.D102]+[.F102]+[.H102]+[.J102])/5" office:value-type="float" office:value="4.54735497622227" calcext:value-type="float">
            <text:p>4.54735497622227</text:p>
          </table:table-cell>
          <table:table-cell table:formula="of:=STDEV([.C102];[.E102];[.G102];[.I102];[.K102])" office:value-type="float" office:value="0.442315482770352" calcext:value-type="float">
            <text:p>0.4423154827703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.68356208798" calcext:value-type="float">
            <text:p>62.68356208798</text:p>
          </table:table-cell>
          <table:table-cell office:value-type="float" office:value="68.13051638953" calcext:value-type="float">
            <text:p>68.13051638953</text:p>
          </table:table-cell>
          <table:table-cell office:value-type="float" office:value="31.0446234203429" calcext:value-type="float">
            <text:p>31.0446234203429</text:p>
          </table:table-cell>
          <table:table-cell office:value-type="float" office:value="6.00914681833609" calcext:value-type="float">
            <text:p>6.00914681833609</text:p>
          </table:table-cell>
          <table:table-cell office:value-type="float" office:value="41.1353108542286" calcext:value-type="float">
            <text:p>41.1353108542286</text:p>
          </table:table-cell>
          <table:table-cell office:value-type="float" office:value="13.7012379940859" calcext:value-type="float">
            <text:p>13.7012379940859</text:p>
          </table:table-cell>
          <table:table-cell office:value-type="float" office:value="36.9060757954857" calcext:value-type="float">
            <text:p>36.9060757954857</text:p>
          </table:table-cell>
          <table:table-cell office:value-type="float" office:value="12.3097652393472" calcext:value-type="float">
            <text:p>12.3097652393472</text:p>
          </table:table-cell>
          <table:table-cell office:value-type="float" office:value="44.8591978072867" calcext:value-type="float">
            <text:p>44.8591978072867</text:p>
          </table:table-cell>
          <table:table-cell office:value-type="float" office:value="29.7309711539827" calcext:value-type="float">
            <text:p>29.7309711539827</text:p>
          </table:table-cell>
          <table:table-cell table:formula="of:=([.B103]+[.D103]+[.F103]+[.H103]+[.J103])/5" office:value-type="float" office:value="43.3257539930648" calcext:value-type="float">
            <text:p>43.3257539930648</text:p>
          </table:table-cell>
          <table:table-cell table:formula="of:=STDEV([.C103];[.E103];[.G103];[.I103];[.K103])" office:value-type="float" office:value="25.1357019032654" calcext:value-type="float">
            <text:p>25.13570190326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.065327882773" calcext:value-type="float">
            <text:p>30.065327882773</text:p>
          </table:table-cell>
          <table:table-cell office:value-type="float" office:value="19.2907145999233" calcext:value-type="float">
            <text:p>19.2907145999233</text:p>
          </table:table-cell>
          <table:table-cell office:value-type="float" office:value="8.54506166775667" calcext:value-type="float">
            <text:p>8.54506166775667</text:p>
          </table:table-cell>
          <table:table-cell office:value-type="float" office:value="4.8289739669701" calcext:value-type="float">
            <text:p>4.8289739669701</text:p>
          </table:table-cell>
          <table:table-cell office:value-type="float" office:value="19.9268428938714" calcext:value-type="float">
            <text:p>19.9268428938714</text:p>
          </table:table-cell>
          <table:table-cell office:value-type="float" office:value="8.82824782655469" calcext:value-type="float">
            <text:p>8.82824782655469</text:p>
          </table:table-cell>
          <table:table-cell office:value-type="float" office:value="22.1447758901686" calcext:value-type="float">
            <text:p>22.1447758901686</text:p>
          </table:table-cell>
          <table:table-cell office:value-type="float" office:value="17.5038302119952" calcext:value-type="float">
            <text:p>17.5038302119952</text:p>
          </table:table-cell>
          <table:table-cell office:value-type="float" office:value="20.3662526448627" calcext:value-type="float">
            <text:p>20.3662526448627</text:p>
          </table:table-cell>
          <table:table-cell office:value-type="float" office:value="13.5052382790021" calcext:value-type="float">
            <text:p>13.5052382790021</text:p>
          </table:table-cell>
          <table:table-cell table:formula="of:=([.B104]+[.D104]+[.F104]+[.H104]+[.J104])/5" office:value-type="float" office:value="20.2096521958865" calcext:value-type="float">
            <text:p>20.2096521958865</text:p>
          </table:table-cell>
          <table:table-cell table:formula="of:=STDEV([.C104];[.E104];[.G104];[.I104];[.K104])" office:value-type="float" office:value="6.00134271104437" calcext:value-type="float">
            <text:p>6.001342711044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74047053186218" calcext:value-type="float">
            <text:p>0.174047053186218</text:p>
          </table:table-cell>
          <table:table-cell office:value-type="float" office:value="0.142790407681242" calcext:value-type="float">
            <text:p>0.142790407681242</text:p>
          </table:table-cell>
          <table:table-cell office:value-type="float" office:value="0.185301795246991" calcext:value-type="float">
            <text:p>0.185301795246991</text:p>
          </table:table-cell>
          <table:table-cell office:value-type="float" office:value="0.0491964767977146" calcext:value-type="float">
            <text:p>0.049196476797715</text:p>
          </table:table-cell>
          <table:table-cell office:value-type="float" office:value="0.12557000214495" calcext:value-type="float">
            <text:p>0.12557000214495</text:p>
          </table:table-cell>
          <table:table-cell office:value-type="float" office:value="0.0646529290423027" calcext:value-type="float">
            <text:p>0.064652929042303</text:p>
          </table:table-cell>
          <table:table-cell office:value-type="float" office:value="0.115679306643395" calcext:value-type="float">
            <text:p>0.115679306643395</text:p>
          </table:table-cell>
          <table:table-cell office:value-type="float" office:value="0.0594124024980789" calcext:value-type="float">
            <text:p>0.059412402498079</text:p>
          </table:table-cell>
          <table:table-cell office:value-type="float" office:value="0.07725156856082" calcext:value-type="float">
            <text:p>0.07725156856082</text:p>
          </table:table-cell>
          <table:table-cell office:value-type="float" office:value="0.0380627873532011" calcext:value-type="float">
            <text:p>0.038062787353201</text:p>
          </table:table-cell>
          <table:table-cell table:formula="of:=([.B105]+[.D105]+[.F105]+[.H105]+[.J105])/5" office:value-type="float" office:value="0.135569945156475" calcext:value-type="float">
            <text:p>0.135569945156475</text:p>
          </table:table-cell>
          <table:table-cell table:formula="of:=STDEV([.C105];[.E105];[.G105];[.I105];[.K105])" office:value-type="float" office:value="0.0414985461125279" calcext:value-type="float">
            <text:p>0.0414985461125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6116407632845" calcext:value-type="float">
            <text:p>12.6116407632845</text:p>
          </table:table-cell>
          <table:table-cell office:value-type="float" office:value="4.24692727151045" calcext:value-type="float">
            <text:p>4.24692727151045</text:p>
          </table:table-cell>
          <table:table-cell office:value-type="float" office:value="8.28045510110143" calcext:value-type="float">
            <text:p>8.28045510110143</text:p>
          </table:table-cell>
          <table:table-cell office:value-type="float" office:value="5.463149266669" calcext:value-type="float">
            <text:p>5.463149266669</text:p>
          </table:table-cell>
          <table:table-cell office:value-type="float" office:value="12.6061099256721" calcext:value-type="float">
            <text:p>12.6061099256721</text:p>
          </table:table-cell>
          <table:table-cell office:value-type="float" office:value="4.69954122376105" calcext:value-type="float">
            <text:p>4.69954122376105</text:p>
          </table:table-cell>
          <table:table-cell office:value-type="float" office:value="5.60478429567333" calcext:value-type="float">
            <text:p>5.60478429567333</text:p>
          </table:table-cell>
          <table:table-cell office:value-type="float" office:value="3.06621513033514" calcext:value-type="float">
            <text:p>3.06621513033514</text:p>
          </table:table-cell>
          <table:table-cell office:value-type="float" office:value="4.94512981574073" calcext:value-type="float">
            <text:p>4.94512981574073</text:p>
          </table:table-cell>
          <table:table-cell office:value-type="float" office:value="2.69805137270143" calcext:value-type="float">
            <text:p>2.69805137270143</text:p>
          </table:table-cell>
          <table:table-cell table:formula="of:=([.B106]+[.D106]+[.F106]+[.H106]+[.J106])/5" office:value-type="float" office:value="8.80962398029442" calcext:value-type="float">
            <text:p>8.80962398029442</text:p>
          </table:table-cell>
          <table:table-cell table:formula="of:=STDEV([.C106];[.E106];[.G106];[.I106];[.K106])" office:value-type="float" office:value="1.14587456132086" calcext:value-type="float">
            <text:p>1.145874561320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381898641585" calcext:value-type="float">
            <text:p>21.381898641585</text:p>
          </table:table-cell>
          <table:table-cell office:value-type="float" office:value="4.4348267669254" calcext:value-type="float">
            <text:p>4.4348267669254</text:p>
          </table:table-cell>
          <table:table-cell office:value-type="float" office:value="11.7959076336467" calcext:value-type="float">
            <text:p>11.7959076336467</text:p>
          </table:table-cell>
          <table:table-cell office:value-type="float" office:value="5.11433750263278" calcext:value-type="float">
            <text:p>5.11433750263278</text:p>
          </table:table-cell>
          <table:table-cell office:value-type="float" office:value="24.0769904000357" calcext:value-type="float">
            <text:p>24.0769904000357</text:p>
          </table:table-cell>
          <table:table-cell office:value-type="float" office:value="4.08192016533977" calcext:value-type="float">
            <text:p>4.08192016533977</text:p>
          </table:table-cell>
          <table:table-cell office:value-type="float" office:value="13.9318480832262" calcext:value-type="float">
            <text:p>13.9318480832262</text:p>
          </table:table-cell>
          <table:table-cell office:value-type="float" office:value="4.68695857441038" calcext:value-type="float">
            <text:p>4.68695857441038</text:p>
          </table:table-cell>
          <table:table-cell office:value-type="float" office:value="9.83417549133867" calcext:value-type="float">
            <text:p>9.83417549133867</text:p>
          </table:table-cell>
          <table:table-cell office:value-type="float" office:value="3.36877448795353" calcext:value-type="float">
            <text:p>3.36877448795353</text:p>
          </table:table-cell>
          <table:table-cell table:formula="of:=([.B107]+[.D107]+[.F107]+[.H107]+[.J107])/5" office:value-type="float" office:value="16.2041640499665" calcext:value-type="float">
            <text:p>16.2041640499665</text:p>
          </table:table-cell>
          <table:table-cell table:formula="of:=STDEV([.C107];[.E107];[.G107];[.I107];[.K107])" office:value-type="float" office:value="0.659321692479943" calcext:value-type="float">
            <text:p>0.6593216924799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6.1052688599" calcext:value-type="float">
            <text:p>216.1052688599</text:p>
          </table:table-cell>
          <table:table-cell office:value-type="float" office:value="33.2612651800245" calcext:value-type="float">
            <text:p>33.2612651800245</text:p>
          </table:table-cell>
          <table:table-cell office:value-type="float" office:value="151.043246678" calcext:value-type="float">
            <text:p>151.043246678</text:p>
          </table:table-cell>
          <table:table-cell office:value-type="float" office:value="33.5474024611518" calcext:value-type="float">
            <text:p>33.5474024611518</text:p>
          </table:table-cell>
          <table:table-cell office:value-type="float" office:value="266.264092581643" calcext:value-type="float">
            <text:p>266.264092581643</text:p>
          </table:table-cell>
          <table:table-cell office:value-type="float" office:value="41.8932501867612" calcext:value-type="float">
            <text:p>41.8932501867612</text:p>
          </table:table-cell>
          <table:table-cell office:value-type="float" office:value="245.700128464619" calcext:value-type="float">
            <text:p>245.700128464619</text:p>
          </table:table-cell>
          <table:table-cell office:value-type="float" office:value="40.7453495818051" calcext:value-type="float">
            <text:p>40.7453495818051</text:p>
          </table:table-cell>
          <table:table-cell office:value-type="float" office:value="205.432418314713" calcext:value-type="float">
            <text:p>205.432418314713</text:p>
          </table:table-cell>
          <table:table-cell office:value-type="float" office:value="42.9762273733847" calcext:value-type="float">
            <text:p>42.9762273733847</text:p>
          </table:table-cell>
          <table:table-cell table:formula="of:=([.B108]+[.D108]+[.F108]+[.H108]+[.J108])/5" office:value-type="float" office:value="216.909030979775" calcext:value-type="float">
            <text:p>216.909030979775</text:p>
          </table:table-cell>
          <table:table-cell table:formula="of:=STDEV([.C108];[.E108];[.G108];[.I108];[.K108])" office:value-type="float" office:value="4.70541569255292" calcext:value-type="float">
            <text:p>4.705415692552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69.5668296814" calcext:value-type="float">
            <text:p>669.5668296814</text:p>
          </table:table-cell>
          <table:table-cell office:value-type="float" office:value="306.59968639628" calcext:value-type="float">
            <text:p>306.59968639628</text:p>
          </table:table-cell>
          <table:table-cell office:value-type="float" office:value="207.370513007838" calcext:value-type="float">
            <text:p>207.370513007838</text:p>
          </table:table-cell>
          <table:table-cell office:value-type="float" office:value="119.432791028652" calcext:value-type="float">
            <text:p>119.432791028652</text:p>
          </table:table-cell>
          <table:table-cell office:value-type="float" office:value="1087.29049246664" calcext:value-type="float">
            <text:p>1087.29049246664</text:p>
          </table:table-cell>
          <table:table-cell office:value-type="float" office:value="260.06405030731" calcext:value-type="float">
            <text:p>260.06405030731</text:p>
          </table:table-cell>
          <table:table-cell office:value-type="float" office:value="739.810752324043" calcext:value-type="float">
            <text:p>739.810752324043</text:p>
          </table:table-cell>
          <table:table-cell office:value-type="float" office:value="383.562620305965" calcext:value-type="float">
            <text:p>383.562620305965</text:p>
          </table:table-cell>
          <table:table-cell office:value-type="float" office:value="278.767216746053" calcext:value-type="float">
            <text:p>278.767216746053</text:p>
          </table:table-cell>
          <table:table-cell office:value-type="float" office:value="166.478183950914" calcext:value-type="float">
            <text:p>166.478183950914</text:p>
          </table:table-cell>
          <table:table-cell table:formula="of:=([.B109]+[.D109]+[.F109]+[.H109]+[.J109])/5" office:value-type="float" office:value="596.561160845195" calcext:value-type="float">
            <text:p>596.561160845195</text:p>
          </table:table-cell>
          <table:table-cell table:formula="of:=STDEV([.C109];[.E109];[.G109];[.I109];[.K109])" office:value-type="float" office:value="106.21798135623" calcext:value-type="float">
            <text:p>106.217981356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97463536175265" calcext:value-type="float">
            <text:p>0.029746353617527</text:p>
          </table:table-cell>
          <table:table-cell office:value-type="float" office:value="0.0171824008993285" calcext:value-type="float">
            <text:p>0.017182400899329</text:p>
          </table:table-cell>
          <table:table-cell office:value-type="float" office:value="0.0262279357938476" calcext:value-type="float">
            <text:p>0.026227935793848</text:p>
          </table:table-cell>
          <table:table-cell office:value-type="float" office:value="0.00987590669478965" calcext:value-type="float">
            <text:p>0.00987590669479</text:p>
          </table:table-cell>
          <table:table-cell office:value-type="float" office:value="0.0150102482709521" calcext:value-type="float">
            <text:p>0.015010248270952</text:p>
          </table:table-cell>
          <table:table-cell office:value-type="float" office:value="0.00754517665391758" calcext:value-type="float">
            <text:p>0.007545176653918</text:p>
          </table:table-cell>
          <table:table-cell office:value-type="float" office:value="0.0161442312833295" calcext:value-type="float">
            <text:p>0.01614423128333</text:p>
          </table:table-cell>
          <table:table-cell office:value-type="float" office:value="0.0152564181930782" calcext:value-type="float">
            <text:p>0.015256418193078</text:p>
          </table:table-cell>
          <table:table-cell office:value-type="float" office:value="0.024724811688074" calcext:value-type="float">
            <text:p>0.024724811688074</text:p>
          </table:table-cell>
          <table:table-cell office:value-type="float" office:value="0.0116742375347554" calcext:value-type="float">
            <text:p>0.011674237534755</text:p>
          </table:table-cell>
          <table:table-cell table:formula="of:=([.B110]+[.D110]+[.F110]+[.H110]+[.J110])/5" office:value-type="float" office:value="0.0223707161307459" calcext:value-type="float">
            <text:p>0.022370716130746</text:p>
          </table:table-cell>
          <table:table-cell table:formula="of:=STDEV([.C110];[.E110];[.G110];[.I110];[.K110])" office:value-type="float" office:value="0.00391963537954304" calcext:value-type="float">
            <text:p>0.0039196353795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6993290930975" calcext:value-type="float">
            <text:p>0.46993290930975</text:p>
          </table:table-cell>
          <table:table-cell office:value-type="float" office:value="0.0509198056405942" calcext:value-type="float">
            <text:p>0.050919805640594</text:p>
          </table:table-cell>
          <table:table-cell office:value-type="float" office:value="0.414767840078762" calcext:value-type="float">
            <text:p>0.414767840078762</text:p>
          </table:table-cell>
          <table:table-cell office:value-type="float" office:value="0.0415121471414082" calcext:value-type="float">
            <text:p>0.041512147141408</text:p>
          </table:table-cell>
          <table:table-cell office:value-type="float" office:value="0.4768329816205" calcext:value-type="float">
            <text:p>0.4768329816205</text:p>
          </table:table-cell>
          <table:table-cell office:value-type="float" office:value="0.0559858065415047" calcext:value-type="float">
            <text:p>0.055985806541505</text:p>
          </table:table-cell>
          <table:table-cell office:value-type="float" office:value="0.447784430923952" calcext:value-type="float">
            <text:p>0.447784430923952</text:p>
          </table:table-cell>
          <table:table-cell office:value-type="float" office:value="0.0613640963953593" calcext:value-type="float">
            <text:p>0.061364096395359</text:p>
          </table:table-cell>
          <table:table-cell office:value-type="float" office:value="0.413589535156867" calcext:value-type="float">
            <text:p>0.413589535156867</text:p>
          </table:table-cell>
          <table:table-cell office:value-type="float" office:value="0.109263250474265" calcext:value-type="float">
            <text:p>0.109263250474265</text:p>
          </table:table-cell>
          <table:table-cell table:formula="of:=([.B111]+[.D111]+[.F111]+[.H111]+[.J111])/5" office:value-type="float" office:value="0.444581539417966" calcext:value-type="float">
            <text:p>0.444581539417966</text:p>
          </table:table-cell>
          <table:table-cell table:formula="of:=STDEV([.C111];[.E111];[.G111];[.I111];[.K111])" office:value-type="float" office:value="0.026441207301919" calcext:value-type="float">
            <text:p>0.0264412073019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01859018206" calcext:value-type="float">
            <text:p>0.4601859018206</text:p>
          </table:table-cell>
          <table:table-cell office:value-type="float" office:value="0.032076779222531" calcext:value-type="float">
            <text:p>0.032076779222531</text:p>
          </table:table-cell>
          <table:table-cell office:value-type="float" office:value="0.407559511207381" calcext:value-type="float">
            <text:p>0.407559511207381</text:p>
          </table:table-cell>
          <table:table-cell office:value-type="float" office:value="0.0410459437607508" calcext:value-type="float">
            <text:p>0.041045943760751</text:p>
          </table:table-cell>
          <table:table-cell office:value-type="float" office:value="0.456339323094929" calcext:value-type="float">
            <text:p>0.456339323094929</text:p>
          </table:table-cell>
          <table:table-cell office:value-type="float" office:value="0.0453446358080487" calcext:value-type="float">
            <text:p>0.045344635808049</text:p>
          </table:table-cell>
          <table:table-cell office:value-type="float" office:value="0.426834193013905" calcext:value-type="float">
            <text:p>0.426834193013905</text:p>
          </table:table-cell>
          <table:table-cell office:value-type="float" office:value="0.0478749459611002" calcext:value-type="float">
            <text:p>0.0478749459611</text:p>
          </table:table-cell>
          <table:table-cell office:value-type="float" office:value="0.405835484465" calcext:value-type="float">
            <text:p>0.405835484465</text:p>
          </table:table-cell>
          <table:table-cell office:value-type="float" office:value="0.0866290935684822" calcext:value-type="float">
            <text:p>0.086629093568482</text:p>
          </table:table-cell>
          <table:table-cell table:formula="of:=([.B112]+[.D112]+[.F112]+[.H112]+[.J112])/5" office:value-type="float" office:value="0.431350882720363" calcext:value-type="float">
            <text:p>0.431350882720363</text:p>
          </table:table-cell>
          <table:table-cell table:formula="of:=STDEV([.C112];[.E112];[.G112];[.I112];[.K112])" office:value-type="float" office:value="0.0210210007531385" calcext:value-type="float">
            <text:p>0.0210210007531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3965483605855" calcext:value-type="float">
            <text:p>0.93965483605855</text:p>
          </table:table-cell>
          <table:table-cell office:value-type="float" office:value="0.0343804720704847" calcext:value-type="float">
            <text:p>0.034380472070485</text:p>
          </table:table-cell>
          <table:table-cell office:value-type="float" office:value="0.968570431073524" calcext:value-type="float">
            <text:p>0.968570431073524</text:p>
          </table:table-cell>
          <table:table-cell office:value-type="float" office:value="0.0211100211155724" calcext:value-type="float">
            <text:p>0.021110021115572</text:p>
          </table:table-cell>
          <table:table-cell office:value-type="float" office:value="0.940274651561571" calcext:value-type="float">
            <text:p>0.940274651561571</text:p>
          </table:table-cell>
          <table:table-cell office:value-type="float" office:value="0.0289179096817988" calcext:value-type="float">
            <text:p>0.028917909681799</text:p>
          </table:table-cell>
          <table:table-cell office:value-type="float" office:value="0.96008545444119" calcext:value-type="float">
            <text:p>0.96008545444119</text:p>
          </table:table-cell>
          <table:table-cell office:value-type="float" office:value="0.0334932314888572" calcext:value-type="float">
            <text:p>0.033493231488857</text:p>
          </table:table-cell>
          <table:table-cell office:value-type="float" office:value="0.929981756210333" calcext:value-type="float">
            <text:p>0.929981756210333</text:p>
          </table:table-cell>
          <table:table-cell office:value-type="float" office:value="0.0444455404993381" calcext:value-type="float">
            <text:p>0.044445540499338</text:p>
          </table:table-cell>
          <table:table-cell table:formula="of:=([.B113]+[.D113]+[.F113]+[.H113]+[.J113])/5" office:value-type="float" office:value="0.947713425869034" calcext:value-type="float">
            <text:p>0.947713425869034</text:p>
          </table:table-cell>
          <table:table-cell table:formula="of:=STDEV([.C113];[.E113];[.G113];[.I113];[.K113])" office:value-type="float" office:value="0.00851141793049475" calcext:value-type="float">
            <text:p>0.0085114179304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013317925855" calcext:value-type="float">
            <text:p>0.04013317925855</text:p>
          </table:table-cell>
          <table:table-cell office:value-type="float" office:value="0.0085658961832657" calcext:value-type="float">
            <text:p>0.008565896183266</text:p>
          </table:table-cell>
          <table:table-cell office:value-type="float" office:value="0.0308868811421571" calcext:value-type="float">
            <text:p>0.030886881142157</text:p>
          </table:table-cell>
          <table:table-cell office:value-type="float" office:value="0.0072973443798709" calcext:value-type="float">
            <text:p>0.007297344379871</text:p>
          </table:table-cell>
          <table:table-cell office:value-type="float" office:value="0.03877411875875" calcext:value-type="float">
            <text:p>0.03877411875875</text:p>
          </table:table-cell>
          <table:table-cell office:value-type="float" office:value="0.00869411756184098" calcext:value-type="float">
            <text:p>0.008694117561841</text:p>
          </table:table-cell>
          <table:table-cell office:value-type="float" office:value="0.0409676719102143" calcext:value-type="float">
            <text:p>0.040967671910214</text:p>
          </table:table-cell>
          <table:table-cell office:value-type="float" office:value="0.0111254659086816" calcext:value-type="float">
            <text:p>0.011125465908682</text:p>
          </table:table-cell>
          <table:table-cell office:value-type="float" office:value="0.0313894471774533" calcext:value-type="float">
            <text:p>0.031389447177453</text:p>
          </table:table-cell>
          <table:table-cell office:value-type="float" office:value="0.00852628736957926" calcext:value-type="float">
            <text:p>0.008526287369579</text:p>
          </table:table-cell>
          <table:table-cell table:formula="of:=([.B114]+[.D114]+[.F114]+[.H114]+[.J114])/5" office:value-type="float" office:value="0.0364302596494249" calcext:value-type="float">
            <text:p>0.036430259649425</text:p>
          </table:table-cell>
          <table:table-cell table:formula="of:=STDEV([.C114];[.E114];[.G114];[.I114];[.K114])" office:value-type="float" office:value="0.00139624088010674" calcext:value-type="float">
            <text:p>0.001396240880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5.16168022157" calcext:value-type="float">
            <text:p>105.16168022157</text:p>
          </table:table-cell>
          <table:table-cell office:value-type="float" office:value="42.1528052690958" calcext:value-type="float">
            <text:p>42.1528052690958</text:p>
          </table:table-cell>
          <table:table-cell office:value-type="float" office:value="84.598816644581" calcext:value-type="float">
            <text:p>84.598816644581</text:p>
          </table:table-cell>
          <table:table-cell office:value-type="float" office:value="7.60628105482557" calcext:value-type="float">
            <text:p>7.60628105482557</text:p>
          </table:table-cell>
          <table:table-cell office:value-type="float" office:value="69.7809516361714" calcext:value-type="float">
            <text:p>69.7809516361714</text:p>
          </table:table-cell>
          <table:table-cell office:value-type="float" office:value="12.0988484411653" calcext:value-type="float">
            <text:p>12.0988484411653</text:p>
          </table:table-cell>
          <table:table-cell office:value-type="float" office:value="64.3173230489333" calcext:value-type="float">
            <text:p>64.3173230489333</text:p>
          </table:table-cell>
          <table:table-cell office:value-type="float" office:value="20.890593579965" calcext:value-type="float">
            <text:p>20.890593579965</text:p>
          </table:table-cell>
          <table:table-cell office:value-type="float" office:value="65.6365867615" calcext:value-type="float">
            <text:p>65.6365867615</text:p>
          </table:table-cell>
          <table:table-cell office:value-type="float" office:value="18.6514590156117" calcext:value-type="float">
            <text:p>18.6514590156117</text:p>
          </table:table-cell>
          <table:table-cell table:formula="of:=([.B115]+[.D115]+[.F115]+[.H115]+[.J115])/5" office:value-type="float" office:value="77.8990716625511" calcext:value-type="float">
            <text:p>77.8990716625511</text:p>
          </table:table-cell>
          <table:table-cell table:formula="of:=STDEV([.C115];[.E115];[.G115];[.I115];[.K115])" office:value-type="float" office:value="13.3135173163159" calcext:value-type="float">
            <text:p>13.31351731631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16.78624267445" calcext:value-type="float">
            <text:p>1416.78624267445</text:p>
          </table:table-cell>
          <table:table-cell office:value-type="float" office:value="407.710561957971" calcext:value-type="float">
            <text:p>407.710561957971</text:p>
          </table:table-cell>
          <table:table-cell office:value-type="float" office:value="585.910477411048" calcext:value-type="float">
            <text:p>585.910477411048</text:p>
          </table:table-cell>
          <table:table-cell office:value-type="float" office:value="255.131788820146" calcext:value-type="float">
            <text:p>255.131788820146</text:p>
          </table:table-cell>
          <table:table-cell office:value-type="float" office:value="1212.61410740457" calcext:value-type="float">
            <text:p>1212.61410740457</text:p>
          </table:table-cell>
          <table:table-cell office:value-type="float" office:value="380.959924420125" calcext:value-type="float">
            <text:p>380.959924420125</text:p>
          </table:table-cell>
          <table:table-cell office:value-type="float" office:value="606.568644205571" calcext:value-type="float">
            <text:p>606.568644205571</text:p>
          </table:table-cell>
          <table:table-cell office:value-type="float" office:value="237.068978056313" calcext:value-type="float">
            <text:p>237.068978056313</text:p>
          </table:table-cell>
          <table:table-cell office:value-type="float" office:value="529.017961629133" calcext:value-type="float">
            <text:p>529.017961629133</text:p>
          </table:table-cell>
          <table:table-cell office:value-type="float" office:value="164.916039962309" calcext:value-type="float">
            <text:p>164.916039962309</text:p>
          </table:table-cell>
          <table:table-cell table:formula="of:=([.B116]+[.D116]+[.F116]+[.H116]+[.J116])/5" office:value-type="float" office:value="870.179486664954" calcext:value-type="float">
            <text:p>870.179486664954</text:p>
          </table:table-cell>
          <table:table-cell table:formula="of:=STDEV([.C116];[.E116];[.G116];[.I116];[.K116])" office:value-type="float" office:value="102.212300092607" calcext:value-type="float">
            <text:p>102.212300092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67.6811065664" calcext:value-type="float">
            <text:p>1567.6811065664</text:p>
          </table:table-cell>
          <table:table-cell office:value-type="float" office:value="308.579675124031" calcext:value-type="float">
            <text:p>308.579675124031</text:p>
          </table:table-cell>
          <table:table-cell office:value-type="float" office:value="755.557636079238" calcext:value-type="float">
            <text:p>755.557636079238</text:p>
          </table:table-cell>
          <table:table-cell office:value-type="float" office:value="226.163268480668" calcext:value-type="float">
            <text:p>226.163268480668</text:p>
          </table:table-cell>
          <table:table-cell office:value-type="float" office:value="1489.47835431729" calcext:value-type="float">
            <text:p>1489.47835431729</text:p>
          </table:table-cell>
          <table:table-cell office:value-type="float" office:value="269.11846974669" calcext:value-type="float">
            <text:p>269.11846974669</text:p>
          </table:table-cell>
          <table:table-cell office:value-type="float" office:value="947.043541318" calcext:value-type="float">
            <text:p>947.043541318</text:p>
          </table:table-cell>
          <table:table-cell office:value-type="float" office:value="266.603779012141" calcext:value-type="float">
            <text:p>266.603779012141</text:p>
          </table:table-cell>
          <table:table-cell office:value-type="float" office:value="775.6348185222" calcext:value-type="float">
            <text:p>775.6348185222</text:p>
          </table:table-cell>
          <table:table-cell office:value-type="float" office:value="178.177379359956" calcext:value-type="float">
            <text:p>178.177379359956</text:p>
          </table:table-cell>
          <table:table-cell table:formula="of:=([.B117]+[.D117]+[.F117]+[.H117]+[.J117])/5" office:value-type="float" office:value="1107.07909136063" calcext:value-type="float">
            <text:p>1107.07909136063</text:p>
          </table:table-cell>
          <table:table-cell table:formula="of:=STDEV([.C117];[.E117];[.G117];[.I117];[.K117])" office:value-type="float" office:value="49.4951759856436" calcext:value-type="float">
            <text:p>49.49517598564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395.7722534205" calcext:value-type="float">
            <text:p>8395.7722534205</text:p>
          </table:table-cell>
          <table:table-cell office:value-type="float" office:value="3181.99514927877" calcext:value-type="float">
            <text:p>3181.99514927877</text:p>
          </table:table-cell>
          <table:table-cell office:value-type="float" office:value="7497.59268042619" calcext:value-type="float">
            <text:p>7497.59268042619</text:p>
          </table:table-cell>
          <table:table-cell office:value-type="float" office:value="3487.5467162575" calcext:value-type="float">
            <text:p>3487.5467162575</text:p>
          </table:table-cell>
          <table:table-cell office:value-type="float" office:value="10798.25690569" calcext:value-type="float">
            <text:p>10798.25690569</text:p>
          </table:table-cell>
          <table:table-cell office:value-type="float" office:value="1479.00793639585" calcext:value-type="float">
            <text:p>1479.00793639585</text:p>
          </table:table-cell>
          <table:table-cell office:value-type="float" office:value="11322.0601748476" calcext:value-type="float">
            <text:p>11322.0601748476</text:p>
          </table:table-cell>
          <table:table-cell office:value-type="float" office:value="353.794751617684" calcext:value-type="float">
            <text:p>353.794751617684</text:p>
          </table:table-cell>
          <table:table-cell office:value-type="float" office:value="9927.387890614" calcext:value-type="float">
            <text:p>9927.387890614</text:p>
          </table:table-cell>
          <table:table-cell office:value-type="float" office:value="2364.10700970343" calcext:value-type="float">
            <text:p>2364.10700970343</text:p>
          </table:table-cell>
          <table:table-cell table:formula="of:=([.B118]+[.D118]+[.F118]+[.H118]+[.J118])/5" office:value-type="float" office:value="9588.21398099966" calcext:value-type="float">
            <text:p>9588.21398099966</text:p>
          </table:table-cell>
          <table:table-cell table:formula="of:=STDEV([.C118];[.E118];[.G118];[.I118];[.K118])" office:value-type="float" office:value="1281.96708892325" calcext:value-type="float">
            <text:p>1281.967088923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8108.209375" calcext:value-type="float">
            <text:p>888108.209375</text:p>
          </table:table-cell>
          <table:table-cell office:value-type="float" office:value="235555.290501659" calcext:value-type="float">
            <text:p>235555.290501659</text:p>
          </table:table-cell>
          <table:table-cell office:value-type="float" office:value="431121.853422619" calcext:value-type="float">
            <text:p>431121.853422619</text:p>
          </table:table-cell>
          <table:table-cell office:value-type="float" office:value="191368.272130377" calcext:value-type="float">
            <text:p>191368.272130377</text:p>
          </table:table-cell>
          <table:table-cell office:value-type="float" office:value="1190315.42857143" calcext:value-type="float">
            <text:p>1190315.42857143</text:p>
          </table:table-cell>
          <table:table-cell office:value-type="float" office:value="150989.278946518" calcext:value-type="float">
            <text:p>150989.278946518</text:p>
          </table:table-cell>
          <table:table-cell office:value-type="float" office:value="1046611.77678571" calcext:value-type="float">
            <text:p>1046611.77678571</text:p>
          </table:table-cell>
          <table:table-cell office:value-type="float" office:value="491258.241808827" calcext:value-type="float">
            <text:p>491258.241808827</text:p>
          </table:table-cell>
          <table:table-cell office:value-type="float" office:value="547994.725" calcext:value-type="float">
            <text:p>547994.725</text:p>
          </table:table-cell>
          <table:table-cell office:value-type="float" office:value="308774.823620402" calcext:value-type="float">
            <text:p>308774.823620402</text:p>
          </table:table-cell>
          <table:table-cell table:formula="of:=([.B119]+[.D119]+[.F119]+[.H119]+[.J119])/5" office:value-type="float" office:value="820830.398630952" calcext:value-type="float">
            <text:p>820830.398630952</text:p>
          </table:table-cell>
          <table:table-cell table:formula="of:=STDEV([.C119];[.E119];[.G119];[.I119];[.K119])" office:value-type="float" office:value="134010.67134494" calcext:value-type="float">
            <text:p>134010.671344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B120]+[.D120]+[.F120]+[.H120]+[.J120])/5" office:value-type="float" office:value="0" calcext:value-type="float">
            <text:p>0</text:p>
          </table:table-cell>
          <table:table-cell table:formula="of:=STDEV([.C120];[.E120];[.G120];[.I120];[.K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5.93295878967653" calcext:value-type="float">
            <text:p>5.93295878967653</text:p>
          </table:table-cell>
          <table:table-cell office:value-type="float" office:value="8.19047619047619" calcext:value-type="float">
            <text:p>8.19047619047619</text:p>
          </table:table-cell>
          <table:table-cell office:value-type="float" office:value="1.91781243481926" calcext:value-type="float">
            <text:p>1.91781243481926</text:p>
          </table:table-cell>
          <table:table-cell office:value-type="float" office:value="9.21428571428571" calcext:value-type="float">
            <text:p>9.21428571428571</text:p>
          </table:table-cell>
          <table:table-cell office:value-type="float" office:value="2.24176497521075" calcext:value-type="float">
            <text:p>2.24176497521075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2.64274989057364" calcext:value-type="float">
            <text:p>2.64274989057364</text:p>
          </table:table-cell>
          <table:table-cell office:value-type="float" office:value="6.46666666666667" calcext:value-type="float">
            <text:p>6.46666666666667</text:p>
          </table:table-cell>
          <table:table-cell office:value-type="float" office:value="2.96348143611905" calcext:value-type="float">
            <text:p>2.96348143611905</text:p>
          </table:table-cell>
          <table:table-cell table:formula="of:=([.B121]+[.D121]+[.F121]+[.H121]+[.J121])/5" office:value-type="float" office:value="9.24095238095238" calcext:value-type="float">
            <text:p>9.24095238095238</text:p>
          </table:table-cell>
          <table:table-cell table:formula="of:=STDEV([.C121];[.E121];[.G121];[.I121];[.K121])" office:value-type="float" office:value="1.61086960800625" calcext:value-type="float">
            <text:p>1.610869608006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.258366823191" calcext:value-type="float">
            <text:p>17.258366823191</text:p>
          </table:table-cell>
          <table:table-cell office:value-type="float" office:value="4.73299525295584" calcext:value-type="float">
            <text:p>4.73299525295584</text:p>
          </table:table-cell>
          <table:table-cell office:value-type="float" office:value="9.57377931048857" calcext:value-type="float">
            <text:p>9.57377931048857</text:p>
          </table:table-cell>
          <table:table-cell office:value-type="float" office:value="1.60606972253328" calcext:value-type="float">
            <text:p>1.60606972253328</text:p>
          </table:table-cell>
          <table:table-cell office:value-type="float" office:value="12.1462556975171" calcext:value-type="float">
            <text:p>12.1462556975171</text:p>
          </table:table-cell>
          <table:table-cell office:value-type="float" office:value="1.88549874423644" calcext:value-type="float">
            <text:p>1.88549874423644</text:p>
          </table:table-cell>
          <table:table-cell office:value-type="float" office:value="10.3803987957219" calcext:value-type="float">
            <text:p>10.3803987957219</text:p>
          </table:table-cell>
          <table:table-cell office:value-type="float" office:value="2.65196270736116" calcext:value-type="float">
            <text:p>2.65196270736116</text:p>
          </table:table-cell>
          <table:table-cell office:value-type="float" office:value="8.58178095816867" calcext:value-type="float">
            <text:p>8.58178095816867</text:p>
          </table:table-cell>
          <table:table-cell office:value-type="float" office:value="3.21747996096377" calcext:value-type="float">
            <text:p>3.21747996096377</text:p>
          </table:table-cell>
          <table:table-cell table:formula="of:=([.B122]+[.D122]+[.F122]+[.H122]+[.J122])/5" office:value-type="float" office:value="11.5881163170174" calcext:value-type="float">
            <text:p>11.5881163170174</text:p>
          </table:table-cell>
          <table:table-cell table:formula="of:=STDEV([.C122];[.E122];[.G122];[.I122];[.K122])" office:value-type="float" office:value="1.24425578357245" calcext:value-type="float">
            <text:p>1.244255783572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.2" calcext:value-type="float">
            <text:p>62.2</text:p>
          </table:table-cell>
          <table:table-cell office:value-type="float" office:value="2.89136645896019" calcext:value-type="float">
            <text:p>2.89136645896019</text:p>
          </table:table-cell>
          <table:table-cell office:value-type="float" office:value="58.2380952380952" calcext:value-type="float">
            <text:p>58.2380952380952</text:p>
          </table:table-cell>
          <table:table-cell office:value-type="float" office:value="8.70087440545496" calcext:value-type="float">
            <text:p>8.70087440545496</text:p>
          </table:table-cell>
          <table:table-cell office:value-type="float" office:value="59.2142857142857" calcext:value-type="float">
            <text:p>59.2142857142857</text:p>
          </table:table-cell>
          <table:table-cell office:value-type="float" office:value="4.22878860446162" calcext:value-type="float">
            <text:p>4.22878860446162</text:p>
          </table:table-cell>
          <table:table-cell office:value-type="float" office:value="56.3809523809524" calcext:value-type="float">
            <text:p>56.3809523809524</text:p>
          </table:table-cell>
          <table:table-cell office:value-type="float" office:value="6.32813965347818" calcext:value-type="float">
            <text:p>6.32813965347818</text:p>
          </table:table-cell>
          <table:table-cell office:value-type="float" office:value="53.6666666666667" calcext:value-type="float">
            <text:p>53.6666666666667</text:p>
          </table:table-cell>
          <table:table-cell office:value-type="float" office:value="15.1070255914995" calcext:value-type="float">
            <text:p>15.1070255914995</text:p>
          </table:table-cell>
          <table:table-cell table:formula="of:=([.B123]+[.D123]+[.F123]+[.H123]+[.J123])/5" office:value-type="float" office:value="57.94" calcext:value-type="float">
            <text:p>57.94</text:p>
          </table:table-cell>
          <table:table-cell table:formula="of:=STDEV([.C123];[.E123];[.G123];[.I123];[.K123])" office:value-type="float" office:value="4.81172093085058" calcext:value-type="float">
            <text:p>4.811720930850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2.704449462925" calcext:value-type="float">
            <text:p>182.704449462925</text:p>
          </table:table-cell>
          <table:table-cell office:value-type="float" office:value="43.7256006070255" calcext:value-type="float">
            <text:p>43.7256006070255</text:p>
          </table:table-cell>
          <table:table-cell office:value-type="float" office:value="58.9497871399048" calcext:value-type="float">
            <text:p>58.9497871399048</text:p>
          </table:table-cell>
          <table:table-cell office:value-type="float" office:value="24.9418598982076" calcext:value-type="float">
            <text:p>24.9418598982076</text:p>
          </table:table-cell>
          <table:table-cell office:value-type="float" office:value="120.344369070886" calcext:value-type="float">
            <text:p>120.344369070886</text:p>
          </table:table-cell>
          <table:table-cell office:value-type="float" office:value="27.998072286157" calcext:value-type="float">
            <text:p>27.998072286157</text:p>
          </table:table-cell>
          <table:table-cell office:value-type="float" office:value="78.6112457457143" calcext:value-type="float">
            <text:p>78.6112457457143</text:p>
          </table:table-cell>
          <table:table-cell office:value-type="float" office:value="36.4032969738223" calcext:value-type="float">
            <text:p>36.4032969738223</text:p>
          </table:table-cell>
          <table:table-cell office:value-type="float" office:value="66.8101833104767" calcext:value-type="float">
            <text:p>66.8101833104767</text:p>
          </table:table-cell>
          <table:table-cell office:value-type="float" office:value="32.360395184799" calcext:value-type="float">
            <text:p>32.360395184799</text:p>
          </table:table-cell>
          <table:table-cell table:formula="of:=([.B124]+[.D124]+[.F124]+[.H124]+[.J124])/5" office:value-type="float" office:value="101.484006945981" calcext:value-type="float">
            <text:p>101.484006945981</text:p>
          </table:table-cell>
          <table:table-cell table:formula="of:=STDEV([.C124];[.E124];[.G124];[.I124];[.K124])" office:value-type="float" office:value="7.36454494412528" calcext:value-type="float">
            <text:p>7.364544944125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-0.000000050802111672975" calcext:value-type="float">
            <text:p>-5.08E-08</text:p>
          </table:table-cell>
          <table:table-cell table:style-name="ce4" office:value-type="float" office:value="0.0000000146851345434168" calcext:value-type="float">
            <text:p>1.47E-08</text:p>
          </table:table-cell>
          <table:table-cell table:style-name="ce3" office:value-type="float" office:value="-0.000000146064823389862" calcext:value-type="float">
            <text:p>-1.46E-07</text:p>
          </table:table-cell>
          <table:table-cell table:style-name="ce4" office:value-type="float" office:value="0.0000000360417944236103" calcext:value-type="float">
            <text:p>3.60E-08</text:p>
          </table:table-cell>
          <table:table-cell table:style-name="ce3" office:value-type="float" office:value="-0.00000007388457363385" calcext:value-type="float">
            <text:p>-7.39E-08</text:p>
          </table:table-cell>
          <table:table-cell table:style-name="ce4" office:value-type="float" office:value="0.000000026638449934163" calcext:value-type="float">
            <text:p>2.66E-08</text:p>
          </table:table-cell>
          <table:table-cell table:style-name="ce3" office:value-type="float" office:value="-0.000000111343389619405" calcext:value-type="float">
            <text:p>-1.11E-07</text:p>
          </table:table-cell>
          <table:table-cell table:style-name="ce4" office:value-type="float" office:value="0.0000000290556884281718" calcext:value-type="float">
            <text:p>2.91E-08</text:p>
          </table:table-cell>
          <table:table-cell table:style-name="ce3" office:value-type="float" office:value="-0.000000215208802482507" calcext:value-type="float">
            <text:p>-2.15E-07</text:p>
          </table:table-cell>
          <table:table-cell table:style-name="ce4" office:value-type="float" office:value="0.000000218388821539692" calcext:value-type="float">
            <text:p>2.18E-07</text:p>
          </table:table-cell>
          <table:table-cell table:formula="of:=([.B125]+[.D125]+[.F125]+[.H125]+[.J125])/5" office:value-type="float" office:value="-0.00000011946074015972" calcext:value-type="float">
            <text:p>-1.1946074015972E-07</text:p>
          </table:table-cell>
          <table:table-cell table:formula="of:=STDEV([.C125];[.E125];[.G125];[.I125];[.K125])" office:value-type="float" office:value="0.0000000861131359881173" calcext:value-type="float">
            <text:p>8.61131359881173E-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-0.0000000094139474771095" calcext:value-type="float">
            <text:p>-9.41E-09</text:p>
          </table:table-cell>
          <table:table-cell table:style-name="ce4" office:value-type="float" office:value="0.00000000390966735211912" calcext:value-type="float">
            <text:p>3.91E-09</text:p>
          </table:table-cell>
          <table:table-cell table:style-name="ce3" office:value-type="float" office:value="-0.0000000093509729906419" calcext:value-type="float">
            <text:p>-9.35E-09</text:p>
          </table:table-cell>
          <table:table-cell table:style-name="ce4" office:value-type="float" office:value="0.00000000215149230422422" calcext:value-type="float">
            <text:p>2.15E-09</text:p>
          </table:table-cell>
          <table:table-cell table:style-name="ce3" office:value-type="float" office:value="-0.00000000574822591113571" calcext:value-type="float">
            <text:p>-5.75E-09</text:p>
          </table:table-cell>
          <table:table-cell table:style-name="ce4" office:value-type="float" office:value="0.00000000295162778030905" calcext:value-type="float">
            <text:p>2.95E-09</text:p>
          </table:table-cell>
          <table:table-cell table:style-name="ce3" office:value-type="float" office:value="-0.0000000111834570175986" calcext:value-type="float">
            <text:p>-1.12E-08</text:p>
          </table:table-cell>
          <table:table-cell table:style-name="ce4" office:value-type="float" office:value="0.00000000514898860576065" calcext:value-type="float">
            <text:p>5.15E-09</text:p>
          </table:table-cell>
          <table:table-cell table:style-name="ce3" office:value-type="float" office:value="-0.00000000881681569605047" calcext:value-type="float">
            <text:p>-8.82E-09</text:p>
          </table:table-cell>
          <table:table-cell table:style-name="ce4" office:value-type="float" office:value="0.0000000060870477587406" calcext:value-type="float">
            <text:p>6.09E-09</text:p>
          </table:table-cell>
          <table:table-cell table:formula="of:=([.B126]+[.D126]+[.F126]+[.H126]+[.J126])/5" office:value-type="float" office:value="-0.00000000890268381850724" calcext:value-type="float">
            <text:p>-8.90268381850724E-09</text:p>
          </table:table-cell>
          <table:table-cell table:formula="of:=STDEV([.C126];[.E126];[.G126];[.I126];[.K126])" office:value-type="float" office:value="0.00000000159591552927019" calcext:value-type="float">
            <text:p>1.59591552927019E-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-0.0000000120459446861705" calcext:value-type="float">
            <text:p>-1.20E-08</text:p>
          </table:table-cell>
          <table:table-cell table:style-name="ce4" office:value-type="float" office:value="0.00000000330981352332349" calcext:value-type="float">
            <text:p>3.31E-09</text:p>
          </table:table-cell>
          <table:table-cell table:style-name="ce3" office:value-type="float" office:value="-0.0000000127547752677076" calcext:value-type="float">
            <text:p>-1.28E-08</text:p>
          </table:table-cell>
          <table:table-cell table:style-name="ce4" office:value-type="float" office:value="0.00000000277519762701158" calcext:value-type="float">
            <text:p>2.78E-09</text:p>
          </table:table-cell>
          <table:table-cell table:style-name="ce3" office:value-type="float" office:value="-0.0000000117116414978779" calcext:value-type="float">
            <text:p>-1.17E-08</text:p>
          </table:table-cell>
          <table:table-cell table:style-name="ce4" office:value-type="float" office:value="0.00000000314679064026894" calcext:value-type="float">
            <text:p>3.15E-09</text:p>
          </table:table-cell>
          <table:table-cell table:style-name="ce3" office:value-type="float" office:value="-0.0000000187912168788267" calcext:value-type="float">
            <text:p>-1.88E-08</text:p>
          </table:table-cell>
          <table:table-cell table:style-name="ce4" office:value-type="float" office:value="0.00000000612189422542647" calcext:value-type="float">
            <text:p>6.12E-09</text:p>
          </table:table-cell>
          <table:table-cell table:style-name="ce3" office:value-type="float" office:value="-0.000000019195130285246" calcext:value-type="float">
            <text:p>-1.92E-08</text:p>
          </table:table-cell>
          <table:table-cell table:style-name="ce4" office:value-type="float" office:value="0.0000000103026539438607" calcext:value-type="float">
            <text:p>1.03E-08</text:p>
          </table:table-cell>
          <table:table-cell table:formula="of:=([.B127]+[.D127]+[.F127]+[.H127]+[.J127])/5" office:value-type="float" office:value="-0.0000000148997417231657" calcext:value-type="float">
            <text:p>-1.48997417231657E-08</text:p>
          </table:table-cell>
          <table:table-cell table:formula="of:=STDEV([.C127];[.E127];[.G127];[.I127];[.K127])" office:value-type="float" office:value="0.00000000318321721310401" calcext:value-type="float">
            <text:p>3.18321721310401E-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0.0000000000553930396236372" calcext:value-type="float">
            <text:p>5.54E-11</text:p>
          </table:table-cell>
          <table:table-cell table:style-name="ce4" office:value-type="float" office:value="0.000000000183674861345864" calcext:value-type="float">
            <text:p>1.84E-10</text:p>
          </table:table-cell>
          <table:table-cell table:style-name="ce3" office:value-type="float" office:value="-0.0000000000000391287355451994" calcext:value-type="float">
            <text:p>-3.91E-14</text:p>
          </table:table-cell>
          <table:table-cell table:style-name="ce4" office:value-type="float" office:value="0.000000000000102143649027308" calcext:value-type="float">
            <text:p>1.02E-13</text:p>
          </table:table-cell>
          <table:table-cell table:style-name="ce3" office:value-type="float" office:value="0.0000000000837673338282241" calcext:value-type="float">
            <text:p>8.38E-11</text:p>
          </table:table-cell>
          <table:table-cell table:style-name="ce4" office:value-type="float" office:value="0.000000000243453135113495" calcext:value-type="float">
            <text:p>2.43E-10</text:p>
          </table:table-cell>
          <table:table-cell table:style-name="ce3" office:value-type="float" office:value="0.0000000000138413233109995" calcext:value-type="float">
            <text:p>1.38E-11</text:p>
          </table:table-cell>
          <table:table-cell table:style-name="ce4" office:value-type="float" office:value="0.000000000046794927288821" calcext:value-type="float">
            <text:p>4.68E-11</text:p>
          </table:table-cell>
          <table:table-cell table:style-name="ce3" office:value-type="float" office:value="8.82910073640782E-016" calcext:value-type="float">
            <text:p>8.83E-16</text:p>
          </table:table-cell>
          <table:table-cell table:style-name="ce4" office:value-type="float" office:value="2.52754709261421E-015" calcext:value-type="float">
            <text:p>2.53E-15</text:p>
          </table:table-cell>
          <table:table-cell table:formula="of:=([.B128]+[.D128]+[.F128]+[.H128]+[.J128])/5" office:value-type="float" office:value="0.0000000000305926901874779" calcext:value-type="float">
            <text:p>3.05926901874779E-11</text:p>
          </table:table-cell>
          <table:table-cell table:formula="of:=STDEV([.C128];[.E128];[.G128];[.I128];[.K128])" office:value-type="float" office:value="0.000000000112088388329207" calcext:value-type="float">
            <text:p>1.12088388329207E-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1.15208381970365E-016" calcext:value-type="float">
            <text:p>1.15E-16</text:p>
          </table:table-cell>
          <table:table-cell table:style-name="ce4" office:value-type="float" office:value="6.2155681644983E-017" calcext:value-type="float">
            <text:p>6.22E-17</text:p>
          </table:table-cell>
          <table:table-cell table:style-name="ce3" office:value-type="float" office:value="1.81667380018167E-016" calcext:value-type="float">
            <text:p>1.82E-16</text:p>
          </table:table-cell>
          <table:table-cell table:style-name="ce4" office:value-type="float" office:value="8.96816329124984E-017" calcext:value-type="float">
            <text:p>8.97E-17</text:p>
          </table:table-cell>
          <table:table-cell table:style-name="ce3" office:value-type="float" office:value="1.94909279111171E-016" calcext:value-type="float">
            <text:p>1.95E-16</text:p>
          </table:table-cell>
          <table:table-cell table:style-name="ce4" office:value-type="float" office:value="1.02931916099121E-016" calcext:value-type="float">
            <text:p>1.03E-16</text:p>
          </table:table-cell>
          <table:table-cell table:style-name="ce3" office:value-type="float" office:value="5.11505015889667E-016" calcext:value-type="float">
            <text:p>5.12E-16</text:p>
          </table:table-cell>
          <table:table-cell table:style-name="ce4" office:value-type="float" office:value="3.16658010194675E-016" calcext:value-type="float">
            <text:p>3.17E-16</text:p>
          </table:table-cell>
          <table:table-cell table:style-name="ce3" office:value-type="float" office:value="1.3530176577108E-015" calcext:value-type="float">
            <text:p>1.35E-15</text:p>
          </table:table-cell>
          <table:table-cell table:style-name="ce4" office:value-type="float" office:value="2.26524004892745E-015" calcext:value-type="float">
            <text:p>2.27E-15</text:p>
          </table:table-cell>
          <table:table-cell table:formula="of:=([.B129]+[.D129]+[.F129]+[.H129]+[.J129])/5" office:value-type="float" office:value="4.71261542940034E-016" calcext:value-type="float">
            <text:p>4.71261542940034E-16</text:p>
          </table:table-cell>
          <table:table-cell table:formula="of:=STDEV([.C129];[.E129];[.G129];[.I129];[.K129])" office:value-type="float" office:value="9.5456136726504E-016" calcext:value-type="float">
            <text:p>9.5456136726504E-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0.000000653335433845592" calcext:value-type="float">
            <text:p>6.53E-07</text:p>
          </table:table-cell>
          <table:table-cell table:style-name="ce4" office:value-type="float" office:value="0.00000284510141674968" calcext:value-type="float">
            <text:p>2.85E-06</text:p>
          </table:table-cell>
          <table:table-cell table:style-name="ce3" office:value-type="float" office:value="0.000000176563609561657" calcext:value-type="float">
            <text:p>1.77E-07</text:p>
          </table:table-cell>
          <table:table-cell table:style-name="ce4" office:value-type="float" office:value="0.000000464888733559306" calcext:value-type="float">
            <text:p>4.65E-07</text:p>
          </table:table-cell>
          <table:table-cell table:style-name="ce3" office:value-type="float" office:value="6.08462375133507E-015" calcext:value-type="float">
            <text:p>6.08E-15</text:p>
          </table:table-cell>
          <table:table-cell table:style-name="ce4" office:value-type="float" office:value="0.0000000000000219383840650237" calcext:value-type="float">
            <text:p>2.19E-14</text:p>
          </table:table-cell>
          <table:table-cell table:style-name="ce3" office:value-type="float" office:value="1.03465438152733E-020" calcext:value-type="float">
            <text:p>1.03E-20</text:p>
          </table:table-cell>
          <table:table-cell table:style-name="ce4" office:value-type="float" office:value="3.32986487497674E-022" calcext:value-type="float">
            <text:p>3.33E-22</text:p>
          </table:table-cell>
          <table:table-cell table:style-name="ce3" office:value-type="float" office:value="0.0000000017212904798067" calcext:value-type="float">
            <text:p>1.72E-09</text:p>
          </table:table-cell>
          <table:table-cell table:style-name="ce4" office:value-type="float" office:value="0.00000000272146183025638" calcext:value-type="float">
            <text:p>2.72E-09</text:p>
          </table:table-cell>
          <table:table-cell table:formula="of:=([.B130]+[.D130]+[.F130]+[.H130]+[.J130])/5" office:value-type="float" office:value="0.000000166324067994338" calcext:value-type="float">
            <text:p>1.66324067994338E-07</text:p>
          </table:table-cell>
          <table:table-cell table:formula="of:=STDEV([.C130];[.E130];[.G130];[.I130];[.K130])" office:value-type="float" office:value="0.00000123651924150266" calcext:value-type="float">
            <text:p>1.23651924150266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88982491102" calcext:value-type="float">
            <text:p>0.0388982491102</text:p>
          </table:table-cell>
          <table:table-cell office:value-type="float" office:value="0.0152073576513322" calcext:value-type="float">
            <text:p>0.015207357651332</text:p>
          </table:table-cell>
          <table:table-cell office:value-type="float" office:value="0.0368536068570095" calcext:value-type="float">
            <text:p>0.03685360685701</text:p>
          </table:table-cell>
          <table:table-cell office:value-type="float" office:value="0.00798354324510131" calcext:value-type="float">
            <text:p>0.007983543245101</text:p>
          </table:table-cell>
          <table:table-cell office:value-type="float" office:value="0.0249597314479" calcext:value-type="float">
            <text:p>0.0249597314479</text:p>
          </table:table-cell>
          <table:table-cell office:value-type="float" office:value="0.0119789383465081" calcext:value-type="float">
            <text:p>0.011978938346508</text:p>
          </table:table-cell>
          <table:table-cell office:value-type="float" office:value="0.0442115503052952" calcext:value-type="float">
            <text:p>0.044211550305295</text:p>
          </table:table-cell>
          <table:table-cell office:value-type="float" office:value="0.0197486961206957" calcext:value-type="float">
            <text:p>0.019748696120696</text:p>
          </table:table-cell>
          <table:table-cell office:value-type="float" office:value="0.0342815149265037" calcext:value-type="float">
            <text:p>0.034281514926504</text:p>
          </table:table-cell>
          <table:table-cell office:value-type="float" office:value="0.0234193039665002" calcext:value-type="float">
            <text:p>0.0234193039665</text:p>
          </table:table-cell>
          <table:table-cell table:formula="of:=([.B131]+[.D131]+[.F131]+[.H131]+[.J131])/5" office:value-type="float" office:value="0.0358409305293817" calcext:value-type="float">
            <text:p>0.035840930529382</text:p>
          </table:table-cell>
          <table:table-cell table:formula="of:=STDEV([.C131];[.E131];[.G131];[.I131];[.K131])" office:value-type="float" office:value="0.00611569775151214" calcext:value-type="float">
            <text:p>0.0061156977515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815629106015" calcext:value-type="float">
            <text:p>0.04815629106015</text:p>
          </table:table-cell>
          <table:table-cell office:value-type="float" office:value="0.012484389074557" calcext:value-type="float">
            <text:p>0.012484389074557</text:p>
          </table:table-cell>
          <table:table-cell office:value-type="float" office:value="0.0495263660947476" calcext:value-type="float">
            <text:p>0.049526366094748</text:p>
          </table:table-cell>
          <table:table-cell office:value-type="float" office:value="0.0103708423126607" calcext:value-type="float">
            <text:p>0.010370842312661</text:p>
          </table:table-cell>
          <table:table-cell office:value-type="float" office:value="0.0466559728873643" calcext:value-type="float">
            <text:p>0.046655972887364</text:p>
          </table:table-cell>
          <table:table-cell office:value-type="float" office:value="0.0122028033520534" calcext:value-type="float">
            <text:p>0.012202803352053</text:p>
          </table:table-cell>
          <table:table-cell office:value-type="float" office:value="0.0727466176308238" calcext:value-type="float">
            <text:p>0.072746617630824</text:p>
          </table:table-cell>
          <table:table-cell office:value-type="float" office:value="0.023225579052126" calcext:value-type="float">
            <text:p>0.023225579052126</text:p>
          </table:table-cell>
          <table:table-cell office:value-type="float" office:value="0.0736496930321267" calcext:value-type="float">
            <text:p>0.073649693032127</text:p>
          </table:table-cell>
          <table:table-cell office:value-type="float" office:value="0.0390379601998717" calcext:value-type="float">
            <text:p>0.039037960199872</text:p>
          </table:table-cell>
          <table:table-cell table:formula="of:=([.B132]+[.D132]+[.F132]+[.H132]+[.J132])/5" office:value-type="float" office:value="0.0581469881410425" calcext:value-type="float">
            <text:p>0.058146988141043</text:p>
          </table:table-cell>
          <table:table-cell table:formula="of:=STDEV([.C132];[.E132];[.G132];[.I132];[.K132])" office:value-type="float" office:value="0.0120562728126648" calcext:value-type="float">
            <text:p>0.0120562728126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946733411402" calcext:value-type="float">
            <text:p>0.1946733411402</text:p>
          </table:table-cell>
          <table:table-cell office:value-type="float" office:value="0.0546601180304318" calcext:value-type="float">
            <text:p>0.054660118030432</text:p>
          </table:table-cell>
          <table:table-cell office:value-type="float" office:value="0.556562598262524" calcext:value-type="float">
            <text:p>0.556562598262524</text:p>
          </table:table-cell>
          <table:table-cell office:value-type="float" office:value="0.136700458126314" calcext:value-type="float">
            <text:p>0.136700458126314</text:p>
          </table:table-cell>
          <table:table-cell office:value-type="float" office:value="0.281548087086071" calcext:value-type="float">
            <text:p>0.281548087086071</text:p>
          </table:table-cell>
          <table:table-cell office:value-type="float" office:value="0.101065672842876" calcext:value-type="float">
            <text:p>0.101065672842876</text:p>
          </table:table-cell>
          <table:table-cell office:value-type="float" office:value="0.423418495626667" calcext:value-type="float">
            <text:p>0.423418495626667</text:p>
          </table:table-cell>
          <table:table-cell office:value-type="float" office:value="0.110030990067564" calcext:value-type="float">
            <text:p>0.110030990067564</text:p>
          </table:table-cell>
          <table:table-cell office:value-type="float" office:value="0.816931752363467" calcext:value-type="float">
            <text:p>0.816931752363467</text:p>
          </table:table-cell>
          <table:table-cell office:value-type="float" office:value="0.825378528849668" calcext:value-type="float">
            <text:p>0.825378528849668</text:p>
          </table:table-cell>
          <table:table-cell table:formula="of:=([.B133]+[.D133]+[.F133]+[.H133]+[.J133])/5" office:value-type="float" office:value="0.454626854895786" calcext:value-type="float">
            <text:p>0.454626854895786</text:p>
          </table:table-cell>
          <table:table-cell table:formula="of:=STDEV([.C133];[.E133];[.G133];[.I133];[.K133])" office:value-type="float" office:value="0.325472508074155" calcext:value-type="float">
            <text:p>0.3254725080741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7091123154385" calcext:value-type="float">
            <text:p>0.001709112315439</text:p>
          </table:table-cell>
          <table:table-cell table:style-name="ce4" office:value-type="float" office:value="0.000871111638520322" calcext:value-type="float">
            <text:p>8.71E-04</text:p>
          </table:table-cell>
          <table:table-cell office:value-type="float" office:value="0.00265153435092219" calcext:value-type="float">
            <text:p>0.002651534350922</text:p>
          </table:table-cell>
          <table:table-cell office:value-type="float" office:value="0.00129088748098571" calcext:value-type="float">
            <text:p>0.001290887480986</text:p>
          </table:table-cell>
          <table:table-cell office:value-type="float" office:value="0.00286748300589279" calcext:value-type="float">
            <text:p>0.002867483005893</text:p>
          </table:table-cell>
          <table:table-cell office:value-type="float" office:value="0.00149821928601977" calcext:value-type="float">
            <text:p>0.00149821928602</text:p>
          </table:table-cell>
          <table:table-cell office:value-type="float" office:value="0.00739143118040571" calcext:value-type="float">
            <text:p>0.007391431180406</text:p>
          </table:table-cell>
          <table:table-cell office:value-type="float" office:value="0.00451773821880441" calcext:value-type="float">
            <text:p>0.004517738218804</text:p>
          </table:table-cell>
          <table:table-cell office:value-type="float" office:value="0.019484869701174" calcext:value-type="float">
            <text:p>0.019484869701174</text:p>
          </table:table-cell>
          <table:table-cell office:value-type="float" office:value="0.0324878972545689" calcext:value-type="float">
            <text:p>0.032487897254569</text:p>
          </table:table-cell>
          <table:table-cell table:formula="of:=([.B134]+[.D134]+[.F134]+[.H134]+[.J134])/5" office:value-type="float" office:value="0.00682088611076664" calcext:value-type="float">
            <text:p>0.006820886110767</text:p>
          </table:table-cell>
          <table:table-cell table:formula="of:=STDEV([.C134];[.E134];[.G134];[.I134];[.K134])" office:value-type="float" office:value="0.0136912470149856" calcext:value-type="float">
            <text:p>0.0136912470149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float" office:value="0.00000000011143243879742" calcext:value-type="float">
            <text:p>1.11E-10</text:p>
          </table:table-cell>
          <table:table-cell table:style-name="ce4" office:value-type="float" office:value="0.000000000295840504674378" calcext:value-type="float">
            <text:p>2.96E-10</text:p>
          </table:table-cell>
          <table:table-cell table:style-name="ce3" office:value-type="float" office:value="0.0000000273317431608092" calcext:value-type="float">
            <text:p>2.73E-08</text:p>
          </table:table-cell>
          <table:table-cell table:style-name="ce4" office:value-type="float" office:value="0.0000000746461121832162" calcext:value-type="float">
            <text:p>7.46E-08</text:p>
          </table:table-cell>
          <table:table-cell table:style-name="ce3" office:value-type="float" office:value="4.81251930839322E-015" calcext:value-type="float">
            <text:p>4.81E-15</text:p>
          </table:table-cell>
          <table:table-cell table:style-name="ce4" office:value-type="float" office:value="0.0000000000000173517570381954" calcext:value-type="float">
            <text:p>1.74E-14</text:p>
          </table:table-cell>
          <table:table-cell table:style-name="ce3" office:value-type="float" office:value="7.39066863394191E-021" calcext:value-type="float">
            <text:p>7.39E-21</text:p>
          </table:table-cell>
          <table:table-cell table:style-name="ce4" office:value-type="float" office:value="3.0526604654462E-022" calcext:value-type="float">
            <text:p>3.05E-22</text:p>
          </table:table-cell>
          <table:table-cell table:style-name="ce3" office:value-type="float" office:value="0.000000000331943319122085" calcext:value-type="float">
            <text:p>3.32E-10</text:p>
          </table:table-cell>
          <table:table-cell table:style-name="ce4" office:value-type="float" office:value="0.000000000550068810609458" calcext:value-type="float">
            <text:p>5.50E-10</text:p>
          </table:table-cell>
          <table:table-cell table:formula="of:=([.B135]+[.D135]+[.F135]+[.H135]+[.J135])/5" office:value-type="float" office:value="0.00000000555502474625108" calcext:value-type="float">
            <text:p>5.55502474625108E-09</text:p>
          </table:table-cell>
          <table:table-cell table:formula="of:=STDEV([.C135];[.E135];[.G135];[.I135];[.K135])" office:value-type="float" office:value="0.0000000332889718053008" calcext:value-type="float">
            <text:p>3.32889718053008E-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float" office:value="0.00083210755674395" calcext:value-type="float">
            <text:p>8.32E-04</text:p>
          </table:table-cell>
          <table:table-cell table:style-name="ce4" office:value-type="float" office:value="0.000569068018694149" calcext:value-type="float">
            <text:p>5.69E-04</text:p>
          </table:table-cell>
          <table:table-cell table:style-name="ce3" office:value-type="float" office:value="0.00001842292656529" calcext:value-type="float">
            <text:p>1.84E-05</text:p>
          </table:table-cell>
          <table:table-cell table:style-name="ce4" office:value-type="float" office:value="0.0000155736106149644" calcext:value-type="float">
            <text:p>1.56E-05</text:p>
          </table:table-cell>
          <table:table-cell table:style-name="ce3" office:value-type="float" office:value="0.000262108260098364" calcext:value-type="float">
            <text:p>2.62E-04</text:p>
          </table:table-cell>
          <table:table-cell table:style-name="ce4" office:value-type="float" office:value="0.000138581423700595" calcext:value-type="float">
            <text:p>1.39E-04</text:p>
          </table:table-cell>
          <table:table-cell table:style-name="ce3" office:value-type="float" office:value="0.000116548574212765" calcext:value-type="float">
            <text:p>1.17E-04</text:p>
          </table:table-cell>
          <table:table-cell table:style-name="ce4" office:value-type="float" office:value="0.0000933119860993558" calcext:value-type="float">
            <text:p>9.33E-05</text:p>
          </table:table-cell>
          <table:table-cell table:style-name="ce3" office:value-type="float" office:value="0.0000417597807929544" calcext:value-type="float">
            <text:p>4.18E-05</text:p>
          </table:table-cell>
          <table:table-cell table:style-name="ce4" office:value-type="float" office:value="0.0000419582499715937" calcext:value-type="float">
            <text:p>4.20E-05</text:p>
          </table:table-cell>
          <table:table-cell table:formula="of:=([.B136]+[.D136]+[.F136]+[.H136]+[.J136])/5" office:value-type="float" office:value="0.000254189419682665" calcext:value-type="float">
            <text:p>0.000254189419683</text:p>
          </table:table-cell>
          <table:table-cell table:formula="of:=STDEV([.C136];[.E136];[.G136];[.I136];[.K136])" office:value-type="float" office:value="0.00022712949734355" calcext:value-type="float">
            <text:p>0.0002271294973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217170461837525" calcext:value-type="float">
            <text:p>0.002171704618375</text:p>
          </table:table-cell>
          <table:table-cell table:style-name="ce4" office:value-type="float" office:value="0.00062981815365664" calcext:value-type="float">
            <text:p>6.30E-04</text:p>
          </table:table-cell>
          <table:table-cell table:style-name="ce3" office:value-type="float" office:value="0.000319319015381014" calcext:value-type="float">
            <text:p>3.19E-04</text:p>
          </table:table-cell>
          <table:table-cell table:style-name="ce4" office:value-type="float" office:value="0.000270962875260786" calcext:value-type="float">
            <text:p>2.71E-04</text:p>
          </table:table-cell>
          <table:table-cell office:value-type="float" office:value="0.00196569748888" calcext:value-type="float">
            <text:p>0.00196569748888</text:p>
          </table:table-cell>
          <table:table-cell table:style-name="ce4" office:value-type="float" office:value="0.000531880595797045" calcext:value-type="float">
            <text:p>5.32E-04</text:p>
          </table:table-cell>
          <table:table-cell office:value-type="float" office:value="0.00124352454232766" calcext:value-type="float">
            <text:p>0.001243524542328</text:p>
          </table:table-cell>
          <table:table-cell table:style-name="ce4" office:value-type="float" office:value="0.000834405844384803" calcext:value-type="float">
            <text:p>8.34E-04</text:p>
          </table:table-cell>
          <table:table-cell table:style-name="ce3" office:value-type="float" office:value="0.000456145550956993" calcext:value-type="float">
            <text:p>4.56E-04</text:p>
          </table:table-cell>
          <table:table-cell table:style-name="ce4" office:value-type="float" office:value="0.000270749445871673" calcext:value-type="float">
            <text:p>2.71E-04</text:p>
          </table:table-cell>
          <table:table-cell table:formula="of:=([.B137]+[.D137]+[.F137]+[.H137]+[.J137])/5" office:value-type="float" office:value="0.00123127824318418" calcext:value-type="float">
            <text:p>0.001231278243184</text:p>
          </table:table-cell>
          <table:table-cell table:formula="of:=STDEV([.C137];[.E137];[.G137];[.I137];[.K137])" office:value-type="float" office:value="0.0002420868601511" calcext:value-type="float">
            <text:p>0.0002420868601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702691168524" calcext:value-type="float">
            <text:p>0.02702691168524</text:p>
          </table:table-cell>
          <table:table-cell office:value-type="float" office:value="0.00795509702332669" calcext:value-type="float">
            <text:p>0.007955097023327</text:p>
          </table:table-cell>
          <table:table-cell office:value-type="float" office:value="0.015078479474011" calcext:value-type="float">
            <text:p>0.015078479474011</text:p>
          </table:table-cell>
          <table:table-cell office:value-type="float" office:value="0.0083429072758908" calcext:value-type="float">
            <text:p>0.008342907275891</text:p>
          </table:table-cell>
          <table:table-cell office:value-type="float" office:value="0.0324150941201571" calcext:value-type="float">
            <text:p>0.032415094120157</text:p>
          </table:table-cell>
          <table:table-cell office:value-type="float" office:value="0.0107766631949955" calcext:value-type="float">
            <text:p>0.010776663194996</text:p>
          </table:table-cell>
          <table:table-cell office:value-type="float" office:value="0.0374787411918495" calcext:value-type="float">
            <text:p>0.03747874119185</text:p>
          </table:table-cell>
          <table:table-cell office:value-type="float" office:value="0.0188966114638141" calcext:value-type="float">
            <text:p>0.018896611463814</text:p>
          </table:table-cell>
          <table:table-cell office:value-type="float" office:value="0.018543346776516" calcext:value-type="float">
            <text:p>0.018543346776516</text:p>
          </table:table-cell>
          <table:table-cell office:value-type="float" office:value="0.0123208148610206" calcext:value-type="float">
            <text:p>0.012320814861021</text:p>
          </table:table-cell>
          <table:table-cell table:formula="of:=([.B138]+[.D138]+[.F138]+[.H138]+[.J138])/5" office:value-type="float" office:value="0.0261085146495547" calcext:value-type="float">
            <text:p>0.026108514649555</text:p>
          </table:table-cell>
          <table:table-cell table:formula="of:=STDEV([.C138];[.E138];[.G138];[.I138];[.K138])" office:value-type="float" office:value="0.00442478540087506" calcext:value-type="float">
            <text:p>0.0044247854008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float" office:value="0.0000126527610746025" calcext:value-type="float">
            <text:p>1.27E-05</text:p>
          </table:table-cell>
          <table:table-cell table:style-name="ce4" office:value-type="float" office:value="0.00000684198865442453" calcext:value-type="float">
            <text:p>6.84E-06</text:p>
          </table:table-cell>
          <table:table-cell table:style-name="ce3" office:value-type="float" office:value="0.00000153815798548854" calcext:value-type="float">
            <text:p>1.54E-06</text:p>
          </table:table-cell>
          <table:table-cell table:style-name="ce4" office:value-type="float" office:value="0.00000195691388121714" calcext:value-type="float">
            <text:p>1.96E-06</text:p>
          </table:table-cell>
          <table:table-cell table:style-name="ce3" office:value-type="float" office:value="0.000016987247850665" calcext:value-type="float">
            <text:p>1.70E-05</text:p>
          </table:table-cell>
          <table:table-cell table:style-name="ce4" office:value-type="float" office:value="0.00000855959952611048" calcext:value-type="float">
            <text:p>8.56E-06</text:p>
          </table:table-cell>
          <table:table-cell table:style-name="ce3" office:value-type="float" office:value="0.0000155193074306825" calcext:value-type="float">
            <text:p>1.55E-05</text:p>
          </table:table-cell>
          <table:table-cell table:style-name="ce4" office:value-type="float" office:value="0.0000182661337696263" calcext:value-type="float">
            <text:p>1.83E-05</text:p>
          </table:table-cell>
          <table:table-cell table:style-name="ce3" office:value-type="float" office:value="0.00000265902597432286" calcext:value-type="float">
            <text:p>2.66E-06</text:p>
          </table:table-cell>
          <table:table-cell table:style-name="ce4" office:value-type="float" office:value="0.0000024218422864752" calcext:value-type="float">
            <text:p>2.42E-06</text:p>
          </table:table-cell>
          <table:table-cell table:formula="of:=([.B139]+[.D139]+[.F139]+[.H139]+[.J139])/5" office:value-type="float" office:value="0.00000987130006315228" calcext:value-type="float">
            <text:p>9.87130006315228E-06</text:p>
          </table:table-cell>
          <table:table-cell table:formula="of:=STDEV([.C139];[.E139];[.G139];[.I139];[.K139])" office:value-type="float" office:value="0.00000659392008309821" calcext:value-type="float">
            <text:p>6.59392008309821E-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float" office:value="0.000000000792036299187723" calcext:value-type="float">
            <text:p>7.92E-10</text:p>
          </table:table-cell>
          <table:table-cell table:style-name="ce4" office:value-type="float" office:value="0.00000000343367247625274" calcext:value-type="float">
            <text:p>3.43E-09</text:p>
          </table:table-cell>
          <table:table-cell table:style-name="ce3" office:value-type="float" office:value="0.0000000632091606729303" calcext:value-type="float">
            <text:p>6.32E-08</text:p>
          </table:table-cell>
          <table:table-cell table:style-name="ce4" office:value-type="float" office:value="0.000000140639618403745" calcext:value-type="float">
            <text:p>1.41E-07</text:p>
          </table:table-cell>
          <table:table-cell table:style-name="ce3" office:value-type="float" office:value="4.71470795222942E-017" calcext:value-type="float">
            <text:p>4.71E-17</text:p>
          </table:table-cell>
          <table:table-cell table:style-name="ce4" office:value-type="float" office:value="1.69991019866953E-016" calcext:value-type="float">
            <text:p>1.70E-16</text:p>
          </table:table-cell>
          <table:table-cell table:style-name="ce3" office:value-type="float" office:value="4.15948097325248E-023" calcext:value-type="float">
            <text:p>4.16E-23</text:p>
          </table:table-cell>
          <table:table-cell table:style-name="ce4" office:value-type="float" office:value="3.15096831535306E-023" calcext:value-type="float">
            <text:p>3.15E-23</text:p>
          </table:table-cell>
          <table:table-cell table:style-name="ce3" office:value-type="float" office:value="0.000000000332082962533195" calcext:value-type="float">
            <text:p>3.32E-10</text:p>
          </table:table-cell>
          <table:table-cell table:style-name="ce4" office:value-type="float" office:value="0.000000000892644530240719" calcext:value-type="float">
            <text:p>8.93E-10</text:p>
          </table:table-cell>
          <table:table-cell table:formula="of:=([.B140]+[.D140]+[.F140]+[.H140]+[.J140])/5" office:value-type="float" office:value="0.0000000128666559963597" calcext:value-type="float">
            <text:p>1.28666559963597E-08</text:p>
          </table:table-cell>
          <table:table-cell table:formula="of:=STDEV([.C140];[.E140];[.G140];[.I140];[.K140])" office:value-type="float" office:value="0.0000000624280880092293" calcext:value-type="float">
            <text:p>6.24280880092293E-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85673936124612" calcext:value-type="float">
            <text:p>0.018567393612461</text:p>
          </table:table-cell>
          <table:table-cell office:value-type="float" office:value="0.0122622298630751" calcext:value-type="float">
            <text:p>0.012262229863075</text:p>
          </table:table-cell>
          <table:table-cell office:value-type="float" office:value="0.0164778477379143" calcext:value-type="float">
            <text:p>0.016477847737914</text:p>
          </table:table-cell>
          <table:table-cell office:value-type="float" office:value="0.00779979839999774" calcext:value-type="float">
            <text:p>0.007799798399998</text:p>
          </table:table-cell>
          <table:table-cell office:value-type="float" office:value="0.005777552764423" calcext:value-type="float">
            <text:p>0.005777552764423</text:p>
          </table:table-cell>
          <table:table-cell office:value-type="float" office:value="0.00861824370965973" calcext:value-type="float">
            <text:p>0.00861824370966</text:p>
          </table:table-cell>
          <table:table-cell office:value-type="float" office:value="0.0282534215865367" calcext:value-type="float">
            <text:p>0.028253421586537</text:p>
          </table:table-cell>
          <table:table-cell office:value-type="float" office:value="0.0185918934892992" calcext:value-type="float">
            <text:p>0.018591893489299</text:p>
          </table:table-cell>
          <table:table-cell office:value-type="float" office:value="0.0203995640009659" calcext:value-type="float">
            <text:p>0.020399564000966</text:p>
          </table:table-cell>
          <table:table-cell office:value-type="float" office:value="0.0214631942064477" calcext:value-type="float">
            <text:p>0.021463194206448</text:p>
          </table:table-cell>
          <table:table-cell table:formula="of:=([.B141]+[.D141]+[.F141]+[.H141]+[.J141])/5" office:value-type="float" office:value="0.0178951559404602" calcext:value-type="float">
            <text:p>0.01789515594046</text:p>
          </table:table-cell>
          <table:table-cell table:formula="of:=STDEV([.C141];[.E141];[.G141];[.I141];[.K141])" office:value-type="float" office:value="0.00605992030155259" calcext:value-type="float">
            <text:p>0.0060599203015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407067265362" calcext:value-type="float">
            <text:p>0.03407067265362</text:p>
          </table:table-cell>
          <table:table-cell office:value-type="float" office:value="0.0116059664399788" calcext:value-type="float">
            <text:p>0.011605966439979</text:p>
          </table:table-cell>
          <table:table-cell office:value-type="float" office:value="0.0344534969578238" calcext:value-type="float">
            <text:p>0.034453496957824</text:p>
          </table:table-cell>
          <table:table-cell office:value-type="float" office:value="0.0102492950750529" calcext:value-type="float">
            <text:p>0.010249295075053</text:p>
          </table:table-cell>
          <table:table-cell office:value-type="float" office:value="0.0335381780750929" calcext:value-type="float">
            <text:p>0.033538178075093</text:p>
          </table:table-cell>
          <table:table-cell office:value-type="float" office:value="0.0119659319739459" calcext:value-type="float">
            <text:p>0.011965931973946</text:p>
          </table:table-cell>
          <table:table-cell office:value-type="float" office:value="0.0597246901265238" calcext:value-type="float">
            <text:p>0.059724690126524</text:p>
          </table:table-cell>
          <table:table-cell office:value-type="float" office:value="0.0235130001294725" calcext:value-type="float">
            <text:p>0.023513000129473</text:p>
          </table:table-cell>
          <table:table-cell office:value-type="float" office:value="0.0603761158883733" calcext:value-type="float">
            <text:p>0.060376115888373</text:p>
          </table:table-cell>
          <table:table-cell office:value-type="float" office:value="0.0394732958145812" calcext:value-type="float">
            <text:p>0.039473295814581</text:p>
          </table:table-cell>
          <table:table-cell table:formula="of:=([.B142]+[.D142]+[.F142]+[.H142]+[.J142])/5" office:value-type="float" office:value="0.0444326307402868" calcext:value-type="float">
            <text:p>0.044432630740287</text:p>
          </table:table-cell>
          <table:table-cell table:formula="of:=STDEV([.C142];[.E142];[.G142];[.I142];[.K142])" office:value-type="float" office:value="0.0124458255053174" calcext:value-type="float">
            <text:p>0.0124458255053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80574033781805" calcext:value-type="float">
            <text:p>0.180574033781805</text:p>
          </table:table-cell>
          <table:table-cell office:value-type="float" office:value="0.0565596309042755" calcext:value-type="float">
            <text:p>0.056559630904276</text:p>
          </table:table-cell>
          <table:table-cell office:value-type="float" office:value="0.549878337553619" calcext:value-type="float">
            <text:p>0.549878337553619</text:p>
          </table:table-cell>
          <table:table-cell office:value-type="float" office:value="0.140109558721227" calcext:value-type="float">
            <text:p>0.140109558721227</text:p>
          </table:table-cell>
          <table:table-cell office:value-type="float" office:value="0.268612762647" calcext:value-type="float">
            <text:p>0.268612762647</text:p>
          </table:table-cell>
          <table:table-cell office:value-type="float" office:value="0.105033554409491" calcext:value-type="float">
            <text:p>0.105033554409491</text:p>
          </table:table-cell>
          <table:table-cell office:value-type="float" office:value="0.414117766278048" calcext:value-type="float">
            <text:p>0.414117766278048</text:p>
          </table:table-cell>
          <table:table-cell office:value-type="float" office:value="0.109840295879057" calcext:value-type="float">
            <text:p>0.109840295879057</text:p>
          </table:table-cell>
          <table:table-cell office:value-type="float" office:value="0.7522854765262" calcext:value-type="float">
            <text:p>0.7522854765262</text:p>
          </table:table-cell>
          <table:table-cell office:value-type="float" office:value="0.666161952674796" calcext:value-type="float">
            <text:p>0.666161952674796</text:p>
          </table:table-cell>
          <table:table-cell table:formula="of:=([.B143]+[.D143]+[.F143]+[.H143]+[.J143])/5" office:value-type="float" office:value="0.433093675357334" calcext:value-type="float">
            <text:p>0.433093675357334</text:p>
          </table:table-cell>
          <table:table-cell table:formula="of:=STDEV([.C143];[.E143];[.G143];[.I143];[.K143])" office:value-type="float" office:value="0.253677332168784" calcext:value-type="float">
            <text:p>0.2536773321687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56962269393285" calcext:value-type="float">
            <text:p>0.001569622693933</text:p>
          </table:table-cell>
          <table:table-cell table:style-name="ce4" office:value-type="float" office:value="0.000988168431735582" calcext:value-type="float">
            <text:p>9.88E-04</text:p>
          </table:table-cell>
          <table:table-cell office:value-type="float" office:value="0.00256950838263981" calcext:value-type="float">
            <text:p>0.00256950838264</text:p>
          </table:table-cell>
          <table:table-cell office:value-type="float" office:value="0.00134519114740586" calcext:value-type="float">
            <text:p>0.001345191147406</text:p>
          </table:table-cell>
          <table:table-cell office:value-type="float" office:value="0.00253564337825693" calcext:value-type="float">
            <text:p>0.002535643378257</text:p>
          </table:table-cell>
          <table:table-cell office:value-type="float" office:value="0.00149667381046829" calcext:value-type="float">
            <text:p>0.001496673810468</text:p>
          </table:table-cell>
          <table:table-cell office:value-type="float" office:value="0.00713084982929714" calcext:value-type="float">
            <text:p>0.007130849829297</text:p>
          </table:table-cell>
          <table:table-cell office:value-type="float" office:value="0.00471432097526819" calcext:value-type="float">
            <text:p>0.004714320975268</text:p>
          </table:table-cell>
          <table:table-cell office:value-type="float" office:value="0.0171628317019773" calcext:value-type="float">
            <text:p>0.017162831701977</text:p>
          </table:table-cell>
          <table:table-cell office:value-type="float" office:value="0.0268551020094058" calcext:value-type="float">
            <text:p>0.026855102009406</text:p>
          </table:table-cell>
          <table:table-cell table:formula="of:=([.B144]+[.D144]+[.F144]+[.H144]+[.J144])/5" office:value-type="float" office:value="0.00619369119722081" calcext:value-type="float">
            <text:p>0.006193691197221</text:p>
          </table:table-cell>
          <table:table-cell table:formula="of:=STDEV([.C144];[.E144];[.G144];[.I144];[.K144])" office:value-type="float" office:value="0.0111559745477699" calcext:value-type="float">
            <text:p>0.011155974547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float" office:value="0.00000000410193710342052" calcext:value-type="float">
            <text:p>4.10E-09</text:p>
          </table:table-cell>
          <table:table-cell table:style-name="ce4" office:value-type="float" office:value="0.0000000159056302961698" calcext:value-type="float">
            <text:p>1.59E-08</text:p>
          </table:table-cell>
          <table:table-cell table:style-name="ce3" office:value-type="float" office:value="0.0000000157661910818065" calcext:value-type="float">
            <text:p>1.58E-08</text:p>
          </table:table-cell>
          <table:table-cell table:style-name="ce4" office:value-type="float" office:value="0.0000000371130635005686" calcext:value-type="float">
            <text:p>3.71E-08</text:p>
          </table:table-cell>
          <table:table-cell table:style-name="ce3" office:value-type="float" office:value="3.5618812731932E-016" calcext:value-type="float">
            <text:p>3.56E-16</text:p>
          </table:table-cell>
          <table:table-cell table:style-name="ce4" office:value-type="float" office:value="1.28424902213181E-015" calcext:value-type="float">
            <text:p>1.28E-15</text:p>
          </table:table-cell>
          <table:table-cell table:style-name="ce3" office:value-type="float" office:value="1.36523005379476E-021" calcext:value-type="float">
            <text:p>1.37E-21</text:p>
          </table:table-cell>
          <table:table-cell table:style-name="ce4" office:value-type="float" office:value="1.61902220457334E-022" calcext:value-type="float">
            <text:p>1.62E-22</text:p>
          </table:table-cell>
          <table:table-cell table:style-name="ce3" office:value-type="float" office:value="0.000000000244940364874167" calcext:value-type="float">
            <text:p>2.45E-10</text:p>
          </table:table-cell>
          <table:table-cell table:style-name="ce4" office:value-type="float" office:value="0.000000000736333022312717" calcext:value-type="float">
            <text:p>7.36E-10</text:p>
          </table:table-cell>
          <table:table-cell table:formula="of:=([.B145]+[.D145]+[.F145]+[.H145]+[.J145])/5" office:value-type="float" office:value="0.00000000402261378125814" calcext:value-type="float">
            <text:p>4.02261378125814E-09</text:p>
          </table:table-cell>
          <table:table-cell table:formula="of:=STDEV([.C145];[.E145];[.G145];[.I145];[.K145])" office:value-type="float" office:value="0.0000000162249047343744" calcext:value-type="float">
            <text:p>1.62249047343744E-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201018972584325" calcext:value-type="float">
            <text:p>0.002010189725843</text:p>
          </table:table-cell>
          <table:table-cell office:value-type="float" office:value="0.00132451024432406" calcext:value-type="float">
            <text:p>0.001324510244324</text:p>
          </table:table-cell>
          <table:table-cell office:value-type="float" office:value="0.0016818476918462" calcext:value-type="float">
            <text:p>0.001681847691846</text:p>
          </table:table-cell>
          <table:table-cell office:value-type="float" office:value="0.00215586696391018" calcext:value-type="float">
            <text:p>0.00215586696391</text:p>
          </table:table-cell>
          <table:table-cell office:value-type="float" office:value="0.00134782260335857" calcext:value-type="float">
            <text:p>0.001347822603359</text:p>
          </table:table-cell>
          <table:table-cell table:style-name="ce4" office:value-type="float" office:value="0.000772318022573658" calcext:value-type="float">
            <text:p>7.72E-04</text:p>
          </table:table-cell>
          <table:table-cell table:style-name="ce3" office:value-type="float" office:value="0.000672226877387495" calcext:value-type="float">
            <text:p>6.72E-04</text:p>
          </table:table-cell>
          <table:table-cell table:style-name="ce4" office:value-type="float" office:value="0.000627500995783895" calcext:value-type="float">
            <text:p>6.28E-04</text:p>
          </table:table-cell>
          <table:table-cell table:style-name="ce3" office:value-type="float" office:value="0.00048582774490324" calcext:value-type="float">
            <text:p>4.86E-04</text:p>
          </table:table-cell>
          <table:table-cell table:style-name="ce4" office:value-type="float" office:value="0.000440622182530122" calcext:value-type="float">
            <text:p>4.41E-04</text:p>
          </table:table-cell>
          <table:table-cell table:formula="of:=([.B146]+[.D146]+[.F146]+[.H146]+[.J146])/5" office:value-type="float" office:value="0.00123958292866775" calcext:value-type="float">
            <text:p>0.001239582928668</text:p>
          </table:table-cell>
          <table:table-cell table:formula="of:=STDEV([.C146];[.E146];[.G146];[.I146];[.K146])" office:value-type="float" office:value="0.000693586436622722" calcext:value-type="float">
            <text:p>0.0006935864366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37263425940185" calcext:value-type="float">
            <text:p>0.003726342594019</text:p>
          </table:table-cell>
          <table:table-cell office:value-type="float" office:value="0.00123464095005475" calcext:value-type="float">
            <text:p>0.001234640950055</text:p>
          </table:table-cell>
          <table:table-cell office:value-type="float" office:value="0.00405175514363857" calcext:value-type="float">
            <text:p>0.004051755143639</text:p>
          </table:table-cell>
          <table:table-cell office:value-type="float" office:value="0.00309922382617755" calcext:value-type="float">
            <text:p>0.003099223826178</text:p>
          </table:table-cell>
          <table:table-cell office:value-type="float" office:value="0.00362928852804857" calcext:value-type="float">
            <text:p>0.003629288528049</text:p>
          </table:table-cell>
          <table:table-cell office:value-type="float" office:value="0.00123511257182044" calcext:value-type="float">
            <text:p>0.00123511257182</text:p>
          </table:table-cell>
          <table:table-cell office:value-type="float" office:value="0.00199159785794829" calcext:value-type="float">
            <text:p>0.001991597857948</text:p>
          </table:table-cell>
          <table:table-cell office:value-type="float" office:value="0.0011282380042397" calcext:value-type="float">
            <text:p>0.00112823800424</text:p>
          </table:table-cell>
          <table:table-cell office:value-type="float" office:value="0.00198598820231138" calcext:value-type="float">
            <text:p>0.001985988202311</text:p>
          </table:table-cell>
          <table:table-cell office:value-type="float" office:value="0.00104197516444636" calcext:value-type="float">
            <text:p>0.001041975164446</text:p>
          </table:table-cell>
          <table:table-cell table:formula="of:=([.B147]+[.D147]+[.F147]+[.H147]+[.J147])/5" office:value-type="float" office:value="0.00307699446519306" calcext:value-type="float">
            <text:p>0.003076994465193</text:p>
          </table:table-cell>
          <table:table-cell table:formula="of:=STDEV([.C147];[.E147];[.G147];[.I147];[.K147])" office:value-type="float" office:value="0.000871012188781744" calcext:value-type="float">
            <text:p>0.0008710121887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093805920333" calcext:value-type="float">
            <text:p>0.05093805920333</text:p>
          </table:table-cell>
          <table:table-cell office:value-type="float" office:value="0.0160629168925455" calcext:value-type="float">
            <text:p>0.016062916892546</text:p>
          </table:table-cell>
          <table:table-cell office:value-type="float" office:value="0.0766829025177476" calcext:value-type="float">
            <text:p>0.076682902517748</text:p>
          </table:table-cell>
          <table:table-cell office:value-type="float" office:value="0.0218069732634036" calcext:value-type="float">
            <text:p>0.021806973263404</text:p>
          </table:table-cell>
          <table:table-cell office:value-type="float" office:value="0.0733845430825" calcext:value-type="float">
            <text:p>0.0733845430825</text:p>
          </table:table-cell>
          <table:table-cell office:value-type="float" office:value="0.0243776692255289" calcext:value-type="float">
            <text:p>0.024377669225529</text:p>
          </table:table-cell>
          <table:table-cell office:value-type="float" office:value="0.0482449147939048" calcext:value-type="float">
            <text:p>0.048244914793905</text:p>
          </table:table-cell>
          <table:table-cell office:value-type="float" office:value="0.0215291519760425" calcext:value-type="float">
            <text:p>0.021529151976043</text:p>
          </table:table-cell>
          <table:table-cell office:value-type="float" office:value="0.0667215981210207" calcext:value-type="float">
            <text:p>0.066721598121021</text:p>
          </table:table-cell>
          <table:table-cell office:value-type="float" office:value="0.0374332460480044" calcext:value-type="float">
            <text:p>0.037433246048004</text:p>
          </table:table-cell>
          <table:table-cell table:formula="of:=([.B148]+[.D148]+[.F148]+[.H148]+[.J148])/5" office:value-type="float" office:value="0.0631944035437006" calcext:value-type="float">
            <text:p>0.063194403543701</text:p>
          </table:table-cell>
          <table:table-cell table:formula="of:=STDEV([.C148];[.E148];[.G148];[.I148];[.K148])" office:value-type="float" office:value="0.00797203986638711" calcext:value-type="float">
            <text:p>0.0079720398663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0.000027204173375145" calcext:value-type="float">
            <text:p>2.72E-05</text:p>
          </table:table-cell>
          <table:table-cell table:style-name="ce4" office:value-type="float" office:value="0.0000124365557457449" calcext:value-type="float">
            <text:p>1.24E-05</text:p>
          </table:table-cell>
          <table:table-cell table:style-name="ce3" office:value-type="float" office:value="0.0000478816996075567" calcext:value-type="float">
            <text:p>4.79E-05</text:p>
          </table:table-cell>
          <table:table-cell table:style-name="ce4" office:value-type="float" office:value="0.0000401104047864437" calcext:value-type="float">
            <text:p>4.01E-05</text:p>
          </table:table-cell>
          <table:table-cell table:style-name="ce3" office:value-type="float" office:value="0.0000457244152910072" calcext:value-type="float">
            <text:p>4.57E-05</text:p>
          </table:table-cell>
          <table:table-cell table:style-name="ce4" office:value-type="float" office:value="0.0000198955249351718" calcext:value-type="float">
            <text:p>1.99E-05</text:p>
          </table:table-cell>
          <table:table-cell table:style-name="ce3" office:value-type="float" office:value="0.00001595830492208" calcext:value-type="float">
            <text:p>1.60E-05</text:p>
          </table:table-cell>
          <table:table-cell table:style-name="ce4" office:value-type="float" office:value="0.000013200315915889" calcext:value-type="float">
            <text:p>1.32E-05</text:p>
          </table:table-cell>
          <table:table-cell table:style-name="ce3" office:value-type="float" office:value="0.0000266794393120635" calcext:value-type="float">
            <text:p>2.67E-05</text:p>
          </table:table-cell>
          <table:table-cell table:style-name="ce4" office:value-type="float" office:value="0.0000196379132863283" calcext:value-type="float">
            <text:p>1.96E-05</text:p>
          </table:table-cell>
          <table:table-cell table:formula="of:=([.B149]+[.D149]+[.F149]+[.H149]+[.J149])/5" office:value-type="float" office:value="0.0000326896065015705" calcext:value-type="float">
            <text:p>3.26896065015705E-05</text:p>
          </table:table-cell>
          <table:table-cell table:formula="of:=STDEV([.C149];[.E149];[.G149];[.I149];[.K149])" office:value-type="float" office:value="0.0000112075265519276" calcext:value-type="float">
            <text:p>1.12075265519276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float" office:value="0.000000100237864823656" calcext:value-type="float">
            <text:p>1.00E-07</text:p>
          </table:table-cell>
          <table:table-cell table:style-name="ce4" office:value-type="float" office:value="0.000000436898877073451" calcext:value-type="float">
            <text:p>4.37E-07</text:p>
          </table:table-cell>
          <table:table-cell table:style-name="ce3" office:value-type="float" office:value="0.0000000150363624614589" calcext:value-type="float">
            <text:p>1.50E-08</text:p>
          </table:table-cell>
          <table:table-cell table:style-name="ce4" office:value-type="float" office:value="0.0000000319137297710802" calcext:value-type="float">
            <text:p>3.19E-08</text:p>
          </table:table-cell>
          <table:table-cell table:style-name="ce3" office:value-type="float" office:value="6.26687893730771E-017" calcext:value-type="float">
            <text:p>6.27E-17</text:p>
          </table:table-cell>
          <table:table-cell table:style-name="ce4" office:value-type="float" office:value="2.25954425410068E-016" calcext:value-type="float">
            <text:p>2.26E-16</text:p>
          </table:table-cell>
          <table:table-cell table:style-name="ce3" office:value-type="float" office:value="2.49052195372809E-022" calcext:value-type="float">
            <text:p>2.49E-22</text:p>
          </table:table-cell>
          <table:table-cell table:style-name="ce4" office:value-type="float" office:value="7.4522686614351E-023" calcext:value-type="float">
            <text:p>7.45E-23</text:p>
          </table:table-cell>
          <table:table-cell table:style-name="ce3" office:value-type="float" office:value="0.00000000011353528925557" calcext:value-type="float">
            <text:p>1.14E-10</text:p>
          </table:table-cell>
          <table:table-cell table:style-name="ce4" office:value-type="float" office:value="0.00000000021670967870652" calcext:value-type="float">
            <text:p>2.17E-10</text:p>
          </table:table-cell>
          <table:table-cell table:formula="of:=([.B150]+[.D150]+[.F150]+[.H150]+[.J150])/5" office:value-type="float" office:value="0.0000000230775525274079" calcext:value-type="float">
            <text:p>2.30775525274079E-08</text:p>
          </table:table-cell>
          <table:table-cell table:formula="of:=STDEV([.C150];[.E150];[.G150];[.I150];[.K150])" office:value-type="float" office:value="0.000000192289795559324" calcext:value-type="float">
            <text:p>1.92289795559324E-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40332849603155" calcext:value-type="float">
            <text:p>0.004033284960316</text:p>
          </table:table-cell>
          <table:table-cell office:value-type="float" office:value="0.00191573725914959" calcext:value-type="float">
            <text:p>0.00191573725915</text:p>
          </table:table-cell>
          <table:table-cell office:value-type="float" office:value="0.00753657226007095" calcext:value-type="float">
            <text:p>0.007536572260071</text:p>
          </table:table-cell>
          <table:table-cell office:value-type="float" office:value="0.00320325212221692" calcext:value-type="float">
            <text:p>0.003203252122217</text:p>
          </table:table-cell>
          <table:table-cell office:value-type="float" office:value="0.00391490237754" calcext:value-type="float">
            <text:p>0.00391490237754</text:p>
          </table:table-cell>
          <table:table-cell office:value-type="float" office:value="0.00155859187097672" calcext:value-type="float">
            <text:p>0.001558591870977</text:p>
          </table:table-cell>
          <table:table-cell office:value-type="float" office:value="0.00596417893567333" calcext:value-type="float">
            <text:p>0.005964178935673</text:p>
          </table:table-cell>
          <table:table-cell office:value-type="float" office:value="0.00290149157661078" calcext:value-type="float">
            <text:p>0.002901491576611</text:p>
          </table:table-cell>
          <table:table-cell office:value-type="float" office:value="0.00587378328394153" calcext:value-type="float">
            <text:p>0.005873783283942</text:p>
          </table:table-cell>
          <table:table-cell office:value-type="float" office:value="0.00456411370619423" calcext:value-type="float">
            <text:p>0.004564113706194</text:p>
          </table:table-cell>
          <table:table-cell table:formula="of:=([.B151]+[.D151]+[.F151]+[.H151]+[.J151])/5" office:value-type="float" office:value="0.00546454436350826" calcext:value-type="float">
            <text:p>0.005464544363508</text:p>
          </table:table-cell>
          <table:table-cell table:formula="of:=STDEV([.C151];[.E151];[.G151];[.I151];[.K151])" office:value-type="float" office:value="0.0011836304578995" calcext:value-type="float">
            <text:p>0.00118363045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92038872651745" calcext:value-type="float">
            <text:p>0.009203887265175</text:p>
          </table:table-cell>
          <table:table-cell office:value-type="float" office:value="0.00191074374652226" calcext:value-type="float">
            <text:p>0.001910743746522</text:p>
          </table:table-cell>
          <table:table-cell office:value-type="float" office:value="0.0114751187197519" calcext:value-type="float">
            <text:p>0.011475118719752</text:p>
          </table:table-cell>
          <table:table-cell office:value-type="float" office:value="0.00397215111143747" calcext:value-type="float">
            <text:p>0.003972151111437</text:p>
          </table:table-cell>
          <table:table-cell office:value-type="float" office:value="0.00893279251509" calcext:value-type="float">
            <text:p>0.00893279251509</text:p>
          </table:table-cell>
          <table:table-cell office:value-type="float" office:value="0.00202700221710738" calcext:value-type="float">
            <text:p>0.002027002217107</text:p>
          </table:table-cell>
          <table:table-cell office:value-type="float" office:value="0.0114462025729776" calcext:value-type="float">
            <text:p>0.011446202572978</text:p>
          </table:table-cell>
          <table:table-cell office:value-type="float" office:value="0.00250354210410747" calcext:value-type="float">
            <text:p>0.002503542104107</text:p>
          </table:table-cell>
          <table:table-cell office:value-type="float" office:value="0.0114350341570913" calcext:value-type="float">
            <text:p>0.011435034157091</text:p>
          </table:table-cell>
          <table:table-cell office:value-type="float" office:value="0.00407038013236753" calcext:value-type="float">
            <text:p>0.004070380132368</text:p>
          </table:table-cell>
          <table:table-cell table:formula="of:=([.B152]+[.D152]+[.F152]+[.H152]+[.J152])/5" office:value-type="float" office:value="0.0104986070460171" calcext:value-type="float">
            <text:p>0.010498607046017</text:p>
          </table:table-cell>
          <table:table-cell table:formula="of:=STDEV([.C152];[.E152];[.G152];[.I152];[.K152])" office:value-type="float" office:value="0.00105085408409746" calcext:value-type="float">
            <text:p>0.001050854084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868635393681" calcext:value-type="float">
            <text:p>0.12868635393681</text:p>
          </table:table-cell>
          <table:table-cell office:value-type="float" office:value="0.0274600651454709" calcext:value-type="float">
            <text:p>0.027460065145471</text:p>
          </table:table-cell>
          <table:table-cell office:value-type="float" office:value="0.139715287657019" calcext:value-type="float">
            <text:p>0.139715287657019</text:p>
          </table:table-cell>
          <table:table-cell office:value-type="float" office:value="0.0414184658941588" calcext:value-type="float">
            <text:p>0.041418465894159</text:p>
          </table:table-cell>
          <table:table-cell office:value-type="float" office:value="0.134548278259314" calcext:value-type="float">
            <text:p>0.134548278259314</text:p>
          </table:table-cell>
          <table:table-cell office:value-type="float" office:value="0.026647745088623" calcext:value-type="float">
            <text:p>0.026647745088623</text:p>
          </table:table-cell>
          <table:table-cell office:value-type="float" office:value="0.163178960837048" calcext:value-type="float">
            <text:p>0.163178960837048</text:p>
          </table:table-cell>
          <table:table-cell office:value-type="float" office:value="0.040790419854836" calcext:value-type="float">
            <text:p>0.040790419854836</text:p>
          </table:table-cell>
          <table:table-cell office:value-type="float" office:value="0.227216554681333" calcext:value-type="float">
            <text:p>0.227216554681333</text:p>
          </table:table-cell>
          <table:table-cell office:value-type="float" office:value="0.107994838581753" calcext:value-type="float">
            <text:p>0.107994838581753</text:p>
          </table:table-cell>
          <table:table-cell table:formula="of:=([.B153]+[.D153]+[.F153]+[.H153]+[.J153])/5" office:value-type="float" office:value="0.158669087074305" calcext:value-type="float">
            <text:p>0.158669087074305</text:p>
          </table:table-cell>
          <table:table-cell table:formula="of:=STDEV([.C153];[.E153];[.G153];[.I153];[.K153])" office:value-type="float" office:value="0.0337963205877298" calcext:value-type="float">
            <text:p>0.033796320587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float" office:value="0.00023406446416632" calcext:value-type="float">
            <text:p>2.34E-04</text:p>
          </table:table-cell>
          <table:table-cell table:style-name="ce4" office:value-type="float" office:value="0.0000949054516412785" calcext:value-type="float">
            <text:p>9.49E-05</text:p>
          </table:table-cell>
          <table:table-cell table:style-name="ce3" office:value-type="float" office:value="0.000171440704088324" calcext:value-type="float">
            <text:p>1.71E-04</text:p>
          </table:table-cell>
          <table:table-cell table:style-name="ce4" office:value-type="float" office:value="0.0000854945534210739" calcext:value-type="float">
            <text:p>8.55E-05</text:p>
          </table:table-cell>
          <table:table-cell table:style-name="ce3" office:value-type="float" office:value="0.000213615242370971" calcext:value-type="float">
            <text:p>2.14E-04</text:p>
          </table:table-cell>
          <table:table-cell table:style-name="ce4" office:value-type="float" office:value="0.0000736483805519404" calcext:value-type="float">
            <text:p>7.36E-05</text:p>
          </table:table-cell>
          <table:table-cell table:style-name="ce3" office:value-type="float" office:value="0.000278397144505905" calcext:value-type="float">
            <text:p>2.78E-04</text:p>
          </table:table-cell>
          <table:table-cell table:style-name="ce4" office:value-type="float" office:value="0.0000988520191192941" calcext:value-type="float">
            <text:p>9.89E-05</text:p>
          </table:table-cell>
          <table:table-cell table:style-name="ce3" office:value-type="float" office:value="0.000474196424086667" calcext:value-type="float">
            <text:p>4.74E-04</text:p>
          </table:table-cell>
          <table:table-cell table:style-name="ce4" office:value-type="float" office:value="0.000452560362423239" calcext:value-type="float">
            <text:p>4.53E-04</text:p>
          </table:table-cell>
          <table:table-cell table:formula="of:=([.B154]+[.D154]+[.F154]+[.H154]+[.J154])/5" office:value-type="float" office:value="0.000274342795843637" calcext:value-type="float">
            <text:p>0.000274342795844</text:p>
          </table:table-cell>
          <table:table-cell table:formula="of:=STDEV([.C154];[.E154];[.G154];[.I154];[.K154])" office:value-type="float" office:value="0.000163225029643641" calcext:value-type="float">
            <text:p>0.0001632250296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51562538147" calcext:value-type="float">
            <text:p>4.51562538147</text:p>
          </table:table-cell>
          <table:table-cell office:value-type="float" office:value="0.919531723002651" calcext:value-type="float">
            <text:p>0.919531723002651</text:p>
          </table:table-cell>
          <table:table-cell office:value-type="float" office:value="3.91650726681809" calcext:value-type="float">
            <text:p>3.91650726681809</text:p>
          </table:table-cell>
          <table:table-cell office:value-type="float" office:value="0.261601741687679" calcext:value-type="float">
            <text:p>0.261601741687679</text:p>
          </table:table-cell>
          <table:table-cell office:value-type="float" office:value="3.61177224772357" calcext:value-type="float">
            <text:p>3.61177224772357</text:p>
          </table:table-cell>
          <table:table-cell office:value-type="float" office:value="0.605485428605254" calcext:value-type="float">
            <text:p>0.605485428605254</text:p>
          </table:table-cell>
          <table:table-cell office:value-type="float" office:value="3.62773453621667" calcext:value-type="float">
            <text:p>3.62773453621667</text:p>
          </table:table-cell>
          <table:table-cell office:value-type="float" office:value="0.874072624203104" calcext:value-type="float">
            <text:p>0.874072624203104</text:p>
          </table:table-cell>
          <table:table-cell office:value-type="float" office:value="3.87747462590533" calcext:value-type="float">
            <text:p>3.87747462590533</text:p>
          </table:table-cell>
          <table:table-cell office:value-type="float" office:value="0.670174151084261" calcext:value-type="float">
            <text:p>0.670174151084261</text:p>
          </table:table-cell>
          <table:table-cell table:formula="of:=([.B155]+[.D155]+[.F155]+[.H155]+[.J155])/5" office:value-type="float" office:value="3.90982281162673" calcext:value-type="float">
            <text:p>3.90982281162673</text:p>
          </table:table-cell>
          <table:table-cell table:formula="of:=STDEV([.C155];[.E155];[.G155];[.I155];[.K155])" office:value-type="float" office:value="0.262101979127134" calcext:value-type="float">
            <text:p>0.2621019791271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9331933736795" calcext:value-type="float">
            <text:p>7.9331933736795</text:p>
          </table:table-cell>
          <table:table-cell office:value-type="float" office:value="0.215767891935192" calcext:value-type="float">
            <text:p>0.215767891935192</text:p>
          </table:table-cell>
          <table:table-cell office:value-type="float" office:value="6.26910486675524" calcext:value-type="float">
            <text:p>6.26910486675524</text:p>
          </table:table-cell>
          <table:table-cell office:value-type="float" office:value="0.416560174718598" calcext:value-type="float">
            <text:p>0.416560174718598</text:p>
          </table:table-cell>
          <table:table-cell office:value-type="float" office:value="7.43835060937" calcext:value-type="float">
            <text:p>7.43835060937</text:p>
          </table:table-cell>
          <table:table-cell office:value-type="float" office:value="0.262269262865682" calcext:value-type="float">
            <text:p>0.262269262865682</text:p>
          </table:table-cell>
          <table:table-cell office:value-type="float" office:value="7.05545790990238" calcext:value-type="float">
            <text:p>7.05545790990238</text:p>
          </table:table-cell>
          <table:table-cell office:value-type="float" office:value="0.578282794944651" calcext:value-type="float">
            <text:p>0.578282794944651</text:p>
          </table:table-cell>
          <table:table-cell office:value-type="float" office:value="6.80570866267" calcext:value-type="float">
            <text:p>6.80570866267</text:p>
          </table:table-cell>
          <table:table-cell office:value-type="float" office:value="0.353630031155314" calcext:value-type="float">
            <text:p>0.353630031155314</text:p>
          </table:table-cell>
          <table:table-cell table:formula="of:=([.B156]+[.D156]+[.F156]+[.H156]+[.J156])/5" office:value-type="float" office:value="7.10036308447542" calcext:value-type="float">
            <text:p>7.10036308447542</text:p>
          </table:table-cell>
          <table:table-cell table:formula="of:=STDEV([.C156];[.E156];[.G156];[.I156];[.K156])" office:value-type="float" office:value="0.14239087816954" calcext:value-type="float">
            <text:p>0.142390878169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767307734489" calcext:value-type="float">
            <text:p>7.767307734489</text:p>
          </table:table-cell>
          <table:table-cell office:value-type="float" office:value="0.24447521228791" calcext:value-type="float">
            <text:p>0.24447521228791</text:p>
          </table:table-cell>
          <table:table-cell office:value-type="float" office:value="6.40917189916048" calcext:value-type="float">
            <text:p>6.40917189916048</text:p>
          </table:table-cell>
          <table:table-cell office:value-type="float" office:value="0.344660603542323" calcext:value-type="float">
            <text:p>0.344660603542323</text:p>
          </table:table-cell>
          <table:table-cell office:value-type="float" office:value="7.35283807345786" calcext:value-type="float">
            <text:p>7.35283807345786</text:p>
          </table:table-cell>
          <table:table-cell office:value-type="float" office:value="0.235817568600159" calcext:value-type="float">
            <text:p>0.235817568600159</text:p>
          </table:table-cell>
          <table:table-cell office:value-type="float" office:value="6.96646411078238" calcext:value-type="float">
            <text:p>6.96646411078238</text:p>
          </table:table-cell>
          <table:table-cell office:value-type="float" office:value="0.50304201646421" calcext:value-type="float">
            <text:p>0.50304201646421</text:p>
          </table:table-cell>
          <table:table-cell office:value-type="float" office:value="6.69331188201867" calcext:value-type="float">
            <text:p>6.69331188201867</text:p>
          </table:table-cell>
          <table:table-cell office:value-type="float" office:value="0.405682639736199" calcext:value-type="float">
            <text:p>0.405682639736199</text:p>
          </table:table-cell>
          <table:table-cell table:formula="of:=([.B157]+[.D157]+[.F157]+[.H157]+[.J157])/5" office:value-type="float" office:value="7.03781873998168" calcext:value-type="float">
            <text:p>7.03781873998168</text:p>
          </table:table-cell>
          <table:table-cell table:formula="of:=STDEV([.C157];[.E157];[.G157];[.I157];[.K157])" office:value-type="float" office:value="0.112550823538176" calcext:value-type="float">
            <text:p>0.1125508235381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416960287095" calcext:value-type="float">
            <text:p>9.416960287095</text:p>
          </table:table-cell>
          <table:table-cell office:value-type="float" office:value="0.439615407958152" calcext:value-type="float">
            <text:p>0.439615407958152</text:p>
          </table:table-cell>
          <table:table-cell office:value-type="float" office:value="9.29584861937095" calcext:value-type="float">
            <text:p>9.29584861937095</text:p>
          </table:table-cell>
          <table:table-cell office:value-type="float" office:value="0.532901415411168" calcext:value-type="float">
            <text:p>0.532901415411168</text:p>
          </table:table-cell>
          <table:table-cell office:value-type="float" office:value="9.76954535075643" calcext:value-type="float">
            <text:p>9.76954535075643</text:p>
          </table:table-cell>
          <table:table-cell office:value-type="float" office:value="0.129231186202766" calcext:value-type="float">
            <text:p>0.129231186202766</text:p>
          </table:table-cell>
          <table:table-cell office:value-type="float" office:value="9.81174550737619" calcext:value-type="float">
            <text:p>9.81174550737619</text:p>
          </table:table-cell>
          <table:table-cell office:value-type="float" office:value="0.00957625560352406" calcext:value-type="float">
            <text:p>0.009576255603524</text:p>
          </table:table-cell>
          <table:table-cell office:value-type="float" office:value="9.642816670736" calcext:value-type="float">
            <text:p>9.642816670736</text:p>
          </table:table-cell>
          <table:table-cell office:value-type="float" office:value="0.335795799289326" calcext:value-type="float">
            <text:p>0.335795799289326</text:p>
          </table:table-cell>
          <table:table-cell table:formula="of:=([.B158]+[.D158]+[.F158]+[.H158]+[.J158])/5" office:value-type="float" office:value="9.58738328706691" calcext:value-type="float">
            <text:p>9.58738328706691</text:p>
          </table:table-cell>
          <table:table-cell table:formula="of:=STDEV([.C158];[.E158];[.G158];[.I158];[.K158])" office:value-type="float" office:value="0.216774971021307" calcext:value-type="float">
            <text:p>0.21677497102130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9084548950185" calcext:value-type="float">
            <text:p>0.49084548950185</text:p>
          </table:table-cell>
          <table:table-cell office:value-type="float" office:value="0.294833277698791" calcext:value-type="float">
            <text:p>0.294833277698791</text:p>
          </table:table-cell>
          <table:table-cell office:value-type="float" office:value="0.656987928208667" calcext:value-type="float">
            <text:p>0.656987928208667</text:p>
          </table:table-cell>
          <table:table-cell office:value-type="float" office:value="0.209751650074978" calcext:value-type="float">
            <text:p>0.209751650074978</text:p>
          </table:table-cell>
          <table:table-cell office:value-type="float" office:value="0.793112224765929" calcext:value-type="float">
            <text:p>0.793112224765929</text:p>
          </table:table-cell>
          <table:table-cell office:value-type="float" office:value="0.277657215461744" calcext:value-type="float">
            <text:p>0.277657215461744</text:p>
          </table:table-cell>
          <table:table-cell office:value-type="float" office:value="0.95338665871319" calcext:value-type="float">
            <text:p>0.95338665871319</text:p>
          </table:table-cell>
          <table:table-cell office:value-type="float" office:value="0.444442334021747" calcext:value-type="float">
            <text:p>0.444442334021747</text:p>
          </table:table-cell>
          <table:table-cell office:value-type="float" office:value="0.929744742313467" calcext:value-type="float">
            <text:p>0.929744742313467</text:p>
          </table:table-cell>
          <table:table-cell office:value-type="float" office:value="0.441883927316933" calcext:value-type="float">
            <text:p>0.441883927316933</text:p>
          </table:table-cell>
          <table:table-cell table:formula="of:=([.B159]+[.D159]+[.F159]+[.H159]+[.J159])/5" office:value-type="float" office:value="0.764815408700621" calcext:value-type="float">
            <text:p>0.764815408700621</text:p>
          </table:table-cell>
          <table:table-cell table:formula="of:=STDEV([.C159];[.E159];[.G159];[.I159];[.K159])" office:value-type="float" office:value="0.104859709837524" calcext:value-type="float">
            <text:p>0.1048597098375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float" office:value="0.0000919316853087494" calcext:value-type="float">
            <text:p>9.19E-05</text:p>
          </table:table-cell>
          <table:table-cell table:style-name="ce4" office:value-type="float" office:value="0.000347626464490846" calcext:value-type="float">
            <text:p>3.48E-04</text:p>
          </table:table-cell>
          <table:table-cell table:style-name="ce3" office:value-type="float" office:value="0.000608383951720183" calcext:value-type="float">
            <text:p>6.08E-04</text:p>
          </table:table-cell>
          <table:table-cell table:style-name="ce4" office:value-type="float" office:value="0.000588092251847328" calcext:value-type="float">
            <text:p>5.88E-04</text:p>
          </table:table-cell>
          <table:table-cell table:style-name="ce3" office:value-type="float" office:value="0.000000338936680962803" calcext:value-type="float">
            <text:p>3.39E-07</text:p>
          </table:table-cell>
          <table:table-cell table:style-name="ce4" office:value-type="float" office:value="0.00000122170863139481" calcext:value-type="float">
            <text:p>1.22E-06</text:p>
          </table:table-cell>
          <table:table-cell table:style-name="ce3" office:value-type="float" office:value="0.0000000000726841794423524" calcext:value-type="float">
            <text:p>7.27E-11</text:p>
          </table:table-cell>
          <table:table-cell table:style-name="ce4" office:value-type="float" office:value="0.0000000000152829650920281" calcext:value-type="float">
            <text:p>1.53E-11</text:p>
          </table:table-cell>
          <table:table-cell table:style-name="ce3" office:value-type="float" office:value="0.0000617311849972135" calcext:value-type="float">
            <text:p>6.17E-05</text:p>
          </table:table-cell>
          <table:table-cell table:style-name="ce4" office:value-type="float" office:value="0.0000459245977959478" calcext:value-type="float">
            <text:p>4.59E-05</text:p>
          </table:table-cell>
          <table:table-cell table:formula="of:=([.B160]+[.D160]+[.F160]+[.H160]+[.J160])/5" office:value-type="float" office:value="0.000152477166278258" calcext:value-type="float">
            <text:p>0.000152477166278</text:p>
          </table:table-cell>
          <table:table-cell table:formula="of:=STDEV([.C160];[.E160];[.G160];[.I160];[.K160])" office:value-type="float" office:value="0.000262489276042069" calcext:value-type="float">
            <text:p>0.0002624892760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76287334784855" calcext:value-type="float">
            <text:p>0.076287334784855</text:p>
          </table:table-cell>
          <table:table-cell office:value-type="float" office:value="0.0190901187190658" calcext:value-type="float">
            <text:p>0.019090118719066</text:p>
          </table:table-cell>
          <table:table-cell office:value-type="float" office:value="0.0550221506328714" calcext:value-type="float">
            <text:p>0.055022150632871</text:p>
          </table:table-cell>
          <table:table-cell office:value-type="float" office:value="0.00638184556616447" calcext:value-type="float">
            <text:p>0.006381845566164</text:p>
          </table:table-cell>
          <table:table-cell office:value-type="float" office:value="0.0723947853382" calcext:value-type="float">
            <text:p>0.0723947853382</text:p>
          </table:table-cell>
          <table:table-cell office:value-type="float" office:value="0.0129515743287801" calcext:value-type="float">
            <text:p>0.01295157432878</text:p>
          </table:table-cell>
          <table:table-cell office:value-type="float" office:value="0.0672484536965667" calcext:value-type="float">
            <text:p>0.067248453696567</text:p>
          </table:table-cell>
          <table:table-cell office:value-type="float" office:value="0.0140495546541242" calcext:value-type="float">
            <text:p>0.014049554654124</text:p>
          </table:table-cell>
          <table:table-cell office:value-type="float" office:value="0.0557389340053067" calcext:value-type="float">
            <text:p>0.055738934005307</text:p>
          </table:table-cell>
          <table:table-cell office:value-type="float" office:value="0.0216055372397339" calcext:value-type="float">
            <text:p>0.021605537239734</text:p>
          </table:table-cell>
          <table:table-cell table:formula="of:=([.B161]+[.D161]+[.F161]+[.H161]+[.J161])/5" office:value-type="float" office:value="0.06533833169156" calcext:value-type="float">
            <text:p>0.06533833169156</text:p>
          </table:table-cell>
          <table:table-cell table:formula="of:=STDEV([.C161];[.E161];[.G161];[.I161];[.K161])" office:value-type="float" office:value="0.00590686864897143" calcext:value-type="float">
            <text:p>0.0059068686489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9707268029449" calcext:value-type="float">
            <text:p>0.09707268029449</text:p>
          </table:table-cell>
          <table:table-cell office:value-type="float" office:value="0.0153000379992226" calcext:value-type="float">
            <text:p>0.015300037999223</text:p>
          </table:table-cell>
          <table:table-cell office:value-type="float" office:value="0.0838984839973" calcext:value-type="float">
            <text:p>0.0838984839973</text:p>
          </table:table-cell>
          <table:table-cell office:value-type="float" office:value="0.00753641528962797" calcext:value-type="float">
            <text:p>0.007536415289628</text:p>
          </table:table-cell>
          <table:table-cell office:value-type="float" office:value="0.09526421821545" calcext:value-type="float">
            <text:p>0.09526421821545</text:p>
          </table:table-cell>
          <table:table-cell office:value-type="float" office:value="0.0116690453394064" calcext:value-type="float">
            <text:p>0.011669045339406</text:p>
          </table:table-cell>
          <table:table-cell office:value-type="float" office:value="0.101966922127076" calcext:value-type="float">
            <text:p>0.101966922127076</text:p>
          </table:table-cell>
          <table:table-cell office:value-type="float" office:value="0.0160452102161206" calcext:value-type="float">
            <text:p>0.016045210216121</text:p>
          </table:table-cell>
          <table:table-cell office:value-type="float" office:value="0.08296419903636" calcext:value-type="float">
            <text:p>0.08296419903636</text:p>
          </table:table-cell>
          <table:table-cell office:value-type="float" office:value="0.018356830245764" calcext:value-type="float">
            <text:p>0.018356830245764</text:p>
          </table:table-cell>
          <table:table-cell table:formula="of:=([.B162]+[.D162]+[.F162]+[.H162]+[.J162])/5" office:value-type="float" office:value="0.0922333007341352" calcext:value-type="float">
            <text:p>0.092233300734135</text:p>
          </table:table-cell>
          <table:table-cell table:formula="of:=STDEV([.C162];[.E162];[.G162];[.I162];[.K162])" office:value-type="float" office:value="0.0042375563768502" calcext:value-type="float">
            <text:p>0.004237556376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329876527191" calcext:value-type="float">
            <text:p>0.4329876527191</text:p>
          </table:table-cell>
          <table:table-cell office:value-type="float" office:value="0.0447785661061012" calcext:value-type="float">
            <text:p>0.044778566106101</text:p>
          </table:table-cell>
          <table:table-cell office:value-type="float" office:value="0.650130037750476" calcext:value-type="float">
            <text:p>0.650130037750476</text:p>
          </table:table-cell>
          <table:table-cell office:value-type="float" office:value="0.0922234579387858" calcext:value-type="float">
            <text:p>0.092223457938786</text:p>
          </table:table-cell>
          <table:table-cell office:value-type="float" office:value="0.456764012575071" calcext:value-type="float">
            <text:p>0.456764012575071</text:p>
          </table:table-cell>
          <table:table-cell office:value-type="float" office:value="0.0692203654662021" calcext:value-type="float">
            <text:p>0.069220365466202</text:p>
          </table:table-cell>
          <table:table-cell office:value-type="float" office:value="0.598757650171" calcext:value-type="float">
            <text:p>0.598757650171</text:p>
          </table:table-cell>
          <table:table-cell office:value-type="float" office:value="0.0755081731359317" calcext:value-type="float">
            <text:p>0.075508173135932</text:p>
          </table:table-cell>
          <table:table-cell office:value-type="float" office:value="0.714681875705933" calcext:value-type="float">
            <text:p>0.714681875705933</text:p>
          </table:table-cell>
          <table:table-cell office:value-type="float" office:value="0.272534547295174" calcext:value-type="float">
            <text:p>0.272534547295174</text:p>
          </table:table-cell>
          <table:table-cell table:formula="of:=([.B163]+[.D163]+[.F163]+[.H163]+[.J163])/5" office:value-type="float" office:value="0.570664245784316" calcext:value-type="float">
            <text:p>0.570664245784316</text:p>
          </table:table-cell>
          <table:table-cell table:formula="of:=STDEV([.C163];[.E163];[.G163];[.I163];[.K163])" office:value-type="float" office:value="0.0919732929059364" calcext:value-type="float">
            <text:p>0.0919732929059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5735302052927" calcext:value-type="float">
            <text:p>0.005735302052927</text:p>
          </table:table-cell>
          <table:table-cell office:value-type="float" office:value="0.00155225775807149" calcext:value-type="float">
            <text:p>0.001552257758071</text:p>
          </table:table-cell>
          <table:table-cell office:value-type="float" office:value="0.00703937825303429" calcext:value-type="float">
            <text:p>0.007039378253034</text:p>
          </table:table-cell>
          <table:table-cell office:value-type="float" office:value="0.00184259526500441" calcext:value-type="float">
            <text:p>0.001842595265004</text:p>
          </table:table-cell>
          <table:table-cell office:value-type="float" office:value="0.00680352770723286" calcext:value-type="float">
            <text:p>0.006803527707233</text:p>
          </table:table-cell>
          <table:table-cell office:value-type="float" office:value="0.00179837048661158" calcext:value-type="float">
            <text:p>0.001798370486612</text:p>
          </table:table-cell>
          <table:table-cell office:value-type="float" office:value="0.0113430647179562" calcext:value-type="float">
            <text:p>0.011343064717956</text:p>
          </table:table-cell>
          <table:table-cell office:value-type="float" office:value="0.00400647735754205" calcext:value-type="float">
            <text:p>0.004006477357542</text:p>
          </table:table-cell>
          <table:table-cell office:value-type="float" office:value="0.00950503225127867" calcext:value-type="float">
            <text:p>0.009505032251279</text:p>
          </table:table-cell>
          <table:table-cell office:value-type="float" office:value="0.00365922182032714" calcext:value-type="float">
            <text:p>0.003659221820327</text:p>
          </table:table-cell>
          <table:table-cell table:formula="of:=([.B164]+[.D164]+[.F164]+[.H164]+[.J164])/5" office:value-type="float" office:value="0.0080852609964858" calcext:value-type="float">
            <text:p>0.008085260996486</text:p>
          </table:table-cell>
          <table:table-cell table:formula="of:=STDEV([.C164];[.E164];[.G164];[.I164];[.K164])" office:value-type="float" office:value="0.00116299016280973" calcext:value-type="float">
            <text:p>0.001162990162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.01891207098875" calcext:value-type="float">
            <text:p>-1.01891207098875</text:p>
          </table:table-cell>
          <table:table-cell office:value-type="float" office:value="0.340389599995348" calcext:value-type="float">
            <text:p>0.340389599995348</text:p>
          </table:table-cell>
          <table:table-cell office:value-type="float" office:value="-0.851328026681128" calcext:value-type="float">
            <text:p>-0.851328026681128</text:p>
          </table:table-cell>
          <table:table-cell office:value-type="float" office:value="0.409703634917575" calcext:value-type="float">
            <text:p>0.409703634917575</text:p>
          </table:table-cell>
          <table:table-cell office:value-type="float" office:value="-1.32561611277786" calcext:value-type="float">
            <text:p>-1.32561611277786</text:p>
          </table:table-cell>
          <table:table-cell office:value-type="float" office:value="0.139616472731021" calcext:value-type="float">
            <text:p>0.139616472731021</text:p>
          </table:table-cell>
          <table:table-cell office:value-type="float" office:value="-1.25800577799571" calcext:value-type="float">
            <text:p>-1.25800577799571</text:p>
          </table:table-cell>
          <table:table-cell office:value-type="float" office:value="0.106097064081188" calcext:value-type="float">
            <text:p>0.106097064081188</text:p>
          </table:table-cell>
          <table:table-cell office:value-type="float" office:value="-1.1820857842764" calcext:value-type="float">
            <text:p>-1.1820857842764</text:p>
          </table:table-cell>
          <table:table-cell office:value-type="float" office:value="0.0784907600109994" calcext:value-type="float">
            <text:p>0.078490760010999</text:p>
          </table:table-cell>
          <table:table-cell table:formula="of:=([.B165]+[.D165]+[.F165]+[.H165]+[.J165])/5" office:value-type="float" office:value="-1.12718955454397" calcext:value-type="float">
            <text:p>-1.12718955454397</text:p>
          </table:table-cell>
          <table:table-cell table:formula="of:=STDEV([.C165];[.E165];[.G165];[.I165];[.K165])" office:value-type="float" office:value="0.149840963009454" calcext:value-type="float">
            <text:p>0.1498409630094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7632817625995" calcext:value-type="float">
            <text:p>2.7632817625995</text:p>
          </table:table-cell>
          <table:table-cell office:value-type="float" office:value="0.735848811584095" calcext:value-type="float">
            <text:p>0.735848811584095</text:p>
          </table:table-cell>
          <table:table-cell office:value-type="float" office:value="14.1137004012129" calcext:value-type="float">
            <text:p>14.1137004012129</text:p>
          </table:table-cell>
          <table:table-cell office:value-type="float" office:value="7.95831430097973" calcext:value-type="float">
            <text:p>7.95831430097973</text:p>
          </table:table-cell>
          <table:table-cell office:value-type="float" office:value="3.46188778536643" calcext:value-type="float">
            <text:p>3.46188778536643</text:p>
          </table:table-cell>
          <table:table-cell office:value-type="float" office:value="0.76957887004626" calcext:value-type="float">
            <text:p>0.76957887004626</text:p>
          </table:table-cell>
          <table:table-cell office:value-type="float" office:value="7.73618869554476" calcext:value-type="float">
            <text:p>7.73618869554476</text:p>
          </table:table-cell>
          <table:table-cell office:value-type="float" office:value="10.0578415778423" calcext:value-type="float">
            <text:p>10.0578415778423</text:p>
          </table:table-cell>
          <table:table-cell office:value-type="float" office:value="8.07821000417267" calcext:value-type="float">
            <text:p>8.07821000417267</text:p>
          </table:table-cell>
          <table:table-cell office:value-type="float" office:value="4.34630044424614" calcext:value-type="float">
            <text:p>4.34630044424614</text:p>
          </table:table-cell>
          <table:table-cell table:formula="of:=([.B166]+[.D166]+[.F166]+[.H166]+[.J166])/5" office:value-type="float" office:value="7.23065372977925" calcext:value-type="float">
            <text:p>7.23065372977925</text:p>
          </table:table-cell>
          <table:table-cell table:formula="of:=STDEV([.C166];[.E166];[.G166];[.I166];[.K166])" office:value-type="float" office:value="4.20070883923739" calcext:value-type="float">
            <text:p>4.200708839237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320714557167" calcext:value-type="float">
            <text:p>8.320714557167</text:p>
          </table:table-cell>
          <table:table-cell office:value-type="float" office:value="7.1290253901423" calcext:value-type="float">
            <text:p>7.1290253901423</text:p>
          </table:table-cell>
          <table:table-cell office:value-type="float" office:value="17.6818066551538" calcext:value-type="float">
            <text:p>17.6818066551538</text:p>
          </table:table-cell>
          <table:table-cell office:value-type="float" office:value="8.97249902074166" calcext:value-type="float">
            <text:p>8.97249902074166</text:p>
          </table:table-cell>
          <table:table-cell office:value-type="float" office:value="8.09402029855286" calcext:value-type="float">
            <text:p>8.09402029855286</text:p>
          </table:table-cell>
          <table:table-cell office:value-type="float" office:value="4.48879726900225" calcext:value-type="float">
            <text:p>4.48879726900225</text:p>
          </table:table-cell>
          <table:table-cell office:value-type="float" office:value="22.988453047631" calcext:value-type="float">
            <text:p>22.988453047631</text:p>
          </table:table-cell>
          <table:table-cell office:value-type="float" office:value="26.7482404636937" calcext:value-type="float">
            <text:p>26.7482404636937</text:p>
          </table:table-cell>
          <table:table-cell office:value-type="float" office:value="20.5966806729547" calcext:value-type="float">
            <text:p>20.5966806729547</text:p>
          </table:table-cell>
          <table:table-cell office:value-type="float" office:value="13.0941471154085" calcext:value-type="float">
            <text:p>13.0941471154085</text:p>
          </table:table-cell>
          <table:table-cell table:formula="of:=([.B167]+[.D167]+[.F167]+[.H167]+[.J167])/5" office:value-type="float" office:value="15.5363350462919" calcext:value-type="float">
            <text:p>15.5363350462919</text:p>
          </table:table-cell>
          <table:table-cell table:formula="of:=STDEV([.C167];[.E167];[.G167];[.I167];[.K167])" office:value-type="float" office:value="8.77468844916961" calcext:value-type="float">
            <text:p>8.774688449169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47.8790786743" calcext:value-type="float">
            <text:p>447.8790786743</text:p>
          </table:table-cell>
          <table:table-cell office:value-type="float" office:value="698.146490308949" calcext:value-type="float">
            <text:p>698.146490308949</text:p>
          </table:table-cell>
          <table:table-cell office:value-type="float" office:value="104.656619843981" calcext:value-type="float">
            <text:p>104.656619843981</text:p>
          </table:table-cell>
          <table:table-cell office:value-type="float" office:value="37.6650009514873" calcext:value-type="float">
            <text:p>37.6650009514873</text:p>
          </table:table-cell>
          <table:table-cell office:value-type="float" office:value="383.24924523495" calcext:value-type="float">
            <text:p>383.24924523495</text:p>
          </table:table-cell>
          <table:table-cell office:value-type="float" office:value="326.603601541758" calcext:value-type="float">
            <text:p>326.603601541758</text:p>
          </table:table-cell>
          <table:table-cell office:value-type="float" office:value="588.185820442871" calcext:value-type="float">
            <text:p>588.185820442871</text:p>
          </table:table-cell>
          <table:table-cell office:value-type="float" office:value="651.61342242883" calcext:value-type="float">
            <text:p>651.61342242883</text:p>
          </table:table-cell>
          <table:table-cell office:value-type="float" office:value="317.991169993127" calcext:value-type="float">
            <text:p>317.991169993127</text:p>
          </table:table-cell>
          <table:table-cell office:value-type="float" office:value="214.409822112978" calcext:value-type="float">
            <text:p>214.409822112978</text:p>
          </table:table-cell>
          <table:table-cell table:formula="of:=([.B168]+[.D168]+[.F168]+[.H168]+[.J168])/5" office:value-type="float" office:value="368.392386837846" calcext:value-type="float">
            <text:p>368.392386837846</text:p>
          </table:table-cell>
          <table:table-cell table:formula="of:=STDEV([.C168];[.E168];[.G168];[.I168];[.K168])" office:value-type="float" office:value="283.854640039465" calcext:value-type="float">
            <text:p>283.8546400394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1.48332777142" calcext:value-type="float">
            <text:p>1361.48332777142</text:p>
          </table:table-cell>
          <table:table-cell office:value-type="float" office:value="2860.48587938912" calcext:value-type="float">
            <text:p>2860.48587938912</text:p>
          </table:table-cell>
          <table:table-cell office:value-type="float" office:value="272.776066462167" calcext:value-type="float">
            <text:p>272.776066462167</text:p>
          </table:table-cell>
          <table:table-cell office:value-type="float" office:value="271.678354134607" calcext:value-type="float">
            <text:p>271.678354134607</text:p>
          </table:table-cell>
          <table:table-cell office:value-type="float" office:value="589.431555203614" calcext:value-type="float">
            <text:p>589.431555203614</text:p>
          </table:table-cell>
          <table:table-cell office:value-type="float" office:value="966.133993009999" calcext:value-type="float">
            <text:p>966.133993009999</text:p>
          </table:table-cell>
          <table:table-cell office:value-type="float" office:value="4236.98471759487" calcext:value-type="float">
            <text:p>4236.98471759487</text:p>
          </table:table-cell>
          <table:table-cell office:value-type="float" office:value="10180.7755418738" calcext:value-type="float">
            <text:p>10180.7755418738</text:p>
          </table:table-cell>
          <table:table-cell office:value-type="float" office:value="1743.90489769016" calcext:value-type="float">
            <text:p>1743.90489769016</text:p>
          </table:table-cell>
          <table:table-cell office:value-type="float" office:value="2231.49746601079" calcext:value-type="float">
            <text:p>2231.49746601079</text:p>
          </table:table-cell>
          <table:table-cell table:formula="of:=([.B169]+[.D169]+[.F169]+[.H169]+[.J169])/5" office:value-type="float" office:value="1640.91611294445" calcext:value-type="float">
            <text:p>1640.91611294445</text:p>
          </table:table-cell>
          <table:table-cell table:formula="of:=STDEV([.C169];[.E169];[.G169];[.I169];[.K169])" office:value-type="float" office:value="3977.98889403324" calcext:value-type="float">
            <text:p>3977.988894033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0.00000590553751693158" calcext:value-type="float">
            <text:p>5.91E-06</text:p>
          </table:table-cell>
          <table:table-cell table:style-name="ce4" office:value-type="float" office:value="0.0000245463848330947" calcext:value-type="float">
            <text:p>2.45E-05</text:p>
          </table:table-cell>
          <table:table-cell table:style-name="ce3" office:value-type="float" office:value="0.0000063800001574629" calcext:value-type="float">
            <text:p>6.38E-06</text:p>
          </table:table-cell>
          <table:table-cell table:style-name="ce4" office:value-type="float" office:value="0.0000114696460163037" calcext:value-type="float">
            <text:p>1.15E-05</text:p>
          </table:table-cell>
          <table:table-cell table:style-name="ce3" office:value-type="float" office:value="0.000000000654175031326414" calcext:value-type="float">
            <text:p>6.54E-10</text:p>
          </table:table-cell>
          <table:table-cell table:style-name="ce4" office:value-type="float" office:value="0.00000000234697111181733" calcext:value-type="float">
            <text:p>2.35E-09</text:p>
          </table:table-cell>
          <table:table-cell table:style-name="ce3" office:value-type="float" office:value="0.00000000000317672447746952" calcext:value-type="float">
            <text:p>3.18E-12</text:p>
          </table:table-cell>
          <table:table-cell table:style-name="ce4" office:value-type="float" office:value="0.0000000000000510934028852445" calcext:value-type="float">
            <text:p>5.11E-14</text:p>
          </table:table-cell>
          <table:table-cell table:style-name="ce3" office:value-type="float" office:value="0.00000088937506286199" calcext:value-type="float">
            <text:p>8.89E-07</text:p>
          </table:table-cell>
          <table:table-cell table:style-name="ce4" office:value-type="float" office:value="0.000000942507189485024" calcext:value-type="float">
            <text:p>9.43E-07</text:p>
          </table:table-cell>
          <table:table-cell table:formula="of:=([.B170]+[.D170]+[.F170]+[.H170]+[.J170])/5" office:value-type="float" office:value="0.00000263511401780245" calcext:value-type="float">
            <text:p>2.63511401780245E-06</text:p>
          </table:table-cell>
          <table:table-cell table:formula="of:=STDEV([.C170];[.E170];[.G170];[.I170];[.K170])" office:value-type="float" office:value="0.0000107441229112059" calcext:value-type="float">
            <text:p>1.07441229112059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60274565941655" calcext:value-type="float">
            <text:p>0.006027456594166</text:p>
          </table:table-cell>
          <table:table-cell office:value-type="float" office:value="0.0012725085657632" calcext:value-type="float">
            <text:p>0.001272508565763</text:p>
          </table:table-cell>
          <table:table-cell office:value-type="float" office:value="0.00596624508588714" calcext:value-type="float">
            <text:p>0.005966245085887</text:p>
          </table:table-cell>
          <table:table-cell table:style-name="ce4" office:value-type="float" office:value="0.000598880455147148" calcext:value-type="float">
            <text:p>5.99E-04</text:p>
          </table:table-cell>
          <table:table-cell office:value-type="float" office:value="0.00481763811383" calcext:value-type="float">
            <text:p>0.00481763811383</text:p>
          </table:table-cell>
          <table:table-cell office:value-type="float" office:value="0.00106832563308362" calcext:value-type="float">
            <text:p>0.001068325633084</text:p>
          </table:table-cell>
          <table:table-cell office:value-type="float" office:value="0.00639432072196095" calcext:value-type="float">
            <text:p>0.006394320721961</text:p>
          </table:table-cell>
          <table:table-cell office:value-type="float" office:value="0.00149862642795113" calcext:value-type="float">
            <text:p>0.001498626427951</text:p>
          </table:table-cell>
          <table:table-cell office:value-type="float" office:value="0.00532583727811673" calcext:value-type="float">
            <text:p>0.005325837278117</text:p>
          </table:table-cell>
          <table:table-cell office:value-type="float" office:value="0.00225407110612627" calcext:value-type="float">
            <text:p>0.002254071106126</text:p>
          </table:table-cell>
          <table:table-cell table:formula="of:=([.B171]+[.D171]+[.F171]+[.H171]+[.J171])/5" office:value-type="float" office:value="0.00570629955879206" calcext:value-type="float">
            <text:p>0.005706299558792</text:p>
          </table:table-cell>
          <table:table-cell table:formula="of:=STDEV([.C171];[.E171];[.G171];[.I171];[.K171])" office:value-type="float" office:value="0.000609978903491571" calcext:value-type="float">
            <text:p>0.0006099789034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59791926061735" calcext:value-type="float">
            <text:p>0.005979192606174</text:p>
          </table:table-cell>
          <table:table-cell table:style-name="ce4" office:value-type="float" office:value="0.000952290438334079" calcext:value-type="float">
            <text:p>9.52E-04</text:p>
          </table:table-cell>
          <table:table-cell office:value-type="float" office:value="0.00619807486821524" calcext:value-type="float">
            <text:p>0.006198074868215</text:p>
          </table:table-cell>
          <table:table-cell table:style-name="ce4" office:value-type="float" office:value="0.000621585906949717" calcext:value-type="float">
            <text:p>6.22E-04</text:p>
          </table:table-cell>
          <table:table-cell office:value-type="float" office:value="0.00552354170940714" calcext:value-type="float">
            <text:p>0.005523541709407</text:p>
          </table:table-cell>
          <table:table-cell table:style-name="ce4" office:value-type="float" office:value="0.000753341049624313" calcext:value-type="float">
            <text:p>7.53E-04</text:p>
          </table:table-cell>
          <table:table-cell office:value-type="float" office:value="0.00699075856911191" calcext:value-type="float">
            <text:p>0.006990758569112</text:p>
          </table:table-cell>
          <table:table-cell office:value-type="float" office:value="0.00121688403436506" calcext:value-type="float">
            <text:p>0.001216884034365</text:p>
          </table:table-cell>
          <table:table-cell office:value-type="float" office:value="0.006451424971846" calcext:value-type="float">
            <text:p>0.006451424971846</text:p>
          </table:table-cell>
          <table:table-cell office:value-type="float" office:value="0.00201348966880139" calcext:value-type="float">
            <text:p>0.002013489668801</text:p>
          </table:table-cell>
          <table:table-cell table:formula="of:=([.B172]+[.D172]+[.F172]+[.H172]+[.J172])/5" office:value-type="float" office:value="0.00622859854495076" calcext:value-type="float">
            <text:p>0.006228598544951</text:p>
          </table:table-cell>
          <table:table-cell table:formula="of:=STDEV([.C172];[.E172];[.G172];[.I172];[.K172])" office:value-type="float" office:value="0.000551890499214535" calcext:value-type="float">
            <text:p>0.0005518904992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3644703384488" calcext:value-type="float">
            <text:p>0.013644703384488</text:p>
          </table:table-cell>
          <table:table-cell office:value-type="float" office:value="0.00193578843271604" calcext:value-type="float">
            <text:p>0.001935788432716</text:p>
          </table:table-cell>
          <table:table-cell office:value-type="float" office:value="0.0231167525052905" calcext:value-type="float">
            <text:p>0.023116752505291</text:p>
          </table:table-cell>
          <table:table-cell office:value-type="float" office:value="0.00293319747954888" calcext:value-type="float">
            <text:p>0.002933197479549</text:p>
          </table:table-cell>
          <table:table-cell office:value-type="float" office:value="0.0163392628809143" calcext:value-type="float">
            <text:p>0.016339262880914</text:p>
          </table:table-cell>
          <table:table-cell office:value-type="float" office:value="0.00277660843017115" calcext:value-type="float">
            <text:p>0.002776608430171</text:p>
          </table:table-cell>
          <table:table-cell office:value-type="float" office:value="0.0201561527681524" calcext:value-type="float">
            <text:p>0.020156152768152</text:p>
          </table:table-cell>
          <table:table-cell office:value-type="float" office:value="0.00261165123215168" calcext:value-type="float">
            <text:p>0.002611651232152</text:p>
          </table:table-cell>
          <table:table-cell office:value-type="float" office:value="0.0261433278521067" calcext:value-type="float">
            <text:p>0.026143327852107</text:p>
          </table:table-cell>
          <table:table-cell office:value-type="float" office:value="0.0106551849424351" calcext:value-type="float">
            <text:p>0.010655184942435</text:p>
          </table:table-cell>
          <table:table-cell table:formula="of:=([.B173]+[.D173]+[.F173]+[.H173]+[.J173])/5" office:value-type="float" office:value="0.0198800398781904" calcext:value-type="float">
            <text:p>0.01988003987819</text:p>
          </table:table-cell>
          <table:table-cell table:formula="of:=STDEV([.C173];[.E173];[.G173];[.I173];[.K173])" office:value-type="float" office:value="0.00363827627369061" calcext:value-type="float">
            <text:p>0.0036382762736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0.000010324111781297" calcext:value-type="float">
            <text:p>1.03E-05</text:p>
          </table:table-cell>
          <table:table-cell table:style-name="ce4" office:value-type="float" office:value="0.00000304546504871128" calcext:value-type="float">
            <text:p>3.05E-06</text:p>
          </table:table-cell>
          <table:table-cell table:style-name="ce3" office:value-type="float" office:value="0.00000951586913461667" calcext:value-type="float">
            <text:p>9.52E-06</text:p>
          </table:table-cell>
          <table:table-cell table:style-name="ce4" office:value-type="float" office:value="0.0000023548009313767" calcext:value-type="float">
            <text:p>2.35E-06</text:p>
          </table:table-cell>
          <table:table-cell table:style-name="ce3" office:value-type="float" office:value="0.0000144409582389914" calcext:value-type="float">
            <text:p>1.44E-05</text:p>
          </table:table-cell>
          <table:table-cell table:style-name="ce4" office:value-type="float" office:value="0.00000469581453462965" calcext:value-type="float">
            <text:p>4.70E-06</text:p>
          </table:table-cell>
          <table:table-cell table:style-name="ce3" office:value-type="float" office:value="0.000020620863800851" calcext:value-type="float">
            <text:p>2.06E-05</text:p>
          </table:table-cell>
          <table:table-cell table:style-name="ce4" office:value-type="float" office:value="0.00000728673221782247" calcext:value-type="float">
            <text:p>7.29E-06</text:p>
          </table:table-cell>
          <table:table-cell table:style-name="ce3" office:value-type="float" office:value="0.0000261783204526333" calcext:value-type="float">
            <text:p>2.62E-05</text:p>
          </table:table-cell>
          <table:table-cell table:style-name="ce4" office:value-type="float" office:value="0.000020518533177741" calcext:value-type="float">
            <text:p>2.05E-05</text:p>
          </table:table-cell>
          <table:table-cell table:formula="of:=([.B174]+[.D174]+[.F174]+[.H174]+[.J174])/5" office:value-type="float" office:value="0.0000162160246816779" calcext:value-type="float">
            <text:p>1.62160246816779E-05</text:p>
          </table:table-cell>
          <table:table-cell table:formula="of:=STDEV([.C174];[.E174];[.G174];[.I174];[.K174])" office:value-type="float" office:value="0.00000747788213251465" calcext:value-type="float">
            <text:p>7.47788213251465E-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0.9130859375" calcext:value-type="float">
            <text:p>40.9130859375</text:p>
          </table:table-cell>
          <table:table-cell office:value-type="float" office:value="16.5399671621585" calcext:value-type="float">
            <text:p>16.5399671621585</text:p>
          </table:table-cell>
          <table:table-cell office:value-type="float" office:value="37.939453125" calcext:value-type="float">
            <text:p>37.939453125</text:p>
          </table:table-cell>
          <table:table-cell office:value-type="float" office:value="11.3258096367643" calcext:value-type="float">
            <text:p>11.3258096367643</text:p>
          </table:table-cell>
          <table:table-cell office:value-type="float" office:value="43.06640625" calcext:value-type="float">
            <text:p>43.06640625</text:p>
          </table:table-cell>
          <table:table-cell office:value-type="float" office:value="14.0967904678817" calcext:value-type="float">
            <text:p>14.0967904678817</text:p>
          </table:table-cell>
          <table:table-cell office:value-type="float" office:value="44.091796875" calcext:value-type="float">
            <text:p>44.091796875</text:p>
          </table:table-cell>
          <table:table-cell office:value-type="float" office:value="16.9111754175724" calcext:value-type="float">
            <text:p>16.9111754175724</text:p>
          </table:table-cell>
          <table:table-cell office:value-type="float" office:value="35.888671875" calcext:value-type="float">
            <text:p>35.888671875</text:p>
          </table:table-cell>
          <table:table-cell office:value-type="float" office:value="12.8399215895496" calcext:value-type="float">
            <text:p>12.8399215895496</text:p>
          </table:table-cell>
          <table:table-cell table:formula="of:=([.B175]+[.D175]+[.F175]+[.H175]+[.J175])/5" office:value-type="float" office:value="40.3798828125" calcext:value-type="float">
            <text:p>40.3798828125</text:p>
          </table:table-cell>
          <table:table-cell table:formula="of:=STDEV([.C175];[.E175];[.G175];[.I175];[.K175])" office:value-type="float" office:value="2.38984784347579" calcext:value-type="float">
            <text:p>2.389847843475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62.1459960945" calcext:value-type="float">
            <text:p>662.1459960945</text:p>
          </table:table-cell>
          <table:table-cell office:value-type="float" office:value="316.829089869076" calcext:value-type="float">
            <text:p>316.829089869076</text:p>
          </table:table-cell>
          <table:table-cell office:value-type="float" office:value="515.771484375" calcext:value-type="float">
            <text:p>515.771484375</text:p>
          </table:table-cell>
          <table:table-cell office:value-type="float" office:value="299.810612026559" calcext:value-type="float">
            <text:p>299.810612026559</text:p>
          </table:table-cell>
          <table:table-cell office:value-type="float" office:value="841.3330078125" calcext:value-type="float">
            <text:p>841.3330078125</text:p>
          </table:table-cell>
          <table:table-cell office:value-type="float" office:value="351.145390072257" calcext:value-type="float">
            <text:p>351.145390072257</text:p>
          </table:table-cell>
          <table:table-cell office:value-type="float" office:value="319.921875" calcext:value-type="float">
            <text:p>319.921875</text:p>
          </table:table-cell>
          <table:table-cell office:value-type="float" office:value="159.941217233945" calcext:value-type="float">
            <text:p>159.941217233945</text:p>
          </table:table-cell>
          <table:table-cell office:value-type="float" office:value="371.806640625" calcext:value-type="float">
            <text:p>371.806640625</text:p>
          </table:table-cell>
          <table:table-cell office:value-type="float" office:value="220.224307325064" calcext:value-type="float">
            <text:p>220.224307325064</text:p>
          </table:table-cell>
          <table:table-cell table:formula="of:=([.B176]+[.D176]+[.F176]+[.H176]+[.J176])/5" office:value-type="float" office:value="542.1958007814" calcext:value-type="float">
            <text:p>542.1958007814</text:p>
          </table:table-cell>
          <table:table-cell table:formula="of:=STDEV([.C176];[.E176];[.G176];[.I176];[.K176])" office:value-type="float" office:value="77.8715702744496" calcext:value-type="float">
            <text:p>77.87157027444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75.4781036377" calcext:value-type="float">
            <text:p>1775.4781036377</text:p>
          </table:table-cell>
          <table:table-cell office:value-type="float" office:value="492.667572330672" calcext:value-type="float">
            <text:p>492.667572330672</text:p>
          </table:table-cell>
          <table:table-cell office:value-type="float" office:value="761.219072614333" calcext:value-type="float">
            <text:p>761.219072614333</text:p>
          </table:table-cell>
          <table:table-cell office:value-type="float" office:value="216.809668381305" calcext:value-type="float">
            <text:p>216.809668381305</text:p>
          </table:table-cell>
          <table:table-cell office:value-type="float" office:value="2225.08610316643" calcext:value-type="float">
            <text:p>2225.08610316643</text:p>
          </table:table-cell>
          <table:table-cell office:value-type="float" office:value="368.231795761748" calcext:value-type="float">
            <text:p>368.231795761748</text:p>
          </table:table-cell>
          <table:table-cell office:value-type="float" office:value="1175.15589396195" calcext:value-type="float">
            <text:p>1175.15589396195</text:p>
          </table:table-cell>
          <table:table-cell office:value-type="float" office:value="411.951557910062" calcext:value-type="float">
            <text:p>411.951557910062</text:p>
          </table:table-cell>
          <table:table-cell office:value-type="float" office:value="763.395239258333" calcext:value-type="float">
            <text:p>763.395239258333</text:p>
          </table:table-cell>
          <table:table-cell office:value-type="float" office:value="273.996154797794" calcext:value-type="float">
            <text:p>273.996154797794</text:p>
          </table:table-cell>
          <table:table-cell table:formula="of:=([.B177]+[.D177]+[.F177]+[.H177]+[.J177])/5" office:value-type="float" office:value="1340.06688252775" calcext:value-type="float">
            <text:p>1340.06688252775</text:p>
          </table:table-cell>
          <table:table-cell table:formula="of:=STDEV([.C177];[.E177];[.G177];[.I177];[.K177])" office:value-type="float" office:value="109.548365644457" calcext:value-type="float">
            <text:p>109.5483656444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72.517089845" calcext:value-type="float">
            <text:p>18672.517089845</text:p>
          </table:table-cell>
          <table:table-cell office:value-type="float" office:value="1822.26472858751" calcext:value-type="float">
            <text:p>1822.26472858751</text:p>
          </table:table-cell>
          <table:table-cell office:value-type="float" office:value="12278.02734375" calcext:value-type="float">
            <text:p>12278.02734375</text:p>
          </table:table-cell>
          <table:table-cell office:value-type="float" office:value="5378.19445319902" calcext:value-type="float">
            <text:p>5378.19445319902</text:p>
          </table:table-cell>
          <table:table-cell office:value-type="float" office:value="20931.8115234429" calcext:value-type="float">
            <text:p>20931.8115234429</text:p>
          </table:table-cell>
          <table:table-cell office:value-type="float" office:value="946.882730385272" calcext:value-type="float">
            <text:p>946.882730385272</text:p>
          </table:table-cell>
          <table:table-cell office:value-type="float" office:value="19445.5078124857" calcext:value-type="float">
            <text:p>19445.5078124857</text:p>
          </table:table-cell>
          <table:table-cell office:value-type="float" office:value="427.394817861767" calcext:value-type="float">
            <text:p>427.394817861767</text:p>
          </table:table-cell>
          <table:table-cell office:value-type="float" office:value="20238.3398437533" calcext:value-type="float">
            <text:p>20238.3398437533</text:p>
          </table:table-cell>
          <table:table-cell office:value-type="float" office:value="2935.85165135466" calcext:value-type="float">
            <text:p>2935.85165135466</text:p>
          </table:table-cell>
          <table:table-cell table:formula="of:=([.B178]+[.D178]+[.F178]+[.H178]+[.J178])/5" office:value-type="float" office:value="18313.2407226554" calcext:value-type="float">
            <text:p>18313.2407226554</text:p>
          </table:table-cell>
          <table:table-cell table:formula="of:=STDEV([.C178];[.E178];[.G178];[.I178];[.K178])" office:value-type="float" office:value="1965.03012028593" calcext:value-type="float">
            <text:p>1965.030120285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652724.475" calcext:value-type="float">
            <text:p>7652724.475</text:p>
          </table:table-cell>
          <table:table-cell office:value-type="float" office:value="3539763.06092601" calcext:value-type="float">
            <text:p>3539763.06092601</text:p>
          </table:table-cell>
          <table:table-cell office:value-type="float" office:value="1345277.53869048" calcext:value-type="float">
            <text:p>1345277.53869048</text:p>
          </table:table-cell>
          <table:table-cell office:value-type="float" office:value="931476.920900835" calcext:value-type="float">
            <text:p>931476.920900835</text:p>
          </table:table-cell>
          <table:table-cell table:style-name="ce3" office:value-type="float" office:value="11309821.25" calcext:value-type="float">
            <text:p>1.13E+07</text:p>
          </table:table-cell>
          <table:table-cell office:value-type="float" office:value="2311357.78766519" calcext:value-type="float">
            <text:p>2311357.78766519</text:p>
          </table:table-cell>
          <table:table-cell office:value-type="float" office:value="6286876.01785714" calcext:value-type="float">
            <text:p>6286876.01785714</text:p>
          </table:table-cell>
          <table:table-cell office:value-type="float" office:value="3074235.02257499" calcext:value-type="float">
            <text:p>3074235.02257499</text:p>
          </table:table-cell>
          <table:table-cell office:value-type="float" office:value="2979421.45833333" calcext:value-type="float">
            <text:p>2979421.45833333</text:p>
          </table:table-cell>
          <table:table-cell office:value-type="float" office:value="1550643.97810349" calcext:value-type="float">
            <text:p>1550643.97810349</text:p>
          </table:table-cell>
          <table:table-cell table:formula="of:=([.B179]+[.D179]+[.F179]+[.H179]+[.J179])/5" office:value-type="float" office:value="5914824.14797619" calcext:value-type="float">
            <text:p>5914824.14797619</text:p>
          </table:table-cell>
          <table:table-cell table:formula="of:=STDEV([.C179];[.E179];[.G179];[.I179];[.K179])" office:value-type="float" office:value="1068791.26501939" calcext:value-type="float">
            <text:p>1068791.265019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001584462635184" calcext:value-type="float">
            <text:p>-0.001584462635184</text:p>
          </table:table-cell>
          <table:table-cell office:value-type="float" office:value="0.162874364191332" calcext:value-type="float">
            <text:p>0.162874364191332</text:p>
          </table:table-cell>
          <table:table-cell office:value-type="float" office:value="-0.0441712728733358" calcext:value-type="float">
            <text:p>-0.044171272873336</text:p>
          </table:table-cell>
          <table:table-cell office:value-type="float" office:value="0.29927108613944" calcext:value-type="float">
            <text:p>0.29927108613944</text:p>
          </table:table-cell>
          <table:table-cell office:value-type="float" office:value="-0.321624780605843" calcext:value-type="float">
            <text:p>-0.321624780605843</text:p>
          </table:table-cell>
          <table:table-cell office:value-type="float" office:value="0.310098375212613" calcext:value-type="float">
            <text:p>0.310098375212613</text:p>
          </table:table-cell>
          <table:table-cell office:value-type="float" office:value="-0.107144753847838" calcext:value-type="float">
            <text:p>-0.107144753847838</text:p>
          </table:table-cell>
          <table:table-cell office:value-type="float" office:value="0.15782027026609" calcext:value-type="float">
            <text:p>0.15782027026609</text:p>
          </table:table-cell>
          <table:table-cell office:value-type="float" office:value="-0.101934421481553" calcext:value-type="float">
            <text:p>-0.101934421481553</text:p>
          </table:table-cell>
          <table:table-cell office:value-type="float" office:value="0.119692325667526" calcext:value-type="float">
            <text:p>0.119692325667526</text:p>
          </table:table-cell>
          <table:table-cell table:formula="of:=([.B180]+[.D180]+[.F180]+[.H180]+[.J180])/5" office:value-type="float" office:value="-0.115291938288751" calcext:value-type="float">
            <text:p>-0.115291938288751</text:p>
          </table:table-cell>
          <table:table-cell table:formula="of:=STDEV([.C180];[.E180];[.G180];[.I180];[.K180])" office:value-type="float" office:value="0.0881589834665706" calcext:value-type="float">
            <text:p>0.0881589834665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371208637953" calcext:value-type="float">
            <text:p>1.371208637953</text:p>
          </table:table-cell>
          <table:table-cell office:value-type="float" office:value="0.168128571610263" calcext:value-type="float">
            <text:p>0.168128571610263</text:p>
          </table:table-cell>
          <table:table-cell office:value-type="float" office:value="2.89262628555191" calcext:value-type="float">
            <text:p>2.89262628555191</text:p>
          </table:table-cell>
          <table:table-cell office:value-type="float" office:value="0.886080463957021" calcext:value-type="float">
            <text:p>0.886080463957021</text:p>
          </table:table-cell>
          <table:table-cell office:value-type="float" office:value="1.48484581708857" calcext:value-type="float">
            <text:p>1.48484581708857</text:p>
          </table:table-cell>
          <table:table-cell office:value-type="float" office:value="0.17757630049823" calcext:value-type="float">
            <text:p>0.17757630049823</text:p>
          </table:table-cell>
          <table:table-cell office:value-type="float" office:value="2.05991468543048" calcext:value-type="float">
            <text:p>2.05991468543048</text:p>
          </table:table-cell>
          <table:table-cell office:value-type="float" office:value="0.912192576181552" calcext:value-type="float">
            <text:p>0.912192576181552</text:p>
          </table:table-cell>
          <table:table-cell office:value-type="float" office:value="2.23375957806933" calcext:value-type="float">
            <text:p>2.23375957806933</text:p>
          </table:table-cell>
          <table:table-cell office:value-type="float" office:value="0.563322913440857" calcext:value-type="float">
            <text:p>0.563322913440857</text:p>
          </table:table-cell>
          <table:table-cell table:formula="of:=([.B181]+[.D181]+[.F181]+[.H181]+[.J181])/5" office:value-type="float" office:value="2.00847100081866" calcext:value-type="float">
            <text:p>2.00847100081866</text:p>
          </table:table-cell>
          <table:table-cell table:formula="of:=STDEV([.C181];[.E181];[.G181];[.I181];[.K181])" office:value-type="float" office:value="0.363480259570848" calcext:value-type="float">
            <text:p>0.3634802595708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6902923762815" calcext:value-type="float">
            <text:p>1.6902923762815</text:p>
          </table:table-cell>
          <table:table-cell office:value-type="float" office:value="0.417176635153454" calcext:value-type="float">
            <text:p>0.417176635153454</text:p>
          </table:table-cell>
          <table:table-cell office:value-type="float" office:value="2.98100342637" calcext:value-type="float">
            <text:p>2.98100342637</text:p>
          </table:table-cell>
          <table:table-cell office:value-type="float" office:value="0.781805985120422" calcext:value-type="float">
            <text:p>0.781805985120422</text:p>
          </table:table-cell>
          <table:table-cell office:value-type="float" office:value="1.77576970202571" calcext:value-type="float">
            <text:p>1.77576970202571</text:p>
          </table:table-cell>
          <table:table-cell office:value-type="float" office:value="0.319049748544517" calcext:value-type="float">
            <text:p>0.319049748544517</text:p>
          </table:table-cell>
          <table:table-cell office:value-type="float" office:value="2.71310466811762" calcext:value-type="float">
            <text:p>2.71310466811762</text:p>
          </table:table-cell>
          <table:table-cell office:value-type="float" office:value="1.34312919171775" calcext:value-type="float">
            <text:p>1.34312919171775</text:p>
          </table:table-cell>
          <table:table-cell office:value-type="float" office:value="2.84211684068067" calcext:value-type="float">
            <text:p>2.84211684068067</text:p>
          </table:table-cell>
          <table:table-cell office:value-type="float" office:value="0.84680018338442" calcext:value-type="float">
            <text:p>0.84680018338442</text:p>
          </table:table-cell>
          <table:table-cell table:formula="of:=([.B182]+[.D182]+[.F182]+[.H182]+[.J182])/5" office:value-type="float" office:value="2.4004574026951" calcext:value-type="float">
            <text:p>2.4004574026951</text:p>
          </table:table-cell>
          <table:table-cell table:formula="of:=STDEV([.C182];[.E182];[.G182];[.I182];[.K182])" office:value-type="float" office:value="0.405684669011219" calcext:value-type="float">
            <text:p>0.4056846690112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3194149732535" calcext:value-type="float">
            <text:p>14.3194149732535</text:p>
          </table:table-cell>
          <table:table-cell office:value-type="float" office:value="10.0860436451364" calcext:value-type="float">
            <text:p>10.0860436451364</text:p>
          </table:table-cell>
          <table:table-cell office:value-type="float" office:value="8.49143291655524" calcext:value-type="float">
            <text:p>8.49143291655524</text:p>
          </table:table-cell>
          <table:table-cell office:value-type="float" office:value="1.56954595932723" calcext:value-type="float">
            <text:p>1.56954595932723</text:p>
          </table:table-cell>
          <table:table-cell office:value-type="float" office:value="14.8749478203964" calcext:value-type="float">
            <text:p>14.8749478203964</text:p>
          </table:table-cell>
          <table:table-cell office:value-type="float" office:value="6.20653683648456" calcext:value-type="float">
            <text:p>6.20653683648456</text:p>
          </table:table-cell>
          <table:table-cell office:value-type="float" office:value="17.6712857882086" calcext:value-type="float">
            <text:p>17.6712857882086</text:p>
          </table:table-cell>
          <table:table-cell office:value-type="float" office:value="9.82398778406944" calcext:value-type="float">
            <text:p>9.82398778406944</text:p>
          </table:table-cell>
          <table:table-cell office:value-type="float" office:value="14.0634294192053" calcext:value-type="float">
            <text:p>14.0634294192053</text:p>
          </table:table-cell>
          <table:table-cell office:value-type="float" office:value="4.94322163914066" calcext:value-type="float">
            <text:p>4.94322163914066</text:p>
          </table:table-cell>
          <table:table-cell table:formula="of:=([.B183]+[.D183]+[.F183]+[.H183]+[.J183])/5" office:value-type="float" office:value="13.8841021835238" calcext:value-type="float">
            <text:p>13.8841021835238</text:p>
          </table:table-cell>
          <table:table-cell table:formula="of:=STDEV([.C183];[.E183];[.G183];[.I183];[.K183])" office:value-type="float" office:value="3.56105022432573" calcext:value-type="float">
            <text:p>3.561050224325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2152841798936" calcext:value-type="float">
            <text:p>2.2152841798936</text:p>
          </table:table-cell>
          <table:table-cell office:value-type="float" office:value="3.31162819846253" calcext:value-type="float">
            <text:p>3.31162819846253</text:p>
          </table:table-cell>
          <table:table-cell office:value-type="float" office:value="2.10069096088386" calcext:value-type="float">
            <text:p>2.10069096088386</text:p>
          </table:table-cell>
          <table:table-cell office:value-type="float" office:value="1.22852113525388" calcext:value-type="float">
            <text:p>1.22852113525388</text:p>
          </table:table-cell>
          <table:table-cell office:value-type="float" office:value="2.03543172138057" calcext:value-type="float">
            <text:p>2.03543172138057</text:p>
          </table:table-cell>
          <table:table-cell office:value-type="float" office:value="1.94066550858142" calcext:value-type="float">
            <text:p>1.94066550858142</text:p>
          </table:table-cell>
          <table:table-cell office:value-type="float" office:value="6.50864956776352" calcext:value-type="float">
            <text:p>6.50864956776352</text:p>
          </table:table-cell>
          <table:table-cell office:value-type="float" office:value="9.63378930607042" calcext:value-type="float">
            <text:p>9.63378930607042</text:p>
          </table:table-cell>
          <table:table-cell office:value-type="float" office:value="5.0437229931358" calcext:value-type="float">
            <text:p>5.0437229931358</text:p>
          </table:table-cell>
          <table:table-cell office:value-type="float" office:value="4.54115020676927" calcext:value-type="float">
            <text:p>4.54115020676927</text:p>
          </table:table-cell>
          <table:table-cell table:formula="of:=([.B184]+[.D184]+[.F184]+[.H184]+[.J184])/5" office:value-type="float" office:value="3.58075588461147" calcext:value-type="float">
            <text:p>3.58075588461147</text:p>
          </table:table-cell>
          <table:table-cell table:formula="of:=STDEV([.C184];[.E184];[.G184];[.I184];[.K184])" office:value-type="float" office:value="3.32949816485368" calcext:value-type="float">
            <text:p>3.329498164853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9468.05634763" calcext:value-type="float">
            <text:p>589468.05634763</text:p>
          </table:table-cell>
          <table:table-cell office:value-type="float" office:value="521170.646732077" calcext:value-type="float">
            <text:p>521170.646732077</text:p>
          </table:table-cell>
          <table:table-cell office:value-type="float" office:value="877076.571428571" calcext:value-type="float">
            <text:p>877076.571428571</text:p>
          </table:table-cell>
          <table:table-cell office:value-type="float" office:value="267363.585969731" calcext:value-type="float">
            <text:p>267363.585969731</text:p>
          </table:table-cell>
          <table:table-cell office:value-type="float" office:value="497441.145647357" calcext:value-type="float">
            <text:p>497441.145647357</text:p>
          </table:table-cell>
          <table:table-cell office:value-type="float" office:value="312962.792091686" calcext:value-type="float">
            <text:p>312962.792091686</text:p>
          </table:table-cell>
          <table:table-cell office:value-type="float" office:value="458768.04241071" calcext:value-type="float">
            <text:p>458768.04241071</text:p>
          </table:table-cell>
          <table:table-cell office:value-type="float" office:value="433127.662065794" calcext:value-type="float">
            <text:p>433127.662065794</text:p>
          </table:table-cell>
          <table:table-cell office:value-type="float" office:value="460733.736458333" calcext:value-type="float">
            <text:p>460733.736458333</text:p>
          </table:table-cell>
          <table:table-cell office:value-type="float" office:value="334420.141212793" calcext:value-type="float">
            <text:p>334420.141212793</text:p>
          </table:table-cell>
          <table:table-cell table:formula="of:=([.B185]+[.D185]+[.F185]+[.H185]+[.J185])/5" office:value-type="float" office:value="576697.51045852" calcext:value-type="float">
            <text:p>576697.51045852</text:p>
          </table:table-cell>
          <table:table-cell table:formula="of:=STDEV([.C185];[.E185];[.G185];[.I185];[.K185])" office:value-type="float" office:value="102247.894817345" calcext:value-type="float">
            <text:p>102247.8948173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204189.5" calcext:value-type="float">
            <text:p>6204189.5</text:p>
          </table:table-cell>
          <table:table-cell office:value-type="float" office:value="913557.162248031" calcext:value-type="float">
            <text:p>913557.162248031</text:p>
          </table:table-cell>
          <table:table-cell office:value-type="float" office:value="3092878.66666667" calcext:value-type="float">
            <text:p>3092878.66666667</text:p>
          </table:table-cell>
          <table:table-cell office:value-type="float" office:value="899391.713008857" calcext:value-type="float">
            <text:p>899391.713008857</text:p>
          </table:table-cell>
          <table:table-cell office:value-type="float" office:value="5210068.85714286" calcext:value-type="float">
            <text:p>5210068.85714286</text:p>
          </table:table-cell>
          <table:table-cell office:value-type="float" office:value="628063.777489181" calcext:value-type="float">
            <text:p>628063.777489181</text:p>
          </table:table-cell>
          <table:table-cell office:value-type="float" office:value="4551984.5" calcext:value-type="float">
            <text:p>4551984.5</text:p>
          </table:table-cell>
          <table:table-cell office:value-type="float" office:value="1274015.04509007" calcext:value-type="float">
            <text:p>1274015.04509007</text:p>
          </table:table-cell>
          <table:table-cell office:value-type="float" office:value="3666948.93333333" calcext:value-type="float">
            <text:p>3666948.93333333</text:p>
          </table:table-cell>
          <table:table-cell office:value-type="float" office:value="598502.511408908" calcext:value-type="float">
            <text:p>598502.511408908</text:p>
          </table:table-cell>
          <table:table-cell table:formula="of:=([.B186]+[.D186]+[.F186]+[.H186]+[.J186])/5" office:value-type="float" office:value="4545214.09142857" calcext:value-type="float">
            <text:p>4545214.09142857</text:p>
          </table:table-cell>
          <table:table-cell table:formula="of:=STDEV([.C186];[.E186];[.G186];[.I186];[.K186])" office:value-type="float" office:value="272931.891129619" calcext:value-type="float">
            <text:p>272931.8911296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056727.55" calcext:value-type="float">
            <text:p>6056727.55</text:p>
          </table:table-cell>
          <table:table-cell office:value-type="float" office:value="785379.85151406" calcext:value-type="float">
            <text:p>785379.85151406</text:p>
          </table:table-cell>
          <table:table-cell office:value-type="float" office:value="3472190.32142857" calcext:value-type="float">
            <text:p>3472190.32142857</text:p>
          </table:table-cell>
          <table:table-cell office:value-type="float" office:value="857255.780988018" calcext:value-type="float">
            <text:p>857255.780988018</text:p>
          </table:table-cell>
          <table:table-cell office:value-type="float" office:value="5695926.17857143" calcext:value-type="float">
            <text:p>5695926.17857143</text:p>
          </table:table-cell>
          <table:table-cell office:value-type="float" office:value="498669.213064941" calcext:value-type="float">
            <text:p>498669.213064941</text:p>
          </table:table-cell>
          <table:table-cell office:value-type="float" office:value="5020135.60119048" calcext:value-type="float">
            <text:p>5020135.60119048</text:p>
          </table:table-cell>
          <table:table-cell office:value-type="float" office:value="1150416.11981036" calcext:value-type="float">
            <text:p>1150416.11981036</text:p>
          </table:table-cell>
          <table:table-cell office:value-type="float" office:value="3950517.33333333" calcext:value-type="float">
            <text:p>3950517.33333333</text:p>
          </table:table-cell>
          <table:table-cell office:value-type="float" office:value="578877.240606652" calcext:value-type="float">
            <text:p>578877.240606652</text:p>
          </table:table-cell>
          <table:table-cell table:formula="of:=([.B187]+[.D187]+[.F187]+[.H187]+[.J187])/5" office:value-type="float" office:value="4839099.39690476" calcext:value-type="float">
            <text:p>4839099.39690476</text:p>
          </table:table-cell>
          <table:table-cell table:formula="of:=STDEV([.C187];[.E187];[.G187];[.I187];[.K187])" office:value-type="float" office:value="256237.186625482" calcext:value-type="float">
            <text:p>256237.1866254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34323724.9" calcext:value-type="float">
            <text:p>3.43E+07</text:p>
          </table:table-cell>
          <table:table-cell table:style-name="ce4" office:value-type="float" office:value="11242452.2440419" calcext:value-type="float">
            <text:p>1.12E+07</text:p>
          </table:table-cell>
          <table:table-cell table:style-name="ce3" office:value-type="float" office:value="28930899.5714286" calcext:value-type="float">
            <text:p>2.89E+07</text:p>
          </table:table-cell>
          <table:table-cell table:style-name="ce4" office:value-type="float" office:value="12946354.4080404" calcext:value-type="float">
            <text:p>1.29E+07</text:p>
          </table:table-cell>
          <table:table-cell table:style-name="ce3" office:value-type="float" office:value="40903109.4285714" calcext:value-type="float">
            <text:p>4.09E+07</text:p>
          </table:table-cell>
          <table:table-cell office:value-type="float" office:value="6609306.71336517" calcext:value-type="float">
            <text:p>6609306.71336517</text:p>
          </table:table-cell>
          <table:table-cell table:style-name="ce3" office:value-type="float" office:value="42399460.7619048" calcext:value-type="float">
            <text:p>4.24E+07</text:p>
          </table:table-cell>
          <table:table-cell office:value-type="float" office:value="3317985.12287617" calcext:value-type="float">
            <text:p>3317985.12287617</text:p>
          </table:table-cell>
          <table:table-cell table:style-name="ce3" office:value-type="float" office:value="36536415.2" calcext:value-type="float">
            <text:p>3.65E+07</text:p>
          </table:table-cell>
          <table:table-cell office:value-type="float" office:value="8324257.53413399" calcext:value-type="float">
            <text:p>8324257.53413399</text:p>
          </table:table-cell>
          <table:table-cell table:formula="of:=([.B188]+[.D188]+[.F188]+[.H188]+[.J188])/5" office:value-type="float" office:value="36618721.972381" calcext:value-type="float">
            <text:p>36618721.972381</text:p>
          </table:table-cell>
          <table:table-cell table:formula="of:=STDEV([.C188];[.E188];[.G188];[.I188];[.K188])" office:value-type="float" office:value="3799647.51842545" calcext:value-type="float">
            <text:p>3799647.518425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6548079745436.5" calcext:value-type="float">
            <text:p>6.55E+12</text:p>
          </table:table-cell>
          <table:table-cell table:style-name="ce4" office:value-type="float" office:value="2696307216408.78" calcext:value-type="float">
            <text:p>2.70E+12</text:p>
          </table:table-cell>
          <table:table-cell table:style-name="ce3" office:value-type="float" office:value="2616791893529.05" calcext:value-type="float">
            <text:p>2.62E+12</text:p>
          </table:table-cell>
          <table:table-cell table:style-name="ce4" office:value-type="float" office:value="981288050236.424" calcext:value-type="float">
            <text:p>9.81E+11</text:p>
          </table:table-cell>
          <table:table-cell table:style-name="ce3" office:value-type="float" office:value="8364871422537.14" calcext:value-type="float">
            <text:p>8.36E+12</text:p>
          </table:table-cell>
          <table:table-cell table:style-name="ce4" office:value-type="float" office:value="2092876989920.58" calcext:value-type="float">
            <text:p>2.09E+12</text:p>
          </table:table-cell>
          <table:table-cell table:style-name="ce3" office:value-type="float" office:value="9330835012850" calcext:value-type="float">
            <text:p>9.33E+12</text:p>
          </table:table-cell>
          <table:table-cell table:style-name="ce4" office:value-type="float" office:value="5670219427359.98" calcext:value-type="float">
            <text:p>5.67E+12</text:p>
          </table:table-cell>
          <table:table-cell table:style-name="ce3" office:value-type="float" office:value="4884731352405.33" calcext:value-type="float">
            <text:p>4.88E+12</text:p>
          </table:table-cell>
          <table:table-cell table:style-name="ce4" office:value-type="float" office:value="1807149269684.79" calcext:value-type="float">
            <text:p>1.81E+12</text:p>
          </table:table-cell>
          <table:table-cell table:formula="of:=([.B189]+[.D189]+[.F189]+[.H189]+[.J189])/5" office:value-type="float" office:value="6349061885351.6" calcext:value-type="float">
            <text:p>6349061885351.6</text:p>
          </table:table-cell>
          <table:table-cell table:formula="of:=STDEV([.C189];[.E189];[.G189];[.I189];[.K189])" office:value-type="float" office:value="1797863439518.87" calcext:value-type="float">
            <text:p>1797863439518.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.000000298711886341082" calcext:value-type="float">
            <text:p>2.99E-07</text:p>
          </table:table-cell>
          <table:table-cell table:style-name="ce4" office:value-type="float" office:value="0.00000107691339465197" calcext:value-type="float">
            <text:p>1.08E-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190]+[.D190]+[.F190]+[.H190]+[.J190])/5" office:value-type="float" office:value="0.0000000597423772682164" calcext:value-type="float">
            <text:p>5.97423772682164E-08</text:p>
          </table:table-cell>
          <table:table-cell table:formula="of:=STDEV([.C190];[.E190];[.G190];[.I190];[.K190])" office:value-type="float" office:value="0.000000481610311264373" calcext:value-type="float">
            <text:p>4.81610311264373E-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477995559573" calcext:value-type="float">
            <text:p>0.4477995559573</text:p>
          </table:table-cell>
          <table:table-cell office:value-type="float" office:value="0.0969638912429418" calcext:value-type="float">
            <text:p>0.096963891242942</text:p>
          </table:table-cell>
          <table:table-cell office:value-type="float" office:value="0.615894692284667" calcext:value-type="float">
            <text:p>0.615894692284667</text:p>
          </table:table-cell>
          <table:table-cell office:value-type="float" office:value="0.069801625264464" calcext:value-type="float">
            <text:p>0.069801625264464</text:p>
          </table:table-cell>
          <table:table-cell office:value-type="float" office:value="0.604440363390429" calcext:value-type="float">
            <text:p>0.604440363390429</text:p>
          </table:table-cell>
          <table:table-cell office:value-type="float" office:value="0.151756679852539" calcext:value-type="float">
            <text:p>0.151756679852539</text:p>
          </table:table-cell>
          <table:table-cell office:value-type="float" office:value="0.470380837009048" calcext:value-type="float">
            <text:p>0.470380837009048</text:p>
          </table:table-cell>
          <table:table-cell office:value-type="float" office:value="0.104263692613013" calcext:value-type="float">
            <text:p>0.104263692613013</text:p>
          </table:table-cell>
          <table:table-cell office:value-type="float" office:value="0.512186371286667" calcext:value-type="float">
            <text:p>0.512186371286667</text:p>
          </table:table-cell>
          <table:table-cell office:value-type="float" office:value="0.201956749383114" calcext:value-type="float">
            <text:p>0.201956749383114</text:p>
          </table:table-cell>
          <table:table-cell table:formula="of:=([.B191]+[.D191]+[.F191]+[.H191]+[.J191])/5" office:value-type="float" office:value="0.530140363985622" calcext:value-type="float">
            <text:p>0.530140363985622</text:p>
          </table:table-cell>
          <table:table-cell table:formula="of:=STDEV([.C191];[.E191];[.G191];[.I191];[.K191])" office:value-type="float" office:value="0.0522042296109075" calcext:value-type="float">
            <text:p>0.0522042296109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3510676920425" calcext:value-type="float">
            <text:p>0.63510676920425</text:p>
          </table:table-cell>
          <table:table-cell office:value-type="float" office:value="0.114444217088661" calcext:value-type="float">
            <text:p>0.114444217088661</text:p>
          </table:table-cell>
          <table:table-cell office:value-type="float" office:value="1.007157717432" calcext:value-type="float">
            <text:p>1.007157717432</text:p>
          </table:table-cell>
          <table:table-cell office:value-type="float" office:value="0.172384685366459" calcext:value-type="float">
            <text:p>0.172384685366459</text:p>
          </table:table-cell>
          <table:table-cell office:value-type="float" office:value="0.871819134269357" calcext:value-type="float">
            <text:p>0.871819134269357</text:p>
          </table:table-cell>
          <table:table-cell office:value-type="float" office:value="0.21483919414279" calcext:value-type="float">
            <text:p>0.21483919414279</text:p>
          </table:table-cell>
          <table:table-cell office:value-type="float" office:value="0.64890736625319" calcext:value-type="float">
            <text:p>0.64890736625319</text:p>
          </table:table-cell>
          <table:table-cell office:value-type="float" office:value="0.135343773620698" calcext:value-type="float">
            <text:p>0.135343773620698</text:p>
          </table:table-cell>
          <table:table-cell office:value-type="float" office:value="0.723497917254667" calcext:value-type="float">
            <text:p>0.723497917254667</text:p>
          </table:table-cell>
          <table:table-cell office:value-type="float" office:value="0.174506266678126" calcext:value-type="float">
            <text:p>0.174506266678126</text:p>
          </table:table-cell>
          <table:table-cell table:formula="of:=([.B192]+[.D192]+[.F192]+[.H192]+[.J192])/5" office:value-type="float" office:value="0.777297780882693" calcext:value-type="float">
            <text:p>0.777297780882693</text:p>
          </table:table-cell>
          <table:table-cell table:formula="of:=STDEV([.C192];[.E192];[.G192];[.I192];[.K192])" office:value-type="float" office:value="0.0388196946768382" calcext:value-type="float">
            <text:p>0.0388196946768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9418955802935" calcext:value-type="float">
            <text:p>11.9418955802935</text:p>
          </table:table-cell>
          <table:table-cell office:value-type="float" office:value="6.24752407874939" calcext:value-type="float">
            <text:p>6.24752407874939</text:p>
          </table:table-cell>
          <table:table-cell office:value-type="float" office:value="10.1983521098157" calcext:value-type="float">
            <text:p>10.1983521098157</text:p>
          </table:table-cell>
          <table:table-cell office:value-type="float" office:value="2.22605664501588" calcext:value-type="float">
            <text:p>2.22605664501588</text:p>
          </table:table-cell>
          <table:table-cell office:value-type="float" office:value="14.1736319405614" calcext:value-type="float">
            <text:p>14.1736319405614</text:p>
          </table:table-cell>
          <table:table-cell office:value-type="float" office:value="5.56032787367628" calcext:value-type="float">
            <text:p>5.56032787367628</text:p>
          </table:table-cell>
          <table:table-cell office:value-type="float" office:value="11.5723446664348" calcext:value-type="float">
            <text:p>11.5723446664348</text:p>
          </table:table-cell>
          <table:table-cell office:value-type="float" office:value="4.95173726732738" calcext:value-type="float">
            <text:p>4.95173726732738</text:p>
          </table:table-cell>
          <table:table-cell office:value-type="float" office:value="9.61474208831467" calcext:value-type="float">
            <text:p>9.61474208831467</text:p>
          </table:table-cell>
          <table:table-cell office:value-type="float" office:value="2.98270112838081" calcext:value-type="float">
            <text:p>2.98270112838081</text:p>
          </table:table-cell>
          <table:table-cell table:formula="of:=([.B193]+[.D193]+[.F193]+[.H193]+[.J193])/5" office:value-type="float" office:value="11.500193277084" calcext:value-type="float">
            <text:p>11.500193277084</text:p>
          </table:table-cell>
          <table:table-cell table:formula="of:=STDEV([.C193];[.E193];[.G193];[.I193];[.K193])" office:value-type="float" office:value="1.71746072937279" calcext:value-type="float">
            <text:p>1.717460729372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853948101435" calcext:value-type="float">
            <text:p>0.67853948101435</text:p>
          </table:table-cell>
          <table:table-cell office:value-type="float" office:value="0.588027033127958" calcext:value-type="float">
            <text:p>0.588027033127958</text:p>
          </table:table-cell>
          <table:table-cell office:value-type="float" office:value="1.38524522667805" calcext:value-type="float">
            <text:p>1.38524522667805</text:p>
          </table:table-cell>
          <table:table-cell office:value-type="float" office:value="0.838139630817159" calcext:value-type="float">
            <text:p>0.838139630817159</text:p>
          </table:table-cell>
          <table:table-cell office:value-type="float" office:value="1.13657326357729" calcext:value-type="float">
            <text:p>1.13657326357729</text:p>
          </table:table-cell>
          <table:table-cell office:value-type="float" office:value="0.628380073366301" calcext:value-type="float">
            <text:p>0.628380073366301</text:p>
          </table:table-cell>
          <table:table-cell office:value-type="float" office:value="0.514374846503667" calcext:value-type="float">
            <text:p>0.514374846503667</text:p>
          </table:table-cell>
          <table:table-cell office:value-type="float" office:value="0.416831958286378" calcext:value-type="float">
            <text:p>0.416831958286378</text:p>
          </table:table-cell>
          <table:table-cell office:value-type="float" office:value="0.793029610316133" calcext:value-type="float">
            <text:p>0.793029610316133</text:p>
          </table:table-cell>
          <table:table-cell office:value-type="float" office:value="0.817275848975044" calcext:value-type="float">
            <text:p>0.817275848975044</text:p>
          </table:table-cell>
          <table:table-cell table:formula="of:=([.B194]+[.D194]+[.F194]+[.H194]+[.J194])/5" office:value-type="float" office:value="0.901552485617898" calcext:value-type="float">
            <text:p>0.901552485617898</text:p>
          </table:table-cell>
          <table:table-cell table:formula="of:=STDEV([.C194];[.E194];[.G194];[.I194];[.K194])" office:value-type="float" office:value="0.174466544857637" calcext:value-type="float">
            <text:p>0.1744665448576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5625" calcext:value-type="float">
            <text:p>0.0015625</text:p>
          </table:table-cell>
          <table:table-cell table:style-name="ce4" office:value-type="float" office:value="0.000946812472151627" calcext:value-type="float">
            <text:p>9.47E-04</text:p>
          </table:table-cell>
          <table:table-cell office:value-type="float" office:value="0.00190662202380952" calcext:value-type="float">
            <text:p>0.00190662202381</text:p>
          </table:table-cell>
          <table:table-cell table:style-name="ce4" office:value-type="float" office:value="0.000519919079589795" calcext:value-type="float">
            <text:p>5.20E-04</text:p>
          </table:table-cell>
          <table:table-cell office:value-type="float" office:value="0.00142996651785714" calcext:value-type="float">
            <text:p>0.001429966517857</text:p>
          </table:table-cell>
          <table:table-cell table:style-name="ce4" office:value-type="float" office:value="0.000624876983369452" calcext:value-type="float">
            <text:p>6.25E-04</text:p>
          </table:table-cell>
          <table:table-cell office:value-type="float" office:value="0.0016508556547619" calcext:value-type="float">
            <text:p>0.001650855654762</text:p>
          </table:table-cell>
          <table:table-cell table:style-name="ce4" office:value-type="float" office:value="0.000463865730637556" calcext:value-type="float">
            <text:p>4.64E-04</text:p>
          </table:table-cell>
          <table:table-cell office:value-type="float" office:value="0.00113932291666667" calcext:value-type="float">
            <text:p>0.001139322916667</text:p>
          </table:table-cell>
          <table:table-cell table:style-name="ce4" office:value-type="float" office:value="0.000554342004099167" calcext:value-type="float">
            <text:p>5.54E-04</text:p>
          </table:table-cell>
          <table:table-cell table:formula="of:=([.B195]+[.D195]+[.F195]+[.H195]+[.J195])/5" office:value-type="float" office:value="0.00153785342261905" calcext:value-type="float">
            <text:p>0.001537853422619</text:p>
          </table:table-cell>
          <table:table-cell table:formula="of:=STDEV([.C195];[.E195];[.G195];[.I195];[.K195])" office:value-type="float" office:value="0.000190732783112337" calcext:value-type="float">
            <text:p>0.0001907327831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94140625" calcext:value-type="float">
            <text:p>0.0494140625</text:p>
          </table:table-cell>
          <table:table-cell office:value-type="float" office:value="0.0141488707722001" calcext:value-type="float">
            <text:p>0.0141488707722</text:p>
          </table:table-cell>
          <table:table-cell office:value-type="float" office:value="0.0204961867559524" calcext:value-type="float">
            <text:p>0.020496186755952</text:p>
          </table:table-cell>
          <table:table-cell office:value-type="float" office:value="0.00720563578556926" calcext:value-type="float">
            <text:p>0.007205635785569</text:p>
          </table:table-cell>
          <table:table-cell office:value-type="float" office:value="0.0503278459821429" calcext:value-type="float">
            <text:p>0.050327845982143</text:p>
          </table:table-cell>
          <table:table-cell office:value-type="float" office:value="0.0117179714644929" calcext:value-type="float">
            <text:p>0.011717971464493</text:p>
          </table:table-cell>
          <table:table-cell office:value-type="float" office:value="0.0236700148809524" calcext:value-type="float">
            <text:p>0.023670014880952</text:p>
          </table:table-cell>
          <table:table-cell office:value-type="float" office:value="0.0092884965950494" calcext:value-type="float">
            <text:p>0.009288496595049</text:p>
          </table:table-cell>
          <table:table-cell office:value-type="float" office:value="0.0203776041666667" calcext:value-type="float">
            <text:p>0.020377604166667</text:p>
          </table:table-cell>
          <table:table-cell office:value-type="float" office:value="0.00913223736723905" calcext:value-type="float">
            <text:p>0.009132237367239</text:p>
          </table:table-cell>
          <table:table-cell table:formula="of:=([.B196]+[.D196]+[.F196]+[.H196]+[.J196])/5" office:value-type="float" office:value="0.0328571428571429" calcext:value-type="float">
            <text:p>0.032857142857143</text:p>
          </table:table-cell>
          <table:table-cell table:formula="of:=STDEV([.C196];[.E196];[.G196];[.I196];[.K196])" office:value-type="float" office:value="0.00268264508815602" calcext:value-type="float">
            <text:p>0.0026826450881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69387286715205" calcext:value-type="float">
            <text:p>0.069387286715205</text:p>
          </table:table-cell>
          <table:table-cell office:value-type="float" office:value="0.0155228577882641" calcext:value-type="float">
            <text:p>0.015522857788264</text:p>
          </table:table-cell>
          <table:table-cell office:value-type="float" office:value="0.0280819986725095" calcext:value-type="float">
            <text:p>0.02808199867251</text:p>
          </table:table-cell>
          <table:table-cell office:value-type="float" office:value="0.00718324987569379" calcext:value-type="float">
            <text:p>0.007183249875694</text:p>
          </table:table-cell>
          <table:table-cell office:value-type="float" office:value="0.0778644952391" calcext:value-type="float">
            <text:p>0.0778644952391</text:p>
          </table:table-cell>
          <table:table-cell office:value-type="float" office:value="0.0119364806557864" calcext:value-type="float">
            <text:p>0.011936480655786</text:p>
          </table:table-cell>
          <table:table-cell office:value-type="float" office:value="0.0457843372686952" calcext:value-type="float">
            <text:p>0.045784337268695</text:p>
          </table:table-cell>
          <table:table-cell office:value-type="float" office:value="0.0147698608538595" calcext:value-type="float">
            <text:p>0.01476986085386</text:p>
          </table:table-cell>
          <table:table-cell office:value-type="float" office:value="0.0320018752167667" calcext:value-type="float">
            <text:p>0.032001875216767</text:p>
          </table:table-cell>
          <table:table-cell office:value-type="float" office:value="0.00995595086994945" calcext:value-type="float">
            <text:p>0.009955950869949</text:p>
          </table:table-cell>
          <table:table-cell table:formula="of:=([.B197]+[.D197]+[.F197]+[.H197]+[.J197])/5" office:value-type="float" office:value="0.0506239986224553" calcext:value-type="float">
            <text:p>0.050623998622455</text:p>
          </table:table-cell>
          <table:table-cell table:formula="of:=STDEV([.C197];[.E197];[.G197];[.I197];[.K197])" office:value-type="float" office:value="0.00344187905649782" calcext:value-type="float">
            <text:p>0.0034418790564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514892578125" calcext:value-type="float">
            <text:p>0.5514892578125</text:p>
          </table:table-cell>
          <table:table-cell office:value-type="float" office:value="0.13363531481093" calcext:value-type="float">
            <text:p>0.13363531481093</text:p>
          </table:table-cell>
          <table:table-cell office:value-type="float" office:value="0.298967633928571" calcext:value-type="float">
            <text:p>0.298967633928571</text:p>
          </table:table-cell>
          <table:table-cell office:value-type="float" office:value="0.148664880118963" calcext:value-type="float">
            <text:p>0.148664880118963</text:p>
          </table:table-cell>
          <table:table-cell office:value-type="float" office:value="0.705461774553571" calcext:value-type="float">
            <text:p>0.705461774553571</text:p>
          </table:table-cell>
          <table:table-cell office:value-type="float" office:value="0.131172787871949" calcext:value-type="float">
            <text:p>0.131172787871949</text:p>
          </table:table-cell>
          <table:table-cell office:value-type="float" office:value="0.534970238095238" calcext:value-type="float">
            <text:p>0.534970238095238</text:p>
          </table:table-cell>
          <table:table-cell office:value-type="float" office:value="0.0630531314486512" calcext:value-type="float">
            <text:p>0.063053131448651</text:p>
          </table:table-cell>
          <table:table-cell office:value-type="float" office:value="0.583919270833333" calcext:value-type="float">
            <text:p>0.583919270833333</text:p>
          </table:table-cell>
          <table:table-cell office:value-type="float" office:value="0.222236093512045" calcext:value-type="float">
            <text:p>0.222236093512045</text:p>
          </table:table-cell>
          <table:table-cell table:formula="of:=([.B198]+[.D198]+[.F198]+[.H198]+[.J198])/5" office:value-type="float" office:value="0.534961635044643" calcext:value-type="float">
            <text:p>0.534961635044643</text:p>
          </table:table-cell>
          <table:table-cell table:formula="of:=STDEV([.C198];[.E198];[.G198];[.I198];[.K198])" office:value-type="float" office:value="0.0567379905112997" calcext:value-type="float">
            <text:p>0.05673799051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46053105732425" calcext:value-type="float">
            <text:p>0.004605310573243</text:p>
          </table:table-cell>
          <table:table-cell office:value-type="float" office:value="0.00206681733067199" calcext:value-type="float">
            <text:p>0.002066817330672</text:p>
          </table:table-cell>
          <table:table-cell table:style-name="ce3" office:value-type="float" office:value="0.000964738899796714" calcext:value-type="float">
            <text:p>9.65E-04</text:p>
          </table:table-cell>
          <table:table-cell table:style-name="ce4" office:value-type="float" office:value="0.000572555734204103" calcext:value-type="float">
            <text:p>5.73E-04</text:p>
          </table:table-cell>
          <table:table-cell office:value-type="float" office:value="0.00776192140100429" calcext:value-type="float">
            <text:p>0.007761921401004</text:p>
          </table:table-cell>
          <table:table-cell office:value-type="float" office:value="0.00206730574086939" calcext:value-type="float">
            <text:p>0.002067305740869</text:p>
          </table:table-cell>
          <table:table-cell office:value-type="float" office:value="0.00439211877112795" calcext:value-type="float">
            <text:p>0.004392118771128</text:p>
          </table:table-cell>
          <table:table-cell office:value-type="float" office:value="0.00219936456825543" calcext:value-type="float">
            <text:p>0.002199364568255</text:p>
          </table:table-cell>
          <table:table-cell office:value-type="float" office:value="0.0022941645390048" calcext:value-type="float">
            <text:p>0.002294164539005</text:p>
          </table:table-cell>
          <table:table-cell office:value-type="float" office:value="0.00157815641244355" calcext:value-type="float">
            <text:p>0.001578156412444</text:p>
          </table:table-cell>
          <table:table-cell table:formula="of:=([.B199]+[.D199]+[.F199]+[.H199]+[.J199])/5" office:value-type="float" office:value="0.00400365083683525" calcext:value-type="float">
            <text:p>0.004003650836835</text:p>
          </table:table-cell>
          <table:table-cell table:formula="of:=STDEV([.C199];[.E199];[.G199];[.I199];[.K199])" office:value-type="float" office:value="0.000671706769420419" calcext:value-type="float">
            <text:p>0.000671706769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4.7116875957559" calcext:value-type="float">
            <text:p>4.7116875957559</text:p>
          </table:table-cell>
          <table:table-cell office:value-type="float" office:value="4.90476190476191" calcext:value-type="float">
            <text:p>4.90476190476191</text:p>
          </table:table-cell>
          <table:table-cell office:value-type="float" office:value="5.05121165949566" calcext:value-type="float">
            <text:p>5.05121165949566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3.84919816723071" calcext:value-type="float">
            <text:p>3.84919816723071</text:p>
          </table:table-cell>
          <table:table-cell office:value-type="float" office:value="4.52380952380952" calcext:value-type="float">
            <text:p>4.52380952380952</text:p>
          </table:table-cell>
          <table:table-cell office:value-type="float" office:value="4.53157228699822" calcext:value-type="float">
            <text:p>4.53157228699822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4.5675181687895" calcext:value-type="float">
            <text:p>4.5675181687895</text:p>
          </table:table-cell>
          <table:table-cell table:formula="of:=([.B200]+[.D200]+[.F200]+[.H200]+[.J200])/5" office:value-type="float" office:value="3.75809523809524" calcext:value-type="float">
            <text:p>3.75809523809524</text:p>
          </table:table-cell>
          <table:table-cell table:formula="of:=STDEV([.C200];[.E200];[.G200];[.I200];[.K200])" office:value-type="float" office:value="0.43841316293369" calcext:value-type="float">
            <text:p>0.438413162933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" calcext:value-type="float">
            <text:p>0.6</text:p>
          </table:table-cell>
          <table:table-cell office:value-type="float" office:value="0.489897948556636" calcext:value-type="float">
            <text:p>0.489897948556636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485620906056456" calcext:value-type="float">
            <text:p>0.48562090605645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451753951452626" calcext:value-type="float">
            <text:p>0.451753951452626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494871659305394" calcext:value-type="float">
            <text:p>0.494871659305394</text:p>
          </table:table-cell>
          <table:table-cell office:value-type="float" office:value="0.6" calcext:value-type="float">
            <text:p>0.6</text:p>
          </table:table-cell>
          <table:table-cell office:value-type="float" office:value="0.489897948556636" calcext:value-type="float">
            <text:p>0.489897948556636</text:p>
          </table:table-cell>
          <table:table-cell table:formula="of:=([.B201]+[.D201]+[.F201]+[.H201]+[.J201])/5" office:value-type="float" office:value="0.544761904761905" calcext:value-type="float">
            <text:p>0.544761904761905</text:p>
          </table:table-cell>
          <table:table-cell table:formula="of:=STDEV([.C201];[.E201];[.G201];[.I201];[.K201])" office:value-type="float" office:value="0.0174465965058375" calcext:value-type="float">
            <text:p>0.0174465965058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25" calcext:value-type="float">
            <text:p>3.25</text:p>
          </table:table-cell>
          <table:table-cell office:value-type="float" office:value="4.5593310912896" calcext:value-type="float">
            <text:p>4.5593310912896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.43292157056649" calcext:value-type="float">
            <text:p>4.43292157056649</text:p>
          </table:table-cell>
          <table:table-cell office:value-type="float" office:value="3.78571428571429" calcext:value-type="float">
            <text:p>3.78571428571429</text:p>
          </table:table-cell>
          <table:table-cell office:value-type="float" office:value="3.94929598479402" calcext:value-type="float">
            <text:p>3.94929598479402</text:p>
          </table:table-cell>
          <table:table-cell office:value-type="float" office:value="2.52380952380952" calcext:value-type="float">
            <text:p>2.52380952380952</text:p>
          </table:table-cell>
          <table:table-cell office:value-type="float" office:value="3.88671789093559" calcext:value-type="float">
            <text:p>3.88671789093559</text:p>
          </table:table-cell>
          <table:table-cell office:value-type="float" office:value="1.8" calcext:value-type="float">
            <text:p>1.8</text:p>
          </table:table-cell>
          <table:table-cell office:value-type="float" office:value="3.7273761995985" calcext:value-type="float">
            <text:p>3.7273761995985</text:p>
          </table:table-cell>
          <table:table-cell table:formula="of:=([.B202]+[.D202]+[.F202]+[.H202]+[.J202])/5" office:value-type="float" office:value="3.53857142857143" calcext:value-type="float">
            <text:p>3.53857142857143</text:p>
          </table:table-cell>
          <table:table-cell table:formula="of:=STDEV([.C202];[.E202];[.G202];[.I202];[.K202])" office:value-type="float" office:value="0.363404752172185" calcext:value-type="float">
            <text:p>0.363404752172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.45</text:p>
          </table:table-cell>
          <table:table-cell office:value-type="float" office:value="0.49749371855331" calcext:value-type="float">
            <text:p>0.49749371855331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392676726249301" calcext:value-type="float">
            <text:p>0.3926767262493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499432784842929" calcext:value-type="float">
            <text:p>0.49943278484292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39934634239519" calcext:value-type="float">
            <text:p>0.339934634239519</text:p>
          </table:table-cell>
          <table:table-cell table:formula="of:=([.B203]+[.D203]+[.F203]+[.H203]+[.J203])/5" office:value-type="float" office:value="0.496666666666667" calcext:value-type="float">
            <text:p>0.496666666666667</text:p>
          </table:table-cell>
          <table:table-cell table:formula="of:=STDEV([.C203];[.E203];[.G203];[.I203];[.K203])" office:value-type="float" office:value="0.0750264222956771" calcext:value-type="float">
            <text:p>0.0750264222956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761904761905" calcext:value-type="float">
            <text:p>6.04761904761905</text:p>
          </table:table-cell>
          <table:table-cell office:value-type="float" office:value="4.74568666792419" calcext:value-type="float">
            <text:p>4.745686667924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B204]+[.D204]+[.F204]+[.H204]+[.J204])/5" office:value-type="float" office:value="1.20952380952381" calcext:value-type="float">
            <text:p>1.20952380952381</text:p>
          </table:table-cell>
          <table:table-cell table:formula="of:=STDEV([.C204];[.E204];[.G204];[.I204];[.K204])" office:value-type="float" office:value="2.12233559787859" calcext:value-type="float">
            <text:p>2.122335597878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392676726249301" calcext:value-type="float">
            <text:p>0.3926767262493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B205]+[.D205]+[.F205]+[.H205]+[.J205])/5" office:value-type="float" office:value="0.0380952380952382" calcext:value-type="float">
            <text:p>0.038095238095238</text:p>
          </table:table-cell>
          <table:table-cell table:formula="of:=STDEV([.C205];[.E205];[.G205];[.I205];[.K205])" office:value-type="float" office:value="0.175610370615103" calcext:value-type="float">
            <text:p>0.1756103706151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4.7135641583445" calcext:value-type="float">
            <text:p>4.7135641583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B206]+[.D206]+[.F206]+[.H206]+[.J206])/5" office:value-type="float" office:value="1.22857142857143" calcext:value-type="float">
            <text:p>1.22857142857143</text:p>
          </table:table-cell>
          <table:table-cell table:formula="of:=STDEV([.C206];[.E206];[.G206];[.I206];[.K206])" office:value-type="float" office:value="2.10796997487298" calcext:value-type="float">
            <text:p>2.107969974872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349927106111882" calcext:value-type="float">
            <text:p>0.34992710611188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B207]+[.D207]+[.F207]+[.H207]+[.J207])/5" office:value-type="float" office:value="0.0285714285714286" calcext:value-type="float">
            <text:p>0.028571428571429</text:p>
          </table:table-cell>
          <table:table-cell table:formula="of:=STDEV([.C207];[.E207];[.G207];[.I207];[.K207])" office:value-type="float" office:value="0.15649215928719" calcext:value-type="float">
            <text:p>0.156492159287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2204357534647" calcext:value-type="float">
            <text:p>-0.2204357534647</text:p>
          </table:table-cell>
          <table:table-cell office:value-type="float" office:value="0.572344443559434" calcext:value-type="float">
            <text:p>0.572344443559434</text:p>
          </table:table-cell>
          <table:table-cell office:value-type="float" office:value="0.234614404894" calcext:value-type="float">
            <text:p>0.234614404894</text:p>
          </table:table-cell>
          <table:table-cell office:value-type="float" office:value="0.0245498386175615" calcext:value-type="float">
            <text:p>0.024549838617562</text:p>
          </table:table-cell>
          <table:table-cell office:value-type="float" office:value="-0.7374292090535" calcext:value-type="float">
            <text:p>-0.7374292090535</text:p>
          </table:table-cell>
          <table:table-cell office:value-type="float" office:value="0.502941034783356" calcext:value-type="float">
            <text:p>0.502941034783356</text:p>
          </table:table-cell>
          <table:table-cell office:value-type="float" office:value="-0.294101692381286" calcext:value-type="float">
            <text:p>-0.294101692381286</text:p>
          </table:table-cell>
          <table:table-cell office:value-type="float" office:value="0.611546981002561" calcext:value-type="float">
            <text:p>0.611546981002561</text:p>
          </table:table-cell>
          <table:table-cell office:value-type="float" office:value="-0.00688064793733334" calcext:value-type="float">
            <text:p>-0.006880647937333</text:p>
          </table:table-cell>
          <table:table-cell office:value-type="float" office:value="0.4977535669016" calcext:value-type="float">
            <text:p>0.4977535669016</text:p>
          </table:table-cell>
          <table:table-cell table:formula="of:=([.B208]+[.D208]+[.F208]+[.H208]+[.J208])/5" office:value-type="float" office:value="-0.204846579588564" calcext:value-type="float">
            <text:p>-0.204846579588564</text:p>
          </table:table-cell>
          <table:table-cell table:formula="of:=STDEV([.C208];[.E208];[.G208];[.I208];[.K208])" office:value-type="float" office:value="0.238129487133018" calcext:value-type="float">
            <text:p>0.238129487133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592152103781" calcext:value-type="float">
            <text:p>0.4592152103781</text:p>
          </table:table-cell>
          <table:table-cell office:value-type="float" office:value="0.0374096520328792" calcext:value-type="float">
            <text:p>0.037409652032879</text:p>
          </table:table-cell>
          <table:table-cell office:value-type="float" office:value="0.515752612125286" calcext:value-type="float">
            <text:p>0.515752612125286</text:p>
          </table:table-cell>
          <table:table-cell office:value-type="float" office:value="0.0193228365418892" calcext:value-type="float">
            <text:p>0.019322836541889</text:p>
          </table:table-cell>
          <table:table-cell office:value-type="float" office:value="0.499006903597357" calcext:value-type="float">
            <text:p>0.499006903597357</text:p>
          </table:table-cell>
          <table:table-cell office:value-type="float" office:value="0.0550726735817735" calcext:value-type="float">
            <text:p>0.055072673581774</text:p>
          </table:table-cell>
          <table:table-cell office:value-type="float" office:value="0.498355683826286" calcext:value-type="float">
            <text:p>0.498355683826286</text:p>
          </table:table-cell>
          <table:table-cell office:value-type="float" office:value="0.0393316203715087" calcext:value-type="float">
            <text:p>0.039331620371509</text:p>
          </table:table-cell>
          <table:table-cell office:value-type="float" office:value="0.497338728110067" calcext:value-type="float">
            <text:p>0.497338728110067</text:p>
          </table:table-cell>
          <table:table-cell office:value-type="float" office:value="0.0612876943145788" calcext:value-type="float">
            <text:p>0.061287694314579</text:p>
          </table:table-cell>
          <table:table-cell table:formula="of:=([.B209]+[.D209]+[.F209]+[.H209]+[.J209])/5" office:value-type="float" office:value="0.493933827607419" calcext:value-type="float">
            <text:p>0.493933827607419</text:p>
          </table:table-cell>
          <table:table-cell table:formula="of:=STDEV([.C209];[.E209];[.G209];[.I209];[.K209])" office:value-type="float" office:value="0.0164634414367335" calcext:value-type="float">
            <text:p>0.0164634414367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654470339419" calcext:value-type="float">
            <text:p>0.4654470339419</text:p>
          </table:table-cell>
          <table:table-cell office:value-type="float" office:value="0.0328856094222686" calcext:value-type="float">
            <text:p>0.032885609422269</text:p>
          </table:table-cell>
          <table:table-cell office:value-type="float" office:value="0.515471363351476" calcext:value-type="float">
            <text:p>0.515471363351476</text:p>
          </table:table-cell>
          <table:table-cell office:value-type="float" office:value="0.0184120326061982" calcext:value-type="float">
            <text:p>0.018412032606198</text:p>
          </table:table-cell>
          <table:table-cell office:value-type="float" office:value="0.494487289871571" calcext:value-type="float">
            <text:p>0.494487289871571</text:p>
          </table:table-cell>
          <table:table-cell office:value-type="float" office:value="0.0526397096974447" calcext:value-type="float">
            <text:p>0.052639709697445</text:p>
          </table:table-cell>
          <table:table-cell office:value-type="float" office:value="0.498551563138048" calcext:value-type="float">
            <text:p>0.498551563138048</text:p>
          </table:table-cell>
          <table:table-cell office:value-type="float" office:value="0.0360984574329673" calcext:value-type="float">
            <text:p>0.036098457432967</text:p>
          </table:table-cell>
          <table:table-cell office:value-type="float" office:value="0.496881492932667" calcext:value-type="float">
            <text:p>0.496881492932667</text:p>
          </table:table-cell>
          <table:table-cell office:value-type="float" office:value="0.0588673821576915" calcext:value-type="float">
            <text:p>0.058867382157692</text:p>
          </table:table-cell>
          <table:table-cell table:formula="of:=([.B210]+[.D210]+[.F210]+[.H210]+[.J210])/5" office:value-type="float" office:value="0.494167748647132" calcext:value-type="float">
            <text:p>0.494167748647132</text:p>
          </table:table-cell>
          <table:table-cell table:formula="of:=STDEV([.C210];[.E210];[.G210];[.I210];[.K210])" office:value-type="float" office:value="0.0161815998649174" calcext:value-type="float">
            <text:p>0.0161815998649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6405634880065" calcext:value-type="float">
            <text:p>0.76405634880065</text:p>
          </table:table-cell>
          <table:table-cell office:value-type="float" office:value="0.0502649095784553" calcext:value-type="float">
            <text:p>0.050264909578455</text:p>
          </table:table-cell>
          <table:table-cell office:value-type="float" office:value="0.813964318661476" calcext:value-type="float">
            <text:p>0.813964318661476</text:p>
          </table:table-cell>
          <table:table-cell office:value-type="float" office:value="0.0305811966120363" calcext:value-type="float">
            <text:p>0.030581196612036</text:p>
          </table:table-cell>
          <table:table-cell office:value-type="float" office:value="0.761641242674357" calcext:value-type="float">
            <text:p>0.761641242674357</text:p>
          </table:table-cell>
          <table:table-cell office:value-type="float" office:value="0.0518240915378563" calcext:value-type="float">
            <text:p>0.051824091537856</text:p>
          </table:table-cell>
          <table:table-cell office:value-type="float" office:value="0.777550620692047" calcext:value-type="float">
            <text:p>0.777550620692047</text:p>
          </table:table-cell>
          <table:table-cell office:value-type="float" office:value="0.0348564322718482" calcext:value-type="float">
            <text:p>0.034856432271848</text:p>
          </table:table-cell>
          <table:table-cell office:value-type="float" office:value="0.759530929724467" calcext:value-type="float">
            <text:p>0.759530929724467</text:p>
          </table:table-cell>
          <table:table-cell office:value-type="float" office:value="0.0646968278049837" calcext:value-type="float">
            <text:p>0.064696827804984</text:p>
          </table:table-cell>
          <table:table-cell table:formula="of:=([.B211]+[.D211]+[.F211]+[.H211]+[.J211])/5" office:value-type="float" office:value="0.775348692110599" calcext:value-type="float">
            <text:p>0.775348692110599</text:p>
          </table:table-cell>
          <table:table-cell table:formula="of:=STDEV([.C211];[.E211];[.G211];[.I211];[.K211])" office:value-type="float" office:value="0.0138077035801509" calcext:value-type="float">
            <text:p>0.0138077035801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1249570422805" calcext:value-type="float">
            <text:p>0.01249570422805</text:p>
          </table:table-cell>
          <table:table-cell office:value-type="float" office:value="0.00593987319732782" calcext:value-type="float">
            <text:p>0.005939873197328</text:p>
          </table:table-cell>
          <table:table-cell office:value-type="float" office:value="0.0109257616900962" calcext:value-type="float">
            <text:p>0.010925761690096</text:p>
          </table:table-cell>
          <table:table-cell table:style-name="ce4" office:value-type="float" office:value="0.00077489824971443" calcext:value-type="float">
            <text:p>7.75E-04</text:p>
          </table:table-cell>
          <table:table-cell office:value-type="float" office:value="0.0154307261774579" calcext:value-type="float">
            <text:p>0.015430726177458</text:p>
          </table:table-cell>
          <table:table-cell office:value-type="float" office:value="0.00742838064376624" calcext:value-type="float">
            <text:p>0.007428380643766</text:p>
          </table:table-cell>
          <table:table-cell office:value-type="float" office:value="0.0131448952126405" calcext:value-type="float">
            <text:p>0.013144895212641</text:p>
          </table:table-cell>
          <table:table-cell office:value-type="float" office:value="0.0075915652121331" calcext:value-type="float">
            <text:p>0.007591565212133</text:p>
          </table:table-cell>
          <table:table-cell office:value-type="float" office:value="0.00900876016045467" calcext:value-type="float">
            <text:p>0.009008760160455</text:p>
          </table:table-cell>
          <table:table-cell office:value-type="float" office:value="0.00218795150925316" calcext:value-type="float">
            <text:p>0.002187951509253</text:p>
          </table:table-cell>
          <table:table-cell table:formula="of:=([.B212]+[.D212]+[.F212]+[.H212]+[.J212])/5" office:value-type="float" office:value="0.0122011694937399" calcext:value-type="float">
            <text:p>0.01220116949374</text:p>
          </table:table-cell>
          <table:table-cell table:formula="of:=STDEV([.C212];[.E212];[.G212];[.I212];[.K212])" office:value-type="float" office:value="0.00312344270972538" calcext:value-type="float">
            <text:p>0.0031234427097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.33482768989809" calcext:value-type="float">
            <text:p>2.33482768989809</text:p>
          </table:table-cell>
          <table:table-cell office:value-type="float" office:value="0.84436955741941" calcext:value-type="float">
            <text:p>0.8443695574194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13]+[.D213]+[.F213]+[.H213]+[.J213])/5" office:value-type="float" office:value="-0.333034462020382" calcext:value-type="float">
            <text:p>-0.333034462020382</text:p>
          </table:table-cell>
          <table:table-cell table:formula="of:=STDEV([.C213];[.E213];[.G213];[.I213];[.K213])" office:value-type="float" office:value="0.377613545704243" calcext:value-type="float">
            <text:p>0.37761354570424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.8399074645333" calcext:value-type="float">
            <text:p>14.8399074645333</text:p>
          </table:table-cell>
          <table:table-cell office:value-type="float" office:value="1.10840891186433" calcext:value-type="float">
            <text:p>1.108408911864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14]+[.D214]+[.F214]+[.H214]+[.J214])/5" office:value-type="float" office:value="2.16798149290666" calcext:value-type="float">
            <text:p>2.16798149290666</text:p>
          </table:table-cell>
          <table:table-cell table:formula="of:=STDEV([.C214];[.E214];[.G214];[.I214];[.K214])" office:value-type="float" office:value="0.495695534759043" calcext:value-type="float">
            <text:p>0.4956955347590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.2391094934429" calcext:value-type="float">
            <text:p>16.2391094934429</text:p>
          </table:table-cell>
          <table:table-cell office:value-type="float" office:value="1.02647386493822" calcext:value-type="float">
            <text:p>1.026473864938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15]+[.D215]+[.F215]+[.H215]+[.J215])/5" office:value-type="float" office:value="2.44782189868858" calcext:value-type="float">
            <text:p>2.44782189868858</text:p>
          </table:table-cell>
          <table:table-cell table:formula="of:=STDEV([.C215];[.E215];[.G215];[.I215];[.K215])" office:value-type="float" office:value="0.45905306782576" calcext:value-type="float">
            <text:p>0.459053067825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.8695062909714" calcext:value-type="float">
            <text:p>35.8695062909714</text:p>
          </table:table-cell>
          <table:table-cell office:value-type="float" office:value="0.0071470491793134" calcext:value-type="float">
            <text:p>0.0071470491793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16]+[.D216]+[.F216]+[.H216]+[.J216])/5" office:value-type="float" office:value="6.37390125819428" calcext:value-type="float">
            <text:p>6.37390125819428</text:p>
          </table:table-cell>
          <table:table-cell table:formula="of:=STDEV([.C216];[.E216];[.G216];[.I216];[.K216])" office:value-type="float" office:value="0.00319625756069577" calcext:value-type="float">
            <text:p>0.0031962575606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5.8497915722048" calcext:value-type="float">
            <text:p>55.8497915722048</text:p>
          </table:table-cell>
          <table:table-cell office:value-type="float" office:value="9.99589804529418" calcext:value-type="float">
            <text:p>9.995898045294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B217]+[.D217]+[.F217]+[.H217]+[.J217])/5" office:value-type="float" office:value="10.369958314441" calcext:value-type="float">
            <text:p>10.369958314441</text:p>
          </table:table-cell>
          <table:table-cell table:formula="of:=STDEV([.C217];[.E217];[.G217];[.I217];[.K217])" office:value-type="float" office:value="4.47030150508701" calcext:value-type="float">
            <text:p>4.470301505087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352944508195" calcext:value-type="float">
            <text:p>0.00352944508195</text:p>
          </table:table-cell>
          <table:table-cell office:value-type="float" office:value="0.0153844944389967" calcext:value-type="float">
            <text:p>0.015384494438997</text:p>
          </table:table-cell>
          <table:table-cell office:value-type="float" office:value="0.0317890140272381" calcext:value-type="float">
            <text:p>0.031789014027238</text:p>
          </table:table-cell>
          <table:table-cell office:value-type="float" office:value="0.0104693487849531" calcext:value-type="float">
            <text:p>0.010469348784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0064057012333" calcext:value-type="float">
            <text:p>0.011006405701233</text:p>
          </table:table-cell>
          <table:table-cell office:value-type="float" office:value="0.0183332457682084" calcext:value-type="float">
            <text:p>0.018333245768208</text:p>
          </table:table-cell>
          <table:table-cell table:formula="of:=([.B218]+[.D218]+[.F218]+[.H218]+[.J218])/5" office:value-type="float" office:value="0.00926497296208428" calcext:value-type="float">
            <text:p>0.009264972962084</text:p>
          </table:table-cell>
          <table:table-cell table:formula="of:=STDEV([.C218];[.E218];[.G218];[.I218];[.K218])" office:value-type="float" office:value="0.00854251231784112" calcext:value-type="float">
            <text:p>0.0085425123178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5451779186735" calcext:value-type="float">
            <text:p>2.5451779186735</text:p>
          </table:table-cell>
          <table:table-cell office:value-type="float" office:value="0.379500894257033" calcext:value-type="float">
            <text:p>0.379500894257033</text:p>
          </table:table-cell>
          <table:table-cell office:value-type="float" office:value="1.61956840469762" calcext:value-type="float">
            <text:p>1.61956840469762</text:p>
          </table:table-cell>
          <table:table-cell office:value-type="float" office:value="0.0894333866419762" calcext:value-type="float">
            <text:p>0.089433386641976</text:p>
          </table:table-cell>
          <table:table-cell office:value-type="float" office:value="2.06134133679643" calcext:value-type="float">
            <text:p>2.06134133679643</text:p>
          </table:table-cell>
          <table:table-cell office:value-type="float" office:value="0.170471406866644" calcext:value-type="float">
            <text:p>0.170471406866644</text:p>
          </table:table-cell>
          <table:table-cell office:value-type="float" office:value="2.05391833328048" calcext:value-type="float">
            <text:p>2.05391833328048</text:p>
          </table:table-cell>
          <table:table-cell office:value-type="float" office:value="0.219674512700349" calcext:value-type="float">
            <text:p>0.219674512700349</text:p>
          </table:table-cell>
          <table:table-cell office:value-type="float" office:value="1.88820171356133" calcext:value-type="float">
            <text:p>1.88820171356133</text:p>
          </table:table-cell>
          <table:table-cell office:value-type="float" office:value="0.203085032976566" calcext:value-type="float">
            <text:p>0.203085032976566</text:p>
          </table:table-cell>
          <table:table-cell table:formula="of:=([.B219]+[.D219]+[.F219]+[.H219]+[.J219])/5" office:value-type="float" office:value="2.03364154140187" calcext:value-type="float">
            <text:p>2.03364154140187</text:p>
          </table:table-cell>
          <table:table-cell table:formula="of:=STDEV([.C219];[.E219];[.G219];[.I219];[.K219])" office:value-type="float" office:value="0.105996680926387" calcext:value-type="float">
            <text:p>0.1059966809263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5304631114" calcext:value-type="float">
            <text:p>2.5304631114</text:p>
          </table:table-cell>
          <table:table-cell office:value-type="float" office:value="0.326801157481984" calcext:value-type="float">
            <text:p>0.326801157481984</text:p>
          </table:table-cell>
          <table:table-cell office:value-type="float" office:value="1.62466465859143" calcext:value-type="float">
            <text:p>1.62466465859143</text:p>
          </table:table-cell>
          <table:table-cell office:value-type="float" office:value="0.106978064397427" calcext:value-type="float">
            <text:p>0.106978064397427</text:p>
          </table:table-cell>
          <table:table-cell office:value-type="float" office:value="2.08515059947929" calcext:value-type="float">
            <text:p>2.08515059947929</text:p>
          </table:table-cell>
          <table:table-cell office:value-type="float" office:value="0.164560957862506" calcext:value-type="float">
            <text:p>0.164560957862506</text:p>
          </table:table-cell>
          <table:table-cell office:value-type="float" office:value="2.09455134755048" calcext:value-type="float">
            <text:p>2.09455134755048</text:p>
          </table:table-cell>
          <table:table-cell office:value-type="float" office:value="0.19787044918388" calcext:value-type="float">
            <text:p>0.19787044918388</text:p>
          </table:table-cell>
          <table:table-cell office:value-type="float" office:value="1.93737074534067" calcext:value-type="float">
            <text:p>1.93737074534067</text:p>
          </table:table-cell>
          <table:table-cell office:value-type="float" office:value="0.213583142083972" calcext:value-type="float">
            <text:p>0.213583142083972</text:p>
          </table:table-cell>
          <table:table-cell table:formula="of:=([.B220]+[.D220]+[.F220]+[.H220]+[.J220])/5" office:value-type="float" office:value="2.05444009247237" calcext:value-type="float">
            <text:p>2.05444009247237</text:p>
          </table:table-cell>
          <table:table-cell table:formula="of:=STDEV([.C220];[.E220];[.G220];[.I220];[.K220])" office:value-type="float" office:value="0.0808662366118838" calcext:value-type="float">
            <text:p>0.0808662366118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7191454648965" calcext:value-type="float">
            <text:p>4.7191454648965</text:p>
          </table:table-cell>
          <table:table-cell office:value-type="float" office:value="0.109183993409232" calcext:value-type="float">
            <text:p>0.109183993409232</text:p>
          </table:table-cell>
          <table:table-cell office:value-type="float" office:value="4.48882484435905" calcext:value-type="float">
            <text:p>4.48882484435905</text:p>
          </table:table-cell>
          <table:table-cell office:value-type="float" office:value="0.134969545229956" calcext:value-type="float">
            <text:p>0.134969545229956</text:p>
          </table:table-cell>
          <table:table-cell office:value-type="float" office:value="4.62986717905357" calcext:value-type="float">
            <text:p>4.62986717905357</text:p>
          </table:table-cell>
          <table:table-cell office:value-type="float" office:value="0.213630503609142" calcext:value-type="float">
            <text:p>0.213630503609142</text:p>
          </table:table-cell>
          <table:table-cell office:value-type="float" office:value="4.63891506194952" calcext:value-type="float">
            <text:p>4.63891506194952</text:p>
          </table:table-cell>
          <table:table-cell office:value-type="float" office:value="0.114331465376762" calcext:value-type="float">
            <text:p>0.114331465376762</text:p>
          </table:table-cell>
          <table:table-cell office:value-type="float" office:value="4.476773118972" calcext:value-type="float">
            <text:p>4.476773118972</text:p>
          </table:table-cell>
          <table:table-cell office:value-type="float" office:value="0.355111387007809" calcext:value-type="float">
            <text:p>0.355111387007809</text:p>
          </table:table-cell>
          <table:table-cell table:formula="of:=([.B221]+[.D221]+[.F221]+[.H221]+[.J221])/5" office:value-type="float" office:value="4.59070513384613" calcext:value-type="float">
            <text:p>4.59070513384613</text:p>
          </table:table-cell>
          <table:table-cell table:formula="of:=STDEV([.C221];[.E221];[.G221];[.I221];[.K221])" office:value-type="float" office:value="0.103684320126475" calcext:value-type="float">
            <text:p>0.1036843201264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7866309940817" calcext:value-type="float">
            <text:p>0.7866309940817</text:p>
          </table:table-cell>
          <table:table-cell office:value-type="float" office:value="0.106255819377815" calcext:value-type="float">
            <text:p>0.106255819377815</text:p>
          </table:table-cell>
          <table:table-cell office:value-type="float" office:value="0.560606481064" calcext:value-type="float">
            <text:p>0.560606481064</text:p>
          </table:table-cell>
          <table:table-cell office:value-type="float" office:value="0.0817089490670946" calcext:value-type="float">
            <text:p>0.081708949067095</text:p>
          </table:table-cell>
          <table:table-cell office:value-type="float" office:value="0.688124143651643" calcext:value-type="float">
            <text:p>0.688124143651643</text:p>
          </table:table-cell>
          <table:table-cell office:value-type="float" office:value="0.109375892480472" calcext:value-type="float">
            <text:p>0.109375892480472</text:p>
          </table:table-cell>
          <table:table-cell office:value-type="float" office:value="0.686871944438952" calcext:value-type="float">
            <text:p>0.686871944438952</text:p>
          </table:table-cell>
          <table:table-cell office:value-type="float" office:value="0.173556162039503" calcext:value-type="float">
            <text:p>0.173556162039503</text:p>
          </table:table-cell>
          <table:table-cell office:value-type="float" office:value="0.6398937940598" calcext:value-type="float">
            <text:p>0.6398937940598</text:p>
          </table:table-cell>
          <table:table-cell office:value-type="float" office:value="0.176872497954245" calcext:value-type="float">
            <text:p>0.176872497954245</text:p>
          </table:table-cell>
          <table:table-cell table:formula="of:=([.B222]+[.D222]+[.F222]+[.H222]+[.J222])/5" office:value-type="float" office:value="0.672425471459219" calcext:value-type="float">
            <text:p>0.672425471459219</text:p>
          </table:table-cell>
          <table:table-cell table:formula="of:=STDEV([.C222];[.E222];[.G222];[.I222];[.K222])" office:value-type="float" office:value="0.0430532828447792" calcext:value-type="float">
            <text:p>0.0430532828447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office:value-type="float" office:value="0.00000283072677204737" calcext:value-type="float">
            <text:p>2.83E-06</text:p>
          </table:table-cell>
          <table:table-cell table:style-name="ce4" office:value-type="float" office:value="0.0000118898800594792" calcext:value-type="float">
            <text:p>1.19E-05</text:p>
          </table:table-cell>
          <table:table-cell table:style-name="ce3" office:value-type="float" office:value="0.0000220008570674186" calcext:value-type="float">
            <text:p>2.20E-05</text:p>
          </table:table-cell>
          <table:table-cell table:style-name="ce4" office:value-type="float" office:value="0.0000144104596200895" calcext:value-type="float">
            <text:p>1.44E-05</text:p>
          </table:table-cell>
          <table:table-cell table:style-name="ce3" office:value-type="float" office:value="0.000000276861925615126" calcext:value-type="float">
            <text:p>2.77E-07</text:p>
          </table:table-cell>
          <table:table-cell table:style-name="ce4" office:value-type="float" office:value="0.000000987867754019925" calcext:value-type="float">
            <text:p>9.88E-07</text:p>
          </table:table-cell>
          <table:table-cell table:style-name="ce3" office:value-type="float" office:value="0.00000084655625662428" calcext:value-type="float">
            <text:p>8.47E-07</text:p>
          </table:table-cell>
          <table:table-cell table:style-name="ce4" office:value-type="float" office:value="0.00000359657431307398" calcext:value-type="float">
            <text:p>3.60E-06</text:p>
          </table:table-cell>
          <table:table-cell table:style-name="ce3" office:value-type="float" office:value="0.00000518377419481599" calcext:value-type="float">
            <text:p>5.18E-06</text:p>
          </table:table-cell>
          <table:table-cell table:style-name="ce4" office:value-type="float" office:value="0.0000150234366746621" calcext:value-type="float">
            <text:p>1.50E-05</text:p>
          </table:table-cell>
          <table:table-cell table:formula="of:=([.B223]+[.D223]+[.F223]+[.H223]+[.J223])/5" office:value-type="float" office:value="0.00000622775524330427" calcext:value-type="float">
            <text:p>6.22775524330427E-06</text:p>
          </table:table-cell>
          <table:table-cell table:formula="of:=STDEV([.C223];[.E223];[.G223];[.I223];[.K223])" office:value-type="float" office:value="0.00000646398811828847" calcext:value-type="float">
            <text:p>6.46398811828847E-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53226560074835" calcext:value-type="float">
            <text:p>0.053226560074835</text:p>
          </table:table-cell>
          <table:table-cell office:value-type="float" office:value="0.0166886193652168" calcext:value-type="float">
            <text:p>0.016688619365217</text:p>
          </table:table-cell>
          <table:table-cell office:value-type="float" office:value="0.055405503937181" calcext:value-type="float">
            <text:p>0.055405503937181</text:p>
          </table:table-cell>
          <table:table-cell office:value-type="float" office:value="0.0140764177493405" calcext:value-type="float">
            <text:p>0.014076417749341</text:p>
          </table:table-cell>
          <table:table-cell office:value-type="float" office:value="0.0561286028740643" calcext:value-type="float">
            <text:p>0.056128602874064</text:p>
          </table:table-cell>
          <table:table-cell office:value-type="float" office:value="0.0282498292611658" calcext:value-type="float">
            <text:p>0.028249829261166</text:p>
          </table:table-cell>
          <table:table-cell office:value-type="float" office:value="0.147134547254895" calcext:value-type="float">
            <text:p>0.147134547254895</text:p>
          </table:table-cell>
          <table:table-cell office:value-type="float" office:value="0.108468215163491" calcext:value-type="float">
            <text:p>0.108468215163491</text:p>
          </table:table-cell>
          <table:table-cell office:value-type="float" office:value="0.0601765408219199" calcext:value-type="float">
            <text:p>0.06017654082192</text:p>
          </table:table-cell>
          <table:table-cell office:value-type="float" office:value="0.031918134987363" calcext:value-type="float">
            <text:p>0.031918134987363</text:p>
          </table:table-cell>
          <table:table-cell table:formula="of:=([.B224]+[.D224]+[.F224]+[.H224]+[.J224])/5" office:value-type="float" office:value="0.0744143509925791" calcext:value-type="float">
            <text:p>0.074414350992579</text:p>
          </table:table-cell>
          <table:table-cell table:formula="of:=STDEV([.C224];[.E224];[.G224];[.I224];[.K224])" office:value-type="float" office:value="0.039072562040469" calcext:value-type="float">
            <text:p>0.0390725620404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7930763810875" calcext:value-type="float">
            <text:p>0.057930763810875</text:p>
          </table:table-cell>
          <table:table-cell office:value-type="float" office:value="0.01655340429975" calcext:value-type="float">
            <text:p>0.01655340429975</text:p>
          </table:table-cell>
          <table:table-cell office:value-type="float" office:value="0.0671899806530619" calcext:value-type="float">
            <text:p>0.067189980653062</text:p>
          </table:table-cell>
          <table:table-cell office:value-type="float" office:value="0.0144963441582042" calcext:value-type="float">
            <text:p>0.014496344158204</text:p>
          </table:table-cell>
          <table:table-cell office:value-type="float" office:value="0.0672592077670214" calcext:value-type="float">
            <text:p>0.067259207767021</text:p>
          </table:table-cell>
          <table:table-cell office:value-type="float" office:value="0.0260127169591334" calcext:value-type="float">
            <text:p>0.026012716959133</text:p>
          </table:table-cell>
          <table:table-cell office:value-type="float" office:value="0.149936503775195" calcext:value-type="float">
            <text:p>0.149936503775195</text:p>
          </table:table-cell>
          <table:table-cell office:value-type="float" office:value="0.0790879626767328" calcext:value-type="float">
            <text:p>0.079087962676733</text:p>
          </table:table-cell>
          <table:table-cell office:value-type="float" office:value="0.13217629690968" calcext:value-type="float">
            <text:p>0.13217629690968</text:p>
          </table:table-cell>
          <table:table-cell office:value-type="float" office:value="0.0566299692886865" calcext:value-type="float">
            <text:p>0.056629969288687</text:p>
          </table:table-cell>
          <table:table-cell table:formula="of:=([.B225]+[.D225]+[.F225]+[.H225]+[.J225])/5" office:value-type="float" office:value="0.0948985505831667" calcext:value-type="float">
            <text:p>0.094898550583167</text:p>
          </table:table-cell>
          <table:table-cell table:formula="of:=STDEV([.C225];[.E225];[.G225];[.I225];[.K225])" office:value-type="float" office:value="0.0282392615451541" calcext:value-type="float">
            <text:p>0.0282392615451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58990787714685" calcext:value-type="float">
            <text:p>0.158990787714685</text:p>
          </table:table-cell>
          <table:table-cell office:value-type="float" office:value="0.0448235487838376" calcext:value-type="float">
            <text:p>0.044823548783838</text:p>
          </table:table-cell>
          <table:table-cell office:value-type="float" office:value="0.27003608785919" calcext:value-type="float">
            <text:p>0.27003608785919</text:p>
          </table:table-cell>
          <table:table-cell office:value-type="float" office:value="0.0949769573881583" calcext:value-type="float">
            <text:p>0.094976957388158</text:p>
          </table:table-cell>
          <table:table-cell office:value-type="float" office:value="0.227945135640214" calcext:value-type="float">
            <text:p>0.227945135640214</text:p>
          </table:table-cell>
          <table:table-cell office:value-type="float" office:value="0.088346132487987" calcext:value-type="float">
            <text:p>0.088346132487987</text:p>
          </table:table-cell>
          <table:table-cell office:value-type="float" office:value="0.371229128468667" calcext:value-type="float">
            <text:p>0.371229128468667</text:p>
          </table:table-cell>
          <table:table-cell office:value-type="float" office:value="0.105552715345347" calcext:value-type="float">
            <text:p>0.105552715345347</text:p>
          </table:table-cell>
          <table:table-cell office:value-type="float" office:value="0.712088371317267" calcext:value-type="float">
            <text:p>0.712088371317267</text:p>
          </table:table-cell>
          <table:table-cell office:value-type="float" office:value="0.830339619047416" calcext:value-type="float">
            <text:p>0.830339619047416</text:p>
          </table:table-cell>
          <table:table-cell table:formula="of:=([.B226]+[.D226]+[.F226]+[.H226]+[.J226])/5" office:value-type="float" office:value="0.348057902200005" calcext:value-type="float">
            <text:p>0.348057902200005</text:p>
          </table:table-cell>
          <table:table-cell table:formula="of:=STDEV([.C226];[.E226];[.G226];[.I226];[.K226])" office:value-type="float" office:value="0.334829331378435" calcext:value-type="float">
            <text:p>0.3348293313784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17608890251725" calcext:value-type="float">
            <text:p>0.001760889025173</text:p>
          </table:table-cell>
          <table:table-cell office:value-type="float" office:value="0.00105439094364415" calcext:value-type="float">
            <text:p>0.001054390943644</text:p>
          </table:table-cell>
          <table:table-cell office:value-type="float" office:value="0.00225221817492457" calcext:value-type="float">
            <text:p>0.002252218174925</text:p>
          </table:table-cell>
          <table:table-cell office:value-type="float" office:value="0.00113488238323813" calcext:value-type="float">
            <text:p>0.001134882383238</text:p>
          </table:table-cell>
          <table:table-cell office:value-type="float" office:value="0.00361200163439886" calcext:value-type="float">
            <text:p>0.003612001634399</text:p>
          </table:table-cell>
          <table:table-cell office:value-type="float" office:value="0.00285657898513208" calcext:value-type="float">
            <text:p>0.002856578985132</text:p>
          </table:table-cell>
          <table:table-cell office:value-type="float" office:value="0.012583917178699" calcext:value-type="float">
            <text:p>0.012583917178699</text:p>
          </table:table-cell>
          <table:table-cell office:value-type="float" office:value="0.00965529069505064" calcext:value-type="float">
            <text:p>0.009655290695051</text:p>
          </table:table-cell>
          <table:table-cell office:value-type="float" office:value="0.0528175383030167" calcext:value-type="float">
            <text:p>0.052817538303017</text:p>
          </table:table-cell>
          <table:table-cell office:value-type="float" office:value="0.102994741290405" calcext:value-type="float">
            <text:p>0.102994741290405</text:p>
          </table:table-cell>
          <table:table-cell table:formula="of:=([.B227]+[.D227]+[.F227]+[.H227]+[.J227])/5" office:value-type="float" office:value="0.0146053128632423" calcext:value-type="float">
            <text:p>0.014605312863242</text:p>
          </table:table-cell>
          <table:table-cell table:formula="of:=STDEV([.C227];[.E227];[.G227];[.I227];[.K227])" office:value-type="float" office:value="0.0445568089004218" calcext:value-type="float">
            <text:p>0.044556808900422</text:p>
          </table:table-cell>
        </table:table-row>
        <table:table-row table:style-name="ro1" table:number-rows-repeated="104834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M2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5:49:07.391999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5:03:43.779567718</meta:creation-date>
    <dc:date>2021-04-10T15:49:32.931567759</dc:date>
    <meta:editing-duration>PT30M39S</meta:editing-duration>
    <meta:editing-cycles>11</meta:editing-cycles>
    <meta:generator>LibreOffice/6.4.6.2$Linux_X86_64 LibreOffice_project/40$Build-2</meta:generator>
    <meta:document-statistic meta:table-count="1" meta:cell-count="2943" meta:object-count="0"/>
  </office:meta>
</office:document-meta>
</file>